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adornments="標準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3cm" draw:marker-end-width="0.23cm" draw:fill-color="#ffffff" draw:textarea-vertical-align="middle" fo:padding-top="0.135cm" fo:padding-bottom="0.135cm" fo:padding-left="0.26cm" fo:padding-right="0.26cm" loext:decorative="false"/>
    </style:style>
    <style:style style:name="gr2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636cm" fo:min-width="0.59cm" loext:decorative="false"/>
      <style:paragraph-properties style:writing-mode="lr-tb"/>
    </style:style>
    <style:style style:name="gr3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636cm" fo:min-width="0.896cm" loext:decorative="false"/>
      <style:paragraph-properties style:writing-mode="lr-tb"/>
    </style:style>
    <style:style style:name="gr4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8cm" fo:min-width="0.197cm" loext:decorative="false"/>
      <style:paragraph-properties style:writing-mode="lr-tb"/>
    </style:style>
    <style:style style:name="gr5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 loext:decorative="false"/>
    </style:style>
    <style:style style:name="gr6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8cm" fo:min-width="0.713cm" loext:decorative="false"/>
      <style:paragraph-properties style:writing-mode="lr-tb"/>
    </style:style>
    <style:style style:name="gr7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8cm" fo:min-width="0.413cm" loext:decorative="false"/>
      <style:paragraph-properties style:writing-mode="lr-tb"/>
    </style:style>
    <style:style style:name="gr8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636cm" fo:min-width="0.925cm" loext:decorative="false"/>
      <style:paragraph-properties style:writing-mode="lr-tb"/>
    </style:style>
    <style:style style:name="gr9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636cm" fo:min-width="1.187cm" loext:decorative="false"/>
      <style:paragraph-properties style:writing-mode="lr-tb"/>
    </style:style>
    <style:style style:name="gr10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636cm" fo:min-width="1.175cm" loext:decorative="false"/>
      <style:paragraph-properties style:writing-mode="lr-tb"/>
    </style:style>
    <style:style style:name="gr11" style:family="graphic" style:parent-style-name="standard">
      <style:graphic-properties svg:stroke-width="0.02cm" svg:stroke-color="#000000" draw:marker-start-width="0.23cm" draw:marker-end-width="0.23cm" draw:fill="none" draw:textarea-vertical-align="middle" draw:auto-grow-height="false" fo:min-height="8.641cm" fo:min-width="0cm" fo:padding-top="0.135cm" fo:padding-bottom="0.135cm" fo:padding-left="0.26cm" fo:padding-right="0.26cm" loext:decorative="false"/>
    </style:style>
    <style:style style:name="gr12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75cm" fo:min-width="2.943cm" loext:decorative="false"/>
      <style:paragraph-properties style:writing-mode="lr-tb"/>
    </style:style>
    <style:style style:name="gr13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75cm" fo:min-width="1.648cm" loext:decorative="false"/>
      <style:paragraph-properties style:writing-mode="lr-tb"/>
    </style:style>
    <style:style style:name="gr14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75cm" fo:min-width="2.355cm" loext:decorative="false"/>
      <style:paragraph-properties style:writing-mode="lr-tb"/>
    </style:style>
    <style:style style:name="gr15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636cm" fo:min-width="0.849cm" loext:decorative="false"/>
      <style:paragraph-properties style:writing-mode="lr-tb"/>
    </style:style>
    <style:style style:name="gr16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8cm" fo:min-width="4.897cm" loext:decorative="false"/>
      <style:paragraph-properties style:writing-mode="lr-tb"/>
    </style:style>
    <style:style style:name="gr17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8cm" fo:min-width="0.396cm" loext:decorative="false"/>
      <style:paragraph-properties style:writing-mode="lr-tb"/>
    </style:style>
    <style:style style:name="gr18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55cm" fo:min-width="8.707cm" loext:decorative="false"/>
      <style:paragraph-properties style:writing-mode="lr-tb"/>
    </style:style>
    <style:style style:name="gr19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636cm" fo:min-width="0.836cm" loext:decorative="false"/>
      <style:paragraph-properties style:writing-mode="lr-tb"/>
    </style:style>
    <style:style style:name="gr20" style:family="graphic" style:parent-style-name="objectwithoutfill">
      <style:graphic-properties svg:stroke-width="0.02cm" svg:stroke-color="#000000" draw:marker-start-width="0.23cm" draw:marker-end="Arrow" draw:marker-end-width="0.33cm" draw:fill="none" draw:textarea-vertical-align="middle" fo:padding-top="0.135cm" fo:padding-bottom="0.135cm" fo:padding-left="0.26cm" fo:padding-right="0.26cm" loext:decorative="false"/>
    </style:style>
    <style:style style:name="gr21" style:family="graphic" style:parent-style-name="standard">
      <style:graphic-properties svg:stroke-width="0.02cm" svg:stroke-color="#000000" draw:marker-start-width="0.23cm" draw:marker-end-width="0.23cm" draw:fill="solid" draw:fill-color="#729fcf" draw:textarea-horizontal-align="justify" draw:textarea-vertical-align="middle" draw:auto-grow-height="false" fo:min-height="2.113cm" fo:min-width="0cm" fo:padding-top="0.135cm" fo:padding-bottom="0.135cm" fo:padding-left="0.26cm" fo:padding-right="0.26cm" loext:decorative="false"/>
    </style:style>
    <style:style style:name="gr22" style:family="graphic" style:parent-style-name="standard">
      <style:graphic-properties draw:stroke="solid" svg:stroke-width="0.02cm" svg:stroke-color="#000000" draw:marker-start-width="0.23cm" draw:marker-end-width="0.23cm" draw:fill="solid" draw:fill-color="#e6e6ff" draw:textarea-horizontal-align="left" draw:textarea-vertical-align="middle" draw:auto-grow-height="true" draw:auto-grow-width="true" fo:min-height="1.271cm" fo:min-width="2.072cm" fo:padding-top="0.135cm" fo:padding-bottom="0.135cm" fo:padding-left="0.26cm" fo:padding-right="0.26cm" loext:decorative="false"/>
      <style:paragraph-properties style:writing-mode="lr-tb"/>
    </style:style>
    <style:style style:name="gr23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8cm" fo:min-width="2.802cm" loext:decorative="false"/>
      <style:paragraph-properties style:writing-mode="lr-tb"/>
    </style:style>
    <style:style style:name="gr24" style:family="graphic" style:parent-style-name="standard">
      <style:graphic-properties svg:stroke-width="0.02cm" svg:stroke-color="#000000" draw:marker-start-width="0.23cm" draw:marker-end-width="0.23cm" draw:fill="none" draw:textarea-vertical-align="middle" draw:auto-grow-height="false" fo:min-height="3.662cm" fo:min-width="0cm" fo:padding-top="0.135cm" fo:padding-bottom="0.135cm" fo:padding-left="0.26cm" fo:padding-right="0.26cm" loext:decorative="false"/>
    </style:style>
    <style:style style:name="gr25" style:family="graphic">
      <style:graphic-properties loext:decorative="false"/>
    </style:style>
    <style:style style:name="gr26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276cm" fo:min-width="0.37cm" loext:decorative="false"/>
      <style:paragraph-properties style:writing-mode="lr-tb"/>
    </style:style>
    <style:style style:name="gr27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319cm" fo:min-width="0.59cm" loext:decorative="false"/>
      <style:paragraph-properties style:writing-mode="lr-tb"/>
    </style:style>
    <style:style style:name="gr28" style:family="graphic" style:parent-style-name="standard">
      <style:graphic-properties svg:stroke-width="0.02cm" svg:stroke-color="#000000" draw:marker-start-width="0.23cm" draw:marker-end-width="0.23cm" draw:fill-color="#ccffff" draw:textarea-vertical-align="middle" fo:padding-top="0.135cm" fo:padding-bottom="0.135cm" fo:padding-left="0.26cm" fo:padding-right="0.26cm" loext:decorative="false"/>
    </style:style>
    <style:style style:name="gr29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319cm" fo:min-width="0.849cm" loext:decorative="false"/>
      <style:paragraph-properties style:writing-mode="lr-tb"/>
    </style:style>
    <style:style style:name="gr30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319cm" fo:min-width="0.273cm" loext:decorative="false"/>
      <style:paragraph-properties style:writing-mode="lr-tb"/>
    </style:style>
    <style:style style:name="gr31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319cm" fo:min-width="0.277cm" loext:decorative="false"/>
      <style:paragraph-properties style:writing-mode="lr-tb"/>
    </style:style>
    <style:style style:name="gr32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319cm" fo:min-width="0.307cm" loext:decorative="false"/>
      <style:paragraph-properties style:writing-mode="lr-tb"/>
    </style:style>
    <style:style style:name="gr33" style:family="graphic" style:parent-style-name="objectwithoutfill">
      <style:graphic-properties svg:stroke-width="0.07cm" svg:stroke-color="#000000" draw:marker-start-width="0.304cm" draw:marker-end-width="0.304cm" draw:fill="none" draw:textarea-vertical-align="middle" fo:padding-top="0.159cm" fo:padding-bottom="0.159cm" fo:padding-left="0.284cm" fo:padding-right="0.284cm" loext:decorative="false"/>
    </style:style>
    <style:style style:name="gr34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319cm" fo:min-width="0.895cm" loext:decorative="false"/>
      <style:paragraph-properties style:writing-mode="lr-tb"/>
    </style:style>
    <style:style style:name="gr35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319cm" fo:min-width="1.416cm" loext:decorative="false"/>
      <style:paragraph-properties style:writing-mode="lr-tb"/>
    </style:style>
    <style:style style:name="gr36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319cm" fo:min-width="0.701cm" loext:decorative="false"/>
      <style:paragraph-properties style:writing-mode="lr-tb"/>
    </style:style>
    <style:style style:name="gr37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25cm" fo:min-width="1.33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72cm" fo:min-width="1.33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72cm" fo:min-width="1.386cm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72cm" fo:min-width="1.387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72cm" fo:min-width="1.387cm" loext:decorative="false"/>
      <style:paragraph-properties style:writing-mode="lr-tb"/>
    </style:style>
    <style:style style:name="gr42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213cm" fo:min-width="0.281cm" loext:decorative="false"/>
      <style:paragraph-properties style:writing-mode="lr-tb"/>
    </style:style>
    <style:style style:name="gr43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8cm" fo:min-width="1.36cm" loext:decorative="false"/>
      <style:paragraph-properties style:writing-mode="lr-tb"/>
    </style:style>
    <style:style style:name="gr44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319cm" fo:min-width="0.449cm" loext:decorative="false"/>
      <style:paragraph-properties style:writing-mode="lr-tb"/>
    </style:style>
    <style:style style:name="gr45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8cm" fo:min-width="1.268cm" loext:decorative="false"/>
      <style:paragraph-properties style:writing-mode="lr-tb"/>
    </style:style>
    <style:style style:name="gr46" style:family="graphic" style:parent-style-name="standard">
      <style:graphic-properties draw:stroke="none" svg:stroke-width="0.02cm" svg:stroke-color="#000000" draw:marker-start-width="0.23cm" draw:marker-end-width="0.23cm" draw:fill="none" draw:textarea-vertical-align="middle" loext:decorative="false"/>
    </style:style>
    <style:style style:name="gr47" style:family="graphic" style:parent-style-name="standard">
      <style:graphic-properties draw:stroke="none" svg:stroke-width="0.02cm" svg:stroke-color="#000000" draw:marker-start-width="0.23cm" draw:marker-end-width="0.23cm" draw:fill="solid" draw:fill-color="#ffffff" draw:textarea-vertical-align="middle" loext:decorative="false"/>
    </style:style>
    <style:style style:name="gr48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25cm" fo:min-width="1.399cm" loext:decorative="false"/>
      <style:paragraph-properties style:writing-mode="lr-tb"/>
    </style:style>
    <style:style style:name="gr49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25cm" fo:min-width="1.416cm" loext:decorative="false"/>
      <style:paragraph-properties style:writing-mode="lr-tb"/>
    </style:style>
    <style:style style:name="gr50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955cm" fo:min-width="0.531cm" loext:decorative="false"/>
      <style:paragraph-properties style:writing-mode="lr-tb"/>
    </style:style>
    <style:style style:name="gr51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637cm" fo:min-width="0.789cm" loext:decorative="false"/>
      <style:paragraph-properties style:writing-mode="lr-tb"/>
    </style:style>
    <style:style style:name="gr52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8cm" fo:min-width="1.17cm" loext:decorative="false"/>
      <style:paragraph-properties style:writing-mode="lr-tb"/>
    </style:style>
    <style:style style:name="gr53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315cm" fo:min-width="1.386cm" loext:decorative="false"/>
      <style:paragraph-properties style:writing-mode="lr-tb"/>
    </style:style>
    <style:style style:name="gr54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315cm" fo:min-width="1.247cm" loext:decorative="false"/>
      <style:paragraph-properties style:writing-mode="lr-tb"/>
    </style:style>
    <style:style style:name="gr55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8cm" fo:min-width="1.09cm" loext:decorative="false"/>
      <style:paragraph-properties style:writing-mode="lr-tb"/>
    </style:style>
    <style:style style:name="gr56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955cm" fo:min-width="0.739cm" loext:decorative="false"/>
      <style:paragraph-properties style:writing-mode="lr-tb"/>
    </style:style>
    <style:style style:name="gr57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637cm" fo:min-width="0.48cm" loext:decorative="false"/>
      <style:paragraph-properties style:writing-mode="lr-tb"/>
    </style:style>
    <style:style style:name="gr58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false" fo:min-height="0.319cm" fo:min-width="0cm" loext:decorative="false"/>
      <style:paragraph-properties style:writing-mode="lr-tb"/>
    </style:style>
    <style:style style:name="gr59" style:family="graphic" style:parent-style-name="objectwithoutfill">
      <style:graphic-properties svg:stroke-width="0.05cm" svg:stroke-color="#000000" draw:marker-start-width="0.274cm" draw:marker-end-width="0.274cm" draw:fill="none" draw:textarea-vertical-align="middle" fo:padding-top="0.149cm" fo:padding-bottom="0.149cm" fo:padding-left="0.274cm" fo:padding-right="0.274cm" loext:decorative="false"/>
    </style:style>
    <style:style style:name="gr60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319cm" fo:min-width="0.383cm" loext:decorative="false"/>
      <style:paragraph-properties style:writing-mode="lr-tb"/>
    </style:style>
    <style:style style:name="gr61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8cm" fo:min-width="1.209cm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72cm" fo:min-width="1.389cm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72cm" fo:min-width="1.33cm" loext:decorative="false"/>
      <style:paragraph-properties style:writing-mode="lr-tb"/>
    </style:style>
    <style:style style:name="gr64" style:family="graphic" style:parent-style-name="standard" style:list-style-name="L1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72cm" fo:min-width="1.33cm" loext:decorative="false"/>
      <style:paragraph-properties style:writing-mode="lr-tb"/>
    </style:style>
    <style:style style:name="gr65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25cm" fo:min-width="1.09cm" loext:decorative="false"/>
      <style:paragraph-properties style:writing-mode="lr-tb"/>
    </style:style>
    <style:style style:name="gr66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25cm" fo:min-width="1.293cm" loext:decorative="false"/>
      <style:paragraph-properties style:writing-mode="lr-tb"/>
    </style:style>
    <style:style style:name="gr67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8cm" fo:min-width="1.179cm" loext:decorative="false"/>
      <style:paragraph-properties style:writing-mode="lr-tb"/>
    </style:style>
    <style:style style:name="gr68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319cm" fo:min-width="0.362cm" loext:decorative="false"/>
      <style:paragraph-properties style:writing-mode="lr-tb"/>
    </style:style>
    <style:style style:name="gr69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8cm" fo:min-width="1.23cm" loext:decorative="false"/>
      <style:paragraph-properties style:writing-mode="lr-tb"/>
    </style:style>
    <style:style style:name="gr70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25cm" fo:min-width="1.361cm" loext:decorative="false"/>
      <style:paragraph-properties style:writing-mode="lr-tb"/>
    </style:style>
    <style:style style:name="gr71" style:family="graphic" style:parent-style-name="objectwithoutfill">
      <style:graphic-properties draw:stroke="dash" draw:stroke-dash="Fine_20_Dashed" svg:stroke-width="0.02cm" svg:stroke-color="#000000" draw:marker-start-width="0.23cm" draw:marker-end-width="0.23cm" draw:fill="none" draw:textarea-vertical-align="middle" fo:padding-top="0.135cm" fo:padding-bottom="0.135cm" fo:padding-left="0.26cm" fo:padding-right="0.26cm" loext:decorative="false"/>
    </style:style>
    <style:style style:name="gr72" style:family="graphic" style:parent-style-name="standard">
      <style:graphic-properties svg:stroke-width="0.02cm" svg:stroke-color="#000000" draw:marker-start-width="0.23cm" draw:marker-end-width="0.23cm" draw:fill-color="#ffffcc" draw:textarea-horizontal-align="justify" draw:textarea-vertical-align="middle" draw:auto-grow-height="false" fo:min-height="0.351cm" fo:min-width="1.788cm" fo:padding-top="0.135cm" fo:padding-bottom="0.135cm" fo:padding-left="0.26cm" fo:padding-right="0.26cm" fo:wrap-option="no-wrap" loext:decorative="false"/>
    </style:style>
    <style:style style:name="gr73" style:family="graphic" style:parent-style-name="standard">
      <style:graphic-properties svg:stroke-width="0.02cm" svg:stroke-color="#000000" draw:marker-start-width="0.23cm" draw:marker-end-width="0.23cm" draw:fill="none" draw:textarea-vertical-align="middle" draw:auto-grow-height="false" fo:min-height="2.69cm" fo:min-width="0cm" fo:padding-top="0.135cm" fo:padding-bottom="0.135cm" fo:padding-left="0.26cm" fo:padding-right="0.26cm" loext:decorative="false"/>
    </style:style>
    <style:style style:name="gr74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399cm" fo:min-width="2.071cm" loext:decorative="false"/>
      <style:paragraph-properties style:writing-mode="lr-tb"/>
    </style:style>
    <style:style style:name="gr75" style:family="graphic" style:parent-style-name="standard">
      <style:graphic-properties svg:stroke-width="0.02cm" svg:stroke-color="#000000" draw:marker-start-width="0.23cm" draw:marker-end-width="0.23cm" draw:fill-color="#ffffcc" draw:textarea-horizontal-align="justify" draw:textarea-vertical-align="middle" draw:auto-grow-height="false" fo:min-height="0.951cm" fo:min-width="3.701cm" fo:padding-top="0.135cm" fo:padding-bottom="0.135cm" fo:padding-left="0.26cm" fo:padding-right="0.26cm" fo:wrap-option="no-wrap" loext:decorative="false"/>
    </style:style>
    <style:style style:name="gr76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1.195cm" fo:min-width="4.1cm" loext:decorative="false"/>
      <style:paragraph-properties style:writing-mode="lr-tb"/>
    </style:style>
    <style:style style:name="gr77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1.273cm" fo:min-width="0.425cm" loext:decorative="false"/>
      <style:paragraph-properties style:writing-mode="lr-tb"/>
    </style:style>
    <style:style style:name="gr78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955cm" fo:min-width="0.451cm" loext:decorative="false"/>
      <style:paragraph-properties style:writing-mode="lr-tb"/>
    </style:style>
    <style:style style:name="gr79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955cm" fo:min-width="0.767cm" loext:decorative="false"/>
      <style:paragraph-properties style:writing-mode="lr-tb"/>
    </style:style>
    <style:style style:name="gr80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319cm" fo:min-width="1.191cm" loext:decorative="false"/>
      <style:paragraph-properties style:writing-mode="lr-tb"/>
    </style:style>
    <style:style style:name="gr81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1.069cm" fo:min-width="1.59cm" loext:decorative="false"/>
      <style:paragraph-properties style:writing-mode="lr-tb"/>
    </style:style>
    <style:style style:name="gr82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637cm" fo:min-width="0.978cm" loext:decorative="false"/>
      <style:paragraph-properties style:writing-mode="lr-tb"/>
    </style:style>
    <style:style style:name="gr83" style:family="graphic" style:parent-style-name="standard" style:list-style-name="L1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72cm" fo:min-width="1.33cm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72cm" fo:min-width="1.386cm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72cm" fo:min-width="1.33cm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72cm" fo:min-width="1.386cm" loext:decorative="false"/>
      <style:paragraph-properties style:writing-mode="lr-tb"/>
    </style:style>
    <style:style style:name="gr87" style:family="graphic" style:parent-style-name="standard" style:list-style-name="L1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72cm" fo:min-width="1.33cm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72cm" fo:min-width="1.386cm" loext:decorative="false"/>
      <style:paragraph-properties style:writing-mode="lr-tb"/>
    </style:style>
    <style:style style:name="gr89" style:family="graphic" style:parent-style-name="standard" style:list-style-name="L1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72cm" fo:min-width="1.387cm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72cm" fo:min-width="1.387cm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72cm" fo:min-width="1.387cm" loext:decorative="false"/>
      <style:paragraph-properties style:writing-mode="lr-tb"/>
    </style:style>
    <style:style style:name="gr92" style:family="graphic" style:parent-style-name="standard" style:list-style-name="L1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72cm" fo:min-width="1.387cm" loext:decorative="false"/>
      <style:paragraph-properties style:writing-mode="lr-tb"/>
    </style:style>
    <style:style style:name="gr93" style:family="graphic" style:parent-style-name="standard" style:list-style-name="L1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72cm" fo:min-width="1.387cm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72cm" fo:min-width="1.387cm" loext:decorative="false"/>
      <style:paragraph-properties style:writing-mode="lr-tb"/>
    </style:style>
    <style:style style:name="gr95" style:family="graphic" style:parent-style-name="standard" style:list-style-name="L1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72cm" fo:min-width="1.33cm" loext:decorative="false"/>
      <style:paragraph-properties style:writing-mode="lr-tb"/>
    </style:style>
    <style:style style:name="gr96" style:family="graphic" style:parent-style-name="standard" style:list-style-name="L1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72cm" fo:min-width="1.386cm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72cm" fo:min-width="1.387cm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72cm" fo:min-width="1.387cm" loext:decorative="false"/>
      <style:paragraph-properties style:writing-mode="lr-tb"/>
    </style:style>
    <style:style style:name="gr99" style:family="graphic" style:parent-style-name="standard" style:list-style-name="L1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72cm" fo:min-width="1.33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72cm" fo:min-width="1.386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72cm" fo:min-width="1.387cm" loext:decorative="false"/>
      <style:paragraph-properties style:writing-mode="lr-tb"/>
    </style:style>
    <style:style style:name="gr102" style:family="graphic" style:parent-style-name="standard" style:list-style-name="L1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72cm" fo:min-width="1.387cm" loext:decorative="false"/>
      <style:paragraph-properties style:writing-mode="lr-tb"/>
    </style:style>
    <style:style style:name="gr103" style:family="graphic" style:parent-style-name="standard" style:list-style-name="L1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72cm" fo:min-width="1.33cm" loext:decorative="false"/>
      <style:paragraph-properties style:writing-mode="lr-tb"/>
    </style:style>
    <style:style style:name="gr104" style:family="graphic" style:parent-style-name="standard" style:list-style-name="L1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72cm" fo:min-width="1.386cm" loext:decorative="false"/>
      <style:paragraph-properties style:writing-mode="lr-tb"/>
    </style:style>
    <style:style style:name="gr105" style:family="graphic" style:parent-style-name="standard" style:list-style-name="L1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72cm" fo:min-width="1.387cm" loext:decorative="false"/>
      <style:paragraph-properties style:writing-mode="lr-tb"/>
    </style:style>
    <style:style style:name="gr106" style:family="graphic" style:parent-style-name="standard" style:list-style-name="L1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72cm" fo:min-width="1.387cm" loext:decorative="false"/>
      <style:paragraph-properties style:writing-mode="lr-tb"/>
    </style:style>
    <style:style style:name="gr107" style:family="graphic" style:parent-style-name="standard" style:list-style-name="L1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72cm" fo:min-width="1.33cm" loext:decorative="false"/>
      <style:paragraph-properties style:writing-mode="lr-tb"/>
    </style:style>
    <style:style style:name="gr108" style:family="graphic" style:parent-style-name="standard" style:list-style-name="L1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72cm" fo:min-width="1.386cm" loext:decorative="false"/>
      <style:paragraph-properties style:writing-mode="lr-tb"/>
    </style:style>
    <style:style style:name="gr109" style:family="graphic" style:parent-style-name="standard" style:list-style-name="L1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72cm" fo:min-width="1.387cm" loext:decorative="false"/>
      <style:paragraph-properties style:writing-mode="lr-tb"/>
    </style:style>
    <style:style style:name="gr110" style:family="graphic" style:parent-style-name="standard" style:list-style-name="L1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72cm" fo:min-width="1.387cm" loext:decorative="false"/>
      <style:paragraph-properties style:writing-mode="lr-tb"/>
    </style:style>
    <style:style style:name="gr111" style:family="graphic" style:parent-style-name="standard" style:list-style-name="L1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72cm" fo:min-width="1.33cm" loext:decorative="false"/>
      <style:paragraph-properties style:writing-mode="lr-tb"/>
    </style:style>
    <style:style style:name="gr112" style:family="graphic" style:parent-style-name="standard" style:list-style-name="L1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72cm" fo:min-width="1.386cm" loext:decorative="false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96cm" loext:decorative="false"/>
      <style:paragraph-properties style:writing-mode="lr-tb"/>
    </style:style>
    <style:style style:name="gr114" style:family="graphic" style:parent-style-name="objectwithoutfill">
      <style:graphic-properties svg:stroke-width="0.1cm" svg:stroke-color="#cccccc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115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849cm" fo:min-width="1.437cm" loext:decorative="false"/>
      <style:paragraph-properties style:writing-mode="lr-tb"/>
    </style:style>
    <style:style style:name="gr116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849cm" fo:min-width="1.712cm" loext:decorative="false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0.701cm" loext:decorative="false"/>
      <style:paragraph-properties style:writing-mode="lr-tb"/>
    </style:style>
    <style:style style:name="gr118" style:family="graphic" style:parent-style-name="standard">
      <style:graphic-properties draw:stroke="dash" draw:stroke-dash="Fine_20_Dashed" svg:stroke-width="0.02cm" svg:stroke-color="#000000" draw:marker-start-width="0.23cm" draw:marker-end-width="0.23cm" draw:fill-color="#ffffff" draw:textarea-vertical-align="middle" fo:padding-top="0.135cm" fo:padding-bottom="0.135cm" fo:padding-left="0.26cm" fo:padding-right="0.26cm" loext:decorative="false"/>
    </style:style>
    <style:style style:name="gr119" style:family="graphic" style:parent-style-name="standard">
      <style:graphic-properties svg:stroke-width="0.02cm" svg:stroke-color="#000000" draw:marker-start-width="0.23cm" draw:marker-end-width="0.23cm" draw:fill="none" draw:fill-color="#ffffff" draw:textarea-vertical-align="middle" fo:padding-top="0.135cm" fo:padding-bottom="0.135cm" fo:padding-left="0.26cm" fo:padding-right="0.26cm" loext:decorative="false"/>
    </style:style>
    <style:style style:name="gr120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121" style:family="graphic" style:parent-style-name="objectwithoutfill">
      <style:graphic-properties svg:stroke-width="0.1cm" svg:stroke-color="#000000" draw:marker-start-width="0.35cm" draw:marker-end="Arrow" draw:marker-end-width="0.2cm" draw:fill="none" draw:textarea-vertical-align="middle" fo:padding-top="0.175cm" fo:padding-bottom="0.175cm" fo:padding-left="0.3cm" fo:padding-right="0.3cm" loext:decorative="false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11cm" loext:decorative="false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6.349cm" loext:decorative="false"/>
      <style:paragraph-properties style:writing-mode="lr-tb"/>
    </style:style>
    <style:style style:name="gr124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319cm" fo:min-width="0.296cm" loext:decorative="false"/>
      <style:paragraph-properties style:writing-mode="lr-tb"/>
    </style:style>
    <style:style style:name="gr125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849cm" fo:min-width="0.701cm" loext:decorative="false"/>
      <style:paragraph-properties style:writing-mode="lr-tb"/>
    </style:style>
    <style:style style:name="gr126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319cm" fo:min-width="0.811cm" loext:decorative="false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6.349cm" loext:decorative="false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95cm" loext:decorative="false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1cm" fo:min-width="6.786cm" loext:decorative="false"/>
      <style:paragraph-properties style:writing-mode="lr-tb"/>
    </style:style>
    <style:style style:name="gr130" style:family="graphic" style:parent-style-name="objectwithoutfill">
      <style:graphic-properties svg:stroke-width="0.02cm" svg:stroke-color="#000000" draw:marker-start-width="0.23cm" draw:marker-end="Arrow" draw:marker-end-width="0.23cm" draw:fill="none" draw:textarea-vertical-align="middle" fo:padding-top="0.135cm" fo:padding-bottom="0.135cm" fo:padding-left="0.26cm" fo:padding-right="0.26cm" loext:decorative="false"/>
    </style:style>
    <style:style style:name="gr131" style:family="graphic" style:parent-style-name="standard">
      <style:graphic-properties draw:stroke="none" svg:stroke-color="#000000" draw:fill="none" draw:textarea-vertical-align="middle" loext:decorative="false"/>
    </style:style>
    <style:style style:name="gr132" style:family="graphic" style:parent-style-name="standard">
      <style:graphic-properties svg:stroke-color="#000000" draw:fill-color="#000000" draw:textarea-vertical-align="middle" loext:decorative="false"/>
    </style:style>
    <style:style style:name="gr133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319cm" fo:min-width="0.461cm" loext:decorative="false"/>
      <style:paragraph-properties style:writing-mode="lr-tb"/>
    </style:style>
    <style:style style:name="gr134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319cm" fo:min-width="0.433cm" loext:decorative="false"/>
      <style:paragraph-properties style:writing-mode="lr-tb"/>
    </style:style>
    <style:style style:name="gr135" style:family="graphic" style:parent-style-name="objectwithoutfill">
      <style:graphic-properties svg:stroke-width="0.1cm" svg:stroke-color="#000000" draw:marker-start="Arrow" draw:marker-start-width="0.2cm" draw:marker-end-width="0.35cm" draw:fill="none" draw:textarea-vertical-align="middle" fo:padding-top="0.175cm" fo:padding-bottom="0.175cm" fo:padding-left="0.3cm" fo:padding-right="0.3cm" loext:decorative="false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5.785cm" loext:decorative="false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978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5.777cm" loext:decorative="false"/>
      <style:paragraph-properties style:writing-mode="lr-tb"/>
    </style:style>
    <style:style style:name="gr139" style:family="graphic">
      <style:graphic-properties style:writing-mode="lr-tb" loext:decorative="false"/>
    </style:style>
    <style:style style:name="gr140" style:family="graphic" style:parent-style-name="standard">
      <style:graphic-properties svg:stroke-width="0.02cm" svg:stroke-color="#000000" draw:marker-start-width="0.23cm" draw:marker-end-width="0.23cm" draw:fill-color="#000000" draw:textarea-vertical-align="middle" fo:padding-top="0.135cm" fo:padding-bottom="0.135cm" fo:padding-left="0.26cm" fo:padding-right="0.26cm" loext:decorative="false"/>
    </style:style>
    <style:style style:name="gr141" style:family="graphic" style:parent-style-name="objectwithoutfill">
      <style:graphic-properties svg:stroke-color="#000000" draw:fill="none" draw:textarea-vertical-align="middle" loext:decorative="false"/>
    </style:style>
    <style:style style:name="gr142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319cm" fo:min-width="0.425cm" loext:decorative="false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49cm" loext:decorative="false"/>
      <style:paragraph-properties style:writing-mode="lr-tb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5.797cm" loext:decorative="false"/>
      <style:paragraph-properties style:writing-mode="lr-tb"/>
    </style:style>
    <style:style style:name="gr145" style:family="graphic" style:parent-style-name="standard">
      <style:graphic-properties svg:stroke-width="0.02cm" svg:stroke-color="#000000" draw:marker-start-width="0.23cm" draw:marker-end-width="0.23cm" draw:fill="solid" draw:fill-color="#ffffff" draw:textarea-vertical-align="middle" fo:padding-top="0.135cm" fo:padding-bottom="0.135cm" fo:padding-left="0.26cm" fo:padding-right="0.26cm" loext:decorative="false"/>
    </style:style>
    <style:style style:name="gr146" style:family="graphic" style:parent-style-name="standard">
      <style:graphic-properties svg:stroke-width="0.02cm" svg:stroke-color="#000000" draw:marker-start-width="0.23cm" draw:marker-end-width="0.23cm" draw:fill="none" draw:fill-color="#ccffff" draw:textarea-vertical-align="middle" fo:padding-top="0.135cm" fo:padding-bottom="0.135cm" fo:padding-left="0.26cm" fo:padding-right="0.26cm" loext:decorative="false"/>
    </style:style>
    <style:style style:name="gr147" style:family="graphic" style:parent-style-name="standard">
      <style:graphic-properties draw:stroke="none" svg:stroke-width="0.02cm" svg:stroke-color="#000000" draw:marker-start-width="0.23cm" draw:marker-end-width="0.23cm" draw:fill="none" draw:fill-color="#ccffff" draw:textarea-horizontal-align="left" draw:auto-grow-height="true" draw:auto-grow-width="true" fo:min-height="0.849cm" fo:min-width="1.437cm" loext:decorative="false"/>
      <style:paragraph-properties style:writing-mode="lr-tb"/>
    </style:style>
    <style:style style:name="gr148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1.949cm" fo:min-width="1.712cm" loext:decorative="false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5.831cm" loext:decorative="false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9.396cm" loext:decorative="false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637cm" loext:decorative="false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86cm" loext:decorative="false"/>
      <style:paragraph-properties style:writing-mode="lr-tb"/>
    </style:style>
    <style:style style:name="gr153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319cm" fo:min-width="0.463cm" loext:decorative="false"/>
      <style:paragraph-properties style:writing-mode="lr-tb"/>
    </style:style>
    <style:style style:name="gr154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319cm" fo:min-width="0.764cm" loext:decorative="false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6cm" fo:min-width="5.831cm" loext:decorative="false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1cm" fo:min-width="5.831cm" loext:decorative="false"/>
      <style:paragraph-properties style:writing-mode="lr-tb"/>
    </style:style>
    <style:style style:name="gr157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25cm" fo:min-width="0.362cm" loext:decorative="false"/>
      <style:paragraph-properties style:writing-mode="lr-tb"/>
    </style:style>
    <style:style style:name="gr158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25cm" fo:min-width="0.366cm" loext:decorative="false"/>
      <style:paragraph-properties style:writing-mode="lr-tb"/>
    </style:style>
    <style:style style:name="gr159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25cm" fo:min-width="0.408cm" loext:decorative="false"/>
      <style:paragraph-properties style:writing-mode="lr-tb"/>
    </style:style>
    <style:style style:name="gr160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25cm" fo:min-width="0.79cm" loext:decorative="false"/>
      <style:paragraph-properties style:writing-mode="lr-tb"/>
    </style:style>
    <style:style style:name="gr161" style:family="graphic" style:parent-style-name="standard">
      <style:graphic-properties svg:stroke-width="0.02cm" svg:stroke-color="#000000" draw:marker-start-width="0.23cm" draw:marker-end-width="0.23cm" draw:fill-color="#e6e6ff" draw:textarea-vertical-align="middle" fo:padding-top="0.135cm" fo:padding-bottom="0.135cm" fo:padding-left="0.26cm" fo:padding-right="0.26cm" loext:decorative="false"/>
    </style:style>
    <style:style style:name="gr162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25cm" fo:min-width="1.946cm" loext:decorative="false"/>
      <style:paragraph-properties style:writing-mode="lr-tb"/>
    </style:style>
    <style:style style:name="gr163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25cm" fo:min-width="1.988cm" loext:decorative="false"/>
      <style:paragraph-properties style:writing-mode="lr-tb"/>
    </style:style>
    <style:style style:name="gr164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25cm" fo:min-width="2.43cm" loext:decorative="false"/>
      <style:paragraph-properties style:writing-mode="lr-tb"/>
    </style:style>
    <style:style style:name="gr165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25cm" fo:min-width="1.199cm" loext:decorative="false"/>
      <style:paragraph-properties style:writing-mode="lr-tb"/>
    </style:style>
    <style:style style:name="gr166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25cm" fo:min-width="1.323cm" loext:decorative="false"/>
      <style:paragraph-properties style:writing-mode="lr-tb"/>
    </style:style>
    <style:style style:name="gr167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25cm" fo:min-width="0.425cm" loext:decorative="false"/>
      <style:paragraph-properties style:writing-mode="lr-tb"/>
    </style:style>
    <style:style style:name="gr168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25cm" fo:min-width="0.929cm" loext:decorative="false"/>
      <style:paragraph-properties style:writing-mode="lr-tb"/>
    </style:style>
    <style:style style:name="gr169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25cm" fo:min-width="0.414cm" loext:decorative="false"/>
      <style:paragraph-properties style:writing-mode="lr-tb"/>
    </style:style>
    <style:style style:name="gr170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25cm" fo:min-width="0.472cm" loext:decorative="false"/>
      <style:paragraph-properties style:writing-mode="lr-tb"/>
    </style:style>
    <style:style style:name="gr171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25cm" fo:min-width="0.449cm" loext:decorative="false"/>
      <style:paragraph-properties style:writing-mode="lr-tb"/>
    </style:style>
    <style:style style:name="gr172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213cm" fo:min-width="0.298cm" loext:decorative="false"/>
      <style:paragraph-properties style:writing-mode="lr-tb"/>
    </style:style>
    <style:style style:name="gr173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25cm" fo:min-width="0.461cm" loext:decorative="false"/>
      <style:paragraph-properties style:writing-mode="lr-tb"/>
    </style:style>
    <style:style style:name="gr174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25cm" fo:min-width="0.433cm" loext:decorative="false"/>
      <style:paragraph-properties style:writing-mode="lr-tb"/>
    </style:style>
    <style:style style:name="gr175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213cm" fo:min-width="0.163cm" loext:decorative="false"/>
      <style:paragraph-properties style:writing-mode="lr-tb"/>
    </style:style>
    <style:style style:name="gr176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213cm" fo:min-width="0.366cm" loext:decorative="false"/>
      <style:paragraph-properties style:writing-mode="lr-tb"/>
    </style:style>
    <style:style style:name="gr177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213cm" fo:min-width="0.51cm" loext:decorative="false"/>
      <style:paragraph-properties style:writing-mode="lr-tb"/>
    </style:style>
    <style:style style:name="gr178" style:family="graphic" style:parent-style-name="standard">
      <style:graphic-properties svg:stroke-width="0.02cm" svg:stroke-color="#000000" draw:marker-start-width="0.23cm" draw:marker-end-width="0.23cm" draw:fill-color="#ffffcc" draw:textarea-horizontal-align="justify" draw:textarea-vertical-align="middle" draw:auto-grow-height="false" fo:min-height="0.451cm" fo:min-width="0.701cm" fo:padding-top="0.135cm" fo:padding-bottom="0.135cm" fo:padding-left="0.26cm" fo:padding-right="0.26cm" fo:wrap-option="no-wrap" loext:decorative="false"/>
    </style:style>
    <style:style style:name="gr179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false" fo:min-height="0.477cm" fo:min-width="0.899cm" loext:decorative="false"/>
      <style:paragraph-properties style:writing-mode="lr-tb"/>
    </style:style>
    <style:style style:name="gr180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false" fo:min-height="0.637cm" fo:min-width="1.056cm" loext:decorative="false"/>
      <style:paragraph-properties style:writing-mode="lr-tb"/>
    </style:style>
    <style:style style:name="gr181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319cm" fo:min-width="0.366cm" loext:decorative="false"/>
      <style:paragraph-properties style:writing-mode="lr-tb"/>
    </style:style>
    <style:style style:name="gr182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213cm" fo:min-width="0.29cm" loext:decorative="false"/>
      <style:paragraph-properties style:writing-mode="lr-tb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5cm" fo:min-width="6.458cm" loext:decorative="false"/>
      <style:paragraph-properties style:writing-mode="lr-tb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6.458cm" loext:decorative="false"/>
      <style:paragraph-properties style:writing-mode="lr-tb"/>
    </style:style>
    <style:style style:name="gr185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395cm" fo:min-width="10.584cm" loext:decorative="false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5.831cm" loext:decorative="false"/>
      <style:paragraph-properties style:writing-mode="lr-tb"/>
    </style:style>
    <style:style style:name="gr187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25cm" fo:min-width="2.492cm" loext:decorative="false"/>
      <style:paragraph-properties style:writing-mode="lr-tb"/>
    </style:style>
    <style:style style:name="gr188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false" fo:min-height="0.715cm" fo:min-width="0.844cm" loext:decorative="false"/>
      <style:paragraph-properties style:writing-mode="lr-tb"/>
    </style:style>
    <style:style style:name="gr189" style:family="graphic" style:parent-style-name="standard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190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636cm" fo:min-width="2.038cm" loext:decorative="false"/>
      <style:paragraph-properties style:writing-mode="lr-tb"/>
    </style:style>
    <style:style style:name="gr191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8cm" fo:min-width="1.513cm" loext:decorative="false"/>
      <style:paragraph-properties style:writing-mode="lr-tb"/>
    </style:style>
    <style:style style:name="gr192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8cm" fo:min-width="0.838cm" loext:decorative="false"/>
      <style:paragraph-properties style:writing-mode="lr-tb"/>
    </style:style>
    <style:style style:name="gr193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8cm" fo:min-width="0.4cm" loext:decorative="false"/>
      <style:paragraph-properties style:writing-mode="lr-tb"/>
    </style:style>
    <style:style style:name="gr194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8cm" fo:min-width="1.429cm" loext:decorative="false"/>
      <style:paragraph-properties style:writing-mode="lr-tb"/>
    </style:style>
    <style:style style:name="gr195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8cm" fo:min-width="8.651cm" loext:decorative="false"/>
      <style:paragraph-properties style:writing-mode="lr-tb"/>
    </style:style>
    <style:style style:name="gr196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1.271cm" fo:min-width="2.038cm" loext:decorative="false"/>
      <style:paragraph-properties style:writing-mode="lr-tb"/>
    </style:style>
    <style:style style:name="gr197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false" fo:min-height="0.48cm" fo:min-width="0cm" loext:decorative="false"/>
      <style:paragraph-properties style:writing-mode="lr-tb"/>
    </style:style>
    <style:style style:name="gr198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false" fo:min-height="0.636cm" fo:min-width="0cm" loext:decorative="false"/>
      <style:paragraph-properties style:writing-mode="lr-tb"/>
    </style:style>
    <style:style style:name="gr199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false" fo:min-height="0.713cm" fo:min-width="0cm" loext:decorative="false"/>
      <style:paragraph-properties style:writing-mode="lr-tb"/>
    </style:style>
    <style:style style:name="gr200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false" fo:min-height="0.475cm" fo:min-width="0cm" loext:decorative="false"/>
      <style:paragraph-properties style:writing-mode="lr-tb"/>
    </style:style>
    <style:style style:name="gr201" style:family="graphic" style:parent-style-name="standard" style:list-style-name="L1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false" fo:min-height="0.475cm" fo:min-width="0cm" loext:decorative="false"/>
      <style:paragraph-properties style:writing-mode="lr-tb"/>
    </style:style>
    <style:style style:name="gr202" style:family="graphic" style:parent-style-name="standard" style:list-style-name="L1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false" fo:min-height="0.475cm" fo:min-width="0cm" loext:decorative="false"/>
      <style:paragraph-properties style:writing-mode="lr-tb"/>
    </style:style>
    <style:style style:name="gr203" style:family="graphic" style:parent-style-name="standard" style:list-style-name="L1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false" fo:min-height="0.475cm" fo:min-width="0cm" loext:decorative="false"/>
      <style:paragraph-properties style:writing-mode="lr-tb"/>
    </style:style>
    <style:style style:name="gr204" style:family="graphic" style:parent-style-name="standard">
      <style:graphic-properties svg:stroke-width="0.02cm" svg:stroke-color="#000000" draw:marker-start-width="0.23cm" draw:marker-end-width="0.23cm" draw:fill-color="#ffffcc" draw:textarea-horizontal-align="justify" draw:textarea-vertical-align="middle" draw:auto-grow-height="false" fo:min-height="0.951cm" fo:min-width="2.101cm" fo:padding-top="0.135cm" fo:padding-bottom="0.135cm" fo:padding-left="0.26cm" fo:padding-right="0.26cm" fo:wrap-option="no-wrap" loext:decorative="false"/>
    </style:style>
    <style:style style:name="gr205" style:family="graphic" style:parent-style-name="standard">
      <style:graphic-properties svg:stroke-width="0.02cm" svg:stroke-color="#000000" draw:marker-start-width="0.23cm" draw:marker-end-width="0.23cm" draw:fill-color="#ffffcc" draw:textarea-horizontal-align="justify" draw:textarea-vertical-align="middle" draw:auto-grow-height="false" fo:min-height="0.951cm" fo:min-width="2.6cm" fo:padding-top="0.135cm" fo:padding-bottom="0.135cm" fo:padding-left="0.26cm" fo:padding-right="0.26cm" fo:wrap-option="no-wrap" loext:decorative="false"/>
    </style:style>
    <style:style style:name="P1" style:family="paragraph">
      <loext:graphic-properties draw:fill-color="#ffffff"/>
      <style:paragraph-properties fo:text-align="center"/>
      <style:text-properties style:font-name="Arial" fo:font-style="normal" fo:font-weight="normal" style:font-name-asian="Arial" style:font-style-asian="normal" style:font-weight-asian="normal"/>
    </style:style>
    <style:style style:name="P2" style:family="paragraph">
      <loext:graphic-properties draw:fill="none" draw:fill-color="#ffffff"/>
      <style:text-properties style:font-name="Arial" fo:font-size="12pt" fo:font-style="normal" fo:font-weight="normal" style:font-name-asian="Arial" style:font-size-asian="12pt" style:font-style-asian="normal" style:font-weight-asian="normal" style:font-size-complex="12pt"/>
    </style:style>
    <style:style style:name="P3" style:family="paragraph">
      <loext:graphic-properties draw:fill="none" draw:fill-color="#ffffff"/>
      <style:text-properties style:font-name="Arial" fo:font-size="9pt" fo:font-style="normal" fo:font-weight="normal" style:font-name-asian="Arial" style:font-size-asian="9pt" style:font-style-asian="normal" style:font-weight-asian="normal" style:font-size-complex="9pt"/>
    </style:style>
    <style:style style:name="P4" style:family="paragraph">
      <loext:graphic-properties draw:fill="none"/>
      <style:paragraph-properties fo:text-align="center"/>
      <style:text-properties style:font-name="Arial" fo:font-style="normal" fo:font-weight="normal" style:font-name-asian="Arial" style:font-style-asian="normal" style:font-weight-asian="normal"/>
    </style:style>
    <style:style style:name="P5" style:family="paragraph">
      <loext:graphic-properties draw:fill="solid" draw:fill-color="#729fcf"/>
      <style:paragraph-properties fo:text-align="center"/>
      <style:text-properties style:font-name="Arial" fo:font-style="normal" fo:font-weight="normal" style:font-name-asian="Arial" style:font-style-asian="normal" style:font-weight-asian="normal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e6e6ff"/>
      <style:paragraph-properties fo:text-align="center"/>
      <style:text-properties style:font-name="Arial" fo:font-size="12pt" fo:font-style="normal" fo:font-weight="normal" style:font-name-asian="Arial" style:font-size-asian="12pt" style:font-style-asian="normal" style:font-weight-asian="normal" style:font-size-complex="12pt"/>
    </style:style>
    <style:style style:name="P8" style:family="paragraph">
      <loext:graphic-properties draw:fill="none" draw:fill-color="#ffffff"/>
      <style:text-properties style:font-name="Arial" fo:font-size="7pt" fo:font-style="normal" fo:font-weight="normal" style:font-name-asian="Arial" style:font-size-asian="7pt" style:font-style-asian="normal" style:font-weight-asian="normal" style:font-size-complex="7pt"/>
    </style:style>
    <style:style style:name="P9" style:family="paragraph">
      <loext:graphic-properties draw:fill="none" draw:fill-color="#ffffff"/>
      <style:text-properties style:font-name="Arial" fo:font-size="6pt" fo:font-style="normal" fo:font-weight="normal" style:font-name-asian="Arial" style:font-size-asian="6pt" style:font-style-asian="normal" style:font-weight-asian="normal" style:font-size-complex="6pt"/>
    </style:style>
    <style:style style:name="P10" style:family="paragraph">
      <loext:graphic-properties draw:fill-color="#ccffff"/>
      <style:paragraph-properties fo:text-align="center"/>
      <style:text-properties style:font-name="Arial" fo:font-style="normal" fo:font-weight="normal" style:font-name-asian="Arial" style:font-style-asian="normal" style:font-weight-asian="normal"/>
    </style:style>
    <style:style style:name="P11" style:family="paragraph">
      <loext:graphic-properties draw:fill="none" draw:fill-color="#ffffff"/>
      <style:text-properties style:font-name="Arial" fo:font-size="4pt" fo:font-style="normal" fo:font-weight="normal" style:font-name-asian="Arial" style:font-size-asian="4pt" style:font-style-asian="normal" style:font-weight-asian="normal" style:font-size-complex="4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Arial" fo:font-size="4pt" fo:font-style="normal" fo:font-weight="normal" style:font-name-asian="Arial" style:font-size-asian="4pt" style:font-style-asian="normal" style:font-weight-asian="normal" style:font-size-complex="4pt"/>
    </style:style>
    <style:style style:name="P14" style:family="paragraph">
      <loext:graphic-properties draw:fill="none" draw:fill-color="#ffffff"/>
      <style:text-properties style:font-name="Arial Black" fo:font-size="9pt" fo:font-style="normal" fo:font-weight="normal" style:font-name-asian="Arial" style:font-size-asian="9pt" style:font-style-asian="normal" style:font-weight-asian="normal" style:font-size-complex="9pt"/>
    </style:style>
    <style:style style:name="P15" style:family="paragraph">
      <loext:graphic-properties draw:fill="solid" draw:fill-color="#ffffff"/>
      <style:paragraph-properties fo:text-align="center"/>
      <style:text-properties style:font-name="Arial" fo:font-style="normal" fo:font-weight="normal" style:font-name-asian="Arial" style:font-style-asian="normal" style:font-weight-asian="normal"/>
    </style:style>
    <style:style style:name="P16" style:family="paragraph">
      <loext:graphic-properties draw:fill-color="#ffffcc"/>
      <style:paragraph-properties fo:text-align="center"/>
      <style:text-properties style:font-name="Arial" fo:font-style="normal" fo:font-weight="normal" style:font-name-asian="Arial" style:font-style-asian="normal" style:font-weight-asian="normal"/>
    </style:style>
    <style:style style:name="P17" style:family="paragraph">
      <loext:graphic-properties draw:fill="none" draw:fill-color="#ffffff"/>
      <style:text-properties style:font-name="Arial" fo:font-size="5pt" fo:font-style="normal" fo:font-weight="normal" style:font-name-asian="Arial" style:font-size-asian="5pt" style:font-style-asian="normal" style:font-weight-asian="normal" style:font-size-complex="5pt"/>
    </style:style>
    <style:style style:name="P18" style:family="paragraph">
      <loext:graphic-properties draw:fill="none" draw:fill-color="#ffffff"/>
      <style:paragraph-properties fo:text-align="center"/>
      <style:text-properties style:font-name="Arial" fo:font-size="8pt" fo:font-style="normal" fo:font-weight="normal" style:font-name-asian="Arial" style:font-size-asian="8pt" style:font-style-asian="normal" style:font-weight-asian="normal" style:font-size-complex="8pt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style:font-name="Arial" fo:font-size="8pt" fo:font-style="normal" fo:font-weight="normal" style:font-name-asian="Arial" style:font-size-asian="8pt" style:font-style-asian="normal" style:font-weight-asian="normal" style:font-size-complex="8pt"/>
    </style:style>
    <style:style style:name="P21" style:family="paragraph">
      <loext:graphic-properties draw:fill="none" draw:fill-color="#ffffff"/>
      <style:paragraph-properties fo:text-align="center"/>
      <style:text-properties style:font-name="Arial" fo:font-style="normal" fo:font-weight="normal" style:font-name-asian="Arial" style:font-style-asian="normal" style:font-weight-asian="normal"/>
    </style:style>
    <style:style style:name="P22" style:family="paragraph">
      <loext:graphic-properties draw:fill="none" draw:fill-color="#ffffff"/>
      <style:paragraph-properties fo:text-align="center"/>
      <style:text-properties style:font-name="Arial" fo:font-size="10pt" fo:font-style="normal" fo:font-weight="normal" style:font-name-asian="Arial" style:font-size-asian="10pt" style:font-style-asian="normal" style:font-weight-asian="normal" style:font-size-complex="10pt"/>
    </style:style>
    <style:style style:name="P23" style:family="paragraph">
      <loext:graphic-properties draw:fill="none" draw:fill-color="#ffffff"/>
      <style:paragraph-properties fo:text-align="start"/>
      <style:text-properties style:font-name="Arial" fo:font-size="10pt" fo:font-style="normal" fo:font-weight="normal" style:font-name-asian="Arial" style:font-size-asian="10pt" style:font-style-asian="normal" style:font-weight-asian="normal" style:font-size-complex="10pt"/>
    </style:style>
    <style:style style:name="P24" style:family="paragraph">
      <loext:graphic-properties draw:fill-color="#000000"/>
      <style:paragraph-properties fo:text-align="center"/>
      <style:text-properties style:font-name="Arial" fo:font-style="normal" fo:font-weight="normal" style:font-name-asian="Arial" style:font-style-asian="normal" style:font-weight-asian="normal"/>
    </style:style>
    <style:style style:name="P25" style:family="paragraph">
      <loext:graphic-properties draw:fill="none" draw:fill-color="#ccffff"/>
      <style:paragraph-properties fo:text-align="center"/>
      <style:text-properties style:font-name="Arial" fo:font-style="normal" fo:font-weight="normal" style:font-name-asian="Arial" style:font-style-asian="normal" style:font-weight-asian="normal"/>
    </style:style>
    <style:style style:name="P26" style:family="paragraph">
      <loext:graphic-properties draw:fill="none" draw:fill-color="#ccffff"/>
      <style:paragraph-properties fo:text-align="center"/>
      <style:text-properties style:font-name="Arial" fo:font-size="8pt" fo:font-style="normal" fo:font-weight="normal" style:font-name-asian="Arial" style:font-size-asian="8pt" style:font-style-asian="normal" style:font-weight-asian="normal" style:font-size-complex="8pt"/>
    </style:style>
    <style:style style:name="P27" style:family="paragraph">
      <style:paragraph-properties fo:margin-left="0cm" fo:margin-right="0cm" fo:margin-top="0cm" fo:margin-bottom="0cm" fo:line-height="100%" fo:text-align="start" fo:text-indent="0cm"/>
    </style:style>
    <style:style style:name="P28" style:family="paragraph">
      <loext:graphic-properties draw:fill="none" draw:fill-color="#ffffff"/>
      <style:text-properties style:font-name="Arial" fo:font-size="5pt" fo:font-style="normal" fo:font-weight="normal" style:font-name-asian="Arial" style:font-size-asian="5pt" style:font-style-asian="normal" style:font-weight-asian="normal" style:font-size-complex="5pt" style:text-overline-style="solid" style:text-overline-width="auto" style:text-overline-color="font-color"/>
    </style:style>
    <style:style style:name="P29" style:family="paragraph">
      <loext:graphic-properties draw:fill="none" draw:fill-color="#ffffff"/>
      <style:paragraph-properties fo:text-align="start"/>
      <style:text-properties style:font-name="Arial" fo:font-size="8pt" fo:font-style="normal" fo:font-weight="normal" style:font-name-asian="Arial" style:font-size-asian="8pt" style:font-style-asian="normal" style:font-weight-asian="normal" style:font-size-complex="8pt" style:text-overline-style="solid" style:text-overline-width="auto" style:text-overline-color="font-color"/>
    </style:style>
    <style:style style:name="P30" style:family="paragraph">
      <loext:graphic-properties draw:fill-color="#e6e6ff"/>
      <style:paragraph-properties fo:text-align="center"/>
      <style:text-properties style:font-name="Arial" fo:font-style="normal" fo:font-weight="normal" style:font-name-asian="Arial" style:font-style-asian="normal" style:font-weight-asian="normal"/>
    </style:style>
    <style:style style:name="P31" style:family="paragraph">
      <loext:graphic-properties draw:fill="none" draw:fill-color="#ffffff"/>
      <style:paragraph-properties fo:text-align="start"/>
      <style:text-properties style:font-name="Arial" fo:font-size="6pt" fo:font-style="normal" fo:font-weight="normal" style:font-name-asian="Arial" style:font-size-asian="6pt" style:font-style-asian="normal" style:font-weight-asian="normal" style:font-size-complex="6pt"/>
    </style:style>
    <style:style style:name="P32" style:family="paragraph">
      <loext:graphic-properties draw:fill="none" draw:fill-color="#ffffff"/>
      <style:paragraph-properties fo:text-align="start"/>
      <style:text-properties style:font-name="Arial" fo:font-size="4pt" fo:font-style="normal" fo:font-weight="normal" style:font-name-asian="Arial" style:font-size-asian="4pt" style:font-style-asian="normal" style:font-weight-asian="normal" style:font-size-complex="4p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Arial" fo:font-size="8pt" fo:font-style="normal" fo:font-weight="normal" style:font-name-asian="Arial" style:font-size-asian="8pt" style:font-style-asian="normal" style:font-weight-asian="normal" style:font-size-complex="8pt"/>
    </style:style>
    <style:style style:name="P34" style:family="paragraph">
      <loext:graphic-properties draw:fill="none"/>
      <style:paragraph-properties fo:text-align="center"/>
      <style:text-properties style:font-name="Arial" fo:font-style="normal" fo:font-weight="normal" style:font-name-asian="Arial" style:font-style-asian="normal" style:font-weight-asian="normal" style:text-overline-style="none" style:text-overline-color="font-color"/>
    </style:style>
    <style:style style:name="P35" style:family="paragraph">
      <loext:graphic-properties draw:fill="none" draw:fill-color="#ffffff"/>
      <style:text-properties style:font-name="Arial" fo:font-size="12pt" fo:font-style="normal" fo:font-weight="normal" style:font-name-asian="Arial" style:font-size-asian="12pt" style:font-style-asian="normal" style:font-weight-asian="normal" style:font-size-complex="12pt" style:text-overline-style="none" style:text-overline-color="font-color"/>
    </style:style>
    <style:style style:name="P36" style:family="paragraph">
      <loext:graphic-properties draw:fill="none" draw:fill-color="#ffffff"/>
      <style:text-properties style:font-name="Arial" fo:font-size="9pt" fo:font-style="normal" fo:font-weight="normal" style:font-name-asian="Arial" style:font-size-asian="9pt" style:font-style-asian="normal" style:font-weight-asian="normal" style:font-size-complex="9pt" style:text-overline-style="none" style:text-overline-color="font-color"/>
    </style:style>
    <style:style style:name="P37" style:family="paragraph">
      <loext:graphic-properties draw:fill-color="#ffffff"/>
      <style:paragraph-properties fo:text-align="center"/>
      <style:text-properties style:font-name="Arial" fo:font-style="normal" fo:font-weight="normal" style:font-name-asian="Arial" style:font-style-asian="normal" style:font-weight-asian="normal" style:text-overline-style="none" style:text-overline-color="font-color"/>
    </style:style>
    <style:style style:name="P38" style:family="paragraph">
      <style:paragraph-properties fo:margin-top="0.42cm" fo:margin-bottom="0.35cm"/>
    </style:style>
    <style:style style:name="P39" style:family="paragraph">
      <loext:graphic-properties draw:fill="none" draw:fill-color="#ffffff"/>
      <style:paragraph-properties fo:margin-top="0.42cm" fo:margin-bottom="0.35cm"/>
      <style:text-properties style:font-name="Arial" fo:font-size="10pt" fo:font-style="normal" fo:font-weight="normal" style:font-name-asian="Arial" style:font-size-asian="10pt" style:font-style-asian="normal" style:font-weight-asian="normal" style:font-size-complex="10pt" style:text-overline-style="none" style:text-overline-color="font-color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Arial" fo:font-size="12pt" fo:font-style="normal" fo:font-weight="normal" style:font-name-asian="Arial" style:font-size-asian="12pt" style:font-style-asian="normal" style:font-weight-asian="normal" style:font-size-complex="12pt"/>
    </style:style>
    <style:style style:name="T1" style:family="text">
      <style:text-properties style:font-name="Arial" fo:font-size="12pt" fo:font-style="normal" fo:font-weight="normal" style:font-name-asian="Arial" style:font-size-asian="12pt" style:font-style-asian="normal" style:font-weight-asian="normal" style:font-size-complex="12pt"/>
    </style:style>
    <style:style style:name="T2" style:family="text">
      <style:text-properties style:font-name="Arial" fo:font-size="9pt" fo:font-style="normal" fo:font-weight="normal" style:font-name-asian="Arial" style:font-size-asian="9pt" style:font-style-asian="normal" style:font-weight-asian="normal" style:font-size-complex="9pt"/>
    </style:style>
    <style:style style:name="T3" style:family="text">
      <style:text-properties style:font-name="Arial" fo:font-size="7pt" fo:font-style="normal" fo:font-weight="normal" style:font-name-asian="Arial" style:font-size-asian="7pt" style:font-style-asian="normal" style:font-weight-asian="normal" style:font-size-complex="7pt"/>
    </style:style>
    <style:style style:name="T4" style:family="text">
      <style:text-properties style:font-name="Arial" fo:font-size="6pt" fo:font-style="normal" fo:font-weight="normal" style:font-name-asian="Arial" style:font-size-asian="6pt" style:font-style-asian="normal" style:font-weight-asian="normal" style:font-size-complex="6pt"/>
    </style:style>
    <style:style style:name="T5" style:family="text">
      <style:text-properties style:font-name="Arial" fo:font-size="4pt" fo:font-style="normal" fo:font-weight="normal" style:font-name-asian="Arial" style:font-size-asian="4pt" style:font-style-asian="normal" style:font-weight-asian="normal" style:font-size-complex="4pt"/>
    </style:style>
    <style:style style:name="T6" style:family="text">
      <style:text-properties style:font-name="Arial Black" fo:font-size="9pt" fo:font-style="normal" fo:font-weight="normal" style:font-name-asian="Arial" style:font-size-asian="9pt" style:font-style-asian="normal" style:font-weight-asian="normal" style:font-size-complex="9pt"/>
    </style:style>
    <style:style style:name="T7" style:family="text">
      <style:text-properties style:font-name="Arial" fo:font-size="5pt" fo:font-style="normal" fo:font-weight="normal" style:font-name-asian="Arial" style:font-size-asian="5pt" style:font-style-asian="normal" style:font-weight-asian="normal" style:font-size-complex="5pt"/>
    </style:style>
    <style:style style:name="T8" style:family="text">
      <style:text-properties style:font-name="Arial" fo:font-size="8pt" fo:font-style="normal" fo:font-weight="normal" style:font-name-asian="Arial" style:font-size-asian="8pt" style:font-style-asian="normal" style:font-weight-asian="normal" style:font-size-complex="8pt"/>
    </style:style>
    <style:style style:name="T9" style:family="text">
      <style:text-properties style:font-name="Arial" fo:font-size="10pt" fo:font-style="normal" fo:font-weight="normal" style:font-name-asian="Arial" style:font-size-asian="10pt" style:font-style-asian="normal" style:font-weight-asian="normal" style:font-size-complex="10pt"/>
    </style:style>
    <style:style style:name="T10" style:family="text">
      <style:text-properties style:font-name="Arial" fo:font-size="10pt" fo:font-style="normal" fo:font-weight="normal" style:font-name-asian="Arial" style:font-size-asian="10pt" style:font-style-asian="normal" style:font-weight-asian="normal" style:font-size-complex="10pt" style:text-overline-style="none" style:text-overline-color="font-color"/>
    </style:style>
    <style:style style:name="T11" style:family="text">
      <style:text-properties style:font-name="Arial" fo:font-size="10pt" fo:font-style="normal" fo:font-weight="normal" style:font-name-asian="Arial" style:font-size-asian="10pt" style:font-style-asian="normal" style:font-weight-asian="normal" style:font-size-complex="10pt" style:text-overline-style="solid" style:text-overline-width="auto" style:text-overline-color="font-color"/>
    </style:style>
    <style:style style:name="T12" style:family="text">
      <style:text-properties style:font-name="Arial" fo:font-size="5pt" fo:font-style="normal" fo:font-weight="normal" style:font-name-asian="Arial" style:font-size-asian="5pt" style:font-style-asian="normal" style:font-weight-asian="normal" style:font-size-complex="5pt" style:text-overline-style="solid" style:text-overline-width="auto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15" style:family="text">
      <style:text-properties style:font-name="Arial" fo:font-size="8pt" fo:font-style="normal" fo:font-weight="normal" style:font-name-asian="Arial" style:font-size-asian="8pt" style:font-style-asian="normal" style:font-weight-asian="normal" style:font-size-complex="8pt" style:text-overline-style="solid" style:text-overline-width="auto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Arial" style:font-size-asian="8pt" style:font-style-asian="normal" style:font-weight-asian="normal" style:font-name-complex="Arial1" style:font-size-complex="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Arial" fo:font-size="12pt" fo:font-style="normal" fo:font-weight="normal" style:font-name-asian="Arial" style:font-size-asian="12pt" style:font-style-asian="normal" style:font-weight-asian="normal" style:font-size-complex="12pt" style:text-overline-style="none" style:text-overline-color="font-color"/>
    </style:style>
    <style:style style:name="T19" style:family="text">
      <style:text-properties style:font-name="Arial" fo:font-size="9pt" fo:font-style="normal" fo:font-weight="normal" style:font-name-asian="Arial" style:font-size-asian="9pt" style:font-style-asian="normal" style:font-weight-asian="normal" style:font-size-complex="9pt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9pt" fo:font-style="normal" fo:text-shadow="none" style:text-underline-style="none" fo:font-weight="normal" style:letter-kerning="true" style:font-name-asian="Arial" style:font-size-asian="9pt" style:font-style-asian="normal" style:font-weight-asian="normal" style:font-name-complex="Arial1" style:font-size-complex="9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draw:layer="layout" svg:width="4cm" svg:height="1cm" svg:x="3.991cm" svg:y="4.991cm">
          <text:p/>
        </draw:rect>
        <draw:rect draw:style-name="gr1" draw:text-style-name="P1" draw:layer="layout" svg:width="4cm" svg:height="1cm" svg:x="7.991cm" svg:y="4.991cm">
          <text:p/>
        </draw:rect>
        <draw:rect draw:style-name="gr1" draw:text-style-name="P1" draw:layer="layout" svg:width="4cm" svg:height="1cm" svg:x="3.991cm" svg:y="6.191cm">
          <text:p/>
        </draw:rect>
        <draw:rect draw:style-name="gr1" draw:text-style-name="P1" draw:layer="layout" svg:width="4cm" svg:height="1cm" svg:x="7.991cm" svg:y="6.191cm">
          <text:p/>
        </draw:rect>
        <draw:rect draw:style-name="gr1" draw:text-style-name="P1" draw:layer="layout" svg:width="4cm" svg:height="1cm" svg:x="3.991cm" svg:y="7.391cm">
          <text:p/>
        </draw:rect>
        <draw:rect draw:style-name="gr1" draw:text-style-name="P1" draw:layer="layout" svg:width="4cm" svg:height="1cm" svg:x="7.991cm" svg:y="7.391cm">
          <text:p/>
        </draw:rect>
        <draw:rect draw:style-name="gr1" draw:text-style-name="P1" draw:layer="layout" svg:width="4cm" svg:height="1cm" svg:x="3.991cm" svg:y="8.591cm">
          <text:p/>
        </draw:rect>
        <draw:rect draw:style-name="gr1" draw:text-style-name="P1" draw:layer="layout" svg:width="4cm" svg:height="1cm" svg:x="7.991cm" svg:y="8.591cm">
          <text:p/>
        </draw:rect>
        <draw:rect draw:style-name="gr1" draw:text-style-name="P1" draw:layer="layout" svg:width="4cm" svg:height="1cm" svg:x="3.991cm" svg:y="9.791cm">
          <text:p/>
        </draw:rect>
        <draw:rect draw:style-name="gr1" draw:text-style-name="P1" draw:layer="layout" svg:width="4cm" svg:height="1cm" svg:x="7.991cm" svg:y="9.791cm">
          <text:p/>
        </draw:rect>
        <draw:rect draw:style-name="gr1" draw:text-style-name="P1" draw:layer="layout" svg:width="4cm" svg:height="1cm" svg:x="3.991cm" svg:y="10.991cm">
          <text:p/>
        </draw:rect>
        <draw:rect draw:style-name="gr1" draw:text-style-name="P1" draw:layer="layout" svg:width="4cm" svg:height="1cm" svg:x="7.991cm" svg:y="10.991cm">
          <text:p/>
        </draw:rect>
        <draw:rect draw:style-name="gr1" draw:text-style-name="P1" draw:layer="layout" svg:width="4cm" svg:height="1cm" svg:x="3.991cm" svg:y="12.191cm">
          <text:p/>
        </draw:rect>
        <draw:rect draw:style-name="gr1" draw:text-style-name="P1" draw:layer="layout" svg:width="4cm" svg:height="1cm" svg:x="7.991cm" svg:y="12.191cm">
          <text:p/>
        </draw:rect>
        <draw:rect draw:style-name="gr1" draw:text-style-name="P1" draw:layer="layout" svg:width="4cm" svg:height="1cm" svg:x="3.991cm" svg:y="13.391cm">
          <text:p/>
        </draw:rect>
        <draw:rect draw:style-name="gr1" draw:text-style-name="P1" draw:layer="layout" svg:width="4cm" svg:height="1cm" svg:x="7.991cm" svg:y="13.391cm">
          <text:p/>
        </draw:rect>
        <draw:rect draw:style-name="gr1" draw:text-style-name="P1" draw:layer="layout" svg:width="4cm" svg:height="1cm" svg:x="7.991cm" svg:y="1.991cm">
          <text:p/>
        </draw:rect>
        <draw:rect draw:style-name="gr1" draw:text-style-name="P1" draw:layer="layout" svg:width="1cm" svg:height="1cm" svg:x="3.991cm" svg:y="1.991cm">
          <text:p/>
        </draw:rect>
        <draw:rect draw:style-name="gr1" draw:text-style-name="P1" draw:layer="layout" svg:width="3cm" svg:height="1cm" svg:x="8.991cm" svg:y="15.391cm">
          <text:p/>
        </draw:rect>
        <draw:frame draw:style-name="gr2" draw:text-style-name="P2" draw:layer="layout" svg:width="1.09cm" svg:height="0.886cm" svg:x="4.039cm" svg:y="2.105cm">
          <draw:text-box>
            <text:p><text:span text:style-name="T1">CY</text:span></text:p>
          </draw:text-box>
        </draw:frame>
        <draw:frame draw:style-name="gr3" draw:text-style-name="P2" draw:layer="layout" svg:width="1.396cm" svg:height="0.886cm" svg:x="9.239cm" svg:y="2.105cm">
          <draw:text-box>
            <text:p><text:span text:style-name="T1">ACC</text:span></text:p>
          </draw:text-box>
        </draw:frame>
        <draw:frame draw:style-name="gr4" draw:text-style-name="P3" draw:layer="layout" svg:width="0.697cm" svg:height="0.73cm" svg:x="8.191cm" svg:y="1.405cm">
          <draw:text-box>
            <text:p><text:span text:style-name="T2">3</text:span></text:p>
          </draw:text-box>
        </draw:frame>
        <draw:frame draw:style-name="gr4" draw:text-style-name="P3" draw:layer="layout" svg:width="0.697cm" svg:height="0.73cm" svg:x="9.192cm" svg:y="1.405cm">
          <draw:text-box>
            <text:p><text:span text:style-name="T2">2</text:span></text:p>
          </draw:text-box>
        </draw:frame>
        <draw:frame draw:style-name="gr4" draw:text-style-name="P3" draw:layer="layout" svg:width="0.697cm" svg:height="0.73cm" svg:x="10.193cm" svg:y="1.405cm">
          <draw:text-box>
            <text:p><text:span text:style-name="T2">1</text:span></text:p>
          </draw:text-box>
        </draw:frame>
        <draw:frame draw:style-name="gr4" draw:text-style-name="P3" draw:layer="layout" svg:width="0.697cm" svg:height="0.73cm" svg:x="11.194cm" svg:y="1.405cm">
          <draw:text-box>
            <text:p><text:span text:style-name="T2">0</text:span></text:p>
          </draw:text-box>
        </draw:frame>
        <draw:frame draw:style-name="gr4" draw:text-style-name="P3" draw:layer="layout" svg:width="0.697cm" svg:height="0.73cm" svg:x="4.091cm" svg:y="4.391cm">
          <draw:text-box>
            <text:p><text:span text:style-name="T2">3</text:span></text:p>
          </draw:text-box>
        </draw:frame>
        <draw:frame draw:style-name="gr4" draw:text-style-name="P3" draw:layer="layout" svg:width="0.697cm" svg:height="0.73cm" svg:x="5.092cm" svg:y="4.391cm">
          <draw:text-box>
            <text:p><text:span text:style-name="T2">2</text:span></text:p>
          </draw:text-box>
        </draw:frame>
        <draw:frame draw:style-name="gr4" draw:text-style-name="P3" draw:layer="layout" svg:width="0.697cm" svg:height="0.73cm" svg:x="6.093cm" svg:y="4.391cm">
          <draw:text-box>
            <text:p><text:span text:style-name="T2">1</text:span></text:p>
          </draw:text-box>
        </draw:frame>
        <draw:frame draw:style-name="gr4" draw:text-style-name="P3" draw:layer="layout" svg:width="0.697cm" svg:height="0.73cm" svg:x="7.094cm" svg:y="4.391cm">
          <draw:text-box>
            <text:p><text:span text:style-name="T2">0</text:span></text:p>
          </draw:text-box>
        </draw:frame>
        <draw:frame draw:style-name="gr4" draw:text-style-name="P3" draw:layer="layout" svg:width="0.697cm" svg:height="0.73cm" svg:x="8.191cm" svg:y="4.391cm">
          <draw:text-box>
            <text:p><text:span text:style-name="T2">3</text:span></text:p>
          </draw:text-box>
        </draw:frame>
        <draw:frame draw:style-name="gr4" draw:text-style-name="P3" draw:layer="layout" svg:width="0.697cm" svg:height="0.73cm" svg:x="9.192cm" svg:y="4.391cm">
          <draw:text-box>
            <text:p><text:span text:style-name="T2">2</text:span></text:p>
          </draw:text-box>
        </draw:frame>
        <draw:frame draw:style-name="gr4" draw:text-style-name="P3" draw:layer="layout" svg:width="0.697cm" svg:height="0.73cm" svg:x="10.193cm" svg:y="4.391cm">
          <draw:text-box>
            <text:p><text:span text:style-name="T2">1</text:span></text:p>
          </draw:text-box>
        </draw:frame>
        <draw:frame draw:style-name="gr4" draw:text-style-name="P3" draw:layer="layout" svg:width="0.697cm" svg:height="0.73cm" svg:x="11.194cm" svg:y="4.391cm">
          <draw:text-box>
            <text:p><text:span text:style-name="T2">0</text:span></text:p>
          </draw:text-box>
        </draw:frame>
        <draw:frame draw:style-name="gr4" draw:text-style-name="P3" draw:layer="layout" svg:width="0.697cm" svg:height="0.73cm" svg:x="4.091cm" svg:y="4.091cm">
          <draw:text-box>
            <text:p><text:span text:style-name="T2">7</text:span></text:p>
          </draw:text-box>
        </draw:frame>
        <draw:frame draw:style-name="gr4" draw:text-style-name="P3" draw:layer="layout" svg:width="0.697cm" svg:height="0.73cm" svg:x="5.092cm" svg:y="4.091cm">
          <draw:text-box>
            <text:p><text:span text:style-name="T2">6</text:span></text:p>
          </draw:text-box>
        </draw:frame>
        <draw:frame draw:style-name="gr4" draw:text-style-name="P3" draw:layer="layout" svg:width="0.697cm" svg:height="0.73cm" svg:x="6.093cm" svg:y="4.091cm">
          <draw:text-box>
            <text:p><text:span text:style-name="T2">5</text:span></text:p>
          </draw:text-box>
        </draw:frame>
        <draw:frame draw:style-name="gr4" draw:text-style-name="P3" draw:layer="layout" svg:width="0.697cm" svg:height="0.73cm" svg:x="7.094cm" svg:y="4.091cm">
          <draw:text-box>
            <text:p><text:span text:style-name="T2">4</text:span></text:p>
          </draw:text-box>
        </draw:frame>
        <draw:frame draw:style-name="gr4" draw:text-style-name="P3" draw:layer="layout" svg:width="0.697cm" svg:height="0.73cm" svg:x="8.191cm" svg:y="4.091cm">
          <draw:text-box>
            <text:p><text:span text:style-name="T2">3</text:span></text:p>
          </draw:text-box>
        </draw:frame>
        <draw:frame draw:style-name="gr4" draw:text-style-name="P3" draw:layer="layout" svg:width="0.697cm" svg:height="0.73cm" svg:x="9.192cm" svg:y="4.091cm">
          <draw:text-box>
            <text:p><text:span text:style-name="T2">2</text:span></text:p>
          </draw:text-box>
        </draw:frame>
        <draw:frame draw:style-name="gr4" draw:text-style-name="P3" draw:layer="layout" svg:width="0.697cm" svg:height="0.73cm" svg:x="10.193cm" svg:y="4.091cm">
          <draw:text-box>
            <text:p><text:span text:style-name="T2">1</text:span></text:p>
          </draw:text-box>
        </draw:frame>
        <draw:frame draw:style-name="gr4" draw:text-style-name="P3" draw:layer="layout" svg:width="0.697cm" svg:height="0.73cm" svg:x="11.194cm" svg:y="4.091cm">
          <draw:text-box>
            <text:p><text:span text:style-name="T2">0</text:span></text:p>
          </draw:text-box>
        </draw:frame>
        <draw:line draw:style-name="gr5" draw:text-style-name="P4" draw:layer="layout" svg:x1="2.991cm" svg:y1="4.491cm" svg:x2="4.091cm" svg:y2="4.491cm">
          <text:p/>
        </draw:line>
        <draw:line draw:style-name="gr5" draw:text-style-name="P4" draw:layer="layout" svg:x1="3.041cm" svg:y1="4.791cm" svg:x2="4.141cm" svg:y2="4.791cm">
          <text:p/>
        </draw:line>
        <draw:frame draw:style-name="gr6" draw:text-style-name="P3" draw:layer="layout" svg:width="1.213cm" svg:height="0.73cm" svg:x="2.092cm" svg:y="4.091cm">
          <draw:text-box>
            <text:p><text:span text:style-name="T2">RmP</text:span></text:p>
          </draw:text-box>
        </draw:frame>
        <draw:frame draw:style-name="gr7" draw:text-style-name="P3" draw:layer="layout" svg:width="0.913cm" svg:height="0.73cm" svg:x="2.093cm" svg:y="4.391cm">
          <draw:text-box>
            <text:p><text:span text:style-name="T2">Rn</text:span></text:p>
          </draw:text-box>
        </draw:frame>
        <draw:frame draw:style-name="gr8" draw:text-style-name="P2" draw:layer="layout" svg:width="1.425cm" svg:height="0.886cm" svg:x="5.491cm" svg:y="5.105cm">
          <draw:text-box>
            <text:p><text:span text:style-name="T1">R0</text:span></text:p>
          </draw:text-box>
        </draw:frame>
        <draw:frame draw:style-name="gr8" draw:text-style-name="P2" draw:layer="layout" svg:width="1.425cm" svg:height="0.886cm" svg:x="9.391cm" svg:y="5.105cm">
          <draw:text-box>
            <text:p><text:span text:style-name="T1">R1</text:span></text:p>
          </draw:text-box>
        </draw:frame>
        <draw:frame draw:style-name="gr8" draw:text-style-name="P2" draw:layer="layout" svg:width="1.425cm" svg:height="0.886cm" svg:x="5.491cm" svg:y="6.305cm">
          <draw:text-box>
            <text:p><text:span text:style-name="T1">R2</text:span></text:p>
          </draw:text-box>
        </draw:frame>
        <draw:frame draw:style-name="gr8" draw:text-style-name="P2" draw:layer="layout" svg:width="1.425cm" svg:height="0.886cm" svg:x="9.391cm" svg:y="6.305cm">
          <draw:text-box>
            <text:p><text:span text:style-name="T1">R3</text:span></text:p>
          </draw:text-box>
        </draw:frame>
        <draw:frame draw:style-name="gr8" draw:text-style-name="P2" draw:layer="layout" svg:width="1.425cm" svg:height="0.886cm" svg:x="5.491cm" svg:y="7.505cm">
          <draw:text-box>
            <text:p><text:span text:style-name="T1">R4</text:span></text:p>
          </draw:text-box>
        </draw:frame>
        <draw:frame draw:style-name="gr8" draw:text-style-name="P2" draw:layer="layout" svg:width="1.425cm" svg:height="0.886cm" svg:x="9.391cm" svg:y="7.505cm">
          <draw:text-box>
            <text:p><text:span text:style-name="T1">R5</text:span></text:p>
          </draw:text-box>
        </draw:frame>
        <draw:frame draw:style-name="gr8" draw:text-style-name="P2" draw:layer="layout" svg:width="1.425cm" svg:height="0.886cm" svg:x="5.491cm" svg:y="8.705cm">
          <draw:text-box>
            <text:p><text:span text:style-name="T1">R6</text:span></text:p>
          </draw:text-box>
        </draw:frame>
        <draw:frame draw:style-name="gr8" draw:text-style-name="P2" draw:layer="layout" svg:width="1.425cm" svg:height="0.886cm" svg:x="9.391cm" svg:y="8.705cm">
          <draw:text-box>
            <text:p><text:span text:style-name="T1">R7</text:span></text:p>
          </draw:text-box>
        </draw:frame>
        <draw:frame draw:style-name="gr8" draw:text-style-name="P2" draw:layer="layout" svg:width="1.425cm" svg:height="0.886cm" svg:x="5.491cm" svg:y="9.905cm">
          <draw:text-box>
            <text:p><text:span text:style-name="T1">R8</text:span></text:p>
          </draw:text-box>
        </draw:frame>
        <draw:frame draw:style-name="gr8" draw:text-style-name="P2" draw:layer="layout" svg:width="1.425cm" svg:height="0.886cm" svg:x="9.391cm" svg:y="9.905cm">
          <draw:text-box>
            <text:p><text:span text:style-name="T1">R9</text:span></text:p>
          </draw:text-box>
        </draw:frame>
        <draw:frame draw:style-name="gr9" draw:text-style-name="P2" draw:layer="layout" svg:width="1.687cm" svg:height="0.886cm" svg:x="5.491cm" svg:y="11.105cm">
          <draw:text-box>
            <text:p><text:span text:style-name="T1">R10</text:span></text:p>
          </draw:text-box>
        </draw:frame>
        <draw:frame draw:style-name="gr9" draw:text-style-name="P2" draw:layer="layout" svg:width="1.687cm" svg:height="0.886cm" svg:x="9.391cm" svg:y="11.105cm">
          <draw:text-box>
            <text:p><text:span text:style-name="T1">R11</text:span></text:p>
          </draw:text-box>
        </draw:frame>
        <draw:frame draw:style-name="gr9" draw:text-style-name="P2" draw:layer="layout" svg:width="1.687cm" svg:height="0.886cm" svg:x="5.491cm" svg:y="12.305cm">
          <draw:text-box>
            <text:p><text:span text:style-name="T1">R12</text:span></text:p>
          </draw:text-box>
        </draw:frame>
        <draw:frame draw:style-name="gr9" draw:text-style-name="P2" draw:layer="layout" svg:width="1.687cm" svg:height="0.886cm" svg:x="9.391cm" svg:y="12.305cm">
          <draw:text-box>
            <text:p><text:span text:style-name="T1">R13</text:span></text:p>
          </draw:text-box>
        </draw:frame>
        <draw:frame draw:style-name="gr9" draw:text-style-name="P2" draw:layer="layout" svg:width="1.687cm" svg:height="0.886cm" svg:x="5.491cm" svg:y="13.505cm">
          <draw:text-box>
            <text:p><text:span text:style-name="T1">R14</text:span></text:p>
          </draw:text-box>
        </draw:frame>
        <draw:frame draw:style-name="gr9" draw:text-style-name="P2" draw:layer="layout" svg:width="1.687cm" svg:height="0.886cm" svg:x="9.391cm" svg:y="13.505cm">
          <draw:text-box>
            <text:p><text:span text:style-name="T1">R15</text:span></text:p>
          </draw:text-box>
        </draw:frame>
        <draw:frame draw:style-name="gr10" draw:text-style-name="P2" draw:layer="layout" svg:width="1.675cm" svg:height="0.886cm" svg:x="2.291cm" svg:y="5.105cm">
          <draw:text-box>
            <text:p><text:span text:style-name="T1">R0P</text:span></text:p>
          </draw:text-box>
        </draw:frame>
        <draw:frame draw:style-name="gr10" draw:text-style-name="P2" draw:layer="layout" svg:width="1.675cm" svg:height="0.886cm" svg:x="2.291cm" svg:y="6.305cm">
          <draw:text-box>
            <text:p><text:span text:style-name="T1">R1P</text:span></text:p>
          </draw:text-box>
        </draw:frame>
        <draw:frame draw:style-name="gr10" draw:text-style-name="P2" draw:layer="layout" svg:width="1.675cm" svg:height="0.886cm" svg:x="2.291cm" svg:y="7.505cm">
          <draw:text-box>
            <text:p><text:span text:style-name="T1">R2P</text:span></text:p>
          </draw:text-box>
        </draw:frame>
        <draw:frame draw:style-name="gr10" draw:text-style-name="P2" draw:layer="layout" svg:width="1.675cm" svg:height="0.886cm" svg:x="2.291cm" svg:y="8.705cm">
          <draw:text-box>
            <text:p><text:span text:style-name="T1">R3P</text:span></text:p>
          </draw:text-box>
        </draw:frame>
        <draw:frame draw:style-name="gr10" draw:text-style-name="P2" draw:layer="layout" svg:width="1.675cm" svg:height="0.886cm" svg:x="2.291cm" svg:y="9.905cm">
          <draw:text-box>
            <text:p><text:span text:style-name="T1">R4P</text:span></text:p>
          </draw:text-box>
        </draw:frame>
        <draw:frame draw:style-name="gr10" draw:text-style-name="P2" draw:layer="layout" svg:width="1.675cm" svg:height="0.886cm" svg:x="2.291cm" svg:y="11.105cm">
          <draw:text-box>
            <text:p><text:span text:style-name="T1">R5P</text:span></text:p>
          </draw:text-box>
        </draw:frame>
        <draw:frame draw:style-name="gr10" draw:text-style-name="P2" draw:layer="layout" svg:width="1.675cm" svg:height="0.886cm" svg:x="2.291cm" svg:y="12.305cm">
          <draw:text-box>
            <text:p><text:span text:style-name="T1">R6P</text:span></text:p>
          </draw:text-box>
        </draw:frame>
        <draw:frame draw:style-name="gr10" draw:text-style-name="P2" draw:layer="layout" svg:width="1.675cm" svg:height="0.886cm" svg:x="2.291cm" svg:y="13.505cm">
          <draw:text-box>
            <text:p><text:span text:style-name="T1">R7P</text:span></text:p>
          </draw:text-box>
        </draw:frame>
        <draw:custom-shape draw:style-name="gr11" draw:text-style-name="P4" draw:layer="layout" svg:width="0.709cm" svg:height="9.091cm" svg:x="1.791cm" svg:y="5cm">
          <text:p/>
          <draw:enhanced-geometry svg:viewBox="0 0 21600 21600" draw:glue-points="21600 0 0 10800 21600 21600" draw:text-areas="13800 ?f9 21600 ?f10" draw:type="left-brace" draw:modifiers="763.276900352233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frame draw:style-name="gr12" draw:text-style-name="P2" draw:layer="layout" svg:width="3.443cm" svg:height="0.725cm" draw:transform="rotate (1.5707963267949) translate (1.141cm 11.559cm)">
          <draw:text-box>
            <text:p><text:span text:style-name="T1">Index Registers</text:span></text:p>
          </draw:text-box>
        </draw:frame>
        <draw:frame draw:style-name="gr13" draw:text-style-name="P2" draw:layer="layout" svg:width="2.148cm" svg:height="0.725cm" svg:x="1.901cm" svg:y="2.091cm">
          <draw:text-box>
            <text:p><text:span text:style-name="T1">Carry Bit</text:span></text:p>
          </draw:text-box>
        </draw:frame>
        <draw:frame draw:style-name="gr14" draw:text-style-name="P2" draw:layer="layout" svg:width="2.855cm" svg:height="0.725cm" svg:x="5.291cm" svg:y="2.192cm">
          <draw:text-box>
            <text:p><text:span text:style-name="T1">Accumulator</text:span></text:p>
          </draw:text-box>
        </draw:frame>
        <draw:frame draw:style-name="gr4" draw:text-style-name="P3" draw:layer="layout" svg:width="0.697cm" svg:height="0.73cm" svg:x="9.091cm" svg:y="14.791cm">
          <draw:text-box>
            <text:p><text:span text:style-name="T2">2</text:span></text:p>
          </draw:text-box>
        </draw:frame>
        <draw:frame draw:style-name="gr4" draw:text-style-name="P3" draw:layer="layout" svg:width="0.697cm" svg:height="0.73cm" svg:x="10.092cm" svg:y="14.791cm">
          <draw:text-box>
            <text:p><text:span text:style-name="T2">1</text:span></text:p>
          </draw:text-box>
        </draw:frame>
        <draw:frame draw:style-name="gr4" draw:text-style-name="P3" draw:layer="layout" svg:width="0.697cm" svg:height="0.73cm" svg:x="11.093cm" svg:y="14.791cm">
          <draw:text-box>
            <text:p><text:span text:style-name="T2">0</text:span></text:p>
          </draw:text-box>
        </draw:frame>
        <draw:frame draw:style-name="gr15" draw:text-style-name="P2" draw:layer="layout" svg:width="1.349cm" svg:height="0.886cm" svg:x="9.956cm" svg:y="15.505cm">
          <draw:text-box>
            <text:p><text:span text:style-name="T1">DCL</text:span></text:p>
          </draw:text-box>
        </draw:frame>
        <draw:frame draw:style-name="gr16" draw:text-style-name="P2" draw:layer="layout" svg:width="5.397cm" svg:height="0.73cm" svg:x="3.5cm" svg:y="15.5cm">
          <draw:text-box>
            <text:p><text:span text:style-name="T1">Designate Command Line</text:span></text:p>
          </draw:text-box>
        </draw:frame>
        <draw:rect draw:style-name="gr1" draw:text-style-name="P1" draw:layer="layout" svg:width="12cm" svg:height="1cm" svg:x="13.99cm" svg:y="5cm">
          <text:p/>
        </draw:rect>
        <draw:frame draw:style-name="gr4" draw:text-style-name="P3" draw:layer="layout" svg:width="0.697cm" svg:height="0.73cm" svg:x="22.18cm" svg:y="4.391cm">
          <draw:text-box>
            <text:p><text:span text:style-name="T2">3</text:span></text:p>
          </draw:text-box>
        </draw:frame>
        <draw:frame draw:style-name="gr4" draw:text-style-name="P3" draw:layer="layout" svg:width="0.697cm" svg:height="0.73cm" svg:x="23.181cm" svg:y="4.391cm">
          <draw:text-box>
            <text:p><text:span text:style-name="T2">2</text:span></text:p>
          </draw:text-box>
        </draw:frame>
        <draw:frame draw:style-name="gr4" draw:text-style-name="P3" draw:layer="layout" svg:width="0.697cm" svg:height="0.73cm" svg:x="24.182cm" svg:y="4.391cm">
          <draw:text-box>
            <text:p><text:span text:style-name="T2">1</text:span></text:p>
          </draw:text-box>
        </draw:frame>
        <draw:frame draw:style-name="gr4" draw:text-style-name="P3" draw:layer="layout" svg:width="0.697cm" svg:height="0.73cm" svg:x="25.183cm" svg:y="4.391cm">
          <draw:text-box>
            <text:p><text:span text:style-name="T2">0</text:span></text:p>
          </draw:text-box>
        </draw:frame>
        <draw:frame draw:style-name="gr4" draw:text-style-name="P3" draw:layer="layout" svg:width="0.697cm" svg:height="0.73cm" svg:x="18.18cm" svg:y="4.391cm">
          <draw:text-box>
            <text:p><text:span text:style-name="T2">7</text:span></text:p>
          </draw:text-box>
        </draw:frame>
        <draw:frame draw:style-name="gr4" draw:text-style-name="P3" draw:layer="layout" svg:width="0.697cm" svg:height="0.73cm" svg:x="19.181cm" svg:y="4.391cm">
          <draw:text-box>
            <text:p><text:span text:style-name="T2">6</text:span></text:p>
          </draw:text-box>
        </draw:frame>
        <draw:frame draw:style-name="gr4" draw:text-style-name="P3" draw:layer="layout" svg:width="0.697cm" svg:height="0.73cm" svg:x="20.182cm" svg:y="4.391cm">
          <draw:text-box>
            <text:p><text:span text:style-name="T2">5</text:span></text:p>
          </draw:text-box>
        </draw:frame>
        <draw:frame draw:style-name="gr4" draw:text-style-name="P3" draw:layer="layout" svg:width="0.697cm" svg:height="0.73cm" svg:x="21.183cm" svg:y="4.391cm">
          <draw:text-box>
            <text:p><text:span text:style-name="T2">4</text:span></text:p>
          </draw:text-box>
        </draw:frame>
        <draw:frame draw:style-name="gr17" draw:text-style-name="P3" draw:layer="layout" svg:width="0.896cm" svg:height="0.73cm" svg:x="14.18cm" svg:y="4.391cm">
          <draw:text-box>
            <text:p><text:span text:style-name="T2">11</text:span></text:p>
          </draw:text-box>
        </draw:frame>
        <draw:frame draw:style-name="gr17" draw:text-style-name="P3" draw:layer="layout" svg:width="0.896cm" svg:height="0.73cm" svg:x="15.181cm" svg:y="4.391cm">
          <draw:text-box>
            <text:p><text:span text:style-name="T2">10</text:span></text:p>
          </draw:text-box>
        </draw:frame>
        <draw:frame draw:style-name="gr4" draw:text-style-name="P3" draw:layer="layout" svg:width="0.697cm" svg:height="0.73cm" svg:x="16.182cm" svg:y="4.391cm">
          <draw:text-box>
            <text:p><text:span text:style-name="T2">9</text:span></text:p>
          </draw:text-box>
        </draw:frame>
        <draw:frame draw:style-name="gr4" draw:text-style-name="P3" draw:layer="layout" svg:width="0.697cm" svg:height="0.73cm" svg:x="17.183cm" svg:y="4.391cm">
          <draw:text-box>
            <text:p><text:span text:style-name="T2">8</text:span></text:p>
          </draw:text-box>
        </draw:frame>
        <draw:frame draw:style-name="gr2" draw:text-style-name="P2" draw:layer="layout" svg:width="1.09cm" svg:height="0.886cm" svg:x="19.481cm" svg:y="5.105cm">
          <draw:text-box>
            <text:p><text:span text:style-name="T1">PC</text:span></text:p>
          </draw:text-box>
        </draw:frame>
        <draw:frame draw:style-name="gr18" draw:text-style-name="P2" draw:layer="layout" svg:width="9.207cm" svg:height="0.8cm" svg:x="13.993cm" svg:y="3.3cm">
          <draw:text-box>
            <text:p><text:span text:style-name="T1">Stack (Program Address Register)</text:span></text:p>
          </draw:text-box>
        </draw:frame>
        <draw:rect draw:style-name="gr1" draw:text-style-name="P1" draw:layer="layout" svg:width="12cm" svg:height="1cm" svg:x="13.99cm" svg:y="6cm">
          <text:p/>
        </draw:rect>
        <draw:rect draw:style-name="gr1" draw:text-style-name="P1" draw:layer="layout" svg:width="12cm" svg:height="1cm" svg:x="13.99cm" svg:y="7cm">
          <text:p/>
        </draw:rect>
        <draw:rect draw:style-name="gr1" draw:text-style-name="P1" draw:layer="layout" svg:width="12cm" svg:height="1cm" svg:x="13.99cm" svg:y="8cm">
          <text:p/>
        </draw:rect>
        <draw:rect draw:style-name="gr1" draw:text-style-name="P1" draw:layer="layout" svg:width="2cm" svg:height="1cm" svg:x="24cm" svg:y="10.5cm">
          <text:p/>
        </draw:rect>
        <draw:frame draw:style-name="gr19" draw:text-style-name="P2" draw:layer="layout" svg:width="1.336cm" svg:height="0.886cm" svg:x="24.412cm" svg:y="10.57cm">
          <draw:text-box>
            <text:p><text:span text:style-name="T1">SP</text:span></text:p>
          </draw:text-box>
        </draw:frame>
        <draw:frame draw:style-name="gr4" draw:text-style-name="P3" draw:layer="layout" svg:width="0.697cm" svg:height="0.73cm" svg:x="24.15cm" svg:y="9.77cm">
          <draw:text-box>
            <text:p><text:span text:style-name="T2">1</text:span></text:p>
          </draw:text-box>
        </draw:frame>
        <draw:frame draw:style-name="gr4" draw:text-style-name="P3" draw:layer="layout" svg:width="0.697cm" svg:height="0.73cm" svg:x="25.151cm" svg:y="9.77cm">
          <draw:text-box>
            <text:p><text:span text:style-name="T2">0</text:span></text:p>
          </draw:text-box>
        </draw:frame>
        <draw:line draw:style-name="gr20" draw:text-style-name="P4" draw:layer="layout" svg:x1="27.99cm" svg:y1="7cm" svg:x2="26.99cm" svg:y2="7cm">
          <text:p/>
        </draw:line>
        <draw:line draw:style-name="gr5" draw:text-style-name="P4" draw:layer="layout" svg:x1="28cm" svg:y1="11cm" svg:x2="26cm" svg:y2="11cm">
          <text:p/>
        </draw:line>
        <draw:line draw:style-name="gr5" draw:text-style-name="P4" draw:layer="layout" svg:x1="27.993cm" svg:y1="7cm" svg:x2="28cm" svg:y2="11cm">
          <text:p/>
        </draw:line>
        <draw:custom-shape draw:style-name="gr21" draw:text-style-name="P5" draw:layer="layout" svg:width="0.7cm" svg:height="2.7cm" svg:x="19.19cm" svg:y="5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style-name="gr21" draw:text-style-name="P5" draw:layer="layout" svg:width="0.7cm" svg:height="2.7cm" svg:x="20.19cm" svg:y="5.7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frame draw:style-name="gr22" draw:text-style-name="P7" draw:layer="layout" svg:width="2.592cm" svg:height="1.541cm" svg:x="16.603cm" svg:y="6.204cm">
          <draw:text-box>
            <text:p text:style-name="P6"><text:span text:style-name="T1">PUSH by</text:span></text:p>
            <text:p text:style-name="P6"><text:span text:style-name="T1">JMS</text:span></text:p>
          </draw:text-box>
        </draw:frame>
        <draw:frame draw:style-name="gr22" draw:text-style-name="P7" draw:layer="layout" svg:width="2.592cm" svg:height="1.541cm" svg:x="21.003cm" svg:y="6.204cm">
          <draw:text-box>
            <text:p text:style-name="P6"><text:span text:style-name="T1">POP by</text:span></text:p>
            <text:p text:style-name="P6"><text:span text:style-name="T1">BBL</text:span></text:p>
          </draw:text-box>
        </draw:frame>
        <draw:frame draw:style-name="gr23" draw:text-style-name="P2" draw:layer="layout" svg:width="3.302cm" svg:height="0.73cm" svg:x="23.387cm" svg:y="11.57cm">
          <draw:text-box>
            <text:p><text:span text:style-name="T1">(Stack Pointer)</text:span></text:p>
          </draw:text-box>
        </draw:frame>
        <draw:custom-shape draw:style-name="gr24" draw:text-style-name="P4" draw:layer="layout" svg:width="0.709cm" svg:height="4cm" svg:x="26.178cm" svg:y="5cm">
          <text:p/>
          <draw:enhanced-geometry svg:viewBox="0 0 21600 21600" draw:mirror-horizontal="true" draw:glue-points="21600 0 0 10800 21600 21600" draw:text-areas="13800 ?f9 21600 ?f10" draw:type="left-brace" draw:modifiers="763.276900352233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</draw:page>
      <draw:page draw:name="page2" draw:style-name="dp1" draw:master-page-name="標準">
        <draw:g draw:style-name="gr25">
          <draw:line draw:style-name="gr5" draw:text-style-name="P4" draw:layer="layout" svg:x1="6.013cm" svg:y1="2.101cm" svg:x2="6.113cm" svg:y2="1.701cm">
            <text:p/>
          </draw:line>
          <draw:line draw:style-name="gr5" draw:text-style-name="P4" draw:layer="layout" svg:x1="5.613cm" svg:y1="2.101cm" svg:x2="6.013cm" svg:y2="2.101cm">
            <text:p/>
          </draw:line>
          <draw:line draw:style-name="gr5" draw:text-style-name="P4" draw:layer="layout" svg:x1="5.613cm" svg:y1="2.101cm" svg:x2="5.513cm" svg:y2="1.701cm">
            <text:p/>
          </draw:line>
        </draw:g>
        <draw:g draw:style-name="gr25">
          <draw:line draw:style-name="gr5" draw:text-style-name="P4" draw:layer="layout" svg:x1="5.213cm" svg:y1="1.601cm" svg:x2="5.313cm" svg:y2="1.201cm">
            <text:p/>
          </draw:line>
          <draw:line draw:style-name="gr5" draw:text-style-name="P4" draw:layer="layout" svg:x1="4.813cm" svg:y1="1.601cm" svg:x2="5.213cm" svg:y2="1.601cm">
            <text:p/>
          </draw:line>
          <draw:line draw:style-name="gr5" draw:text-style-name="P4" draw:layer="layout" svg:x1="4.813cm" svg:y1="1.601cm" svg:x2="4.713cm" svg:y2="1.201cm">
            <text:p/>
          </draw:line>
        </draw:g>
        <draw:line draw:style-name="gr5" draw:text-style-name="P4" draw:layer="layout" svg:x1="5.513cm" svg:y1="1.701cm" svg:x2="4.513cm" svg:y2="1.701cm">
          <text:p/>
        </draw:line>
        <draw:line draw:style-name="gr5" draw:text-style-name="P4" draw:layer="layout" svg:x1="4.713cm" svg:y1="1.201cm" svg:x2="4.113cm" svg:y2="1.201cm">
          <text:p/>
        </draw:line>
        <draw:line draw:style-name="gr5" draw:text-style-name="P4" draw:layer="layout" svg:x1="4.413cm" svg:y1="2.101cm" svg:x2="4.513cm" svg:y2="1.701cm">
          <text:p/>
        </draw:line>
        <draw:line draw:style-name="gr5" draw:text-style-name="P4" draw:layer="layout" svg:x1="4.113cm" svg:y1="2.101cm" svg:x2="4.413cm" svg:y2="2.101cm">
          <text:p/>
        </draw:line>
        <draw:line draw:style-name="gr5" draw:text-style-name="P4" draw:layer="layout" svg:x1="6.313cm" svg:y1="1.201cm" svg:x2="5.313cm" svg:y2="1.201cm">
          <text:p/>
        </draw:line>
        <draw:g draw:style-name="gr25">
          <draw:line draw:style-name="gr5" draw:text-style-name="P4" draw:layer="layout" svg:x1="6.813cm" svg:y1="1.601cm" svg:x2="6.913cm" svg:y2="1.201cm">
            <text:p/>
          </draw:line>
          <draw:line draw:style-name="gr5" draw:text-style-name="P4" draw:layer="layout" svg:x1="6.413cm" svg:y1="1.601cm" svg:x2="6.813cm" svg:y2="1.601cm">
            <text:p/>
          </draw:line>
          <draw:line draw:style-name="gr5" draw:text-style-name="P4" draw:layer="layout" svg:x1="6.413cm" svg:y1="1.601cm" svg:x2="6.313cm" svg:y2="1.201cm">
            <text:p/>
          </draw:line>
        </draw:g>
        <draw:line draw:style-name="gr5" draw:text-style-name="P4" draw:layer="layout" svg:x1="7.913cm" svg:y1="1.201cm" svg:x2="6.913cm" svg:y2="1.201cm">
          <text:p/>
        </draw:line>
        <draw:g draw:style-name="gr25">
          <draw:line draw:style-name="gr5" draw:text-style-name="P4" draw:layer="layout" svg:x1="8.413cm" svg:y1="1.601cm" svg:x2="8.513cm" svg:y2="1.201cm">
            <text:p/>
          </draw:line>
          <draw:line draw:style-name="gr5" draw:text-style-name="P4" draw:layer="layout" svg:x1="8.013cm" svg:y1="1.601cm" svg:x2="8.413cm" svg:y2="1.601cm">
            <text:p/>
          </draw:line>
          <draw:line draw:style-name="gr5" draw:text-style-name="P4" draw:layer="layout" svg:x1="8.013cm" svg:y1="1.601cm" svg:x2="7.913cm" svg:y2="1.201cm">
            <text:p/>
          </draw:line>
        </draw:g>
        <draw:line draw:style-name="gr5" draw:text-style-name="P4" draw:layer="layout" svg:x1="9.513cm" svg:y1="1.201cm" svg:x2="8.513cm" svg:y2="1.201cm">
          <text:p/>
        </draw:line>
        <draw:g draw:style-name="gr25">
          <draw:line draw:style-name="gr5" draw:text-style-name="P4" draw:layer="layout" svg:x1="10.013cm" svg:y1="1.601cm" svg:x2="10.113cm" svg:y2="1.201cm">
            <text:p/>
          </draw:line>
          <draw:line draw:style-name="gr5" draw:text-style-name="P4" draw:layer="layout" svg:x1="9.613cm" svg:y1="1.601cm" svg:x2="10.013cm" svg:y2="1.601cm">
            <text:p/>
          </draw:line>
          <draw:line draw:style-name="gr5" draw:text-style-name="P4" draw:layer="layout" svg:x1="9.613cm" svg:y1="1.601cm" svg:x2="9.513cm" svg:y2="1.201cm">
            <text:p/>
          </draw:line>
        </draw:g>
        <draw:line draw:style-name="gr5" draw:text-style-name="P4" draw:layer="layout" svg:x1="11.113cm" svg:y1="1.201cm" svg:x2="10.113cm" svg:y2="1.201cm">
          <text:p/>
        </draw:line>
        <draw:g draw:style-name="gr25">
          <draw:line draw:style-name="gr5" draw:text-style-name="P4" draw:layer="layout" svg:x1="11.613cm" svg:y1="1.601cm" svg:x2="11.713cm" svg:y2="1.201cm">
            <text:p/>
          </draw:line>
          <draw:line draw:style-name="gr5" draw:text-style-name="P4" draw:layer="layout" svg:x1="11.213cm" svg:y1="1.601cm" svg:x2="11.613cm" svg:y2="1.601cm">
            <text:p/>
          </draw:line>
          <draw:line draw:style-name="gr5" draw:text-style-name="P4" draw:layer="layout" svg:x1="11.213cm" svg:y1="1.601cm" svg:x2="11.113cm" svg:y2="1.201cm">
            <text:p/>
          </draw:line>
        </draw:g>
        <draw:line draw:style-name="gr5" draw:text-style-name="P4" draw:layer="layout" svg:x1="12.713cm" svg:y1="1.201cm" svg:x2="11.713cm" svg:y2="1.201cm">
          <text:p/>
        </draw:line>
        <draw:g draw:style-name="gr25">
          <draw:line draw:style-name="gr5" draw:text-style-name="P4" draw:layer="layout" svg:x1="13.213cm" svg:y1="1.601cm" svg:x2="13.313cm" svg:y2="1.201cm">
            <text:p/>
          </draw:line>
          <draw:line draw:style-name="gr5" draw:text-style-name="P4" draw:layer="layout" svg:x1="12.813cm" svg:y1="1.601cm" svg:x2="13.213cm" svg:y2="1.601cm">
            <text:p/>
          </draw:line>
          <draw:line draw:style-name="gr5" draw:text-style-name="P4" draw:layer="layout" svg:x1="12.813cm" svg:y1="1.601cm" svg:x2="12.713cm" svg:y2="1.201cm">
            <text:p/>
          </draw:line>
        </draw:g>
        <draw:line draw:style-name="gr5" draw:text-style-name="P4" draw:layer="layout" svg:x1="14.313cm" svg:y1="1.201cm" svg:x2="13.313cm" svg:y2="1.201cm">
          <text:p/>
        </draw:line>
        <draw:g draw:style-name="gr25">
          <draw:line draw:style-name="gr5" draw:text-style-name="P4" draw:layer="layout" svg:x1="14.813cm" svg:y1="1.601cm" svg:x2="14.913cm" svg:y2="1.201cm">
            <text:p/>
          </draw:line>
          <draw:line draw:style-name="gr5" draw:text-style-name="P4" draw:layer="layout" svg:x1="14.413cm" svg:y1="1.601cm" svg:x2="14.813cm" svg:y2="1.601cm">
            <text:p/>
          </draw:line>
          <draw:line draw:style-name="gr5" draw:text-style-name="P4" draw:layer="layout" svg:x1="14.413cm" svg:y1="1.601cm" svg:x2="14.313cm" svg:y2="1.201cm">
            <text:p/>
          </draw:line>
        </draw:g>
        <draw:line draw:style-name="gr5" draw:text-style-name="P4" draw:layer="layout" svg:x1="15.913cm" svg:y1="1.201cm" svg:x2="14.913cm" svg:y2="1.201cm">
          <text:p/>
        </draw:line>
        <draw:g draw:style-name="gr25">
          <draw:line draw:style-name="gr5" draw:text-style-name="P4" draw:layer="layout" svg:x1="16.413cm" svg:y1="1.601cm" svg:x2="16.513cm" svg:y2="1.201cm">
            <text:p/>
          </draw:line>
          <draw:line draw:style-name="gr5" draw:text-style-name="P4" draw:layer="layout" svg:x1="16.013cm" svg:y1="1.601cm" svg:x2="16.413cm" svg:y2="1.601cm">
            <text:p/>
          </draw:line>
          <draw:line draw:style-name="gr5" draw:text-style-name="P4" draw:layer="layout" svg:x1="16.013cm" svg:y1="1.601cm" svg:x2="15.913cm" svg:y2="1.201cm">
            <text:p/>
          </draw:line>
        </draw:g>
        <draw:line draw:style-name="gr5" draw:text-style-name="P4" draw:layer="layout" svg:x1="17.513cm" svg:y1="1.201cm" svg:x2="16.513cm" svg:y2="1.201cm">
          <text:p/>
        </draw:line>
        <draw:g draw:style-name="gr25">
          <draw:line draw:style-name="gr5" draw:text-style-name="P4" draw:layer="layout" svg:x1="18.013cm" svg:y1="1.601cm" svg:x2="18.113cm" svg:y2="1.201cm">
            <text:p/>
          </draw:line>
          <draw:line draw:style-name="gr5" draw:text-style-name="P4" draw:layer="layout" svg:x1="17.613cm" svg:y1="1.601cm" svg:x2="18.013cm" svg:y2="1.601cm">
            <text:p/>
          </draw:line>
          <draw:line draw:style-name="gr5" draw:text-style-name="P4" draw:layer="layout" svg:x1="17.613cm" svg:y1="1.601cm" svg:x2="17.513cm" svg:y2="1.201cm">
            <text:p/>
          </draw:line>
        </draw:g>
        <draw:line draw:style-name="gr5" draw:text-style-name="P4" draw:layer="layout" svg:x1="19.113cm" svg:y1="1.201cm" svg:x2="18.113cm" svg:y2="1.201cm">
          <text:p/>
        </draw:line>
        <draw:g draw:style-name="gr25">
          <draw:line draw:style-name="gr5" draw:text-style-name="P4" draw:layer="layout" svg:x1="7.613cm" svg:y1="2.101cm" svg:x2="7.713cm" svg:y2="1.701cm">
            <text:p/>
          </draw:line>
          <draw:line draw:style-name="gr5" draw:text-style-name="P4" draw:layer="layout" svg:x1="7.213cm" svg:y1="2.101cm" svg:x2="7.613cm" svg:y2="2.101cm">
            <text:p/>
          </draw:line>
          <draw:line draw:style-name="gr5" draw:text-style-name="P4" draw:layer="layout" svg:x1="7.213cm" svg:y1="2.101cm" svg:x2="7.113cm" svg:y2="1.701cm">
            <text:p/>
          </draw:line>
        </draw:g>
        <draw:line draw:style-name="gr5" draw:text-style-name="P4" draw:layer="layout" svg:x1="7.113cm" svg:y1="1.701cm" svg:x2="6.113cm" svg:y2="1.701cm">
          <text:p/>
        </draw:line>
        <draw:g draw:style-name="gr25">
          <draw:line draw:style-name="gr5" draw:text-style-name="P4" draw:layer="layout" svg:x1="9.213cm" svg:y1="2.101cm" svg:x2="9.313cm" svg:y2="1.701cm">
            <text:p/>
          </draw:line>
          <draw:line draw:style-name="gr5" draw:text-style-name="P4" draw:layer="layout" svg:x1="8.813cm" svg:y1="2.101cm" svg:x2="9.213cm" svg:y2="2.101cm">
            <text:p/>
          </draw:line>
          <draw:line draw:style-name="gr5" draw:text-style-name="P4" draw:layer="layout" svg:x1="8.813cm" svg:y1="2.101cm" svg:x2="8.713cm" svg:y2="1.701cm">
            <text:p/>
          </draw:line>
        </draw:g>
        <draw:line draw:style-name="gr5" draw:text-style-name="P4" draw:layer="layout" svg:x1="8.713cm" svg:y1="1.701cm" svg:x2="7.713cm" svg:y2="1.701cm">
          <text:p/>
        </draw:line>
        <draw:g draw:style-name="gr25">
          <draw:line draw:style-name="gr5" draw:text-style-name="P4" draw:layer="layout" svg:x1="10.813cm" svg:y1="2.101cm" svg:x2="10.913cm" svg:y2="1.701cm">
            <text:p/>
          </draw:line>
          <draw:line draw:style-name="gr5" draw:text-style-name="P4" draw:layer="layout" svg:x1="10.413cm" svg:y1="2.101cm" svg:x2="10.813cm" svg:y2="2.101cm">
            <text:p/>
          </draw:line>
          <draw:line draw:style-name="gr5" draw:text-style-name="P4" draw:layer="layout" svg:x1="10.413cm" svg:y1="2.101cm" svg:x2="10.313cm" svg:y2="1.701cm">
            <text:p/>
          </draw:line>
        </draw:g>
        <draw:line draw:style-name="gr5" draw:text-style-name="P4" draw:layer="layout" svg:x1="10.313cm" svg:y1="1.701cm" svg:x2="9.313cm" svg:y2="1.701cm">
          <text:p/>
        </draw:line>
        <draw:g draw:style-name="gr25">
          <draw:line draw:style-name="gr5" draw:text-style-name="P4" draw:layer="layout" svg:x1="12.413cm" svg:y1="2.101cm" svg:x2="12.513cm" svg:y2="1.701cm">
            <text:p/>
          </draw:line>
          <draw:line draw:style-name="gr5" draw:text-style-name="P4" draw:layer="layout" svg:x1="12.013cm" svg:y1="2.101cm" svg:x2="12.413cm" svg:y2="2.101cm">
            <text:p/>
          </draw:line>
          <draw:line draw:style-name="gr5" draw:text-style-name="P4" draw:layer="layout" svg:x1="12.013cm" svg:y1="2.101cm" svg:x2="11.913cm" svg:y2="1.701cm">
            <text:p/>
          </draw:line>
        </draw:g>
        <draw:line draw:style-name="gr5" draw:text-style-name="P4" draw:layer="layout" svg:x1="11.913cm" svg:y1="1.701cm" svg:x2="10.913cm" svg:y2="1.701cm">
          <text:p/>
        </draw:line>
        <draw:g draw:style-name="gr25">
          <draw:line draw:style-name="gr5" draw:text-style-name="P4" draw:layer="layout" svg:x1="14.013cm" svg:y1="2.101cm" svg:x2="14.113cm" svg:y2="1.701cm">
            <text:p/>
          </draw:line>
          <draw:line draw:style-name="gr5" draw:text-style-name="P4" draw:layer="layout" svg:x1="13.613cm" svg:y1="2.101cm" svg:x2="14.013cm" svg:y2="2.101cm">
            <text:p/>
          </draw:line>
          <draw:line draw:style-name="gr5" draw:text-style-name="P4" draw:layer="layout" svg:x1="13.613cm" svg:y1="2.101cm" svg:x2="13.513cm" svg:y2="1.701cm">
            <text:p/>
          </draw:line>
        </draw:g>
        <draw:line draw:style-name="gr5" draw:text-style-name="P4" draw:layer="layout" svg:x1="13.513cm" svg:y1="1.701cm" svg:x2="12.513cm" svg:y2="1.701cm">
          <text:p/>
        </draw:line>
        <draw:g draw:style-name="gr25">
          <draw:line draw:style-name="gr5" draw:text-style-name="P4" draw:layer="layout" svg:x1="15.613cm" svg:y1="2.101cm" svg:x2="15.713cm" svg:y2="1.701cm">
            <text:p/>
          </draw:line>
          <draw:line draw:style-name="gr5" draw:text-style-name="P4" draw:layer="layout" svg:x1="15.213cm" svg:y1="2.101cm" svg:x2="15.613cm" svg:y2="2.101cm">
            <text:p/>
          </draw:line>
          <draw:line draw:style-name="gr5" draw:text-style-name="P4" draw:layer="layout" svg:x1="15.213cm" svg:y1="2.101cm" svg:x2="15.113cm" svg:y2="1.701cm">
            <text:p/>
          </draw:line>
        </draw:g>
        <draw:line draw:style-name="gr5" draw:text-style-name="P4" draw:layer="layout" svg:x1="15.113cm" svg:y1="1.701cm" svg:x2="14.113cm" svg:y2="1.701cm">
          <text:p/>
        </draw:line>
        <draw:g draw:style-name="gr25">
          <draw:line draw:style-name="gr5" draw:text-style-name="P4" draw:layer="layout" svg:x1="17.213cm" svg:y1="2.101cm" svg:x2="17.313cm" svg:y2="1.701cm">
            <text:p/>
          </draw:line>
          <draw:line draw:style-name="gr5" draw:text-style-name="P4" draw:layer="layout" svg:x1="16.813cm" svg:y1="2.101cm" svg:x2="17.213cm" svg:y2="2.101cm">
            <text:p/>
          </draw:line>
          <draw:line draw:style-name="gr5" draw:text-style-name="P4" draw:layer="layout" svg:x1="16.813cm" svg:y1="2.101cm" svg:x2="16.713cm" svg:y2="1.701cm">
            <text:p/>
          </draw:line>
        </draw:g>
        <draw:line draw:style-name="gr5" draw:text-style-name="P4" draw:layer="layout" svg:x1="16.713cm" svg:y1="1.701cm" svg:x2="15.713cm" svg:y2="1.701cm">
          <text:p/>
        </draw:line>
        <draw:g draw:style-name="gr25">
          <draw:line draw:style-name="gr5" draw:text-style-name="P4" draw:layer="layout" svg:x1="18.813cm" svg:y1="2.101cm" svg:x2="18.913cm" svg:y2="1.701cm">
            <text:p/>
          </draw:line>
          <draw:line draw:style-name="gr5" draw:text-style-name="P4" draw:layer="layout" svg:x1="18.413cm" svg:y1="2.101cm" svg:x2="18.813cm" svg:y2="2.101cm">
            <text:p/>
          </draw:line>
          <draw:line draw:style-name="gr5" draw:text-style-name="P4" draw:layer="layout" svg:x1="18.413cm" svg:y1="2.101cm" svg:x2="18.313cm" svg:y2="1.701cm">
            <text:p/>
          </draw:line>
        </draw:g>
        <draw:line draw:style-name="gr5" draw:text-style-name="P4" draw:layer="layout" svg:x1="18.313cm" svg:y1="1.701cm" svg:x2="17.313cm" svg:y2="1.701cm">
          <text:p/>
        </draw:line>
        <draw:line draw:style-name="gr5" draw:text-style-name="P4" draw:layer="layout" svg:x1="19.213cm" svg:y1="1.701cm" svg:x2="18.913cm" svg:y2="1.701cm">
          <text:p/>
        </draw:line>
        <draw:frame draw:style-name="gr26" draw:text-style-name="P8" draw:layer="layout" svg:width="0.87cm" svg:height="0.526cm" svg:x="3.371cm" svg:y="1.071cm">
          <draw:text-box>
            <text:p><text:span text:style-name="T3">φ1</text:span></text:p>
          </draw:text-box>
        </draw:frame>
        <draw:frame draw:style-name="gr26" draw:text-style-name="P8" draw:layer="layout" svg:width="0.87cm" svg:height="0.526cm" svg:x="3.372cm" svg:y="1.671cm">
          <draw:text-box>
            <text:p><text:span text:style-name="T3">φ2</text:span></text:p>
          </draw:text-box>
        </draw:frame>
        <draw:line draw:style-name="gr5" draw:text-style-name="P4" draw:layer="layout" svg:x1="4.113cm" svg:y1="2.201cm" svg:x2="4.513cm" svg:y2="2.201cm">
          <text:p/>
        </draw:line>
        <draw:g draw:style-name="gr25">
          <draw:line draw:style-name="gr5" draw:text-style-name="P4" draw:layer="layout" svg:x1="4.513cm" svg:y1="2.201cm" svg:x2="4.613cm" svg:y2="2.601cm">
            <text:p/>
          </draw:line>
          <draw:line draw:style-name="gr5" draw:text-style-name="P4" draw:layer="layout" svg:x1="4.613cm" svg:y1="2.601cm" svg:x2="6.113cm" svg:y2="2.601cm">
            <text:p/>
          </draw:line>
          <draw:line draw:style-name="gr5" draw:text-style-name="P4" draw:layer="layout" svg:x1="6.213cm" svg:y1="2.201cm" svg:x2="6.113cm" svg:y2="2.601cm">
            <text:p/>
          </draw:line>
        </draw:g>
        <draw:g draw:style-name="gr25">
          <draw:line draw:style-name="gr5" draw:text-style-name="P4" draw:layer="layout" svg:x1="17.313cm" svg:y1="2.201cm" svg:x2="17.413cm" svg:y2="2.601cm">
            <text:p/>
          </draw:line>
          <draw:line draw:style-name="gr5" draw:text-style-name="P4" draw:layer="layout" svg:x1="17.413cm" svg:y1="2.601cm" svg:x2="18.913cm" svg:y2="2.601cm">
            <text:p/>
          </draw:line>
          <draw:line draw:style-name="gr5" draw:text-style-name="P4" draw:layer="layout" svg:x1="19.013cm" svg:y1="2.201cm" svg:x2="18.913cm" svg:y2="2.601cm">
            <text:p/>
          </draw:line>
        </draw:g>
        <draw:line draw:style-name="gr5" draw:text-style-name="P4" draw:layer="layout" svg:x1="6.213cm" svg:y1="2.201cm" svg:x2="17.313cm" svg:y2="2.201cm">
          <text:p/>
        </draw:line>
        <draw:line draw:style-name="gr5" draw:text-style-name="P4" draw:layer="layout" svg:x1="19.213cm" svg:y1="2.201cm" svg:x2="19.013cm" svg:y2="2.201cm">
          <text:p/>
        </draw:line>
        <draw:frame draw:style-name="gr27" draw:text-style-name="P9" draw:layer="layout" svg:width="1.09cm" svg:height="0.569cm" svg:x="3.213cm" svg:y="2.201cm">
          <draw:text-box>
            <text:p><text:span text:style-name="T4">SYNC</text:span></text:p>
          </draw:text-box>
        </draw:frame>
        <draw:rect draw:style-name="gr1" draw:text-style-name="P1" draw:layer="layout" svg:width="1.6cm" svg:height="0.4cm" svg:x="4.513cm" svg:y="2.701cm">
          <text:p/>
        </draw:rect>
        <draw:rect draw:style-name="gr28" draw:text-style-name="P10" draw:layer="layout" svg:width="1.6cm" svg:height="0.4cm" svg:x="6.113cm" svg:y="2.701cm">
          <text:p/>
        </draw:rect>
        <draw:rect draw:style-name="gr28" draw:text-style-name="P10" draw:layer="layout" svg:width="1.6cm" svg:height="0.4cm" svg:x="7.713cm" svg:y="2.701cm">
          <text:p/>
        </draw:rect>
        <draw:rect draw:style-name="gr28" draw:text-style-name="P10" draw:layer="layout" svg:width="1.6cm" svg:height="0.4cm" svg:x="9.313cm" svg:y="2.701cm">
          <text:p/>
        </draw:rect>
        <draw:rect draw:style-name="gr28" draw:text-style-name="P10" draw:layer="layout" svg:width="1.6cm" svg:height="0.4cm" svg:x="10.913cm" svg:y="2.701cm">
          <text:p/>
        </draw:rect>
        <draw:rect draw:style-name="gr28" draw:text-style-name="P10" draw:layer="layout" svg:width="1.6cm" svg:height="0.4cm" svg:x="12.513cm" svg:y="2.701cm">
          <text:p/>
        </draw:rect>
        <draw:rect draw:style-name="gr28" draw:text-style-name="P10" draw:layer="layout" svg:width="1.6cm" svg:height="0.4cm" svg:x="14.113cm" svg:y="2.701cm">
          <text:p/>
        </draw:rect>
        <draw:rect draw:style-name="gr28" draw:text-style-name="P10" draw:layer="layout" svg:width="1.6cm" svg:height="0.4cm" svg:x="15.713cm" svg:y="2.701cm">
          <text:p/>
        </draw:rect>
        <draw:rect draw:style-name="gr28" draw:text-style-name="P10" draw:layer="layout" svg:width="1.6cm" svg:height="0.4cm" svg:x="17.313cm" svg:y="2.701cm">
          <text:p/>
        </draw:rect>
        <draw:frame draw:style-name="gr29" draw:text-style-name="P9" draw:layer="layout" svg:width="1.349cm" svg:height="0.569cm" svg:x="3.213cm" svg:y="2.702cm">
          <draw:text-box>
            <text:p><text:span text:style-name="T4">State</text:span></text:p>
          </draw:text-box>
        </draw:frame>
        <draw:frame draw:style-name="gr30" draw:text-style-name="P9" draw:layer="layout" svg:width="0.773cm" svg:height="0.569cm" svg:x="4.913cm" svg:y="2.701cm">
          <draw:text-box>
            <text:p><text:span text:style-name="T4">X3</text:span></text:p>
          </draw:text-box>
        </draw:frame>
        <draw:frame draw:style-name="gr31" draw:text-style-name="P9" draw:layer="layout" svg:width="0.777cm" svg:height="0.569cm" svg:x="6.514cm" svg:y="2.702cm">
          <draw:text-box>
            <text:p><text:span text:style-name="T4">A1</text:span></text:p>
          </draw:text-box>
        </draw:frame>
        <draw:frame draw:style-name="gr31" draw:text-style-name="P9" draw:layer="layout" svg:width="0.777cm" svg:height="0.569cm" svg:x="8.115cm" svg:y="2.703cm">
          <draw:text-box>
            <text:p><text:span text:style-name="T4">A2</text:span></text:p>
          </draw:text-box>
        </draw:frame>
        <draw:frame draw:style-name="gr31" draw:text-style-name="P9" draw:layer="layout" svg:width="0.777cm" svg:height="0.569cm" svg:x="9.716cm" svg:y="2.704cm">
          <draw:text-box>
            <text:p><text:span text:style-name="T4">A3</text:span></text:p>
          </draw:text-box>
        </draw:frame>
        <draw:frame draw:style-name="gr32" draw:text-style-name="P9" draw:layer="layout" svg:width="0.807cm" svg:height="0.569cm" svg:x="11.313cm" svg:y="2.705cm">
          <draw:text-box>
            <text:p><text:span text:style-name="T4">M1</text:span></text:p>
          </draw:text-box>
        </draw:frame>
        <draw:frame draw:style-name="gr32" draw:text-style-name="P9" draw:layer="layout" svg:width="0.807cm" svg:height="0.569cm" svg:x="12.914cm" svg:y="2.706cm">
          <draw:text-box>
            <text:p><text:span text:style-name="T4">M2</text:span></text:p>
          </draw:text-box>
        </draw:frame>
        <draw:frame draw:style-name="gr30" draw:text-style-name="P9" draw:layer="layout" svg:width="0.773cm" svg:height="0.569cm" svg:x="14.506cm" svg:y="2.707cm">
          <draw:text-box>
            <text:p><text:span text:style-name="T4">X1</text:span></text:p>
          </draw:text-box>
        </draw:frame>
        <draw:frame draw:style-name="gr30" draw:text-style-name="P9" draw:layer="layout" svg:width="0.773cm" svg:height="0.569cm" svg:x="16.113cm" svg:y="2.708cm">
          <draw:text-box>
            <text:p><text:span text:style-name="T4">X2</text:span></text:p>
          </draw:text-box>
        </draw:frame>
        <draw:frame draw:style-name="gr30" draw:text-style-name="P9" draw:layer="layout" svg:width="0.773cm" svg:height="0.569cm" svg:x="17.74cm" svg:y="2.709cm">
          <draw:text-box>
            <text:p><text:span text:style-name="T4">X3</text:span></text:p>
          </draw:text-box>
        </draw:frame>
        <draw:g draw:style-name="gr25">
          <draw:line draw:style-name="gr5" draw:text-style-name="P4" draw:layer="layout" svg:x1="9.313cm" svg:y1="3.301cm" svg:x2="9.413cm" svg:y2="3.701cm">
            <text:p/>
          </draw:line>
          <draw:line draw:style-name="gr5" draw:text-style-name="P4" draw:layer="layout" svg:x1="9.413cm" svg:y1="3.701cm" svg:x2="10.913cm" svg:y2="3.701cm">
            <text:p/>
          </draw:line>
          <draw:line draw:style-name="gr5" draw:text-style-name="P4" draw:layer="layout" svg:x1="11.013cm" svg:y1="3.301cm" svg:x2="10.913cm" svg:y2="3.701cm">
            <text:p/>
          </draw:line>
        </draw:g>
        <draw:line draw:style-name="gr33" draw:text-style-name="P4" draw:layer="layout" svg:x1="1.113cm" svg:y1="3.201cm" svg:x2="19.413cm" svg:y2="3.201cm">
          <text:p/>
        </draw:line>
        <draw:line draw:style-name="gr33" draw:text-style-name="P4" draw:layer="layout" svg:x1="1.113cm" svg:y1="1.101cm" svg:x2="19.413cm" svg:y2="1.101cm">
          <text:p/>
        </draw:line>
        <draw:line draw:style-name="gr5" draw:text-style-name="P4" draw:layer="layout" svg:x1="9.313cm" svg:y1="3.301cm" svg:x2="4.113cm" svg:y2="3.301cm">
          <text:p/>
        </draw:line>
        <draw:line draw:style-name="gr5" draw:text-style-name="P4" draw:layer="layout" svg:x1="19.213cm" svg:y1="3.301cm" svg:x2="11.013cm" svg:y2="3.301cm">
          <text:p/>
        </draw:line>
        <draw:frame draw:style-name="gr34" draw:text-style-name="P9" draw:layer="layout" svg:width="1.395cm" svg:height="0.569cm" svg:x="2.514cm" svg:y="3.203cm">
          <draw:text-box>
            <text:p><text:span text:style-name="T4">CM-ROM</text:span></text:p>
          </draw:text-box>
        </draw:frame>
        <draw:frame draw:style-name="gr35" draw:text-style-name="P9" draw:layer="layout" svg:width="1.916cm" svg:height="0.569cm" svg:x="2.515cm" svg:y="3.704cm">
          <draw:text-box>
            <text:p><text:span text:style-name="T4">CM-RAMx</text:span></text:p>
          </draw:text-box>
        </draw:frame>
        <draw:line draw:style-name="gr5" draw:text-style-name="P4" draw:layer="layout" svg:x1="19.213cm" svg:y1="3.801cm" svg:x2="4.113cm" svg:y2="3.801cm">
          <text:p/>
        </draw:line>
        <draw:frame draw:style-name="gr36" draw:text-style-name="P9" draw:layer="layout" svg:width="1.201cm" svg:height="0.569cm" svg:x="2.516cm" svg:y="4.205cm">
          <draw:text-box>
            <text:p><text:span text:style-name="T4">D[3:0]</text:span></text:p>
          </draw:text-box>
        </draw:frame>
        <draw:g draw:style-name="gr25">
          <draw:line draw:style-name="gr5" draw:text-style-name="P4" draw:layer="layout" svg:x1="6.113cm" svg:y1="4.301cm" svg:x2="6.213cm" svg:y2="4.701cm">
            <text:p/>
          </draw:line>
          <draw:line draw:style-name="gr5" draw:text-style-name="P4" draw:layer="layout" svg:x1="6.213cm" svg:y1="4.701cm" svg:x2="7.713cm" svg:y2="4.701cm">
            <text:p/>
          </draw:line>
          <draw:line draw:style-name="gr5" draw:text-style-name="P4" draw:layer="layout" svg:x1="7.813cm" svg:y1="4.301cm" svg:x2="7.713cm" svg:y2="4.701cm">
            <text:p/>
          </draw:line>
        </draw:g>
        <draw:line draw:style-name="gr5" draw:text-style-name="P4" draw:layer="layout" svg:x1="6.097cm" svg:y1="4.71cm" svg:x2="4.097cm" svg:y2="4.71cm">
          <text:p/>
        </draw:line>
        <draw:line draw:style-name="gr5" draw:text-style-name="P4" draw:layer="layout" svg:x1="6.113cm" svg:y1="4.301cm" svg:x2="4.113cm" svg:y2="4.301cm">
          <text:p/>
        </draw:line>
        <draw:g draw:style-name="gr25">
          <draw:line draw:style-name="gr5" draw:text-style-name="P4" draw:layer="layout" svg:x1="4.113cm" svg:y1="4.701cm" svg:x2="4.213cm" svg:y2="4.301cm">
            <text:p/>
          </draw:line>
          <draw:line draw:style-name="gr5" draw:text-style-name="P4" draw:layer="layout" svg:x1="4.213cm" svg:y1="4.701cm" svg:x2="4.313cm" svg:y2="4.301cm">
            <text:p/>
          </draw:line>
          <draw:line draw:style-name="gr5" draw:text-style-name="P4" draw:layer="layout" svg:x1="4.313cm" svg:y1="4.701cm" svg:x2="4.413cm" svg:y2="4.301cm">
            <text:p/>
          </draw:line>
          <draw:line draw:style-name="gr5" draw:text-style-name="P4" draw:layer="layout" svg:x1="4.413cm" svg:y1="4.701cm" svg:x2="4.513cm" svg:y2="4.301cm">
            <text:p/>
          </draw:line>
        </draw:g>
        <draw:g draw:style-name="gr25">
          <draw:line draw:style-name="gr5" draw:text-style-name="P4" draw:layer="layout" svg:x1="4.513cm" svg:y1="4.701cm" svg:x2="4.613cm" svg:y2="4.301cm">
            <text:p/>
          </draw:line>
          <draw:line draw:style-name="gr5" draw:text-style-name="P4" draw:layer="layout" svg:x1="4.613cm" svg:y1="4.701cm" svg:x2="4.713cm" svg:y2="4.301cm">
            <text:p/>
          </draw:line>
          <draw:line draw:style-name="gr5" draw:text-style-name="P4" draw:layer="layout" svg:x1="4.713cm" svg:y1="4.701cm" svg:x2="4.813cm" svg:y2="4.301cm">
            <text:p/>
          </draw:line>
          <draw:line draw:style-name="gr5" draw:text-style-name="P4" draw:layer="layout" svg:x1="4.813cm" svg:y1="4.701cm" svg:x2="4.913cm" svg:y2="4.301cm">
            <text:p/>
          </draw:line>
          <draw:line draw:style-name="gr5" draw:text-style-name="P4" draw:layer="layout" svg:x1="4.913cm" svg:y1="4.701cm" svg:x2="5.013cm" svg:y2="4.301cm">
            <text:p/>
          </draw:line>
          <draw:line draw:style-name="gr5" draw:text-style-name="P4" draw:layer="layout" svg:x1="5.013cm" svg:y1="4.701cm" svg:x2="5.113cm" svg:y2="4.301cm">
            <text:p/>
          </draw:line>
          <draw:line draw:style-name="gr5" draw:text-style-name="P4" draw:layer="layout" svg:x1="5.113cm" svg:y1="4.701cm" svg:x2="5.213cm" svg:y2="4.301cm">
            <text:p/>
          </draw:line>
          <draw:line draw:style-name="gr5" draw:text-style-name="P4" draw:layer="layout" svg:x1="5.213cm" svg:y1="4.701cm" svg:x2="5.313cm" svg:y2="4.301cm">
            <text:p/>
          </draw:line>
          <draw:line draw:style-name="gr5" draw:text-style-name="P4" draw:layer="layout" svg:x1="5.313cm" svg:y1="4.701cm" svg:x2="5.413cm" svg:y2="4.301cm">
            <text:p/>
          </draw:line>
          <draw:line draw:style-name="gr5" draw:text-style-name="P4" draw:layer="layout" svg:x1="5.413cm" svg:y1="4.701cm" svg:x2="5.513cm" svg:y2="4.301cm">
            <text:p/>
          </draw:line>
          <draw:line draw:style-name="gr5" draw:text-style-name="P4" draw:layer="layout" svg:x1="5.513cm" svg:y1="4.701cm" svg:x2="5.613cm" svg:y2="4.301cm">
            <text:p/>
          </draw:line>
          <draw:line draw:style-name="gr5" draw:text-style-name="P4" draw:layer="layout" svg:x1="5.613cm" svg:y1="4.701cm" svg:x2="5.713cm" svg:y2="4.301cm">
            <text:p/>
          </draw:line>
          <draw:line draw:style-name="gr5" draw:text-style-name="P4" draw:layer="layout" svg:x1="5.713cm" svg:y1="4.701cm" svg:x2="5.813cm" svg:y2="4.301cm">
            <text:p/>
          </draw:line>
          <draw:line draw:style-name="gr5" draw:text-style-name="P4" draw:layer="layout" svg:x1="5.813cm" svg:y1="4.701cm" svg:x2="5.913cm" svg:y2="4.301cm">
            <text:p/>
          </draw:line>
          <draw:line draw:style-name="gr5" draw:text-style-name="P4" draw:layer="layout" svg:x1="5.913cm" svg:y1="4.701cm" svg:x2="6.013cm" svg:y2="4.301cm">
            <text:p/>
          </draw:line>
          <draw:line draw:style-name="gr5" draw:text-style-name="P4" draw:layer="layout" svg:x1="6.013cm" svg:y1="4.701cm" svg:x2="6.113cm" svg:y2="4.301cm">
            <text:p/>
          </draw:line>
        </draw:g>
        <draw:g draw:style-name="gr25">
          <draw:line draw:style-name="gr5" draw:text-style-name="P4" draw:layer="layout" svg:x1="4.513cm" svg:y1="4.301cm" svg:x2="4.613cm" svg:y2="4.701cm">
            <text:p/>
          </draw:line>
          <draw:line draw:style-name="gr5" draw:text-style-name="P4" draw:layer="layout" svg:x1="4.613cm" svg:y1="4.301cm" svg:x2="4.713cm" svg:y2="4.701cm">
            <text:p/>
          </draw:line>
          <draw:line draw:style-name="gr5" draw:text-style-name="P4" draw:layer="layout" svg:x1="4.713cm" svg:y1="4.301cm" svg:x2="4.813cm" svg:y2="4.701cm">
            <text:p/>
          </draw:line>
          <draw:line draw:style-name="gr5" draw:text-style-name="P4" draw:layer="layout" svg:x1="4.813cm" svg:y1="4.301cm" svg:x2="4.913cm" svg:y2="4.701cm">
            <text:p/>
          </draw:line>
          <draw:line draw:style-name="gr5" draw:text-style-name="P4" draw:layer="layout" svg:x1="4.913cm" svg:y1="4.301cm" svg:x2="5.013cm" svg:y2="4.701cm">
            <text:p/>
          </draw:line>
          <draw:line draw:style-name="gr5" draw:text-style-name="P4" draw:layer="layout" svg:x1="5.013cm" svg:y1="4.301cm" svg:x2="5.113cm" svg:y2="4.701cm">
            <text:p/>
          </draw:line>
          <draw:line draw:style-name="gr5" draw:text-style-name="P4" draw:layer="layout" svg:x1="5.113cm" svg:y1="4.301cm" svg:x2="5.213cm" svg:y2="4.701cm">
            <text:p/>
          </draw:line>
          <draw:line draw:style-name="gr5" draw:text-style-name="P4" draw:layer="layout" svg:x1="5.213cm" svg:y1="4.301cm" svg:x2="5.313cm" svg:y2="4.701cm">
            <text:p/>
          </draw:line>
          <draw:line draw:style-name="gr5" draw:text-style-name="P4" draw:layer="layout" svg:x1="5.313cm" svg:y1="4.301cm" svg:x2="5.413cm" svg:y2="4.701cm">
            <text:p/>
          </draw:line>
          <draw:line draw:style-name="gr5" draw:text-style-name="P4" draw:layer="layout" svg:x1="5.413cm" svg:y1="4.301cm" svg:x2="5.513cm" svg:y2="4.701cm">
            <text:p/>
          </draw:line>
          <draw:line draw:style-name="gr5" draw:text-style-name="P4" draw:layer="layout" svg:x1="5.513cm" svg:y1="4.301cm" svg:x2="5.613cm" svg:y2="4.701cm">
            <text:p/>
          </draw:line>
          <draw:line draw:style-name="gr5" draw:text-style-name="P4" draw:layer="layout" svg:x1="5.613cm" svg:y1="4.301cm" svg:x2="5.713cm" svg:y2="4.701cm">
            <text:p/>
          </draw:line>
          <draw:line draw:style-name="gr5" draw:text-style-name="P4" draw:layer="layout" svg:x1="5.713cm" svg:y1="4.301cm" svg:x2="5.813cm" svg:y2="4.701cm">
            <text:p/>
          </draw:line>
          <draw:line draw:style-name="gr5" draw:text-style-name="P4" draw:layer="layout" svg:x1="5.813cm" svg:y1="4.301cm" svg:x2="5.913cm" svg:y2="4.701cm">
            <text:p/>
          </draw:line>
          <draw:line draw:style-name="gr5" draw:text-style-name="P4" draw:layer="layout" svg:x1="5.913cm" svg:y1="4.301cm" svg:x2="6.013cm" svg:y2="4.701cm">
            <text:p/>
          </draw:line>
          <draw:line draw:style-name="gr5" draw:text-style-name="P4" draw:layer="layout" svg:x1="6.013cm" svg:y1="4.301cm" svg:x2="6.113cm" svg:y2="4.701cm">
            <text:p/>
          </draw:line>
        </draw:g>
        <draw:g draw:style-name="gr25">
          <draw:line draw:style-name="gr5" draw:text-style-name="P4" draw:layer="layout" svg:x1="4.113cm" svg:y1="4.301cm" svg:x2="4.213cm" svg:y2="4.701cm">
            <text:p/>
          </draw:line>
          <draw:line draw:style-name="gr5" draw:text-style-name="P4" draw:layer="layout" svg:x1="4.213cm" svg:y1="4.301cm" svg:x2="4.313cm" svg:y2="4.701cm">
            <text:p/>
          </draw:line>
          <draw:line draw:style-name="gr5" draw:text-style-name="P4" draw:layer="layout" svg:x1="4.313cm" svg:y1="4.301cm" svg:x2="4.413cm" svg:y2="4.701cm">
            <text:p/>
          </draw:line>
          <draw:line draw:style-name="gr5" draw:text-style-name="P4" draw:layer="layout" svg:x1="4.413cm" svg:y1="4.301cm" svg:x2="4.513cm" svg:y2="4.701cm">
            <text:p/>
          </draw:line>
        </draw:g>
        <draw:g draw:style-name="gr25">
          <draw:line draw:style-name="gr5" draw:text-style-name="P4" draw:layer="layout" svg:x1="6.113cm" svg:y1="4.701cm" svg:x2="6.213cm" svg:y2="4.301cm">
            <text:p/>
          </draw:line>
          <draw:line draw:style-name="gr5" draw:text-style-name="P4" draw:layer="layout" svg:x1="6.213cm" svg:y1="4.301cm" svg:x2="7.713cm" svg:y2="4.301cm">
            <text:p/>
          </draw:line>
          <draw:line draw:style-name="gr5" draw:text-style-name="P4" draw:layer="layout" svg:x1="7.813cm" svg:y1="4.701cm" svg:x2="7.713cm" svg:y2="4.301cm">
            <text:p/>
          </draw:line>
        </draw:g>
        <draw:g draw:style-name="gr25">
          <draw:line draw:style-name="gr5" draw:text-style-name="P4" draw:layer="layout" svg:x1="7.713cm" svg:y1="4.301cm" svg:x2="7.813cm" svg:y2="4.701cm">
            <text:p/>
          </draw:line>
          <draw:line draw:style-name="gr5" draw:text-style-name="P4" draw:layer="layout" svg:x1="7.813cm" svg:y1="4.701cm" svg:x2="9.313cm" svg:y2="4.701cm">
            <text:p/>
          </draw:line>
          <draw:line draw:style-name="gr5" draw:text-style-name="P4" draw:layer="layout" svg:x1="9.413cm" svg:y1="4.301cm" svg:x2="9.313cm" svg:y2="4.701cm">
            <text:p/>
          </draw:line>
        </draw:g>
        <draw:g draw:style-name="gr25">
          <draw:line draw:style-name="gr5" draw:text-style-name="P4" draw:layer="layout" svg:x1="7.713cm" svg:y1="4.701cm" svg:x2="7.813cm" svg:y2="4.301cm">
            <text:p/>
          </draw:line>
          <draw:line draw:style-name="gr5" draw:text-style-name="P4" draw:layer="layout" svg:x1="7.813cm" svg:y1="4.301cm" svg:x2="9.313cm" svg:y2="4.301cm">
            <text:p/>
          </draw:line>
          <draw:line draw:style-name="gr5" draw:text-style-name="P4" draw:layer="layout" svg:x1="9.413cm" svg:y1="4.701cm" svg:x2="9.313cm" svg:y2="4.301cm">
            <text:p/>
          </draw:line>
        </draw:g>
        <draw:g draw:style-name="gr25">
          <draw:line draw:style-name="gr5" draw:text-style-name="P4" draw:layer="layout" svg:x1="9.313cm" svg:y1="4.301cm" svg:x2="9.413cm" svg:y2="4.701cm">
            <text:p/>
          </draw:line>
          <draw:line draw:style-name="gr5" draw:text-style-name="P4" draw:layer="layout" svg:x1="9.413cm" svg:y1="4.701cm" svg:x2="10.913cm" svg:y2="4.701cm">
            <text:p/>
          </draw:line>
          <draw:line draw:style-name="gr5" draw:text-style-name="P4" draw:layer="layout" svg:x1="11.013cm" svg:y1="4.301cm" svg:x2="10.913cm" svg:y2="4.701cm">
            <text:p/>
          </draw:line>
        </draw:g>
        <draw:g draw:style-name="gr25">
          <draw:line draw:style-name="gr5" draw:text-style-name="P4" draw:layer="layout" svg:x1="9.313cm" svg:y1="4.701cm" svg:x2="9.413cm" svg:y2="4.301cm">
            <text:p/>
          </draw:line>
          <draw:line draw:style-name="gr5" draw:text-style-name="P4" draw:layer="layout" svg:x1="9.413cm" svg:y1="4.301cm" svg:x2="10.913cm" svg:y2="4.301cm">
            <text:p/>
          </draw:line>
          <draw:line draw:style-name="gr5" draw:text-style-name="P4" draw:layer="layout" svg:x1="11.013cm" svg:y1="4.701cm" svg:x2="10.913cm" svg:y2="4.301cm">
            <text:p/>
          </draw:line>
        </draw:g>
        <draw:frame draw:style-name="gr37" draw:text-style-name="P11" draw:layer="layout" svg:width="1.83cm" svg:height="0.675cm" svg:x="6.013cm" svg:y="4.201cm">
          <draw:text-box>
            <text:p><text:span text:style-name="T5">ROM Address Output</text:span></text:p>
            <text:p><text:span text:style-name="T5">(PC[3:0])</text:span></text:p>
          </draw:text-box>
        </draw:frame>
        <draw:frame draw:style-name="gr38" draw:text-style-name="P13" draw:layer="layout" svg:width="1.83cm" svg:height="0.722cm" svg:x="7.613cm" svg:y="4.202cm">
          <draw:text-box>
            <text:p text:style-name="P12"><text:span text:style-name="T5">ROM Address Output</text:span></text:p>
            <text:p><text:span text:style-name="T5">(PC[7:4])</text:span></text:p>
          </draw:text-box>
        </draw:frame>
        <draw:frame draw:style-name="gr39" draw:text-style-name="P13" draw:layer="layout" svg:width="1.886cm" svg:height="0.722cm" svg:x="9.214cm" svg:y="4.203cm">
          <draw:text-box>
            <text:p text:style-name="P12"><text:span text:style-name="T5">ROM Address Output</text:span></text:p>
            <text:p><text:span text:style-name="T5">(PC[11:8])</text:span></text:p>
          </draw:text-box>
        </draw:frame>
        <draw:g draw:style-name="gr25">
          <draw:line draw:style-name="gr5" draw:text-style-name="P4" draw:layer="layout" svg:x1="10.913cm" svg:y1="4.301cm" svg:x2="11.013cm" svg:y2="4.701cm">
            <text:p/>
          </draw:line>
          <draw:line draw:style-name="gr5" draw:text-style-name="P4" draw:layer="layout" svg:x1="11.013cm" svg:y1="4.701cm" svg:x2="12.513cm" svg:y2="4.701cm">
            <text:p/>
          </draw:line>
          <draw:line draw:style-name="gr5" draw:text-style-name="P4" draw:layer="layout" svg:x1="12.613cm" svg:y1="4.301cm" svg:x2="12.513cm" svg:y2="4.701cm">
            <text:p/>
          </draw:line>
        </draw:g>
        <draw:g draw:style-name="gr25">
          <draw:line draw:style-name="gr5" draw:text-style-name="P4" draw:layer="layout" svg:x1="10.913cm" svg:y1="4.701cm" svg:x2="11.013cm" svg:y2="4.301cm">
            <text:p/>
          </draw:line>
          <draw:line draw:style-name="gr5" draw:text-style-name="P4" draw:layer="layout" svg:x1="11.013cm" svg:y1="4.301cm" svg:x2="12.513cm" svg:y2="4.301cm">
            <text:p/>
          </draw:line>
          <draw:line draw:style-name="gr5" draw:text-style-name="P4" draw:layer="layout" svg:x1="12.613cm" svg:y1="4.701cm" svg:x2="12.513cm" svg:y2="4.301cm">
            <text:p/>
          </draw:line>
        </draw:g>
        <draw:g draw:style-name="gr25">
          <draw:line draw:style-name="gr5" draw:text-style-name="P4" draw:layer="layout" svg:x1="12.513cm" svg:y1="4.301cm" svg:x2="12.613cm" svg:y2="4.701cm">
            <text:p/>
          </draw:line>
          <draw:line draw:style-name="gr5" draw:text-style-name="P4" draw:layer="layout" svg:x1="12.613cm" svg:y1="4.701cm" svg:x2="14.113cm" svg:y2="4.701cm">
            <text:p/>
          </draw:line>
          <draw:line draw:style-name="gr5" draw:text-style-name="P4" draw:layer="layout" svg:x1="14.213cm" svg:y1="4.301cm" svg:x2="14.113cm" svg:y2="4.701cm">
            <text:p/>
          </draw:line>
        </draw:g>
        <draw:g draw:style-name="gr25">
          <draw:line draw:style-name="gr5" draw:text-style-name="P4" draw:layer="layout" svg:x1="12.513cm" svg:y1="4.701cm" svg:x2="12.613cm" svg:y2="4.301cm">
            <text:p/>
          </draw:line>
          <draw:line draw:style-name="gr5" draw:text-style-name="P4" draw:layer="layout" svg:x1="12.613cm" svg:y1="4.301cm" svg:x2="14.113cm" svg:y2="4.301cm">
            <text:p/>
          </draw:line>
          <draw:line draw:style-name="gr5" draw:text-style-name="P4" draw:layer="layout" svg:x1="14.213cm" svg:y1="4.701cm" svg:x2="14.113cm" svg:y2="4.301cm">
            <text:p/>
          </draw:line>
        </draw:g>
        <draw:frame draw:style-name="gr40" draw:text-style-name="P13" draw:layer="layout" svg:width="1.887cm" svg:height="0.722cm" svg:x="10.813cm" svg:y="4.201cm">
          <draw:text-box>
            <text:p text:style-name="P12"><text:span text:style-name="T5">ROM Data Input</text:span></text:p>
            <text:p><text:span text:style-name="T5">Upper 4bit (OPR)</text:span></text:p>
          </draw:text-box>
        </draw:frame>
        <draw:frame draw:style-name="gr41" draw:text-style-name="P13" draw:layer="layout" svg:width="1.887cm" svg:height="0.722cm" svg:x="12.413cm" svg:y="4.202cm">
          <draw:text-box>
            <text:p text:style-name="P12"><text:span text:style-name="T5">ROM Data Input</text:span></text:p>
            <text:p><text:span text:style-name="T5">Lower 4bit (OPA)</text:span></text:p>
          </draw:text-box>
        </draw:frame>
        <draw:line draw:style-name="gr33" draw:text-style-name="P4" draw:layer="layout" svg:x1="1.113cm" svg:y1="4.801cm" svg:x2="19.413cm" svg:y2="4.801cm">
          <text:p/>
        </draw:line>
        <draw:g draw:style-name="gr25">
          <draw:line draw:style-name="gr5" draw:text-style-name="P4" draw:layer="layout" svg:x1="9.313cm" svg:y1="3.801cm" svg:x2="9.413cm" svg:y2="4.201cm">
            <text:p/>
          </draw:line>
          <draw:line draw:style-name="gr5" draw:text-style-name="P4" draw:layer="layout" svg:x1="9.413cm" svg:y1="4.201cm" svg:x2="10.913cm" svg:y2="4.201cm">
            <text:p/>
          </draw:line>
          <draw:line draw:style-name="gr5" draw:text-style-name="P4" draw:layer="layout" svg:x1="11.013cm" svg:y1="3.801cm" svg:x2="10.913cm" svg:y2="4.201cm">
            <text:p/>
          </draw:line>
        </draw:g>
        <draw:frame draw:style-name="gr42" draw:text-style-name="P11" draw:layer="layout" svg:width="0.781cm" svg:height="0.463cm" svg:x="9.783cm" svg:y="3.801cm">
          <draw:text-box>
            <text:p><text:span text:style-name="T5">DCL</text:span></text:p>
          </draw:text-box>
        </draw:frame>
        <draw:frame draw:style-name="gr43" draw:text-style-name="P14" draw:layer="layout" svg:width="1.86cm" svg:height="0.73cm" svg:x="0.914cm" svg:y="3.102cm">
          <draw:text-box>
            <text:p><text:span text:style-name="T6">Generic</text:span></text:p>
          </draw:text-box>
        </draw:frame>
        <draw:g draw:style-name="gr25">
          <draw:line draw:style-name="gr5" draw:text-style-name="P4" draw:layer="layout" svg:x1="9.313cm" svg:y1="4.901cm" svg:x2="9.413cm" svg:y2="5.301cm">
            <text:p/>
          </draw:line>
          <draw:line draw:style-name="gr5" draw:text-style-name="P4" draw:layer="layout" svg:x1="9.413cm" svg:y1="5.301cm" svg:x2="10.913cm" svg:y2="5.301cm">
            <text:p/>
          </draw:line>
          <draw:line draw:style-name="gr5" draw:text-style-name="P4" draw:layer="layout" svg:x1="11.013cm" svg:y1="4.901cm" svg:x2="10.913cm" svg:y2="5.301cm">
            <text:p/>
          </draw:line>
        </draw:g>
        <draw:line draw:style-name="gr5" draw:text-style-name="P4" draw:layer="layout" svg:x1="9.313cm" svg:y1="4.901cm" svg:x2="4.113cm" svg:y2="4.901cm">
          <text:p/>
        </draw:line>
        <draw:line draw:style-name="gr5" draw:text-style-name="P4" draw:layer="layout" svg:x1="15.713cm" svg:y1="4.901cm" svg:x2="11.013cm" svg:y2="4.901cm">
          <text:p/>
        </draw:line>
        <draw:frame draw:style-name="gr35" draw:text-style-name="P9" draw:layer="layout" svg:width="1.916cm" svg:height="0.569cm" svg:x="2.515cm" svg:y="5.304cm">
          <draw:text-box>
            <text:p><text:span text:style-name="T4">CM-RAMx</text:span></text:p>
          </draw:text-box>
        </draw:frame>
        <draw:line draw:style-name="gr5" draw:text-style-name="P4" draw:layer="layout" svg:x1="19.213cm" svg:y1="5.401cm" svg:x2="4.113cm" svg:y2="5.401cm">
          <text:p/>
        </draw:line>
        <draw:frame draw:style-name="gr36" draw:text-style-name="P9" draw:layer="layout" svg:width="1.201cm" svg:height="0.569cm" svg:x="2.516cm" svg:y="5.805cm">
          <draw:text-box>
            <text:p><text:span text:style-name="T4">D[3:0]</text:span></text:p>
          </draw:text-box>
        </draw:frame>
        <draw:g draw:style-name="gr25">
          <draw:line draw:style-name="gr5" draw:text-style-name="P4" draw:layer="layout" svg:x1="6.113cm" svg:y1="5.901cm" svg:x2="6.213cm" svg:y2="6.301cm">
            <text:p/>
          </draw:line>
          <draw:line draw:style-name="gr5" draw:text-style-name="P4" draw:layer="layout" svg:x1="6.213cm" svg:y1="6.301cm" svg:x2="7.713cm" svg:y2="6.301cm">
            <text:p/>
          </draw:line>
          <draw:line draw:style-name="gr5" draw:text-style-name="P4" draw:layer="layout" svg:x1="7.813cm" svg:y1="5.901cm" svg:x2="7.713cm" svg:y2="6.301cm">
            <text:p/>
          </draw:line>
        </draw:g>
        <draw:line draw:style-name="gr5" draw:text-style-name="P4" draw:layer="layout" svg:x1="6.097cm" svg:y1="6.31cm" svg:x2="4.097cm" svg:y2="6.31cm">
          <text:p/>
        </draw:line>
        <draw:line draw:style-name="gr5" draw:text-style-name="P4" draw:layer="layout" svg:x1="6.113cm" svg:y1="5.901cm" svg:x2="4.113cm" svg:y2="5.901cm">
          <text:p/>
        </draw:line>
        <draw:g draw:style-name="gr25">
          <draw:line draw:style-name="gr5" draw:text-style-name="P4" draw:layer="layout" svg:x1="4.113cm" svg:y1="6.301cm" svg:x2="4.213cm" svg:y2="5.901cm">
            <text:p/>
          </draw:line>
          <draw:line draw:style-name="gr5" draw:text-style-name="P4" draw:layer="layout" svg:x1="4.213cm" svg:y1="6.301cm" svg:x2="4.313cm" svg:y2="5.901cm">
            <text:p/>
          </draw:line>
          <draw:line draw:style-name="gr5" draw:text-style-name="P4" draw:layer="layout" svg:x1="4.313cm" svg:y1="6.301cm" svg:x2="4.413cm" svg:y2="5.901cm">
            <text:p/>
          </draw:line>
          <draw:line draw:style-name="gr5" draw:text-style-name="P4" draw:layer="layout" svg:x1="4.413cm" svg:y1="6.301cm" svg:x2="4.513cm" svg:y2="5.901cm">
            <text:p/>
          </draw:line>
        </draw:g>
        <draw:g draw:style-name="gr25">
          <draw:line draw:style-name="gr5" draw:text-style-name="P4" draw:layer="layout" svg:x1="4.513cm" svg:y1="6.301cm" svg:x2="4.613cm" svg:y2="5.901cm">
            <text:p/>
          </draw:line>
          <draw:line draw:style-name="gr5" draw:text-style-name="P4" draw:layer="layout" svg:x1="4.613cm" svg:y1="6.301cm" svg:x2="4.713cm" svg:y2="5.901cm">
            <text:p/>
          </draw:line>
          <draw:line draw:style-name="gr5" draw:text-style-name="P4" draw:layer="layout" svg:x1="4.713cm" svg:y1="6.301cm" svg:x2="4.813cm" svg:y2="5.901cm">
            <text:p/>
          </draw:line>
          <draw:line draw:style-name="gr5" draw:text-style-name="P4" draw:layer="layout" svg:x1="4.813cm" svg:y1="6.301cm" svg:x2="4.913cm" svg:y2="5.901cm">
            <text:p/>
          </draw:line>
          <draw:line draw:style-name="gr5" draw:text-style-name="P4" draw:layer="layout" svg:x1="4.913cm" svg:y1="6.301cm" svg:x2="5.013cm" svg:y2="5.901cm">
            <text:p/>
          </draw:line>
          <draw:line draw:style-name="gr5" draw:text-style-name="P4" draw:layer="layout" svg:x1="5.013cm" svg:y1="6.301cm" svg:x2="5.113cm" svg:y2="5.901cm">
            <text:p/>
          </draw:line>
          <draw:line draw:style-name="gr5" draw:text-style-name="P4" draw:layer="layout" svg:x1="5.113cm" svg:y1="6.301cm" svg:x2="5.213cm" svg:y2="5.901cm">
            <text:p/>
          </draw:line>
          <draw:line draw:style-name="gr5" draw:text-style-name="P4" draw:layer="layout" svg:x1="5.213cm" svg:y1="6.301cm" svg:x2="5.313cm" svg:y2="5.901cm">
            <text:p/>
          </draw:line>
          <draw:line draw:style-name="gr5" draw:text-style-name="P4" draw:layer="layout" svg:x1="5.313cm" svg:y1="6.301cm" svg:x2="5.413cm" svg:y2="5.901cm">
            <text:p/>
          </draw:line>
          <draw:line draw:style-name="gr5" draw:text-style-name="P4" draw:layer="layout" svg:x1="5.413cm" svg:y1="6.301cm" svg:x2="5.513cm" svg:y2="5.901cm">
            <text:p/>
          </draw:line>
          <draw:line draw:style-name="gr5" draw:text-style-name="P4" draw:layer="layout" svg:x1="5.513cm" svg:y1="6.301cm" svg:x2="5.613cm" svg:y2="5.901cm">
            <text:p/>
          </draw:line>
          <draw:line draw:style-name="gr5" draw:text-style-name="P4" draw:layer="layout" svg:x1="5.613cm" svg:y1="6.301cm" svg:x2="5.713cm" svg:y2="5.901cm">
            <text:p/>
          </draw:line>
          <draw:line draw:style-name="gr5" draw:text-style-name="P4" draw:layer="layout" svg:x1="5.713cm" svg:y1="6.301cm" svg:x2="5.813cm" svg:y2="5.901cm">
            <text:p/>
          </draw:line>
          <draw:line draw:style-name="gr5" draw:text-style-name="P4" draw:layer="layout" svg:x1="5.813cm" svg:y1="6.301cm" svg:x2="5.913cm" svg:y2="5.901cm">
            <text:p/>
          </draw:line>
          <draw:line draw:style-name="gr5" draw:text-style-name="P4" draw:layer="layout" svg:x1="5.913cm" svg:y1="6.301cm" svg:x2="6.013cm" svg:y2="5.901cm">
            <text:p/>
          </draw:line>
          <draw:line draw:style-name="gr5" draw:text-style-name="P4" draw:layer="layout" svg:x1="6.013cm" svg:y1="6.301cm" svg:x2="6.113cm" svg:y2="5.901cm">
            <text:p/>
          </draw:line>
        </draw:g>
        <draw:g draw:style-name="gr25">
          <draw:line draw:style-name="gr5" draw:text-style-name="P4" draw:layer="layout" svg:x1="4.513cm" svg:y1="5.901cm" svg:x2="4.613cm" svg:y2="6.301cm">
            <text:p/>
          </draw:line>
          <draw:line draw:style-name="gr5" draw:text-style-name="P4" draw:layer="layout" svg:x1="4.613cm" svg:y1="5.901cm" svg:x2="4.713cm" svg:y2="6.301cm">
            <text:p/>
          </draw:line>
          <draw:line draw:style-name="gr5" draw:text-style-name="P4" draw:layer="layout" svg:x1="4.713cm" svg:y1="5.901cm" svg:x2="4.813cm" svg:y2="6.301cm">
            <text:p/>
          </draw:line>
          <draw:line draw:style-name="gr5" draw:text-style-name="P4" draw:layer="layout" svg:x1="4.813cm" svg:y1="5.901cm" svg:x2="4.913cm" svg:y2="6.301cm">
            <text:p/>
          </draw:line>
          <draw:line draw:style-name="gr5" draw:text-style-name="P4" draw:layer="layout" svg:x1="4.913cm" svg:y1="5.901cm" svg:x2="5.013cm" svg:y2="6.301cm">
            <text:p/>
          </draw:line>
          <draw:line draw:style-name="gr5" draw:text-style-name="P4" draw:layer="layout" svg:x1="5.013cm" svg:y1="5.901cm" svg:x2="5.113cm" svg:y2="6.301cm">
            <text:p/>
          </draw:line>
          <draw:line draw:style-name="gr5" draw:text-style-name="P4" draw:layer="layout" svg:x1="5.113cm" svg:y1="5.901cm" svg:x2="5.213cm" svg:y2="6.301cm">
            <text:p/>
          </draw:line>
          <draw:line draw:style-name="gr5" draw:text-style-name="P4" draw:layer="layout" svg:x1="5.213cm" svg:y1="5.901cm" svg:x2="5.313cm" svg:y2="6.301cm">
            <text:p/>
          </draw:line>
          <draw:line draw:style-name="gr5" draw:text-style-name="P4" draw:layer="layout" svg:x1="5.313cm" svg:y1="5.901cm" svg:x2="5.413cm" svg:y2="6.301cm">
            <text:p/>
          </draw:line>
          <draw:line draw:style-name="gr5" draw:text-style-name="P4" draw:layer="layout" svg:x1="5.413cm" svg:y1="5.901cm" svg:x2="5.513cm" svg:y2="6.301cm">
            <text:p/>
          </draw:line>
          <draw:line draw:style-name="gr5" draw:text-style-name="P4" draw:layer="layout" svg:x1="5.513cm" svg:y1="5.901cm" svg:x2="5.613cm" svg:y2="6.301cm">
            <text:p/>
          </draw:line>
          <draw:line draw:style-name="gr5" draw:text-style-name="P4" draw:layer="layout" svg:x1="5.613cm" svg:y1="5.901cm" svg:x2="5.713cm" svg:y2="6.301cm">
            <text:p/>
          </draw:line>
          <draw:line draw:style-name="gr5" draw:text-style-name="P4" draw:layer="layout" svg:x1="5.713cm" svg:y1="5.901cm" svg:x2="5.813cm" svg:y2="6.301cm">
            <text:p/>
          </draw:line>
          <draw:line draw:style-name="gr5" draw:text-style-name="P4" draw:layer="layout" svg:x1="5.813cm" svg:y1="5.901cm" svg:x2="5.913cm" svg:y2="6.301cm">
            <text:p/>
          </draw:line>
          <draw:line draw:style-name="gr5" draw:text-style-name="P4" draw:layer="layout" svg:x1="5.913cm" svg:y1="5.901cm" svg:x2="6.013cm" svg:y2="6.301cm">
            <text:p/>
          </draw:line>
          <draw:line draw:style-name="gr5" draw:text-style-name="P4" draw:layer="layout" svg:x1="6.013cm" svg:y1="5.901cm" svg:x2="6.113cm" svg:y2="6.301cm">
            <text:p/>
          </draw:line>
        </draw:g>
        <draw:g draw:style-name="gr25">
          <draw:line draw:style-name="gr5" draw:text-style-name="P4" draw:layer="layout" svg:x1="4.113cm" svg:y1="5.901cm" svg:x2="4.213cm" svg:y2="6.301cm">
            <text:p/>
          </draw:line>
          <draw:line draw:style-name="gr5" draw:text-style-name="P4" draw:layer="layout" svg:x1="4.213cm" svg:y1="5.901cm" svg:x2="4.313cm" svg:y2="6.301cm">
            <text:p/>
          </draw:line>
          <draw:line draw:style-name="gr5" draw:text-style-name="P4" draw:layer="layout" svg:x1="4.313cm" svg:y1="5.901cm" svg:x2="4.413cm" svg:y2="6.301cm">
            <text:p/>
          </draw:line>
          <draw:line draw:style-name="gr5" draw:text-style-name="P4" draw:layer="layout" svg:x1="4.413cm" svg:y1="5.901cm" svg:x2="4.513cm" svg:y2="6.301cm">
            <text:p/>
          </draw:line>
        </draw:g>
        <draw:g draw:style-name="gr25">
          <draw:line draw:style-name="gr5" draw:text-style-name="P4" draw:layer="layout" svg:x1="6.113cm" svg:y1="6.301cm" svg:x2="6.213cm" svg:y2="5.901cm">
            <text:p/>
          </draw:line>
          <draw:line draw:style-name="gr5" draw:text-style-name="P4" draw:layer="layout" svg:x1="6.213cm" svg:y1="5.901cm" svg:x2="7.713cm" svg:y2="5.901cm">
            <text:p/>
          </draw:line>
          <draw:line draw:style-name="gr5" draw:text-style-name="P4" draw:layer="layout" svg:x1="7.813cm" svg:y1="6.301cm" svg:x2="7.713cm" svg:y2="5.901cm">
            <text:p/>
          </draw:line>
        </draw:g>
        <draw:g draw:style-name="gr25">
          <draw:line draw:style-name="gr5" draw:text-style-name="P4" draw:layer="layout" svg:x1="7.713cm" svg:y1="5.901cm" svg:x2="7.813cm" svg:y2="6.301cm">
            <text:p/>
          </draw:line>
          <draw:line draw:style-name="gr5" draw:text-style-name="P4" draw:layer="layout" svg:x1="7.813cm" svg:y1="6.301cm" svg:x2="9.313cm" svg:y2="6.301cm">
            <text:p/>
          </draw:line>
          <draw:line draw:style-name="gr5" draw:text-style-name="P4" draw:layer="layout" svg:x1="9.413cm" svg:y1="5.901cm" svg:x2="9.313cm" svg:y2="6.301cm">
            <text:p/>
          </draw:line>
        </draw:g>
        <draw:g draw:style-name="gr25">
          <draw:line draw:style-name="gr5" draw:text-style-name="P4" draw:layer="layout" svg:x1="7.713cm" svg:y1="6.301cm" svg:x2="7.813cm" svg:y2="5.901cm">
            <text:p/>
          </draw:line>
          <draw:line draw:style-name="gr5" draw:text-style-name="P4" draw:layer="layout" svg:x1="7.813cm" svg:y1="5.901cm" svg:x2="9.313cm" svg:y2="5.901cm">
            <text:p/>
          </draw:line>
          <draw:line draw:style-name="gr5" draw:text-style-name="P4" draw:layer="layout" svg:x1="9.413cm" svg:y1="6.301cm" svg:x2="9.313cm" svg:y2="5.901cm">
            <text:p/>
          </draw:line>
        </draw:g>
        <draw:g draw:style-name="gr25">
          <draw:line draw:style-name="gr5" draw:text-style-name="P4" draw:layer="layout" svg:x1="9.313cm" svg:y1="5.901cm" svg:x2="9.413cm" svg:y2="6.301cm">
            <text:p/>
          </draw:line>
          <draw:line draw:style-name="gr5" draw:text-style-name="P4" draw:layer="layout" svg:x1="9.413cm" svg:y1="6.301cm" svg:x2="10.913cm" svg:y2="6.301cm">
            <text:p/>
          </draw:line>
          <draw:line draw:style-name="gr5" draw:text-style-name="P4" draw:layer="layout" svg:x1="11.013cm" svg:y1="5.901cm" svg:x2="10.913cm" svg:y2="6.301cm">
            <text:p/>
          </draw:line>
        </draw:g>
        <draw:g draw:style-name="gr25">
          <draw:line draw:style-name="gr5" draw:text-style-name="P4" draw:layer="layout" svg:x1="9.313cm" svg:y1="6.301cm" svg:x2="9.413cm" svg:y2="5.901cm">
            <text:p/>
          </draw:line>
          <draw:line draw:style-name="gr5" draw:text-style-name="P4" draw:layer="layout" svg:x1="9.413cm" svg:y1="5.901cm" svg:x2="10.913cm" svg:y2="5.901cm">
            <text:p/>
          </draw:line>
          <draw:line draw:style-name="gr5" draw:text-style-name="P4" draw:layer="layout" svg:x1="11.013cm" svg:y1="6.301cm" svg:x2="10.913cm" svg:y2="5.901cm">
            <text:p/>
          </draw:line>
        </draw:g>
        <draw:g draw:style-name="gr25">
          <draw:line draw:style-name="gr5" draw:text-style-name="P4" draw:layer="layout" svg:x1="10.913cm" svg:y1="5.901cm" svg:x2="11.013cm" svg:y2="6.301cm">
            <text:p/>
          </draw:line>
          <draw:line draw:style-name="gr5" draw:text-style-name="P4" draw:layer="layout" svg:x1="11.013cm" svg:y1="6.301cm" svg:x2="12.513cm" svg:y2="6.301cm">
            <text:p/>
          </draw:line>
          <draw:line draw:style-name="gr5" draw:text-style-name="P4" draw:layer="layout" svg:x1="12.613cm" svg:y1="5.901cm" svg:x2="12.513cm" svg:y2="6.301cm">
            <text:p/>
          </draw:line>
        </draw:g>
        <draw:g draw:style-name="gr25">
          <draw:line draw:style-name="gr5" draw:text-style-name="P4" draw:layer="layout" svg:x1="10.913cm" svg:y1="6.301cm" svg:x2="11.013cm" svg:y2="5.901cm">
            <text:p/>
          </draw:line>
          <draw:line draw:style-name="gr5" draw:text-style-name="P4" draw:layer="layout" svg:x1="11.013cm" svg:y1="5.901cm" svg:x2="12.513cm" svg:y2="5.901cm">
            <text:p/>
          </draw:line>
          <draw:line draw:style-name="gr5" draw:text-style-name="P4" draw:layer="layout" svg:x1="12.613cm" svg:y1="6.301cm" svg:x2="12.513cm" svg:y2="5.901cm">
            <text:p/>
          </draw:line>
        </draw:g>
        <draw:g draw:style-name="gr25">
          <draw:line draw:style-name="gr5" draw:text-style-name="P4" draw:layer="layout" svg:x1="12.513cm" svg:y1="5.901cm" svg:x2="12.613cm" svg:y2="6.301cm">
            <text:p/>
          </draw:line>
          <draw:line draw:style-name="gr5" draw:text-style-name="P4" draw:layer="layout" svg:x1="12.613cm" svg:y1="6.301cm" svg:x2="14.113cm" svg:y2="6.301cm">
            <text:p/>
          </draw:line>
          <draw:line draw:style-name="gr5" draw:text-style-name="P4" draw:layer="layout" svg:x1="14.213cm" svg:y1="5.901cm" svg:x2="14.113cm" svg:y2="6.301cm">
            <text:p/>
          </draw:line>
        </draw:g>
        <draw:g draw:style-name="gr25">
          <draw:line draw:style-name="gr5" draw:text-style-name="P4" draw:layer="layout" svg:x1="12.513cm" svg:y1="6.301cm" svg:x2="12.613cm" svg:y2="5.901cm">
            <text:p/>
          </draw:line>
          <draw:line draw:style-name="gr5" draw:text-style-name="P4" draw:layer="layout" svg:x1="12.613cm" svg:y1="5.901cm" svg:x2="14.113cm" svg:y2="5.901cm">
            <text:p/>
          </draw:line>
          <draw:line draw:style-name="gr5" draw:text-style-name="P4" draw:layer="layout" svg:x1="14.213cm" svg:y1="6.301cm" svg:x2="14.113cm" svg:y2="5.901cm">
            <text:p/>
          </draw:line>
        </draw:g>
        <draw:g draw:style-name="gr25">
          <draw:line draw:style-name="gr5" draw:text-style-name="P4" draw:layer="layout" svg:x1="18.913cm" svg:y1="6.301cm" svg:x2="19.013cm" svg:y2="5.901cm">
            <text:p/>
          </draw:line>
          <draw:line draw:style-name="gr5" draw:text-style-name="P4" draw:layer="layout" svg:x1="19.013cm" svg:y1="5.901cm" svg:x2="19.213cm" svg:y2="5.901cm">
            <text:p/>
          </draw:line>
          <draw:line draw:style-name="gr5" draw:text-style-name="P4" draw:layer="layout" svg:x1="18.913cm" svg:y1="5.901cm" svg:x2="19.013cm" svg:y2="6.301cm">
            <text:p/>
          </draw:line>
          <draw:line draw:style-name="gr5" draw:text-style-name="P4" draw:layer="layout" svg:x1="19.013cm" svg:y1="6.301cm" svg:x2="19.213cm" svg:y2="6.301cm">
            <text:p/>
          </draw:line>
          <draw:line draw:style-name="gr5" draw:text-style-name="P4" draw:layer="layout" svg:x1="19.013cm" svg:y1="6.301cm" svg:x2="19.113cm" svg:y2="5.901cm">
            <text:p/>
          </draw:line>
          <draw:line draw:style-name="gr5" draw:text-style-name="P4" draw:layer="layout" svg:x1="19.113cm" svg:y1="6.301cm" svg:x2="19.213cm" svg:y2="5.901cm">
            <text:p/>
          </draw:line>
          <draw:line draw:style-name="gr5" draw:text-style-name="P4" draw:layer="layout" svg:x1="19.013cm" svg:y1="5.901cm" svg:x2="19.113cm" svg:y2="6.301cm">
            <text:p/>
          </draw:line>
          <draw:line draw:style-name="gr5" draw:text-style-name="P4" draw:layer="layout" svg:x1="19.113cm" svg:y1="5.901cm" svg:x2="19.213cm" svg:y2="6.301cm">
            <text:p/>
          </draw:line>
        </draw:g>
        <draw:line draw:style-name="gr33" draw:text-style-name="P4" draw:layer="layout" svg:x1="1.113cm" svg:y1="6.401cm" svg:x2="19.413cm" svg:y2="6.401cm">
          <text:p/>
        </draw:line>
        <draw:g draw:style-name="gr25">
          <draw:line draw:style-name="gr5" draw:text-style-name="P4" draw:layer="layout" svg:x1="9.313cm" svg:y1="5.401cm" svg:x2="9.413cm" svg:y2="5.801cm">
            <text:p/>
          </draw:line>
          <draw:line draw:style-name="gr5" draw:text-style-name="P4" draw:layer="layout" svg:x1="9.413cm" svg:y1="5.801cm" svg:x2="10.913cm" svg:y2="5.801cm">
            <text:p/>
          </draw:line>
          <draw:line draw:style-name="gr5" draw:text-style-name="P4" draw:layer="layout" svg:x1="11.013cm" svg:y1="5.401cm" svg:x2="10.913cm" svg:y2="5.801cm">
            <text:p/>
          </draw:line>
        </draw:g>
        <draw:frame draw:style-name="gr42" draw:text-style-name="P11" draw:layer="layout" svg:width="0.781cm" svg:height="0.463cm" svg:x="9.783cm" svg:y="5.401cm">
          <draw:text-box>
            <text:p><text:span text:style-name="T5">DCL</text:span></text:p>
          </draw:text-box>
        </draw:frame>
        <draw:frame draw:style-name="gr44" draw:text-style-name="P9" draw:layer="layout" svg:width="0.949cm" svg:height="0.569cm" svg:x="0.892cm" svg:y="5.332cm">
          <draw:text-box>
            <text:p><text:span text:style-name="T4">SRC</text:span></text:p>
          </draw:text-box>
        </draw:frame>
        <draw:frame draw:style-name="gr45" draw:text-style-name="P14" draw:layer="layout" svg:width="1.768cm" svg:height="0.73cm" svg:x="0.915cm" svg:y="4.771cm">
          <draw:text-box>
            <text:p><text:span text:style-name="T6">SRC</text:span></text:p>
          </draw:text-box>
        </draw:frame>
        <draw:frame draw:style-name="gr34" draw:text-style-name="P9" draw:layer="layout" svg:width="1.395cm" svg:height="0.569cm" svg:x="2.515cm" svg:y="4.788cm">
          <draw:text-box>
            <text:p><text:span text:style-name="T4">CM-ROM</text:span></text:p>
          </draw:text-box>
        </draw:frame>
        <draw:g draw:style-name="gr25">
          <draw:line draw:style-name="gr5" draw:text-style-name="P4" draw:layer="layout" svg:x1="15.713cm" svg:y1="4.901cm" svg:x2="15.813cm" svg:y2="5.301cm">
            <text:p/>
          </draw:line>
          <draw:line draw:style-name="gr5" draw:text-style-name="P4" draw:layer="layout" svg:x1="15.813cm" svg:y1="5.301cm" svg:x2="17.313cm" svg:y2="5.301cm">
            <text:p/>
          </draw:line>
          <draw:line draw:style-name="gr5" draw:text-style-name="P4" draw:layer="layout" svg:x1="17.413cm" svg:y1="4.901cm" svg:x2="17.313cm" svg:y2="5.301cm">
            <text:p/>
          </draw:line>
        </draw:g>
        <draw:line draw:style-name="gr5" draw:text-style-name="P4" draw:layer="layout" svg:x1="17.413cm" svg:y1="4.901cm" svg:x2="19.213cm" svg:y2="4.901cm">
          <text:p/>
        </draw:line>
        <draw:g draw:style-name="gr25">
          <draw:line draw:style-name="gr5" draw:text-style-name="P4" draw:layer="layout" svg:x1="15.713cm" svg:y1="5.401cm" svg:x2="15.813cm" svg:y2="5.801cm">
            <text:p/>
          </draw:line>
          <draw:line draw:style-name="gr5" draw:text-style-name="P4" draw:layer="layout" svg:x1="15.813cm" svg:y1="5.801cm" svg:x2="17.313cm" svg:y2="5.801cm">
            <text:p/>
          </draw:line>
          <draw:line draw:style-name="gr5" draw:text-style-name="P4" draw:layer="layout" svg:x1="17.413cm" svg:y1="5.401cm" svg:x2="17.313cm" svg:y2="5.801cm">
            <text:p/>
          </draw:line>
        </draw:g>
        <draw:frame draw:style-name="gr42" draw:text-style-name="P11" draw:layer="layout" svg:width="0.781cm" svg:height="0.463cm" svg:x="16.213cm" svg:y="5.402cm">
          <draw:text-box>
            <text:p><text:span text:style-name="T5">DCL</text:span></text:p>
          </draw:text-box>
        </draw:frame>
        <draw:g draw:style-name="gr25">
          <draw:line draw:style-name="gr5" draw:text-style-name="P4" draw:layer="layout" svg:x1="15.713cm" svg:y1="5.901cm" svg:x2="15.813cm" svg:y2="6.301cm">
            <text:p/>
          </draw:line>
          <draw:line draw:style-name="gr5" draw:text-style-name="P4" draw:layer="layout" svg:x1="15.813cm" svg:y1="6.301cm" svg:x2="17.313cm" svg:y2="6.301cm">
            <text:p/>
          </draw:line>
          <draw:line draw:style-name="gr5" draw:text-style-name="P4" draw:layer="layout" svg:x1="17.413cm" svg:y1="5.901cm" svg:x2="17.313cm" svg:y2="6.301cm">
            <text:p/>
          </draw:line>
        </draw:g>
        <draw:g draw:style-name="gr25">
          <draw:line draw:style-name="gr5" draw:text-style-name="P4" draw:layer="layout" svg:x1="15.713cm" svg:y1="6.301cm" svg:x2="15.813cm" svg:y2="5.901cm">
            <text:p/>
          </draw:line>
          <draw:line draw:style-name="gr5" draw:text-style-name="P4" draw:layer="layout" svg:x1="15.813cm" svg:y1="5.901cm" svg:x2="17.313cm" svg:y2="5.901cm">
            <text:p/>
          </draw:line>
          <draw:line draw:style-name="gr5" draw:text-style-name="P4" draw:layer="layout" svg:x1="17.413cm" svg:y1="6.301cm" svg:x2="17.313cm" svg:y2="5.901cm">
            <text:p/>
          </draw:line>
        </draw:g>
        <draw:g draw:style-name="gr25">
          <draw:line draw:style-name="gr5" draw:text-style-name="P4" draw:layer="layout" svg:x1="17.313cm" svg:y1="5.901cm" svg:x2="17.413cm" svg:y2="6.301cm">
            <text:p/>
          </draw:line>
          <draw:line draw:style-name="gr5" draw:text-style-name="P4" draw:layer="layout" svg:x1="17.413cm" svg:y1="6.301cm" svg:x2="18.913cm" svg:y2="6.301cm">
            <text:p/>
          </draw:line>
          <draw:line draw:style-name="gr5" draw:text-style-name="P4" draw:layer="layout" svg:x1="19.013cm" svg:y1="5.901cm" svg:x2="18.913cm" svg:y2="6.301cm">
            <text:p/>
          </draw:line>
        </draw:g>
        <draw:g draw:style-name="gr25">
          <draw:line draw:style-name="gr5" draw:text-style-name="P4" draw:layer="layout" svg:x1="17.313cm" svg:y1="6.301cm" svg:x2="17.413cm" svg:y2="5.901cm">
            <text:p/>
          </draw:line>
          <draw:line draw:style-name="gr5" draw:text-style-name="P4" draw:layer="layout" svg:x1="17.413cm" svg:y1="5.901cm" svg:x2="18.913cm" svg:y2="5.901cm">
            <text:p/>
          </draw:line>
          <draw:line draw:style-name="gr5" draw:text-style-name="P4" draw:layer="layout" svg:x1="19.013cm" svg:y1="6.301cm" svg:x2="18.913cm" svg:y2="5.901cm">
            <text:p/>
          </draw:line>
        </draw:g>
        <draw:g draw:style-name="gr25">
          <draw:rect draw:style-name="gr46" draw:text-style-name="P4" draw:layer="layout" svg:width="1.7cm" svg:height="0.4cm" svg:x="14.113cm" svg:y="5.901cm">
            <text:p/>
          </draw:rect>
          <draw:rect draw:style-name="gr47" draw:text-style-name="P15" draw:layer="layout" svg:width="1.6cm" svg:height="0.4cm" svg:x="14.167cm" svg:y="5.901cm">
            <text:p/>
          </draw:rect>
          <draw:line draw:style-name="gr5" draw:text-style-name="P4" draw:layer="layout" svg:x1="14.167cm" svg:y1="6.101cm" svg:x2="15.767cm" svg:y2="6.101cm">
            <text:p/>
          </draw:line>
        </draw:g>
        <draw:g draw:style-name="gr25">
          <draw:line draw:style-name="gr5" draw:text-style-name="P4" draw:layer="layout" svg:x1="18.913cm" svg:y1="4.701cm" svg:x2="19.013cm" svg:y2="4.301cm">
            <text:p/>
          </draw:line>
          <draw:line draw:style-name="gr5" draw:text-style-name="P4" draw:layer="layout" svg:x1="19.013cm" svg:y1="4.301cm" svg:x2="19.213cm" svg:y2="4.301cm">
            <text:p/>
          </draw:line>
          <draw:line draw:style-name="gr5" draw:text-style-name="P4" draw:layer="layout" svg:x1="18.913cm" svg:y1="4.301cm" svg:x2="19.013cm" svg:y2="4.701cm">
            <text:p/>
          </draw:line>
          <draw:line draw:style-name="gr5" draw:text-style-name="P4" draw:layer="layout" svg:x1="19.013cm" svg:y1="4.701cm" svg:x2="19.213cm" svg:y2="4.701cm">
            <text:p/>
          </draw:line>
          <draw:line draw:style-name="gr5" draw:text-style-name="P4" draw:layer="layout" svg:x1="19.013cm" svg:y1="4.701cm" svg:x2="19.113cm" svg:y2="4.301cm">
            <text:p/>
          </draw:line>
          <draw:line draw:style-name="gr5" draw:text-style-name="P4" draw:layer="layout" svg:x1="19.113cm" svg:y1="4.701cm" svg:x2="19.213cm" svg:y2="4.301cm">
            <text:p/>
          </draw:line>
          <draw:line draw:style-name="gr5" draw:text-style-name="P4" draw:layer="layout" svg:x1="19.013cm" svg:y1="4.301cm" svg:x2="19.113cm" svg:y2="4.701cm">
            <text:p/>
          </draw:line>
          <draw:line draw:style-name="gr5" draw:text-style-name="P4" draw:layer="layout" svg:x1="19.113cm" svg:y1="4.301cm" svg:x2="19.213cm" svg:y2="4.701cm">
            <text:p/>
          </draw:line>
        </draw:g>
        <draw:g draw:style-name="gr25">
          <draw:rect draw:style-name="gr46" draw:text-style-name="P4" draw:layer="layout" svg:width="1.7cm" svg:height="0.4cm" svg:x="14.113cm" svg:y="4.301cm">
            <text:p/>
          </draw:rect>
          <draw:rect draw:style-name="gr47" draw:text-style-name="P15" draw:layer="layout" svg:width="1.6cm" svg:height="0.4cm" svg:x="14.167cm" svg:y="4.301cm">
            <text:p/>
          </draw:rect>
          <draw:line draw:style-name="gr5" draw:text-style-name="P4" draw:layer="layout" svg:x1="14.167cm" svg:y1="4.501cm" svg:x2="15.767cm" svg:y2="4.501cm">
            <text:p/>
          </draw:line>
        </draw:g>
        <draw:g draw:style-name="gr25">
          <draw:rect draw:style-name="gr46" draw:text-style-name="P4" draw:layer="layout" svg:width="1.7cm" svg:height="0.4cm" svg:x="17.313cm" svg:y="4.301cm">
            <text:p/>
          </draw:rect>
          <draw:rect draw:style-name="gr47" draw:text-style-name="P15" draw:layer="layout" svg:width="1.6cm" svg:height="0.4cm" svg:x="17.367cm" svg:y="4.301cm">
            <text:p/>
          </draw:rect>
          <draw:line draw:style-name="gr5" draw:text-style-name="P4" draw:layer="layout" svg:x1="17.367cm" svg:y1="4.501cm" svg:x2="18.967cm" svg:y2="4.501cm">
            <text:p/>
          </draw:line>
        </draw:g>
        <draw:line draw:style-name="gr5" draw:text-style-name="P4" draw:layer="layout" svg:x1="15.713cm" svg:y1="4.501cm" svg:x2="17.413cm" svg:y2="4.501cm">
          <text:p/>
        </draw:line>
        <draw:frame draw:style-name="gr48" draw:text-style-name="P11" draw:layer="layout" svg:width="1.899cm" svg:height="0.675cm" svg:x="15.613cm" svg:y="5.801cm">
          <draw:text-box>
            <text:p><text:span text:style-name="T5">SRC (Address) Output</text:span></text:p>
            <text:p><text:span text:style-name="T5">Upper 4bit (R[n])</text:span></text:p>
          </draw:text-box>
        </draw:frame>
        <draw:frame draw:style-name="gr49" draw:text-style-name="P11" draw:layer="layout" svg:width="1.916cm" svg:height="0.675cm" svg:x="17.213cm" svg:y="5.802cm">
          <draw:text-box>
            <text:p><text:span text:style-name="T5">SRC (Address) Output</text:span></text:p>
            <text:p><text:span text:style-name="T5">Lower 4 bit (R[n+1])</text:span></text:p>
          </draw:text-box>
        </draw:frame>
        <draw:frame draw:style-name="gr50" draw:text-style-name="P9" draw:layer="layout" svg:width="1.031cm" svg:height="1.205cm" svg:x="0.882cm" svg:y="7.001cm">
          <draw:text-box>
            <text:p><text:span text:style-name="T4">WRM</text:span></text:p>
            <text:p><text:span text:style-name="T4">WMP</text:span></text:p>
            <text:p><text:span text:style-name="T4">WRR</text:span></text:p>
          </draw:text-box>
        </draw:frame>
        <draw:frame draw:style-name="gr51" draw:text-style-name="P9" draw:layer="layout" svg:width="1.289cm" svg:height="0.887cm" svg:x="1.524cm" svg:y="7.014cm">
          <draw:text-box>
            <text:p><text:span text:style-name="T4">WPM</text:span></text:p>
            <text:p><text:span text:style-name="T4">WR0~3</text:span></text:p>
          </draw:text-box>
        </draw:frame>
        <draw:g draw:style-name="gr25">
          <draw:line draw:style-name="gr5" draw:text-style-name="P4" draw:layer="layout" svg:x1="9.313cm" svg:y1="6.501cm" svg:x2="9.413cm" svg:y2="6.901cm">
            <text:p/>
          </draw:line>
          <draw:line draw:style-name="gr5" draw:text-style-name="P4" draw:layer="layout" svg:x1="9.413cm" svg:y1="6.901cm" svg:x2="10.913cm" svg:y2="6.901cm">
            <text:p/>
          </draw:line>
          <draw:line draw:style-name="gr5" draw:text-style-name="P4" draw:layer="layout" svg:x1="11.013cm" svg:y1="6.501cm" svg:x2="10.913cm" svg:y2="6.901cm">
            <text:p/>
          </draw:line>
        </draw:g>
        <draw:line draw:style-name="gr5" draw:text-style-name="P4" draw:layer="layout" svg:x1="9.313cm" svg:y1="6.501cm" svg:x2="4.113cm" svg:y2="6.501cm">
          <text:p/>
        </draw:line>
        <draw:line draw:style-name="gr5" draw:text-style-name="P4" draw:layer="layout" svg:x1="12.513cm" svg:y1="6.501cm" svg:x2="11.013cm" svg:y2="6.501cm">
          <text:p/>
        </draw:line>
        <draw:frame draw:style-name="gr35" draw:text-style-name="P9" draw:layer="layout" svg:width="1.916cm" svg:height="0.569cm" svg:x="2.515cm" svg:y="6.904cm">
          <draw:text-box>
            <text:p><text:span text:style-name="T4">CM-RAMx</text:span></text:p>
          </draw:text-box>
        </draw:frame>
        <draw:line draw:style-name="gr5" draw:text-style-name="P4" draw:layer="layout" svg:x1="19.213cm" svg:y1="7.001cm" svg:x2="4.113cm" svg:y2="7.001cm">
          <text:p/>
        </draw:line>
        <draw:frame draw:style-name="gr36" draw:text-style-name="P9" draw:layer="layout" svg:width="1.201cm" svg:height="0.569cm" svg:x="2.516cm" svg:y="7.405cm">
          <draw:text-box>
            <text:p><text:span text:style-name="T4">D[3:0]</text:span></text:p>
          </draw:text-box>
        </draw:frame>
        <draw:g draw:style-name="gr25">
          <draw:line draw:style-name="gr5" draw:text-style-name="P4" draw:layer="layout" svg:x1="6.113cm" svg:y1="7.501cm" svg:x2="6.213cm" svg:y2="7.901cm">
            <text:p/>
          </draw:line>
          <draw:line draw:style-name="gr5" draw:text-style-name="P4" draw:layer="layout" svg:x1="6.213cm" svg:y1="7.901cm" svg:x2="7.713cm" svg:y2="7.901cm">
            <text:p/>
          </draw:line>
          <draw:line draw:style-name="gr5" draw:text-style-name="P4" draw:layer="layout" svg:x1="7.813cm" svg:y1="7.501cm" svg:x2="7.713cm" svg:y2="7.901cm">
            <text:p/>
          </draw:line>
        </draw:g>
        <draw:line draw:style-name="gr5" draw:text-style-name="P4" draw:layer="layout" svg:x1="6.097cm" svg:y1="7.91cm" svg:x2="4.097cm" svg:y2="7.91cm">
          <text:p/>
        </draw:line>
        <draw:line draw:style-name="gr5" draw:text-style-name="P4" draw:layer="layout" svg:x1="6.113cm" svg:y1="7.501cm" svg:x2="4.113cm" svg:y2="7.501cm">
          <text:p/>
        </draw:line>
        <draw:g draw:style-name="gr25">
          <draw:line draw:style-name="gr5" draw:text-style-name="P4" draw:layer="layout" svg:x1="4.113cm" svg:y1="7.901cm" svg:x2="4.213cm" svg:y2="7.501cm">
            <text:p/>
          </draw:line>
          <draw:line draw:style-name="gr5" draw:text-style-name="P4" draw:layer="layout" svg:x1="4.213cm" svg:y1="7.901cm" svg:x2="4.313cm" svg:y2="7.501cm">
            <text:p/>
          </draw:line>
          <draw:line draw:style-name="gr5" draw:text-style-name="P4" draw:layer="layout" svg:x1="4.313cm" svg:y1="7.901cm" svg:x2="4.413cm" svg:y2="7.501cm">
            <text:p/>
          </draw:line>
          <draw:line draw:style-name="gr5" draw:text-style-name="P4" draw:layer="layout" svg:x1="4.413cm" svg:y1="7.901cm" svg:x2="4.513cm" svg:y2="7.501cm">
            <text:p/>
          </draw:line>
        </draw:g>
        <draw:g draw:style-name="gr25">
          <draw:line draw:style-name="gr5" draw:text-style-name="P4" draw:layer="layout" svg:x1="4.513cm" svg:y1="7.901cm" svg:x2="4.613cm" svg:y2="7.501cm">
            <text:p/>
          </draw:line>
          <draw:line draw:style-name="gr5" draw:text-style-name="P4" draw:layer="layout" svg:x1="4.613cm" svg:y1="7.901cm" svg:x2="4.713cm" svg:y2="7.501cm">
            <text:p/>
          </draw:line>
          <draw:line draw:style-name="gr5" draw:text-style-name="P4" draw:layer="layout" svg:x1="4.713cm" svg:y1="7.901cm" svg:x2="4.813cm" svg:y2="7.501cm">
            <text:p/>
          </draw:line>
          <draw:line draw:style-name="gr5" draw:text-style-name="P4" draw:layer="layout" svg:x1="4.813cm" svg:y1="7.901cm" svg:x2="4.913cm" svg:y2="7.501cm">
            <text:p/>
          </draw:line>
          <draw:line draw:style-name="gr5" draw:text-style-name="P4" draw:layer="layout" svg:x1="4.913cm" svg:y1="7.901cm" svg:x2="5.013cm" svg:y2="7.501cm">
            <text:p/>
          </draw:line>
          <draw:line draw:style-name="gr5" draw:text-style-name="P4" draw:layer="layout" svg:x1="5.013cm" svg:y1="7.901cm" svg:x2="5.113cm" svg:y2="7.501cm">
            <text:p/>
          </draw:line>
          <draw:line draw:style-name="gr5" draw:text-style-name="P4" draw:layer="layout" svg:x1="5.113cm" svg:y1="7.901cm" svg:x2="5.213cm" svg:y2="7.501cm">
            <text:p/>
          </draw:line>
          <draw:line draw:style-name="gr5" draw:text-style-name="P4" draw:layer="layout" svg:x1="5.213cm" svg:y1="7.901cm" svg:x2="5.313cm" svg:y2="7.501cm">
            <text:p/>
          </draw:line>
          <draw:line draw:style-name="gr5" draw:text-style-name="P4" draw:layer="layout" svg:x1="5.313cm" svg:y1="7.901cm" svg:x2="5.413cm" svg:y2="7.501cm">
            <text:p/>
          </draw:line>
          <draw:line draw:style-name="gr5" draw:text-style-name="P4" draw:layer="layout" svg:x1="5.413cm" svg:y1="7.901cm" svg:x2="5.513cm" svg:y2="7.501cm">
            <text:p/>
          </draw:line>
          <draw:line draw:style-name="gr5" draw:text-style-name="P4" draw:layer="layout" svg:x1="5.513cm" svg:y1="7.901cm" svg:x2="5.613cm" svg:y2="7.501cm">
            <text:p/>
          </draw:line>
          <draw:line draw:style-name="gr5" draw:text-style-name="P4" draw:layer="layout" svg:x1="5.613cm" svg:y1="7.901cm" svg:x2="5.713cm" svg:y2="7.501cm">
            <text:p/>
          </draw:line>
          <draw:line draw:style-name="gr5" draw:text-style-name="P4" draw:layer="layout" svg:x1="5.713cm" svg:y1="7.901cm" svg:x2="5.813cm" svg:y2="7.501cm">
            <text:p/>
          </draw:line>
          <draw:line draw:style-name="gr5" draw:text-style-name="P4" draw:layer="layout" svg:x1="5.813cm" svg:y1="7.901cm" svg:x2="5.913cm" svg:y2="7.501cm">
            <text:p/>
          </draw:line>
          <draw:line draw:style-name="gr5" draw:text-style-name="P4" draw:layer="layout" svg:x1="5.913cm" svg:y1="7.901cm" svg:x2="6.013cm" svg:y2="7.501cm">
            <text:p/>
          </draw:line>
          <draw:line draw:style-name="gr5" draw:text-style-name="P4" draw:layer="layout" svg:x1="6.013cm" svg:y1="7.901cm" svg:x2="6.113cm" svg:y2="7.501cm">
            <text:p/>
          </draw:line>
        </draw:g>
        <draw:g draw:style-name="gr25">
          <draw:line draw:style-name="gr5" draw:text-style-name="P4" draw:layer="layout" svg:x1="4.513cm" svg:y1="7.501cm" svg:x2="4.613cm" svg:y2="7.901cm">
            <text:p/>
          </draw:line>
          <draw:line draw:style-name="gr5" draw:text-style-name="P4" draw:layer="layout" svg:x1="4.613cm" svg:y1="7.501cm" svg:x2="4.713cm" svg:y2="7.901cm">
            <text:p/>
          </draw:line>
          <draw:line draw:style-name="gr5" draw:text-style-name="P4" draw:layer="layout" svg:x1="4.713cm" svg:y1="7.501cm" svg:x2="4.813cm" svg:y2="7.901cm">
            <text:p/>
          </draw:line>
          <draw:line draw:style-name="gr5" draw:text-style-name="P4" draw:layer="layout" svg:x1="4.813cm" svg:y1="7.501cm" svg:x2="4.913cm" svg:y2="7.901cm">
            <text:p/>
          </draw:line>
          <draw:line draw:style-name="gr5" draw:text-style-name="P4" draw:layer="layout" svg:x1="4.913cm" svg:y1="7.501cm" svg:x2="5.013cm" svg:y2="7.901cm">
            <text:p/>
          </draw:line>
          <draw:line draw:style-name="gr5" draw:text-style-name="P4" draw:layer="layout" svg:x1="5.013cm" svg:y1="7.501cm" svg:x2="5.113cm" svg:y2="7.901cm">
            <text:p/>
          </draw:line>
          <draw:line draw:style-name="gr5" draw:text-style-name="P4" draw:layer="layout" svg:x1="5.113cm" svg:y1="7.501cm" svg:x2="5.213cm" svg:y2="7.901cm">
            <text:p/>
          </draw:line>
          <draw:line draw:style-name="gr5" draw:text-style-name="P4" draw:layer="layout" svg:x1="5.213cm" svg:y1="7.501cm" svg:x2="5.313cm" svg:y2="7.901cm">
            <text:p/>
          </draw:line>
          <draw:line draw:style-name="gr5" draw:text-style-name="P4" draw:layer="layout" svg:x1="5.313cm" svg:y1="7.501cm" svg:x2="5.413cm" svg:y2="7.901cm">
            <text:p/>
          </draw:line>
          <draw:line draw:style-name="gr5" draw:text-style-name="P4" draw:layer="layout" svg:x1="5.413cm" svg:y1="7.501cm" svg:x2="5.513cm" svg:y2="7.901cm">
            <text:p/>
          </draw:line>
          <draw:line draw:style-name="gr5" draw:text-style-name="P4" draw:layer="layout" svg:x1="5.513cm" svg:y1="7.501cm" svg:x2="5.613cm" svg:y2="7.901cm">
            <text:p/>
          </draw:line>
          <draw:line draw:style-name="gr5" draw:text-style-name="P4" draw:layer="layout" svg:x1="5.613cm" svg:y1="7.501cm" svg:x2="5.713cm" svg:y2="7.901cm">
            <text:p/>
          </draw:line>
          <draw:line draw:style-name="gr5" draw:text-style-name="P4" draw:layer="layout" svg:x1="5.713cm" svg:y1="7.501cm" svg:x2="5.813cm" svg:y2="7.901cm">
            <text:p/>
          </draw:line>
          <draw:line draw:style-name="gr5" draw:text-style-name="P4" draw:layer="layout" svg:x1="5.813cm" svg:y1="7.501cm" svg:x2="5.913cm" svg:y2="7.901cm">
            <text:p/>
          </draw:line>
          <draw:line draw:style-name="gr5" draw:text-style-name="P4" draw:layer="layout" svg:x1="5.913cm" svg:y1="7.501cm" svg:x2="6.013cm" svg:y2="7.901cm">
            <text:p/>
          </draw:line>
          <draw:line draw:style-name="gr5" draw:text-style-name="P4" draw:layer="layout" svg:x1="6.013cm" svg:y1="7.501cm" svg:x2="6.113cm" svg:y2="7.901cm">
            <text:p/>
          </draw:line>
        </draw:g>
        <draw:g draw:style-name="gr25">
          <draw:line draw:style-name="gr5" draw:text-style-name="P4" draw:layer="layout" svg:x1="4.113cm" svg:y1="7.501cm" svg:x2="4.213cm" svg:y2="7.901cm">
            <text:p/>
          </draw:line>
          <draw:line draw:style-name="gr5" draw:text-style-name="P4" draw:layer="layout" svg:x1="4.213cm" svg:y1="7.501cm" svg:x2="4.313cm" svg:y2="7.901cm">
            <text:p/>
          </draw:line>
          <draw:line draw:style-name="gr5" draw:text-style-name="P4" draw:layer="layout" svg:x1="4.313cm" svg:y1="7.501cm" svg:x2="4.413cm" svg:y2="7.901cm">
            <text:p/>
          </draw:line>
          <draw:line draw:style-name="gr5" draw:text-style-name="P4" draw:layer="layout" svg:x1="4.413cm" svg:y1="7.501cm" svg:x2="4.513cm" svg:y2="7.901cm">
            <text:p/>
          </draw:line>
        </draw:g>
        <draw:g draw:style-name="gr25">
          <draw:line draw:style-name="gr5" draw:text-style-name="P4" draw:layer="layout" svg:x1="6.113cm" svg:y1="7.901cm" svg:x2="6.213cm" svg:y2="7.501cm">
            <text:p/>
          </draw:line>
          <draw:line draw:style-name="gr5" draw:text-style-name="P4" draw:layer="layout" svg:x1="6.213cm" svg:y1="7.501cm" svg:x2="7.713cm" svg:y2="7.501cm">
            <text:p/>
          </draw:line>
          <draw:line draw:style-name="gr5" draw:text-style-name="P4" draw:layer="layout" svg:x1="7.813cm" svg:y1="7.901cm" svg:x2="7.713cm" svg:y2="7.501cm">
            <text:p/>
          </draw:line>
        </draw:g>
        <draw:g draw:style-name="gr25">
          <draw:line draw:style-name="gr5" draw:text-style-name="P4" draw:layer="layout" svg:x1="7.713cm" svg:y1="7.501cm" svg:x2="7.813cm" svg:y2="7.901cm">
            <text:p/>
          </draw:line>
          <draw:line draw:style-name="gr5" draw:text-style-name="P4" draw:layer="layout" svg:x1="7.813cm" svg:y1="7.901cm" svg:x2="9.313cm" svg:y2="7.901cm">
            <text:p/>
          </draw:line>
          <draw:line draw:style-name="gr5" draw:text-style-name="P4" draw:layer="layout" svg:x1="9.413cm" svg:y1="7.501cm" svg:x2="9.313cm" svg:y2="7.901cm">
            <text:p/>
          </draw:line>
        </draw:g>
        <draw:g draw:style-name="gr25">
          <draw:line draw:style-name="gr5" draw:text-style-name="P4" draw:layer="layout" svg:x1="7.713cm" svg:y1="7.901cm" svg:x2="7.813cm" svg:y2="7.501cm">
            <text:p/>
          </draw:line>
          <draw:line draw:style-name="gr5" draw:text-style-name="P4" draw:layer="layout" svg:x1="7.813cm" svg:y1="7.501cm" svg:x2="9.313cm" svg:y2="7.501cm">
            <text:p/>
          </draw:line>
          <draw:line draw:style-name="gr5" draw:text-style-name="P4" draw:layer="layout" svg:x1="9.413cm" svg:y1="7.901cm" svg:x2="9.313cm" svg:y2="7.501cm">
            <text:p/>
          </draw:line>
        </draw:g>
        <draw:g draw:style-name="gr25">
          <draw:line draw:style-name="gr5" draw:text-style-name="P4" draw:layer="layout" svg:x1="9.313cm" svg:y1="7.501cm" svg:x2="9.413cm" svg:y2="7.901cm">
            <text:p/>
          </draw:line>
          <draw:line draw:style-name="gr5" draw:text-style-name="P4" draw:layer="layout" svg:x1="9.413cm" svg:y1="7.901cm" svg:x2="10.913cm" svg:y2="7.901cm">
            <text:p/>
          </draw:line>
          <draw:line draw:style-name="gr5" draw:text-style-name="P4" draw:layer="layout" svg:x1="11.013cm" svg:y1="7.501cm" svg:x2="10.913cm" svg:y2="7.901cm">
            <text:p/>
          </draw:line>
        </draw:g>
        <draw:g draw:style-name="gr25">
          <draw:line draw:style-name="gr5" draw:text-style-name="P4" draw:layer="layout" svg:x1="9.313cm" svg:y1="7.901cm" svg:x2="9.413cm" svg:y2="7.501cm">
            <text:p/>
          </draw:line>
          <draw:line draw:style-name="gr5" draw:text-style-name="P4" draw:layer="layout" svg:x1="9.413cm" svg:y1="7.501cm" svg:x2="10.913cm" svg:y2="7.501cm">
            <text:p/>
          </draw:line>
          <draw:line draw:style-name="gr5" draw:text-style-name="P4" draw:layer="layout" svg:x1="11.013cm" svg:y1="7.901cm" svg:x2="10.913cm" svg:y2="7.501cm">
            <text:p/>
          </draw:line>
        </draw:g>
        <draw:g draw:style-name="gr25">
          <draw:line draw:style-name="gr5" draw:text-style-name="P4" draw:layer="layout" svg:x1="10.913cm" svg:y1="7.501cm" svg:x2="11.013cm" svg:y2="7.901cm">
            <text:p/>
          </draw:line>
          <draw:line draw:style-name="gr5" draw:text-style-name="P4" draw:layer="layout" svg:x1="11.013cm" svg:y1="7.901cm" svg:x2="12.513cm" svg:y2="7.901cm">
            <text:p/>
          </draw:line>
          <draw:line draw:style-name="gr5" draw:text-style-name="P4" draw:layer="layout" svg:x1="12.613cm" svg:y1="7.501cm" svg:x2="12.513cm" svg:y2="7.901cm">
            <text:p/>
          </draw:line>
        </draw:g>
        <draw:g draw:style-name="gr25">
          <draw:line draw:style-name="gr5" draw:text-style-name="P4" draw:layer="layout" svg:x1="10.913cm" svg:y1="7.901cm" svg:x2="11.013cm" svg:y2="7.501cm">
            <text:p/>
          </draw:line>
          <draw:line draw:style-name="gr5" draw:text-style-name="P4" draw:layer="layout" svg:x1="11.013cm" svg:y1="7.501cm" svg:x2="12.513cm" svg:y2="7.501cm">
            <text:p/>
          </draw:line>
          <draw:line draw:style-name="gr5" draw:text-style-name="P4" draw:layer="layout" svg:x1="12.613cm" svg:y1="7.901cm" svg:x2="12.513cm" svg:y2="7.501cm">
            <text:p/>
          </draw:line>
        </draw:g>
        <draw:g draw:style-name="gr25">
          <draw:line draw:style-name="gr5" draw:text-style-name="P4" draw:layer="layout" svg:x1="12.513cm" svg:y1="7.501cm" svg:x2="12.613cm" svg:y2="7.901cm">
            <text:p/>
          </draw:line>
          <draw:line draw:style-name="gr5" draw:text-style-name="P4" draw:layer="layout" svg:x1="12.613cm" svg:y1="7.901cm" svg:x2="14.113cm" svg:y2="7.901cm">
            <text:p/>
          </draw:line>
          <draw:line draw:style-name="gr5" draw:text-style-name="P4" draw:layer="layout" svg:x1="14.213cm" svg:y1="7.501cm" svg:x2="14.113cm" svg:y2="7.901cm">
            <text:p/>
          </draw:line>
        </draw:g>
        <draw:g draw:style-name="gr25">
          <draw:line draw:style-name="gr5" draw:text-style-name="P4" draw:layer="layout" svg:x1="12.513cm" svg:y1="7.901cm" svg:x2="12.613cm" svg:y2="7.501cm">
            <text:p/>
          </draw:line>
          <draw:line draw:style-name="gr5" draw:text-style-name="P4" draw:layer="layout" svg:x1="12.613cm" svg:y1="7.501cm" svg:x2="14.113cm" svg:y2="7.501cm">
            <text:p/>
          </draw:line>
          <draw:line draw:style-name="gr5" draw:text-style-name="P4" draw:layer="layout" svg:x1="14.213cm" svg:y1="7.901cm" svg:x2="14.113cm" svg:y2="7.501cm">
            <text:p/>
          </draw:line>
        </draw:g>
        <draw:g draw:style-name="gr25">
          <draw:line draw:style-name="gr5" draw:text-style-name="P4" draw:layer="layout" svg:x1="18.913cm" svg:y1="7.901cm" svg:x2="19.013cm" svg:y2="7.501cm">
            <text:p/>
          </draw:line>
          <draw:line draw:style-name="gr5" draw:text-style-name="P4" draw:layer="layout" svg:x1="19.013cm" svg:y1="7.501cm" svg:x2="19.213cm" svg:y2="7.501cm">
            <text:p/>
          </draw:line>
          <draw:line draw:style-name="gr5" draw:text-style-name="P4" draw:layer="layout" svg:x1="18.913cm" svg:y1="7.501cm" svg:x2="19.013cm" svg:y2="7.901cm">
            <text:p/>
          </draw:line>
          <draw:line draw:style-name="gr5" draw:text-style-name="P4" draw:layer="layout" svg:x1="19.013cm" svg:y1="7.901cm" svg:x2="19.213cm" svg:y2="7.901cm">
            <text:p/>
          </draw:line>
          <draw:line draw:style-name="gr5" draw:text-style-name="P4" draw:layer="layout" svg:x1="19.013cm" svg:y1="7.901cm" svg:x2="19.113cm" svg:y2="7.501cm">
            <text:p/>
          </draw:line>
          <draw:line draw:style-name="gr5" draw:text-style-name="P4" draw:layer="layout" svg:x1="19.113cm" svg:y1="7.901cm" svg:x2="19.213cm" svg:y2="7.501cm">
            <text:p/>
          </draw:line>
          <draw:line draw:style-name="gr5" draw:text-style-name="P4" draw:layer="layout" svg:x1="19.013cm" svg:y1="7.501cm" svg:x2="19.113cm" svg:y2="7.901cm">
            <text:p/>
          </draw:line>
          <draw:line draw:style-name="gr5" draw:text-style-name="P4" draw:layer="layout" svg:x1="19.113cm" svg:y1="7.501cm" svg:x2="19.213cm" svg:y2="7.901cm">
            <text:p/>
          </draw:line>
        </draw:g>
        <draw:line draw:style-name="gr33" draw:text-style-name="P4" draw:layer="layout" svg:x1="1.113cm" svg:y1="8.001cm" svg:x2="19.413cm" svg:y2="8.001cm">
          <text:p/>
        </draw:line>
        <draw:g draw:style-name="gr25">
          <draw:line draw:style-name="gr5" draw:text-style-name="P4" draw:layer="layout" svg:x1="9.313cm" svg:y1="7.001cm" svg:x2="9.413cm" svg:y2="7.401cm">
            <text:p/>
          </draw:line>
          <draw:line draw:style-name="gr5" draw:text-style-name="P4" draw:layer="layout" svg:x1="9.413cm" svg:y1="7.401cm" svg:x2="10.913cm" svg:y2="7.401cm">
            <text:p/>
          </draw:line>
          <draw:line draw:style-name="gr5" draw:text-style-name="P4" draw:layer="layout" svg:x1="11.013cm" svg:y1="7.001cm" svg:x2="10.913cm" svg:y2="7.401cm">
            <text:p/>
          </draw:line>
        </draw:g>
        <draw:frame draw:style-name="gr42" draw:text-style-name="P11" draw:layer="layout" svg:width="0.781cm" svg:height="0.463cm" svg:x="9.783cm" svg:y="7.001cm">
          <draw:text-box>
            <text:p><text:span text:style-name="T5">DCL</text:span></text:p>
          </draw:text-box>
        </draw:frame>
        <draw:line draw:style-name="gr5" draw:text-style-name="P4" draw:layer="layout" svg:x1="14.213cm" svg:y1="6.501cm" svg:x2="19.213cm" svg:y2="6.501cm">
          <text:p/>
        </draw:line>
        <draw:frame draw:style-name="gr52" draw:text-style-name="P14" draw:layer="layout" svg:width="1.67cm" svg:height="0.73cm" svg:x="0.916cm" svg:y="6.371cm">
          <draw:text-box>
            <text:p><text:span text:style-name="T6">WR</text:span></text:p>
          </draw:text-box>
        </draw:frame>
        <draw:frame draw:style-name="gr34" draw:text-style-name="P9" draw:layer="layout" svg:width="1.395cm" svg:height="0.569cm" svg:x="2.516cm" svg:y="6.405cm">
          <draw:text-box>
            <text:p><text:span text:style-name="T4">CM-ROM</text:span></text:p>
          </draw:text-box>
        </draw:frame>
        <draw:g draw:style-name="gr25">
          <draw:line draw:style-name="gr5" draw:text-style-name="P4" draw:layer="layout" svg:x1="12.513cm" svg:y1="6.501cm" svg:x2="12.613cm" svg:y2="6.901cm">
            <text:p/>
          </draw:line>
          <draw:line draw:style-name="gr5" draw:text-style-name="P4" draw:layer="layout" svg:x1="12.613cm" svg:y1="6.901cm" svg:x2="14.113cm" svg:y2="6.901cm">
            <text:p/>
          </draw:line>
          <draw:line draw:style-name="gr5" draw:text-style-name="P4" draw:layer="layout" svg:x1="14.213cm" svg:y1="6.501cm" svg:x2="14.113cm" svg:y2="6.901cm">
            <text:p/>
          </draw:line>
        </draw:g>
        <draw:g draw:style-name="gr25">
          <draw:line draw:style-name="gr5" draw:text-style-name="P4" draw:layer="layout" svg:x1="12.513cm" svg:y1="7.001cm" svg:x2="12.613cm" svg:y2="7.401cm">
            <text:p/>
          </draw:line>
          <draw:line draw:style-name="gr5" draw:text-style-name="P4" draw:layer="layout" svg:x1="12.613cm" svg:y1="7.401cm" svg:x2="14.113cm" svg:y2="7.401cm">
            <text:p/>
          </draw:line>
          <draw:line draw:style-name="gr5" draw:text-style-name="P4" draw:layer="layout" svg:x1="14.213cm" svg:y1="7.001cm" svg:x2="14.113cm" svg:y2="7.401cm">
            <text:p/>
          </draw:line>
        </draw:g>
        <draw:frame draw:style-name="gr42" draw:text-style-name="P11" draw:layer="layout" svg:width="0.781cm" svg:height="0.463cm" svg:x="12.936cm" svg:y="7.002cm">
          <draw:text-box>
            <text:p><text:span text:style-name="T5">DCL</text:span></text:p>
          </draw:text-box>
        </draw:frame>
        <draw:g draw:style-name="gr25">
          <draw:line draw:style-name="gr5" draw:text-style-name="P4" draw:layer="layout" svg:x1="15.713cm" svg:y1="7.501cm" svg:x2="15.813cm" svg:y2="7.901cm">
            <text:p/>
          </draw:line>
          <draw:line draw:style-name="gr5" draw:text-style-name="P4" draw:layer="layout" svg:x1="15.813cm" svg:y1="7.901cm" svg:x2="17.313cm" svg:y2="7.901cm">
            <text:p/>
          </draw:line>
          <draw:line draw:style-name="gr5" draw:text-style-name="P4" draw:layer="layout" svg:x1="17.413cm" svg:y1="7.501cm" svg:x2="17.313cm" svg:y2="7.901cm">
            <text:p/>
          </draw:line>
        </draw:g>
        <draw:g draw:style-name="gr25">
          <draw:line draw:style-name="gr5" draw:text-style-name="P4" draw:layer="layout" svg:x1="15.713cm" svg:y1="7.901cm" svg:x2="15.813cm" svg:y2="7.501cm">
            <text:p/>
          </draw:line>
          <draw:line draw:style-name="gr5" draw:text-style-name="P4" draw:layer="layout" svg:x1="15.813cm" svg:y1="7.501cm" svg:x2="17.313cm" svg:y2="7.501cm">
            <text:p/>
          </draw:line>
          <draw:line draw:style-name="gr5" draw:text-style-name="P4" draw:layer="layout" svg:x1="17.413cm" svg:y1="7.901cm" svg:x2="17.313cm" svg:y2="7.501cm">
            <text:p/>
          </draw:line>
        </draw:g>
        <draw:frame draw:style-name="gr53" draw:text-style-name="P11" draw:layer="layout" svg:width="1.886cm" svg:height="0.565cm" svg:x="15.913cm" svg:y="7.401cm">
          <draw:text-box>
            <text:p><text:span text:style-name="T5">Data Output</text:span></text:p>
            <text:p><text:span text:style-name="T5">(From ACC)</text:span></text:p>
          </draw:text-box>
        </draw:frame>
        <draw:g draw:style-name="gr25">
          <draw:rect draw:style-name="gr46" draw:text-style-name="P4" draw:layer="layout" svg:width="1.7cm" svg:height="0.4cm" svg:x="14.113cm" svg:y="7.501cm">
            <text:p/>
          </draw:rect>
          <draw:rect draw:style-name="gr47" draw:text-style-name="P15" draw:layer="layout" svg:width="1.6cm" svg:height="0.4cm" svg:x="14.167cm" svg:y="7.501cm">
            <text:p/>
          </draw:rect>
          <draw:line draw:style-name="gr5" draw:text-style-name="P4" draw:layer="layout" svg:x1="14.167cm" svg:y1="7.701cm" svg:x2="15.767cm" svg:y2="7.701cm">
            <text:p/>
          </draw:line>
        </draw:g>
        <draw:g draw:style-name="gr25">
          <draw:rect draw:style-name="gr46" draw:text-style-name="P4" draw:layer="layout" svg:width="1.7cm" svg:height="0.4cm" svg:x="17.313cm" svg:y="7.501cm">
            <text:p/>
          </draw:rect>
          <draw:rect draw:style-name="gr47" draw:text-style-name="P15" draw:layer="layout" svg:width="1.6cm" svg:height="0.4cm" svg:x="17.367cm" svg:y="7.501cm">
            <text:p/>
          </draw:rect>
          <draw:line draw:style-name="gr5" draw:text-style-name="P4" draw:layer="layout" svg:x1="17.367cm" svg:y1="7.701cm" svg:x2="18.967cm" svg:y2="7.701cm">
            <text:p/>
          </draw:line>
        </draw:g>
        <draw:g draw:style-name="gr25">
          <draw:line draw:style-name="gr5" draw:text-style-name="P4" draw:layer="layout" svg:x1="9.313cm" svg:y1="8.101cm" svg:x2="9.413cm" svg:y2="8.501cm">
            <text:p/>
          </draw:line>
          <draw:line draw:style-name="gr5" draw:text-style-name="P4" draw:layer="layout" svg:x1="9.413cm" svg:y1="8.501cm" svg:x2="10.913cm" svg:y2="8.501cm">
            <text:p/>
          </draw:line>
          <draw:line draw:style-name="gr5" draw:text-style-name="P4" draw:layer="layout" svg:x1="11.013cm" svg:y1="8.101cm" svg:x2="10.913cm" svg:y2="8.501cm">
            <text:p/>
          </draw:line>
        </draw:g>
        <draw:line draw:style-name="gr5" draw:text-style-name="P4" draw:layer="layout" svg:x1="9.313cm" svg:y1="8.101cm" svg:x2="4.113cm" svg:y2="8.101cm">
          <text:p/>
        </draw:line>
        <draw:line draw:style-name="gr5" draw:text-style-name="P4" draw:layer="layout" svg:x1="12.513cm" svg:y1="8.101cm" svg:x2="11.013cm" svg:y2="8.101cm">
          <text:p/>
        </draw:line>
        <draw:frame draw:style-name="gr35" draw:text-style-name="P9" draw:layer="layout" svg:width="1.916cm" svg:height="0.569cm" svg:x="2.515cm" svg:y="8.504cm">
          <draw:text-box>
            <text:p><text:span text:style-name="T4">CM-RAMx</text:span></text:p>
          </draw:text-box>
        </draw:frame>
        <draw:line draw:style-name="gr5" draw:text-style-name="P4" draw:layer="layout" svg:x1="19.213cm" svg:y1="8.601cm" svg:x2="4.113cm" svg:y2="8.601cm">
          <text:p/>
        </draw:line>
        <draw:frame draw:style-name="gr36" draw:text-style-name="P9" draw:layer="layout" svg:width="1.201cm" svg:height="0.569cm" svg:x="2.516cm" svg:y="9.005cm">
          <draw:text-box>
            <text:p><text:span text:style-name="T4">D[3:0]</text:span></text:p>
          </draw:text-box>
        </draw:frame>
        <draw:g draw:style-name="gr25">
          <draw:line draw:style-name="gr5" draw:text-style-name="P4" draw:layer="layout" svg:x1="6.113cm" svg:y1="9.101cm" svg:x2="6.213cm" svg:y2="9.501cm">
            <text:p/>
          </draw:line>
          <draw:line draw:style-name="gr5" draw:text-style-name="P4" draw:layer="layout" svg:x1="6.213cm" svg:y1="9.501cm" svg:x2="7.713cm" svg:y2="9.501cm">
            <text:p/>
          </draw:line>
          <draw:line draw:style-name="gr5" draw:text-style-name="P4" draw:layer="layout" svg:x1="7.813cm" svg:y1="9.101cm" svg:x2="7.713cm" svg:y2="9.501cm">
            <text:p/>
          </draw:line>
        </draw:g>
        <draw:line draw:style-name="gr5" draw:text-style-name="P4" draw:layer="layout" svg:x1="6.097cm" svg:y1="9.51cm" svg:x2="4.097cm" svg:y2="9.51cm">
          <text:p/>
        </draw:line>
        <draw:line draw:style-name="gr5" draw:text-style-name="P4" draw:layer="layout" svg:x1="6.113cm" svg:y1="9.101cm" svg:x2="4.113cm" svg:y2="9.101cm">
          <text:p/>
        </draw:line>
        <draw:g draw:style-name="gr25">
          <draw:line draw:style-name="gr5" draw:text-style-name="P4" draw:layer="layout" svg:x1="4.113cm" svg:y1="9.501cm" svg:x2="4.213cm" svg:y2="9.101cm">
            <text:p/>
          </draw:line>
          <draw:line draw:style-name="gr5" draw:text-style-name="P4" draw:layer="layout" svg:x1="4.213cm" svg:y1="9.501cm" svg:x2="4.313cm" svg:y2="9.101cm">
            <text:p/>
          </draw:line>
          <draw:line draw:style-name="gr5" draw:text-style-name="P4" draw:layer="layout" svg:x1="4.313cm" svg:y1="9.501cm" svg:x2="4.413cm" svg:y2="9.101cm">
            <text:p/>
          </draw:line>
          <draw:line draw:style-name="gr5" draw:text-style-name="P4" draw:layer="layout" svg:x1="4.413cm" svg:y1="9.501cm" svg:x2="4.513cm" svg:y2="9.101cm">
            <text:p/>
          </draw:line>
        </draw:g>
        <draw:g draw:style-name="gr25">
          <draw:line draw:style-name="gr5" draw:text-style-name="P4" draw:layer="layout" svg:x1="4.513cm" svg:y1="9.501cm" svg:x2="4.613cm" svg:y2="9.101cm">
            <text:p/>
          </draw:line>
          <draw:line draw:style-name="gr5" draw:text-style-name="P4" draw:layer="layout" svg:x1="4.613cm" svg:y1="9.501cm" svg:x2="4.713cm" svg:y2="9.101cm">
            <text:p/>
          </draw:line>
          <draw:line draw:style-name="gr5" draw:text-style-name="P4" draw:layer="layout" svg:x1="4.713cm" svg:y1="9.501cm" svg:x2="4.813cm" svg:y2="9.101cm">
            <text:p/>
          </draw:line>
          <draw:line draw:style-name="gr5" draw:text-style-name="P4" draw:layer="layout" svg:x1="4.813cm" svg:y1="9.501cm" svg:x2="4.913cm" svg:y2="9.101cm">
            <text:p/>
          </draw:line>
          <draw:line draw:style-name="gr5" draw:text-style-name="P4" draw:layer="layout" svg:x1="4.913cm" svg:y1="9.501cm" svg:x2="5.013cm" svg:y2="9.101cm">
            <text:p/>
          </draw:line>
          <draw:line draw:style-name="gr5" draw:text-style-name="P4" draw:layer="layout" svg:x1="5.013cm" svg:y1="9.501cm" svg:x2="5.113cm" svg:y2="9.101cm">
            <text:p/>
          </draw:line>
          <draw:line draw:style-name="gr5" draw:text-style-name="P4" draw:layer="layout" svg:x1="5.113cm" svg:y1="9.501cm" svg:x2="5.213cm" svg:y2="9.101cm">
            <text:p/>
          </draw:line>
          <draw:line draw:style-name="gr5" draw:text-style-name="P4" draw:layer="layout" svg:x1="5.213cm" svg:y1="9.501cm" svg:x2="5.313cm" svg:y2="9.101cm">
            <text:p/>
          </draw:line>
          <draw:line draw:style-name="gr5" draw:text-style-name="P4" draw:layer="layout" svg:x1="5.313cm" svg:y1="9.501cm" svg:x2="5.413cm" svg:y2="9.101cm">
            <text:p/>
          </draw:line>
          <draw:line draw:style-name="gr5" draw:text-style-name="P4" draw:layer="layout" svg:x1="5.413cm" svg:y1="9.501cm" svg:x2="5.513cm" svg:y2="9.101cm">
            <text:p/>
          </draw:line>
          <draw:line draw:style-name="gr5" draw:text-style-name="P4" draw:layer="layout" svg:x1="5.513cm" svg:y1="9.501cm" svg:x2="5.613cm" svg:y2="9.101cm">
            <text:p/>
          </draw:line>
          <draw:line draw:style-name="gr5" draw:text-style-name="P4" draw:layer="layout" svg:x1="5.613cm" svg:y1="9.501cm" svg:x2="5.713cm" svg:y2="9.101cm">
            <text:p/>
          </draw:line>
          <draw:line draw:style-name="gr5" draw:text-style-name="P4" draw:layer="layout" svg:x1="5.713cm" svg:y1="9.501cm" svg:x2="5.813cm" svg:y2="9.101cm">
            <text:p/>
          </draw:line>
          <draw:line draw:style-name="gr5" draw:text-style-name="P4" draw:layer="layout" svg:x1="5.813cm" svg:y1="9.501cm" svg:x2="5.913cm" svg:y2="9.101cm">
            <text:p/>
          </draw:line>
          <draw:line draw:style-name="gr5" draw:text-style-name="P4" draw:layer="layout" svg:x1="5.913cm" svg:y1="9.501cm" svg:x2="6.013cm" svg:y2="9.101cm">
            <text:p/>
          </draw:line>
          <draw:line draw:style-name="gr5" draw:text-style-name="P4" draw:layer="layout" svg:x1="6.013cm" svg:y1="9.501cm" svg:x2="6.113cm" svg:y2="9.101cm">
            <text:p/>
          </draw:line>
        </draw:g>
        <draw:g draw:style-name="gr25">
          <draw:line draw:style-name="gr5" draw:text-style-name="P4" draw:layer="layout" svg:x1="4.513cm" svg:y1="9.101cm" svg:x2="4.613cm" svg:y2="9.501cm">
            <text:p/>
          </draw:line>
          <draw:line draw:style-name="gr5" draw:text-style-name="P4" draw:layer="layout" svg:x1="4.613cm" svg:y1="9.101cm" svg:x2="4.713cm" svg:y2="9.501cm">
            <text:p/>
          </draw:line>
          <draw:line draw:style-name="gr5" draw:text-style-name="P4" draw:layer="layout" svg:x1="4.713cm" svg:y1="9.101cm" svg:x2="4.813cm" svg:y2="9.501cm">
            <text:p/>
          </draw:line>
          <draw:line draw:style-name="gr5" draw:text-style-name="P4" draw:layer="layout" svg:x1="4.813cm" svg:y1="9.101cm" svg:x2="4.913cm" svg:y2="9.501cm">
            <text:p/>
          </draw:line>
          <draw:line draw:style-name="gr5" draw:text-style-name="P4" draw:layer="layout" svg:x1="4.913cm" svg:y1="9.101cm" svg:x2="5.013cm" svg:y2="9.501cm">
            <text:p/>
          </draw:line>
          <draw:line draw:style-name="gr5" draw:text-style-name="P4" draw:layer="layout" svg:x1="5.013cm" svg:y1="9.101cm" svg:x2="5.113cm" svg:y2="9.501cm">
            <text:p/>
          </draw:line>
          <draw:line draw:style-name="gr5" draw:text-style-name="P4" draw:layer="layout" svg:x1="5.113cm" svg:y1="9.101cm" svg:x2="5.213cm" svg:y2="9.501cm">
            <text:p/>
          </draw:line>
          <draw:line draw:style-name="gr5" draw:text-style-name="P4" draw:layer="layout" svg:x1="5.213cm" svg:y1="9.101cm" svg:x2="5.313cm" svg:y2="9.501cm">
            <text:p/>
          </draw:line>
          <draw:line draw:style-name="gr5" draw:text-style-name="P4" draw:layer="layout" svg:x1="5.313cm" svg:y1="9.101cm" svg:x2="5.413cm" svg:y2="9.501cm">
            <text:p/>
          </draw:line>
          <draw:line draw:style-name="gr5" draw:text-style-name="P4" draw:layer="layout" svg:x1="5.413cm" svg:y1="9.101cm" svg:x2="5.513cm" svg:y2="9.501cm">
            <text:p/>
          </draw:line>
          <draw:line draw:style-name="gr5" draw:text-style-name="P4" draw:layer="layout" svg:x1="5.513cm" svg:y1="9.101cm" svg:x2="5.613cm" svg:y2="9.501cm">
            <text:p/>
          </draw:line>
          <draw:line draw:style-name="gr5" draw:text-style-name="P4" draw:layer="layout" svg:x1="5.613cm" svg:y1="9.101cm" svg:x2="5.713cm" svg:y2="9.501cm">
            <text:p/>
          </draw:line>
          <draw:line draw:style-name="gr5" draw:text-style-name="P4" draw:layer="layout" svg:x1="5.713cm" svg:y1="9.101cm" svg:x2="5.813cm" svg:y2="9.501cm">
            <text:p/>
          </draw:line>
          <draw:line draw:style-name="gr5" draw:text-style-name="P4" draw:layer="layout" svg:x1="5.813cm" svg:y1="9.101cm" svg:x2="5.913cm" svg:y2="9.501cm">
            <text:p/>
          </draw:line>
          <draw:line draw:style-name="gr5" draw:text-style-name="P4" draw:layer="layout" svg:x1="5.913cm" svg:y1="9.101cm" svg:x2="6.013cm" svg:y2="9.501cm">
            <text:p/>
          </draw:line>
          <draw:line draw:style-name="gr5" draw:text-style-name="P4" draw:layer="layout" svg:x1="6.013cm" svg:y1="9.101cm" svg:x2="6.113cm" svg:y2="9.501cm">
            <text:p/>
          </draw:line>
        </draw:g>
        <draw:g draw:style-name="gr25">
          <draw:line draw:style-name="gr5" draw:text-style-name="P4" draw:layer="layout" svg:x1="4.113cm" svg:y1="9.101cm" svg:x2="4.213cm" svg:y2="9.501cm">
            <text:p/>
          </draw:line>
          <draw:line draw:style-name="gr5" draw:text-style-name="P4" draw:layer="layout" svg:x1="4.213cm" svg:y1="9.101cm" svg:x2="4.313cm" svg:y2="9.501cm">
            <text:p/>
          </draw:line>
          <draw:line draw:style-name="gr5" draw:text-style-name="P4" draw:layer="layout" svg:x1="4.313cm" svg:y1="9.101cm" svg:x2="4.413cm" svg:y2="9.501cm">
            <text:p/>
          </draw:line>
          <draw:line draw:style-name="gr5" draw:text-style-name="P4" draw:layer="layout" svg:x1="4.413cm" svg:y1="9.101cm" svg:x2="4.513cm" svg:y2="9.501cm">
            <text:p/>
          </draw:line>
        </draw:g>
        <draw:g draw:style-name="gr25">
          <draw:line draw:style-name="gr5" draw:text-style-name="P4" draw:layer="layout" svg:x1="6.113cm" svg:y1="9.501cm" svg:x2="6.213cm" svg:y2="9.101cm">
            <text:p/>
          </draw:line>
          <draw:line draw:style-name="gr5" draw:text-style-name="P4" draw:layer="layout" svg:x1="6.213cm" svg:y1="9.101cm" svg:x2="7.713cm" svg:y2="9.101cm">
            <text:p/>
          </draw:line>
          <draw:line draw:style-name="gr5" draw:text-style-name="P4" draw:layer="layout" svg:x1="7.813cm" svg:y1="9.501cm" svg:x2="7.713cm" svg:y2="9.101cm">
            <text:p/>
          </draw:line>
        </draw:g>
        <draw:g draw:style-name="gr25">
          <draw:line draw:style-name="gr5" draw:text-style-name="P4" draw:layer="layout" svg:x1="7.713cm" svg:y1="9.101cm" svg:x2="7.813cm" svg:y2="9.501cm">
            <text:p/>
          </draw:line>
          <draw:line draw:style-name="gr5" draw:text-style-name="P4" draw:layer="layout" svg:x1="7.813cm" svg:y1="9.501cm" svg:x2="9.313cm" svg:y2="9.501cm">
            <text:p/>
          </draw:line>
          <draw:line draw:style-name="gr5" draw:text-style-name="P4" draw:layer="layout" svg:x1="9.413cm" svg:y1="9.101cm" svg:x2="9.313cm" svg:y2="9.501cm">
            <text:p/>
          </draw:line>
        </draw:g>
        <draw:g draw:style-name="gr25">
          <draw:line draw:style-name="gr5" draw:text-style-name="P4" draw:layer="layout" svg:x1="7.713cm" svg:y1="9.501cm" svg:x2="7.813cm" svg:y2="9.101cm">
            <text:p/>
          </draw:line>
          <draw:line draw:style-name="gr5" draw:text-style-name="P4" draw:layer="layout" svg:x1="7.813cm" svg:y1="9.101cm" svg:x2="9.313cm" svg:y2="9.101cm">
            <text:p/>
          </draw:line>
          <draw:line draw:style-name="gr5" draw:text-style-name="P4" draw:layer="layout" svg:x1="9.413cm" svg:y1="9.501cm" svg:x2="9.313cm" svg:y2="9.101cm">
            <text:p/>
          </draw:line>
        </draw:g>
        <draw:g draw:style-name="gr25">
          <draw:line draw:style-name="gr5" draw:text-style-name="P4" draw:layer="layout" svg:x1="9.313cm" svg:y1="9.101cm" svg:x2="9.413cm" svg:y2="9.501cm">
            <text:p/>
          </draw:line>
          <draw:line draw:style-name="gr5" draw:text-style-name="P4" draw:layer="layout" svg:x1="9.413cm" svg:y1="9.501cm" svg:x2="10.913cm" svg:y2="9.501cm">
            <text:p/>
          </draw:line>
          <draw:line draw:style-name="gr5" draw:text-style-name="P4" draw:layer="layout" svg:x1="11.013cm" svg:y1="9.101cm" svg:x2="10.913cm" svg:y2="9.501cm">
            <text:p/>
          </draw:line>
        </draw:g>
        <draw:g draw:style-name="gr25">
          <draw:line draw:style-name="gr5" draw:text-style-name="P4" draw:layer="layout" svg:x1="9.313cm" svg:y1="9.501cm" svg:x2="9.413cm" svg:y2="9.101cm">
            <text:p/>
          </draw:line>
          <draw:line draw:style-name="gr5" draw:text-style-name="P4" draw:layer="layout" svg:x1="9.413cm" svg:y1="9.101cm" svg:x2="10.913cm" svg:y2="9.101cm">
            <text:p/>
          </draw:line>
          <draw:line draw:style-name="gr5" draw:text-style-name="P4" draw:layer="layout" svg:x1="11.013cm" svg:y1="9.501cm" svg:x2="10.913cm" svg:y2="9.101cm">
            <text:p/>
          </draw:line>
        </draw:g>
        <draw:g draw:style-name="gr25">
          <draw:line draw:style-name="gr5" draw:text-style-name="P4" draw:layer="layout" svg:x1="10.913cm" svg:y1="9.101cm" svg:x2="11.013cm" svg:y2="9.501cm">
            <text:p/>
          </draw:line>
          <draw:line draw:style-name="gr5" draw:text-style-name="P4" draw:layer="layout" svg:x1="11.013cm" svg:y1="9.501cm" svg:x2="12.513cm" svg:y2="9.501cm">
            <text:p/>
          </draw:line>
          <draw:line draw:style-name="gr5" draw:text-style-name="P4" draw:layer="layout" svg:x1="12.613cm" svg:y1="9.101cm" svg:x2="12.513cm" svg:y2="9.501cm">
            <text:p/>
          </draw:line>
        </draw:g>
        <draw:g draw:style-name="gr25">
          <draw:line draw:style-name="gr5" draw:text-style-name="P4" draw:layer="layout" svg:x1="10.913cm" svg:y1="9.501cm" svg:x2="11.013cm" svg:y2="9.101cm">
            <text:p/>
          </draw:line>
          <draw:line draw:style-name="gr5" draw:text-style-name="P4" draw:layer="layout" svg:x1="11.013cm" svg:y1="9.101cm" svg:x2="12.513cm" svg:y2="9.101cm">
            <text:p/>
          </draw:line>
          <draw:line draw:style-name="gr5" draw:text-style-name="P4" draw:layer="layout" svg:x1="12.613cm" svg:y1="9.501cm" svg:x2="12.513cm" svg:y2="9.101cm">
            <text:p/>
          </draw:line>
        </draw:g>
        <draw:g draw:style-name="gr25">
          <draw:line draw:style-name="gr5" draw:text-style-name="P4" draw:layer="layout" svg:x1="12.513cm" svg:y1="9.101cm" svg:x2="12.613cm" svg:y2="9.501cm">
            <text:p/>
          </draw:line>
          <draw:line draw:style-name="gr5" draw:text-style-name="P4" draw:layer="layout" svg:x1="12.613cm" svg:y1="9.501cm" svg:x2="14.113cm" svg:y2="9.501cm">
            <text:p/>
          </draw:line>
          <draw:line draw:style-name="gr5" draw:text-style-name="P4" draw:layer="layout" svg:x1="14.213cm" svg:y1="9.101cm" svg:x2="14.113cm" svg:y2="9.501cm">
            <text:p/>
          </draw:line>
        </draw:g>
        <draw:g draw:style-name="gr25">
          <draw:line draw:style-name="gr5" draw:text-style-name="P4" draw:layer="layout" svg:x1="12.513cm" svg:y1="9.501cm" svg:x2="12.613cm" svg:y2="9.101cm">
            <text:p/>
          </draw:line>
          <draw:line draw:style-name="gr5" draw:text-style-name="P4" draw:layer="layout" svg:x1="12.613cm" svg:y1="9.101cm" svg:x2="14.113cm" svg:y2="9.101cm">
            <text:p/>
          </draw:line>
          <draw:line draw:style-name="gr5" draw:text-style-name="P4" draw:layer="layout" svg:x1="14.213cm" svg:y1="9.501cm" svg:x2="14.113cm" svg:y2="9.101cm">
            <text:p/>
          </draw:line>
        </draw:g>
        <draw:g draw:style-name="gr25">
          <draw:line draw:style-name="gr5" draw:text-style-name="P4" draw:layer="layout" svg:x1="18.913cm" svg:y1="9.501cm" svg:x2="19.013cm" svg:y2="9.101cm">
            <text:p/>
          </draw:line>
          <draw:line draw:style-name="gr5" draw:text-style-name="P4" draw:layer="layout" svg:x1="19.013cm" svg:y1="9.101cm" svg:x2="19.213cm" svg:y2="9.101cm">
            <text:p/>
          </draw:line>
          <draw:line draw:style-name="gr5" draw:text-style-name="P4" draw:layer="layout" svg:x1="18.913cm" svg:y1="9.101cm" svg:x2="19.013cm" svg:y2="9.501cm">
            <text:p/>
          </draw:line>
          <draw:line draw:style-name="gr5" draw:text-style-name="P4" draw:layer="layout" svg:x1="19.013cm" svg:y1="9.501cm" svg:x2="19.213cm" svg:y2="9.501cm">
            <text:p/>
          </draw:line>
          <draw:line draw:style-name="gr5" draw:text-style-name="P4" draw:layer="layout" svg:x1="19.013cm" svg:y1="9.501cm" svg:x2="19.113cm" svg:y2="9.101cm">
            <text:p/>
          </draw:line>
          <draw:line draw:style-name="gr5" draw:text-style-name="P4" draw:layer="layout" svg:x1="19.113cm" svg:y1="9.501cm" svg:x2="19.213cm" svg:y2="9.101cm">
            <text:p/>
          </draw:line>
          <draw:line draw:style-name="gr5" draw:text-style-name="P4" draw:layer="layout" svg:x1="19.013cm" svg:y1="9.101cm" svg:x2="19.113cm" svg:y2="9.501cm">
            <text:p/>
          </draw:line>
          <draw:line draw:style-name="gr5" draw:text-style-name="P4" draw:layer="layout" svg:x1="19.113cm" svg:y1="9.101cm" svg:x2="19.213cm" svg:y2="9.501cm">
            <text:p/>
          </draw:line>
        </draw:g>
        <draw:line draw:style-name="gr33" draw:text-style-name="P4" draw:layer="layout" svg:x1="1.113cm" svg:y1="9.601cm" svg:x2="19.413cm" svg:y2="9.601cm">
          <text:p/>
        </draw:line>
        <draw:g draw:style-name="gr25">
          <draw:line draw:style-name="gr5" draw:text-style-name="P4" draw:layer="layout" svg:x1="9.313cm" svg:y1="8.601cm" svg:x2="9.413cm" svg:y2="9.001cm">
            <text:p/>
          </draw:line>
          <draw:line draw:style-name="gr5" draw:text-style-name="P4" draw:layer="layout" svg:x1="9.413cm" svg:y1="9.001cm" svg:x2="10.913cm" svg:y2="9.001cm">
            <text:p/>
          </draw:line>
          <draw:line draw:style-name="gr5" draw:text-style-name="P4" draw:layer="layout" svg:x1="11.013cm" svg:y1="8.601cm" svg:x2="10.913cm" svg:y2="9.001cm">
            <text:p/>
          </draw:line>
        </draw:g>
        <draw:frame draw:style-name="gr42" draw:text-style-name="P11" draw:layer="layout" svg:width="0.781cm" svg:height="0.463cm" svg:x="9.783cm" svg:y="8.601cm">
          <draw:text-box>
            <text:p><text:span text:style-name="T5">DCL</text:span></text:p>
          </draw:text-box>
        </draw:frame>
        <draw:line draw:style-name="gr5" draw:text-style-name="P4" draw:layer="layout" svg:x1="14.213cm" svg:y1="8.101cm" svg:x2="19.213cm" svg:y2="8.101cm">
          <text:p/>
        </draw:line>
        <draw:g draw:style-name="gr25">
          <draw:line draw:style-name="gr5" draw:text-style-name="P4" draw:layer="layout" svg:x1="12.513cm" svg:y1="8.101cm" svg:x2="12.613cm" svg:y2="8.501cm">
            <text:p/>
          </draw:line>
          <draw:line draw:style-name="gr5" draw:text-style-name="P4" draw:layer="layout" svg:x1="12.613cm" svg:y1="8.501cm" svg:x2="14.113cm" svg:y2="8.501cm">
            <text:p/>
          </draw:line>
          <draw:line draw:style-name="gr5" draw:text-style-name="P4" draw:layer="layout" svg:x1="14.213cm" svg:y1="8.101cm" svg:x2="14.113cm" svg:y2="8.501cm">
            <text:p/>
          </draw:line>
        </draw:g>
        <draw:g draw:style-name="gr25">
          <draw:line draw:style-name="gr5" draw:text-style-name="P4" draw:layer="layout" svg:x1="12.513cm" svg:y1="8.601cm" svg:x2="12.613cm" svg:y2="9.001cm">
            <text:p/>
          </draw:line>
          <draw:line draw:style-name="gr5" draw:text-style-name="P4" draw:layer="layout" svg:x1="12.613cm" svg:y1="9.001cm" svg:x2="14.113cm" svg:y2="9.001cm">
            <text:p/>
          </draw:line>
          <draw:line draw:style-name="gr5" draw:text-style-name="P4" draw:layer="layout" svg:x1="14.213cm" svg:y1="8.601cm" svg:x2="14.113cm" svg:y2="9.001cm">
            <text:p/>
          </draw:line>
        </draw:g>
        <draw:frame draw:style-name="gr42" draw:text-style-name="P11" draw:layer="layout" svg:width="0.781cm" svg:height="0.463cm" svg:x="12.936cm" svg:y="8.602cm">
          <draw:text-box>
            <text:p><text:span text:style-name="T5">DCL</text:span></text:p>
          </draw:text-box>
        </draw:frame>
        <draw:g draw:style-name="gr25">
          <draw:line draw:style-name="gr5" draw:text-style-name="P4" draw:layer="layout" svg:x1="15.713cm" svg:y1="9.101cm" svg:x2="15.813cm" svg:y2="9.501cm">
            <text:p/>
          </draw:line>
          <draw:line draw:style-name="gr5" draw:text-style-name="P4" draw:layer="layout" svg:x1="15.813cm" svg:y1="9.501cm" svg:x2="17.313cm" svg:y2="9.501cm">
            <text:p/>
          </draw:line>
          <draw:line draw:style-name="gr5" draw:text-style-name="P4" draw:layer="layout" svg:x1="17.413cm" svg:y1="9.101cm" svg:x2="17.313cm" svg:y2="9.501cm">
            <text:p/>
          </draw:line>
        </draw:g>
        <draw:g draw:style-name="gr25">
          <draw:line draw:style-name="gr5" draw:text-style-name="P4" draw:layer="layout" svg:x1="15.713cm" svg:y1="9.501cm" svg:x2="15.813cm" svg:y2="9.101cm">
            <text:p/>
          </draw:line>
          <draw:line draw:style-name="gr5" draw:text-style-name="P4" draw:layer="layout" svg:x1="15.813cm" svg:y1="9.101cm" svg:x2="17.313cm" svg:y2="9.101cm">
            <text:p/>
          </draw:line>
          <draw:line draw:style-name="gr5" draw:text-style-name="P4" draw:layer="layout" svg:x1="17.413cm" svg:y1="9.501cm" svg:x2="17.313cm" svg:y2="9.101cm">
            <text:p/>
          </draw:line>
        </draw:g>
        <draw:frame draw:style-name="gr54" draw:text-style-name="P11" draw:layer="layout" svg:width="1.747cm" svg:height="0.565cm" svg:x="15.913cm" svg:y="9.001cm">
          <draw:text-box>
            <text:p><text:span text:style-name="T5">Data Input</text:span></text:p>
            <text:p><text:span text:style-name="T5">(To ACC)</text:span></text:p>
          </draw:text-box>
        </draw:frame>
        <draw:g draw:style-name="gr25">
          <draw:rect draw:style-name="gr46" draw:text-style-name="P4" draw:layer="layout" svg:width="1.7cm" svg:height="0.4cm" svg:x="14.113cm" svg:y="9.101cm">
            <text:p/>
          </draw:rect>
          <draw:rect draw:style-name="gr47" draw:text-style-name="P15" draw:layer="layout" svg:width="1.6cm" svg:height="0.4cm" svg:x="14.167cm" svg:y="9.101cm">
            <text:p/>
          </draw:rect>
          <draw:line draw:style-name="gr5" draw:text-style-name="P4" draw:layer="layout" svg:x1="14.167cm" svg:y1="9.301cm" svg:x2="15.767cm" svg:y2="9.301cm">
            <text:p/>
          </draw:line>
        </draw:g>
        <draw:g draw:style-name="gr25">
          <draw:rect draw:style-name="gr46" draw:text-style-name="P4" draw:layer="layout" svg:width="1.7cm" svg:height="0.4cm" svg:x="17.313cm" svg:y="9.101cm">
            <text:p/>
          </draw:rect>
          <draw:rect draw:style-name="gr47" draw:text-style-name="P15" draw:layer="layout" svg:width="1.6cm" svg:height="0.4cm" svg:x="17.367cm" svg:y="9.101cm">
            <text:p/>
          </draw:rect>
          <draw:line draw:style-name="gr5" draw:text-style-name="P4" draw:layer="layout" svg:x1="17.367cm" svg:y1="9.301cm" svg:x2="18.967cm" svg:y2="9.301cm">
            <text:p/>
          </draw:line>
        </draw:g>
        <draw:frame draw:style-name="gr34" draw:text-style-name="P9" draw:layer="layout" svg:width="1.395cm" svg:height="0.569cm" svg:x="2.517cm" svg:y="8.006cm">
          <draw:text-box>
            <text:p><text:span text:style-name="T4">CM-ROM</text:span></text:p>
          </draw:text-box>
        </draw:frame>
        <draw:frame draw:style-name="gr55" draw:text-style-name="P14" draw:layer="layout" svg:width="1.59cm" svg:height="0.73cm" svg:x="0.917cm" svg:y="7.971cm">
          <draw:text-box>
            <text:p><text:span text:style-name="T6">RD</text:span></text:p>
          </draw:text-box>
        </draw:frame>
        <draw:frame draw:style-name="gr56" draw:text-style-name="P9" draw:layer="layout" svg:width="1.239cm" svg:height="1.205cm" svg:x="0.874cm" svg:y="8.496cm">
          <draw:text-box>
            <text:p><text:span text:style-name="T4">RDM</text:span></text:p>
            <text:p><text:span text:style-name="T4">RDR</text:span></text:p>
            <text:p><text:span text:style-name="T4">RD0~3</text:span></text:p>
          </draw:text-box>
        </draw:frame>
        <draw:frame draw:style-name="gr57" draw:text-style-name="P9" draw:layer="layout" svg:width="0.98cm" svg:height="0.887cm" svg:x="1.713cm" svg:y="8.501cm">
          <draw:text-box>
            <text:p><text:span text:style-name="T4">ADM</text:span></text:p>
            <text:p><text:span text:style-name="T4">SBM</text:span></text:p>
          </draw:text-box>
        </draw:frame>
        <draw:g draw:style-name="gr25">
          <draw:line draw:style-name="gr5" draw:text-style-name="P4" draw:layer="layout" svg:x1="9.313cm" svg:y1="9.701cm" svg:x2="9.413cm" svg:y2="10.101cm">
            <text:p/>
          </draw:line>
          <draw:line draw:style-name="gr5" draw:text-style-name="P4" draw:layer="layout" svg:x1="9.413cm" svg:y1="10.101cm" svg:x2="10.913cm" svg:y2="10.101cm">
            <text:p/>
          </draw:line>
          <draw:line draw:style-name="gr5" draw:text-style-name="P4" draw:layer="layout" svg:x1="11.013cm" svg:y1="9.701cm" svg:x2="10.913cm" svg:y2="10.101cm">
            <text:p/>
          </draw:line>
        </draw:g>
        <draw:line draw:style-name="gr5" draw:text-style-name="P4" draw:layer="layout" svg:x1="9.313cm" svg:y1="9.701cm" svg:x2="4.113cm" svg:y2="9.701cm">
          <text:p/>
        </draw:line>
        <draw:line draw:style-name="gr5" draw:text-style-name="P4" draw:layer="layout" svg:x1="19.213cm" svg:y1="9.701cm" svg:x2="11.013cm" svg:y2="9.701cm">
          <text:p/>
        </draw:line>
        <draw:frame draw:style-name="gr58" draw:text-style-name="P9" draw:layer="layout" svg:width="1.916cm" svg:height="0.569cm" svg:x="2.515cm" svg:y="10.104cm">
          <draw:text-box>
            <text:p><text:span text:style-name="T4">CM-RAMx</text:span></text:p>
          </draw:text-box>
        </draw:frame>
        <draw:line draw:style-name="gr5" draw:text-style-name="P4" draw:layer="layout" svg:x1="19.213cm" svg:y1="10.201cm" svg:x2="4.113cm" svg:y2="10.201cm">
          <text:p/>
        </draw:line>
        <draw:frame draw:style-name="gr36" draw:text-style-name="P9" draw:layer="layout" svg:width="1.201cm" svg:height="0.569cm" svg:x="2.516cm" svg:y="10.605cm">
          <draw:text-box>
            <text:p><text:span text:style-name="T4">D[3:0]</text:span></text:p>
          </draw:text-box>
        </draw:frame>
        <draw:g draw:style-name="gr25">
          <draw:line draw:style-name="gr5" draw:text-style-name="P4" draw:layer="layout" svg:x1="6.113cm" svg:y1="10.701cm" svg:x2="6.213cm" svg:y2="11.101cm">
            <text:p/>
          </draw:line>
          <draw:line draw:style-name="gr5" draw:text-style-name="P4" draw:layer="layout" svg:x1="6.213cm" svg:y1="11.101cm" svg:x2="7.713cm" svg:y2="11.101cm">
            <text:p/>
          </draw:line>
          <draw:line draw:style-name="gr5" draw:text-style-name="P4" draw:layer="layout" svg:x1="7.813cm" svg:y1="10.701cm" svg:x2="7.713cm" svg:y2="11.101cm">
            <text:p/>
          </draw:line>
        </draw:g>
        <draw:line draw:style-name="gr5" draw:text-style-name="P4" draw:layer="layout" svg:x1="6.097cm" svg:y1="11.11cm" svg:x2="4.097cm" svg:y2="11.11cm">
          <text:p/>
        </draw:line>
        <draw:line draw:style-name="gr5" draw:text-style-name="P4" draw:layer="layout" svg:x1="6.113cm" svg:y1="10.701cm" svg:x2="4.113cm" svg:y2="10.701cm">
          <text:p/>
        </draw:line>
        <draw:g draw:style-name="gr25">
          <draw:line draw:style-name="gr5" draw:text-style-name="P4" draw:layer="layout" svg:x1="4.113cm" svg:y1="11.101cm" svg:x2="4.213cm" svg:y2="10.701cm">
            <text:p/>
          </draw:line>
          <draw:line draw:style-name="gr5" draw:text-style-name="P4" draw:layer="layout" svg:x1="4.213cm" svg:y1="11.101cm" svg:x2="4.313cm" svg:y2="10.701cm">
            <text:p/>
          </draw:line>
          <draw:line draw:style-name="gr5" draw:text-style-name="P4" draw:layer="layout" svg:x1="4.313cm" svg:y1="11.101cm" svg:x2="4.413cm" svg:y2="10.701cm">
            <text:p/>
          </draw:line>
          <draw:line draw:style-name="gr5" draw:text-style-name="P4" draw:layer="layout" svg:x1="4.413cm" svg:y1="11.101cm" svg:x2="4.513cm" svg:y2="10.701cm">
            <text:p/>
          </draw:line>
        </draw:g>
        <draw:g draw:style-name="gr25">
          <draw:line draw:style-name="gr5" draw:text-style-name="P4" draw:layer="layout" svg:x1="4.513cm" svg:y1="11.101cm" svg:x2="4.613cm" svg:y2="10.701cm">
            <text:p/>
          </draw:line>
          <draw:line draw:style-name="gr5" draw:text-style-name="P4" draw:layer="layout" svg:x1="4.613cm" svg:y1="11.101cm" svg:x2="4.713cm" svg:y2="10.701cm">
            <text:p/>
          </draw:line>
          <draw:line draw:style-name="gr5" draw:text-style-name="P4" draw:layer="layout" svg:x1="4.713cm" svg:y1="11.101cm" svg:x2="4.813cm" svg:y2="10.701cm">
            <text:p/>
          </draw:line>
          <draw:line draw:style-name="gr5" draw:text-style-name="P4" draw:layer="layout" svg:x1="4.813cm" svg:y1="11.101cm" svg:x2="4.913cm" svg:y2="10.701cm">
            <text:p/>
          </draw:line>
          <draw:line draw:style-name="gr5" draw:text-style-name="P4" draw:layer="layout" svg:x1="4.913cm" svg:y1="11.101cm" svg:x2="5.013cm" svg:y2="10.701cm">
            <text:p/>
          </draw:line>
          <draw:line draw:style-name="gr5" draw:text-style-name="P4" draw:layer="layout" svg:x1="5.013cm" svg:y1="11.101cm" svg:x2="5.113cm" svg:y2="10.701cm">
            <text:p/>
          </draw:line>
          <draw:line draw:style-name="gr5" draw:text-style-name="P4" draw:layer="layout" svg:x1="5.113cm" svg:y1="11.101cm" svg:x2="5.213cm" svg:y2="10.701cm">
            <text:p/>
          </draw:line>
          <draw:line draw:style-name="gr5" draw:text-style-name="P4" draw:layer="layout" svg:x1="5.213cm" svg:y1="11.101cm" svg:x2="5.313cm" svg:y2="10.701cm">
            <text:p/>
          </draw:line>
          <draw:line draw:style-name="gr5" draw:text-style-name="P4" draw:layer="layout" svg:x1="5.313cm" svg:y1="11.101cm" svg:x2="5.413cm" svg:y2="10.701cm">
            <text:p/>
          </draw:line>
          <draw:line draw:style-name="gr5" draw:text-style-name="P4" draw:layer="layout" svg:x1="5.413cm" svg:y1="11.101cm" svg:x2="5.513cm" svg:y2="10.701cm">
            <text:p/>
          </draw:line>
          <draw:line draw:style-name="gr5" draw:text-style-name="P4" draw:layer="layout" svg:x1="5.513cm" svg:y1="11.101cm" svg:x2="5.613cm" svg:y2="10.701cm">
            <text:p/>
          </draw:line>
          <draw:line draw:style-name="gr5" draw:text-style-name="P4" draw:layer="layout" svg:x1="5.613cm" svg:y1="11.101cm" svg:x2="5.713cm" svg:y2="10.701cm">
            <text:p/>
          </draw:line>
          <draw:line draw:style-name="gr5" draw:text-style-name="P4" draw:layer="layout" svg:x1="5.713cm" svg:y1="11.101cm" svg:x2="5.813cm" svg:y2="10.701cm">
            <text:p/>
          </draw:line>
          <draw:line draw:style-name="gr5" draw:text-style-name="P4" draw:layer="layout" svg:x1="5.813cm" svg:y1="11.101cm" svg:x2="5.913cm" svg:y2="10.701cm">
            <text:p/>
          </draw:line>
          <draw:line draw:style-name="gr5" draw:text-style-name="P4" draw:layer="layout" svg:x1="5.913cm" svg:y1="11.101cm" svg:x2="6.013cm" svg:y2="10.701cm">
            <text:p/>
          </draw:line>
          <draw:line draw:style-name="gr5" draw:text-style-name="P4" draw:layer="layout" svg:x1="6.013cm" svg:y1="11.101cm" svg:x2="6.113cm" svg:y2="10.701cm">
            <text:p/>
          </draw:line>
        </draw:g>
        <draw:g draw:style-name="gr25">
          <draw:line draw:style-name="gr5" draw:text-style-name="P4" draw:layer="layout" svg:x1="4.513cm" svg:y1="10.701cm" svg:x2="4.613cm" svg:y2="11.101cm">
            <text:p/>
          </draw:line>
          <draw:line draw:style-name="gr5" draw:text-style-name="P4" draw:layer="layout" svg:x1="4.613cm" svg:y1="10.701cm" svg:x2="4.713cm" svg:y2="11.101cm">
            <text:p/>
          </draw:line>
          <draw:line draw:style-name="gr5" draw:text-style-name="P4" draw:layer="layout" svg:x1="4.713cm" svg:y1="10.701cm" svg:x2="4.813cm" svg:y2="11.101cm">
            <text:p/>
          </draw:line>
          <draw:line draw:style-name="gr5" draw:text-style-name="P4" draw:layer="layout" svg:x1="4.813cm" svg:y1="10.701cm" svg:x2="4.913cm" svg:y2="11.101cm">
            <text:p/>
          </draw:line>
          <draw:line draw:style-name="gr5" draw:text-style-name="P4" draw:layer="layout" svg:x1="4.913cm" svg:y1="10.701cm" svg:x2="5.013cm" svg:y2="11.101cm">
            <text:p/>
          </draw:line>
          <draw:line draw:style-name="gr5" draw:text-style-name="P4" draw:layer="layout" svg:x1="5.013cm" svg:y1="10.701cm" svg:x2="5.113cm" svg:y2="11.101cm">
            <text:p/>
          </draw:line>
          <draw:line draw:style-name="gr5" draw:text-style-name="P4" draw:layer="layout" svg:x1="5.113cm" svg:y1="10.701cm" svg:x2="5.213cm" svg:y2="11.101cm">
            <text:p/>
          </draw:line>
          <draw:line draw:style-name="gr5" draw:text-style-name="P4" draw:layer="layout" svg:x1="5.213cm" svg:y1="10.701cm" svg:x2="5.313cm" svg:y2="11.101cm">
            <text:p/>
          </draw:line>
          <draw:line draw:style-name="gr5" draw:text-style-name="P4" draw:layer="layout" svg:x1="5.313cm" svg:y1="10.701cm" svg:x2="5.413cm" svg:y2="11.101cm">
            <text:p/>
          </draw:line>
          <draw:line draw:style-name="gr5" draw:text-style-name="P4" draw:layer="layout" svg:x1="5.413cm" svg:y1="10.701cm" svg:x2="5.513cm" svg:y2="11.101cm">
            <text:p/>
          </draw:line>
          <draw:line draw:style-name="gr5" draw:text-style-name="P4" draw:layer="layout" svg:x1="5.513cm" svg:y1="10.701cm" svg:x2="5.613cm" svg:y2="11.101cm">
            <text:p/>
          </draw:line>
          <draw:line draw:style-name="gr5" draw:text-style-name="P4" draw:layer="layout" svg:x1="5.613cm" svg:y1="10.701cm" svg:x2="5.713cm" svg:y2="11.101cm">
            <text:p/>
          </draw:line>
          <draw:line draw:style-name="gr5" draw:text-style-name="P4" draw:layer="layout" svg:x1="5.713cm" svg:y1="10.701cm" svg:x2="5.813cm" svg:y2="11.101cm">
            <text:p/>
          </draw:line>
          <draw:line draw:style-name="gr5" draw:text-style-name="P4" draw:layer="layout" svg:x1="5.813cm" svg:y1="10.701cm" svg:x2="5.913cm" svg:y2="11.101cm">
            <text:p/>
          </draw:line>
          <draw:line draw:style-name="gr5" draw:text-style-name="P4" draw:layer="layout" svg:x1="5.913cm" svg:y1="10.701cm" svg:x2="6.013cm" svg:y2="11.101cm">
            <text:p/>
          </draw:line>
          <draw:line draw:style-name="gr5" draw:text-style-name="P4" draw:layer="layout" svg:x1="6.013cm" svg:y1="10.701cm" svg:x2="6.113cm" svg:y2="11.101cm">
            <text:p/>
          </draw:line>
        </draw:g>
        <draw:g draw:style-name="gr25">
          <draw:line draw:style-name="gr5" draw:text-style-name="P4" draw:layer="layout" svg:x1="4.113cm" svg:y1="10.701cm" svg:x2="4.213cm" svg:y2="11.101cm">
            <text:p/>
          </draw:line>
          <draw:line draw:style-name="gr5" draw:text-style-name="P4" draw:layer="layout" svg:x1="4.213cm" svg:y1="10.701cm" svg:x2="4.313cm" svg:y2="11.101cm">
            <text:p/>
          </draw:line>
          <draw:line draw:style-name="gr5" draw:text-style-name="P4" draw:layer="layout" svg:x1="4.313cm" svg:y1="10.701cm" svg:x2="4.413cm" svg:y2="11.101cm">
            <text:p/>
          </draw:line>
          <draw:line draw:style-name="gr5" draw:text-style-name="P4" draw:layer="layout" svg:x1="4.413cm" svg:y1="10.701cm" svg:x2="4.513cm" svg:y2="11.101cm">
            <text:p/>
          </draw:line>
        </draw:g>
        <draw:g draw:style-name="gr25">
          <draw:line draw:style-name="gr5" draw:text-style-name="P4" draw:layer="layout" svg:x1="6.113cm" svg:y1="11.101cm" svg:x2="6.213cm" svg:y2="10.701cm">
            <text:p/>
          </draw:line>
          <draw:line draw:style-name="gr5" draw:text-style-name="P4" draw:layer="layout" svg:x1="6.213cm" svg:y1="10.701cm" svg:x2="7.713cm" svg:y2="10.701cm">
            <text:p/>
          </draw:line>
          <draw:line draw:style-name="gr5" draw:text-style-name="P4" draw:layer="layout" svg:x1="7.813cm" svg:y1="11.101cm" svg:x2="7.713cm" svg:y2="10.701cm">
            <text:p/>
          </draw:line>
        </draw:g>
        <draw:g draw:style-name="gr25">
          <draw:line draw:style-name="gr5" draw:text-style-name="P4" draw:layer="layout" svg:x1="7.713cm" svg:y1="10.701cm" svg:x2="7.813cm" svg:y2="11.101cm">
            <text:p/>
          </draw:line>
          <draw:line draw:style-name="gr5" draw:text-style-name="P4" draw:layer="layout" svg:x1="7.813cm" svg:y1="11.101cm" svg:x2="9.313cm" svg:y2="11.101cm">
            <text:p/>
          </draw:line>
          <draw:line draw:style-name="gr5" draw:text-style-name="P4" draw:layer="layout" svg:x1="9.413cm" svg:y1="10.701cm" svg:x2="9.313cm" svg:y2="11.101cm">
            <text:p/>
          </draw:line>
        </draw:g>
        <draw:g draw:style-name="gr25">
          <draw:line draw:style-name="gr5" draw:text-style-name="P4" draw:layer="layout" svg:x1="7.713cm" svg:y1="11.101cm" svg:x2="7.813cm" svg:y2="10.701cm">
            <text:p/>
          </draw:line>
          <draw:line draw:style-name="gr5" draw:text-style-name="P4" draw:layer="layout" svg:x1="7.813cm" svg:y1="10.701cm" svg:x2="9.313cm" svg:y2="10.701cm">
            <text:p/>
          </draw:line>
          <draw:line draw:style-name="gr5" draw:text-style-name="P4" draw:layer="layout" svg:x1="9.413cm" svg:y1="11.101cm" svg:x2="9.313cm" svg:y2="10.701cm">
            <text:p/>
          </draw:line>
        </draw:g>
        <draw:g draw:style-name="gr25">
          <draw:line draw:style-name="gr5" draw:text-style-name="P4" draw:layer="layout" svg:x1="9.313cm" svg:y1="10.701cm" svg:x2="9.413cm" svg:y2="11.101cm">
            <text:p/>
          </draw:line>
          <draw:line draw:style-name="gr5" draw:text-style-name="P4" draw:layer="layout" svg:x1="9.413cm" svg:y1="11.101cm" svg:x2="10.913cm" svg:y2="11.101cm">
            <text:p/>
          </draw:line>
          <draw:line draw:style-name="gr5" draw:text-style-name="P4" draw:layer="layout" svg:x1="11.013cm" svg:y1="10.701cm" svg:x2="10.913cm" svg:y2="11.101cm">
            <text:p/>
          </draw:line>
        </draw:g>
        <draw:g draw:style-name="gr25">
          <draw:line draw:style-name="gr5" draw:text-style-name="P4" draw:layer="layout" svg:x1="9.313cm" svg:y1="11.101cm" svg:x2="9.413cm" svg:y2="10.701cm">
            <text:p/>
          </draw:line>
          <draw:line draw:style-name="gr5" draw:text-style-name="P4" draw:layer="layout" svg:x1="9.413cm" svg:y1="10.701cm" svg:x2="10.913cm" svg:y2="10.701cm">
            <text:p/>
          </draw:line>
          <draw:line draw:style-name="gr5" draw:text-style-name="P4" draw:layer="layout" svg:x1="11.013cm" svg:y1="11.101cm" svg:x2="10.913cm" svg:y2="10.701cm">
            <text:p/>
          </draw:line>
        </draw:g>
        <draw:g draw:style-name="gr25">
          <draw:line draw:style-name="gr5" draw:text-style-name="P4" draw:layer="layout" svg:x1="10.913cm" svg:y1="10.701cm" svg:x2="11.013cm" svg:y2="11.101cm">
            <text:p/>
          </draw:line>
          <draw:line draw:style-name="gr5" draw:text-style-name="P4" draw:layer="layout" svg:x1="11.013cm" svg:y1="11.101cm" svg:x2="12.513cm" svg:y2="11.101cm">
            <text:p/>
          </draw:line>
          <draw:line draw:style-name="gr5" draw:text-style-name="P4" draw:layer="layout" svg:x1="12.613cm" svg:y1="10.701cm" svg:x2="12.513cm" svg:y2="11.101cm">
            <text:p/>
          </draw:line>
        </draw:g>
        <draw:g draw:style-name="gr25">
          <draw:line draw:style-name="gr5" draw:text-style-name="P4" draw:layer="layout" svg:x1="10.913cm" svg:y1="11.101cm" svg:x2="11.013cm" svg:y2="10.701cm">
            <text:p/>
          </draw:line>
          <draw:line draw:style-name="gr5" draw:text-style-name="P4" draw:layer="layout" svg:x1="11.013cm" svg:y1="10.701cm" svg:x2="12.513cm" svg:y2="10.701cm">
            <text:p/>
          </draw:line>
          <draw:line draw:style-name="gr5" draw:text-style-name="P4" draw:layer="layout" svg:x1="12.613cm" svg:y1="11.101cm" svg:x2="12.513cm" svg:y2="10.701cm">
            <text:p/>
          </draw:line>
        </draw:g>
        <draw:g draw:style-name="gr25">
          <draw:line draw:style-name="gr5" draw:text-style-name="P4" draw:layer="layout" svg:x1="12.513cm" svg:y1="10.701cm" svg:x2="12.613cm" svg:y2="11.101cm">
            <text:p/>
          </draw:line>
          <draw:line draw:style-name="gr5" draw:text-style-name="P4" draw:layer="layout" svg:x1="12.613cm" svg:y1="11.101cm" svg:x2="14.113cm" svg:y2="11.101cm">
            <text:p/>
          </draw:line>
          <draw:line draw:style-name="gr5" draw:text-style-name="P4" draw:layer="layout" svg:x1="14.213cm" svg:y1="10.701cm" svg:x2="14.113cm" svg:y2="11.101cm">
            <text:p/>
          </draw:line>
        </draw:g>
        <draw:g draw:style-name="gr25">
          <draw:line draw:style-name="gr5" draw:text-style-name="P4" draw:layer="layout" svg:x1="12.513cm" svg:y1="11.101cm" svg:x2="12.613cm" svg:y2="10.701cm">
            <text:p/>
          </draw:line>
          <draw:line draw:style-name="gr5" draw:text-style-name="P4" draw:layer="layout" svg:x1="12.613cm" svg:y1="10.701cm" svg:x2="14.113cm" svg:y2="10.701cm">
            <text:p/>
          </draw:line>
          <draw:line draw:style-name="gr5" draw:text-style-name="P4" draw:layer="layout" svg:x1="14.213cm" svg:y1="11.101cm" svg:x2="14.113cm" svg:y2="10.701cm">
            <text:p/>
          </draw:line>
        </draw:g>
        <draw:line draw:style-name="gr33" draw:text-style-name="P4" draw:layer="layout" svg:x1="1.213cm" svg:y1="12.801cm" svg:x2="19.513cm" svg:y2="12.801cm">
          <text:p/>
        </draw:line>
        <draw:g draw:style-name="gr25">
          <draw:line draw:style-name="gr5" draw:text-style-name="P4" draw:layer="layout" svg:x1="9.313cm" svg:y1="10.201cm" svg:x2="9.413cm" svg:y2="10.601cm">
            <text:p/>
          </draw:line>
          <draw:line draw:style-name="gr5" draw:text-style-name="P4" draw:layer="layout" svg:x1="9.413cm" svg:y1="10.601cm" svg:x2="10.913cm" svg:y2="10.601cm">
            <text:p/>
          </draw:line>
          <draw:line draw:style-name="gr5" draw:text-style-name="P4" draw:layer="layout" svg:x1="11.013cm" svg:y1="10.201cm" svg:x2="10.913cm" svg:y2="10.601cm">
            <text:p/>
          </draw:line>
        </draw:g>
        <draw:frame draw:style-name="gr42" draw:text-style-name="P11" draw:layer="layout" svg:width="0.781cm" svg:height="0.463cm" svg:x="9.783cm" svg:y="10.201cm">
          <draw:text-box>
            <text:p><text:span text:style-name="T5">DCL</text:span></text:p>
          </draw:text-box>
        </draw:frame>
        <draw:g draw:style-name="gr25">
          <draw:line draw:style-name="gr5" draw:text-style-name="P4" draw:layer="layout" svg:x1="18.913cm" svg:y1="11.101cm" svg:x2="19.013cm" svg:y2="10.701cm">
            <text:p/>
          </draw:line>
          <draw:line draw:style-name="gr5" draw:text-style-name="P4" draw:layer="layout" svg:x1="19.013cm" svg:y1="10.701cm" svg:x2="19.213cm" svg:y2="10.701cm">
            <text:p/>
          </draw:line>
          <draw:line draw:style-name="gr5" draw:text-style-name="P4" draw:layer="layout" svg:x1="18.913cm" svg:y1="10.701cm" svg:x2="19.013cm" svg:y2="11.101cm">
            <text:p/>
          </draw:line>
          <draw:line draw:style-name="gr5" draw:text-style-name="P4" draw:layer="layout" svg:x1="19.013cm" svg:y1="11.101cm" svg:x2="19.213cm" svg:y2="11.101cm">
            <text:p/>
          </draw:line>
          <draw:line draw:style-name="gr5" draw:text-style-name="P4" draw:layer="layout" svg:x1="19.013cm" svg:y1="11.101cm" svg:x2="19.113cm" svg:y2="10.701cm">
            <text:p/>
          </draw:line>
          <draw:line draw:style-name="gr5" draw:text-style-name="P4" draw:layer="layout" svg:x1="19.113cm" svg:y1="11.101cm" svg:x2="19.213cm" svg:y2="10.701cm">
            <text:p/>
          </draw:line>
          <draw:line draw:style-name="gr5" draw:text-style-name="P4" draw:layer="layout" svg:x1="19.013cm" svg:y1="10.701cm" svg:x2="19.113cm" svg:y2="11.101cm">
            <text:p/>
          </draw:line>
          <draw:line draw:style-name="gr5" draw:text-style-name="P4" draw:layer="layout" svg:x1="19.113cm" svg:y1="10.701cm" svg:x2="19.213cm" svg:y2="11.101cm">
            <text:p/>
          </draw:line>
        </draw:g>
        <draw:g draw:style-name="gr25">
          <draw:rect draw:style-name="gr46" draw:text-style-name="P4" draw:layer="layout" svg:width="1.7cm" svg:height="0.4cm" svg:x="14.113cm" svg:y="10.701cm">
            <text:p/>
          </draw:rect>
          <draw:rect draw:style-name="gr47" draw:text-style-name="P15" draw:layer="layout" svg:width="1.6cm" svg:height="0.4cm" svg:x="14.167cm" svg:y="10.701cm">
            <text:p/>
          </draw:rect>
          <draw:line draw:style-name="gr5" draw:text-style-name="P4" draw:layer="layout" svg:x1="14.167cm" svg:y1="10.901cm" svg:x2="15.767cm" svg:y2="10.901cm">
            <text:p/>
          </draw:line>
        </draw:g>
        <draw:g draw:style-name="gr25">
          <draw:rect draw:style-name="gr46" draw:text-style-name="P4" draw:layer="layout" svg:width="1.7cm" svg:height="0.4cm" svg:x="17.313cm" svg:y="10.701cm">
            <text:p/>
          </draw:rect>
          <draw:rect draw:style-name="gr47" draw:text-style-name="P15" draw:layer="layout" svg:width="1.6cm" svg:height="0.4cm" svg:x="17.367cm" svg:y="10.701cm">
            <text:p/>
          </draw:rect>
          <draw:line draw:style-name="gr5" draw:text-style-name="P4" draw:layer="layout" svg:x1="17.367cm" svg:y1="10.901cm" svg:x2="18.967cm" svg:y2="10.901cm">
            <text:p/>
          </draw:line>
        </draw:g>
        <draw:line draw:style-name="gr5" draw:text-style-name="P4" draw:layer="layout" svg:x1="15.713cm" svg:y1="10.901cm" svg:x2="17.413cm" svg:y2="10.901cm">
          <text:p/>
        </draw:line>
        <draw:g draw:style-name="gr25">
          <draw:line draw:style-name="gr5" draw:text-style-name="P4" draw:layer="layout" svg:x1="9.311cm" svg:y1="11.301cm" svg:x2="9.411cm" svg:y2="11.701cm">
            <text:p/>
          </draw:line>
          <draw:line draw:style-name="gr5" draw:text-style-name="P4" draw:layer="layout" svg:x1="9.411cm" svg:y1="11.701cm" svg:x2="10.911cm" svg:y2="11.701cm">
            <text:p/>
          </draw:line>
          <draw:line draw:style-name="gr5" draw:text-style-name="P4" draw:layer="layout" svg:x1="11.011cm" svg:y1="11.301cm" svg:x2="10.911cm" svg:y2="11.701cm">
            <text:p/>
          </draw:line>
        </draw:g>
        <draw:line draw:style-name="gr5" draw:text-style-name="P4" draw:layer="layout" svg:x1="9.311cm" svg:y1="11.301cm" svg:x2="4.111cm" svg:y2="11.301cm">
          <text:p/>
        </draw:line>
        <draw:line draw:style-name="gr5" draw:text-style-name="P4" draw:layer="layout" svg:x1="19.211cm" svg:y1="11.301cm" svg:x2="11.011cm" svg:y2="11.301cm">
          <text:p/>
        </draw:line>
        <draw:frame draw:style-name="gr35" draw:text-style-name="P9" draw:layer="layout" svg:width="1.916cm" svg:height="0.569cm" svg:x="2.513cm" svg:y="11.704cm">
          <draw:text-box>
            <text:p><text:span text:style-name="T4">CM-RAMx</text:span></text:p>
          </draw:text-box>
        </draw:frame>
        <draw:line draw:style-name="gr5" draw:text-style-name="P4" draw:layer="layout" svg:x1="19.211cm" svg:y1="11.801cm" svg:x2="4.111cm" svg:y2="11.801cm">
          <text:p/>
        </draw:line>
        <draw:frame draw:style-name="gr36" draw:text-style-name="P9" draw:layer="layout" svg:width="1.201cm" svg:height="0.569cm" svg:x="2.514cm" svg:y="12.205cm">
          <draw:text-box>
            <text:p><text:span text:style-name="T4">D[3:0]</text:span></text:p>
          </draw:text-box>
        </draw:frame>
        <draw:g draw:style-name="gr25">
          <draw:line draw:style-name="gr5" draw:text-style-name="P4" draw:layer="layout" svg:x1="6.111cm" svg:y1="12.301cm" svg:x2="6.211cm" svg:y2="12.701cm">
            <text:p/>
          </draw:line>
          <draw:line draw:style-name="gr5" draw:text-style-name="P4" draw:layer="layout" svg:x1="6.211cm" svg:y1="12.701cm" svg:x2="7.711cm" svg:y2="12.701cm">
            <text:p/>
          </draw:line>
          <draw:line draw:style-name="gr5" draw:text-style-name="P4" draw:layer="layout" svg:x1="7.811cm" svg:y1="12.301cm" svg:x2="7.711cm" svg:y2="12.701cm">
            <text:p/>
          </draw:line>
        </draw:g>
        <draw:line draw:style-name="gr5" draw:text-style-name="P4" draw:layer="layout" svg:x1="6.095cm" svg:y1="12.71cm" svg:x2="4.095cm" svg:y2="12.71cm">
          <text:p/>
        </draw:line>
        <draw:line draw:style-name="gr5" draw:text-style-name="P4" draw:layer="layout" svg:x1="6.111cm" svg:y1="12.301cm" svg:x2="4.111cm" svg:y2="12.301cm">
          <text:p/>
        </draw:line>
        <draw:g draw:style-name="gr25">
          <draw:line draw:style-name="gr5" draw:text-style-name="P4" draw:layer="layout" svg:x1="4.111cm" svg:y1="12.701cm" svg:x2="4.211cm" svg:y2="12.301cm">
            <text:p/>
          </draw:line>
          <draw:line draw:style-name="gr5" draw:text-style-name="P4" draw:layer="layout" svg:x1="4.211cm" svg:y1="12.701cm" svg:x2="4.311cm" svg:y2="12.301cm">
            <text:p/>
          </draw:line>
          <draw:line draw:style-name="gr5" draw:text-style-name="P4" draw:layer="layout" svg:x1="4.311cm" svg:y1="12.701cm" svg:x2="4.411cm" svg:y2="12.301cm">
            <text:p/>
          </draw:line>
          <draw:line draw:style-name="gr5" draw:text-style-name="P4" draw:layer="layout" svg:x1="4.411cm" svg:y1="12.701cm" svg:x2="4.511cm" svg:y2="12.301cm">
            <text:p/>
          </draw:line>
        </draw:g>
        <draw:g draw:style-name="gr25">
          <draw:line draw:style-name="gr5" draw:text-style-name="P4" draw:layer="layout" svg:x1="4.511cm" svg:y1="12.701cm" svg:x2="4.611cm" svg:y2="12.301cm">
            <text:p/>
          </draw:line>
          <draw:line draw:style-name="gr5" draw:text-style-name="P4" draw:layer="layout" svg:x1="4.611cm" svg:y1="12.701cm" svg:x2="4.711cm" svg:y2="12.301cm">
            <text:p/>
          </draw:line>
          <draw:line draw:style-name="gr5" draw:text-style-name="P4" draw:layer="layout" svg:x1="4.711cm" svg:y1="12.701cm" svg:x2="4.811cm" svg:y2="12.301cm">
            <text:p/>
          </draw:line>
          <draw:line draw:style-name="gr5" draw:text-style-name="P4" draw:layer="layout" svg:x1="4.811cm" svg:y1="12.701cm" svg:x2="4.911cm" svg:y2="12.301cm">
            <text:p/>
          </draw:line>
          <draw:line draw:style-name="gr5" draw:text-style-name="P4" draw:layer="layout" svg:x1="4.911cm" svg:y1="12.701cm" svg:x2="5.011cm" svg:y2="12.301cm">
            <text:p/>
          </draw:line>
          <draw:line draw:style-name="gr5" draw:text-style-name="P4" draw:layer="layout" svg:x1="5.011cm" svg:y1="12.701cm" svg:x2="5.111cm" svg:y2="12.301cm">
            <text:p/>
          </draw:line>
          <draw:line draw:style-name="gr5" draw:text-style-name="P4" draw:layer="layout" svg:x1="5.111cm" svg:y1="12.701cm" svg:x2="5.211cm" svg:y2="12.301cm">
            <text:p/>
          </draw:line>
          <draw:line draw:style-name="gr5" draw:text-style-name="P4" draw:layer="layout" svg:x1="5.211cm" svg:y1="12.701cm" svg:x2="5.311cm" svg:y2="12.301cm">
            <text:p/>
          </draw:line>
          <draw:line draw:style-name="gr5" draw:text-style-name="P4" draw:layer="layout" svg:x1="5.311cm" svg:y1="12.701cm" svg:x2="5.411cm" svg:y2="12.301cm">
            <text:p/>
          </draw:line>
          <draw:line draw:style-name="gr5" draw:text-style-name="P4" draw:layer="layout" svg:x1="5.411cm" svg:y1="12.701cm" svg:x2="5.511cm" svg:y2="12.301cm">
            <text:p/>
          </draw:line>
          <draw:line draw:style-name="gr5" draw:text-style-name="P4" draw:layer="layout" svg:x1="5.511cm" svg:y1="12.701cm" svg:x2="5.611cm" svg:y2="12.301cm">
            <text:p/>
          </draw:line>
          <draw:line draw:style-name="gr5" draw:text-style-name="P4" draw:layer="layout" svg:x1="5.611cm" svg:y1="12.701cm" svg:x2="5.711cm" svg:y2="12.301cm">
            <text:p/>
          </draw:line>
          <draw:line draw:style-name="gr5" draw:text-style-name="P4" draw:layer="layout" svg:x1="5.711cm" svg:y1="12.701cm" svg:x2="5.811cm" svg:y2="12.301cm">
            <text:p/>
          </draw:line>
          <draw:line draw:style-name="gr5" draw:text-style-name="P4" draw:layer="layout" svg:x1="5.811cm" svg:y1="12.701cm" svg:x2="5.911cm" svg:y2="12.301cm">
            <text:p/>
          </draw:line>
          <draw:line draw:style-name="gr5" draw:text-style-name="P4" draw:layer="layout" svg:x1="5.911cm" svg:y1="12.701cm" svg:x2="6.011cm" svg:y2="12.301cm">
            <text:p/>
          </draw:line>
          <draw:line draw:style-name="gr5" draw:text-style-name="P4" draw:layer="layout" svg:x1="6.011cm" svg:y1="12.701cm" svg:x2="6.111cm" svg:y2="12.301cm">
            <text:p/>
          </draw:line>
        </draw:g>
        <draw:g draw:style-name="gr25">
          <draw:line draw:style-name="gr5" draw:text-style-name="P4" draw:layer="layout" svg:x1="4.511cm" svg:y1="12.301cm" svg:x2="4.611cm" svg:y2="12.701cm">
            <text:p/>
          </draw:line>
          <draw:line draw:style-name="gr5" draw:text-style-name="P4" draw:layer="layout" svg:x1="4.611cm" svg:y1="12.301cm" svg:x2="4.711cm" svg:y2="12.701cm">
            <text:p/>
          </draw:line>
          <draw:line draw:style-name="gr5" draw:text-style-name="P4" draw:layer="layout" svg:x1="4.711cm" svg:y1="12.301cm" svg:x2="4.811cm" svg:y2="12.701cm">
            <text:p/>
          </draw:line>
          <draw:line draw:style-name="gr5" draw:text-style-name="P4" draw:layer="layout" svg:x1="4.811cm" svg:y1="12.301cm" svg:x2="4.911cm" svg:y2="12.701cm">
            <text:p/>
          </draw:line>
          <draw:line draw:style-name="gr5" draw:text-style-name="P4" draw:layer="layout" svg:x1="4.911cm" svg:y1="12.301cm" svg:x2="5.011cm" svg:y2="12.701cm">
            <text:p/>
          </draw:line>
          <draw:line draw:style-name="gr5" draw:text-style-name="P4" draw:layer="layout" svg:x1="5.011cm" svg:y1="12.301cm" svg:x2="5.111cm" svg:y2="12.701cm">
            <text:p/>
          </draw:line>
          <draw:line draw:style-name="gr5" draw:text-style-name="P4" draw:layer="layout" svg:x1="5.111cm" svg:y1="12.301cm" svg:x2="5.211cm" svg:y2="12.701cm">
            <text:p/>
          </draw:line>
          <draw:line draw:style-name="gr5" draw:text-style-name="P4" draw:layer="layout" svg:x1="5.211cm" svg:y1="12.301cm" svg:x2="5.311cm" svg:y2="12.701cm">
            <text:p/>
          </draw:line>
          <draw:line draw:style-name="gr5" draw:text-style-name="P4" draw:layer="layout" svg:x1="5.311cm" svg:y1="12.301cm" svg:x2="5.411cm" svg:y2="12.701cm">
            <text:p/>
          </draw:line>
          <draw:line draw:style-name="gr5" draw:text-style-name="P4" draw:layer="layout" svg:x1="5.411cm" svg:y1="12.301cm" svg:x2="5.511cm" svg:y2="12.701cm">
            <text:p/>
          </draw:line>
          <draw:line draw:style-name="gr5" draw:text-style-name="P4" draw:layer="layout" svg:x1="5.511cm" svg:y1="12.301cm" svg:x2="5.611cm" svg:y2="12.701cm">
            <text:p/>
          </draw:line>
          <draw:line draw:style-name="gr5" draw:text-style-name="P4" draw:layer="layout" svg:x1="5.611cm" svg:y1="12.301cm" svg:x2="5.711cm" svg:y2="12.701cm">
            <text:p/>
          </draw:line>
          <draw:line draw:style-name="gr5" draw:text-style-name="P4" draw:layer="layout" svg:x1="5.711cm" svg:y1="12.301cm" svg:x2="5.811cm" svg:y2="12.701cm">
            <text:p/>
          </draw:line>
          <draw:line draw:style-name="gr5" draw:text-style-name="P4" draw:layer="layout" svg:x1="5.811cm" svg:y1="12.301cm" svg:x2="5.911cm" svg:y2="12.701cm">
            <text:p/>
          </draw:line>
          <draw:line draw:style-name="gr5" draw:text-style-name="P4" draw:layer="layout" svg:x1="5.911cm" svg:y1="12.301cm" svg:x2="6.011cm" svg:y2="12.701cm">
            <text:p/>
          </draw:line>
          <draw:line draw:style-name="gr5" draw:text-style-name="P4" draw:layer="layout" svg:x1="6.011cm" svg:y1="12.301cm" svg:x2="6.111cm" svg:y2="12.701cm">
            <text:p/>
          </draw:line>
        </draw:g>
        <draw:g draw:style-name="gr25">
          <draw:line draw:style-name="gr5" draw:text-style-name="P4" draw:layer="layout" svg:x1="4.111cm" svg:y1="12.301cm" svg:x2="4.211cm" svg:y2="12.701cm">
            <text:p/>
          </draw:line>
          <draw:line draw:style-name="gr5" draw:text-style-name="P4" draw:layer="layout" svg:x1="4.211cm" svg:y1="12.301cm" svg:x2="4.311cm" svg:y2="12.701cm">
            <text:p/>
          </draw:line>
          <draw:line draw:style-name="gr5" draw:text-style-name="P4" draw:layer="layout" svg:x1="4.311cm" svg:y1="12.301cm" svg:x2="4.411cm" svg:y2="12.701cm">
            <text:p/>
          </draw:line>
          <draw:line draw:style-name="gr5" draw:text-style-name="P4" draw:layer="layout" svg:x1="4.411cm" svg:y1="12.301cm" svg:x2="4.511cm" svg:y2="12.701cm">
            <text:p/>
          </draw:line>
        </draw:g>
        <draw:g draw:style-name="gr25">
          <draw:line draw:style-name="gr5" draw:text-style-name="P4" draw:layer="layout" svg:x1="6.111cm" svg:y1="12.701cm" svg:x2="6.211cm" svg:y2="12.301cm">
            <text:p/>
          </draw:line>
          <draw:line draw:style-name="gr5" draw:text-style-name="P4" draw:layer="layout" svg:x1="6.211cm" svg:y1="12.301cm" svg:x2="7.711cm" svg:y2="12.301cm">
            <text:p/>
          </draw:line>
          <draw:line draw:style-name="gr5" draw:text-style-name="P4" draw:layer="layout" svg:x1="7.811cm" svg:y1="12.701cm" svg:x2="7.711cm" svg:y2="12.301cm">
            <text:p/>
          </draw:line>
        </draw:g>
        <draw:g draw:style-name="gr25">
          <draw:line draw:style-name="gr5" draw:text-style-name="P4" draw:layer="layout" svg:x1="7.711cm" svg:y1="12.301cm" svg:x2="7.811cm" svg:y2="12.701cm">
            <text:p/>
          </draw:line>
          <draw:line draw:style-name="gr5" draw:text-style-name="P4" draw:layer="layout" svg:x1="7.811cm" svg:y1="12.701cm" svg:x2="9.311cm" svg:y2="12.701cm">
            <text:p/>
          </draw:line>
          <draw:line draw:style-name="gr5" draw:text-style-name="P4" draw:layer="layout" svg:x1="9.411cm" svg:y1="12.301cm" svg:x2="9.311cm" svg:y2="12.701cm">
            <text:p/>
          </draw:line>
        </draw:g>
        <draw:g draw:style-name="gr25">
          <draw:line draw:style-name="gr5" draw:text-style-name="P4" draw:layer="layout" svg:x1="7.711cm" svg:y1="12.701cm" svg:x2="7.811cm" svg:y2="12.301cm">
            <text:p/>
          </draw:line>
          <draw:line draw:style-name="gr5" draw:text-style-name="P4" draw:layer="layout" svg:x1="7.811cm" svg:y1="12.301cm" svg:x2="9.311cm" svg:y2="12.301cm">
            <text:p/>
          </draw:line>
          <draw:line draw:style-name="gr5" draw:text-style-name="P4" draw:layer="layout" svg:x1="9.411cm" svg:y1="12.701cm" svg:x2="9.311cm" svg:y2="12.301cm">
            <text:p/>
          </draw:line>
        </draw:g>
        <draw:g draw:style-name="gr25">
          <draw:line draw:style-name="gr5" draw:text-style-name="P4" draw:layer="layout" svg:x1="9.311cm" svg:y1="12.301cm" svg:x2="9.411cm" svg:y2="12.701cm">
            <text:p/>
          </draw:line>
          <draw:line draw:style-name="gr5" draw:text-style-name="P4" draw:layer="layout" svg:x1="9.411cm" svg:y1="12.701cm" svg:x2="10.911cm" svg:y2="12.701cm">
            <text:p/>
          </draw:line>
          <draw:line draw:style-name="gr5" draw:text-style-name="P4" draw:layer="layout" svg:x1="11.011cm" svg:y1="12.301cm" svg:x2="10.911cm" svg:y2="12.701cm">
            <text:p/>
          </draw:line>
        </draw:g>
        <draw:g draw:style-name="gr25">
          <draw:line draw:style-name="gr5" draw:text-style-name="P4" draw:layer="layout" svg:x1="9.311cm" svg:y1="12.701cm" svg:x2="9.411cm" svg:y2="12.301cm">
            <text:p/>
          </draw:line>
          <draw:line draw:style-name="gr5" draw:text-style-name="P4" draw:layer="layout" svg:x1="9.411cm" svg:y1="12.301cm" svg:x2="10.911cm" svg:y2="12.301cm">
            <text:p/>
          </draw:line>
          <draw:line draw:style-name="gr5" draw:text-style-name="P4" draw:layer="layout" svg:x1="11.011cm" svg:y1="12.701cm" svg:x2="10.911cm" svg:y2="12.301cm">
            <text:p/>
          </draw:line>
        </draw:g>
        <draw:g draw:style-name="gr25">
          <draw:line draw:style-name="gr5" draw:text-style-name="P4" draw:layer="layout" svg:x1="10.911cm" svg:y1="12.301cm" svg:x2="11.011cm" svg:y2="12.701cm">
            <text:p/>
          </draw:line>
          <draw:line draw:style-name="gr5" draw:text-style-name="P4" draw:layer="layout" svg:x1="11.011cm" svg:y1="12.701cm" svg:x2="12.511cm" svg:y2="12.701cm">
            <text:p/>
          </draw:line>
          <draw:line draw:style-name="gr5" draw:text-style-name="P4" draw:layer="layout" svg:x1="12.611cm" svg:y1="12.301cm" svg:x2="12.511cm" svg:y2="12.701cm">
            <text:p/>
          </draw:line>
        </draw:g>
        <draw:g draw:style-name="gr25">
          <draw:line draw:style-name="gr5" draw:text-style-name="P4" draw:layer="layout" svg:x1="10.911cm" svg:y1="12.701cm" svg:x2="11.011cm" svg:y2="12.301cm">
            <text:p/>
          </draw:line>
          <draw:line draw:style-name="gr5" draw:text-style-name="P4" draw:layer="layout" svg:x1="11.011cm" svg:y1="12.301cm" svg:x2="12.511cm" svg:y2="12.301cm">
            <text:p/>
          </draw:line>
          <draw:line draw:style-name="gr5" draw:text-style-name="P4" draw:layer="layout" svg:x1="12.611cm" svg:y1="12.701cm" svg:x2="12.511cm" svg:y2="12.301cm">
            <text:p/>
          </draw:line>
        </draw:g>
        <draw:g draw:style-name="gr25">
          <draw:line draw:style-name="gr5" draw:text-style-name="P4" draw:layer="layout" svg:x1="12.511cm" svg:y1="12.301cm" svg:x2="12.611cm" svg:y2="12.701cm">
            <text:p/>
          </draw:line>
          <draw:line draw:style-name="gr5" draw:text-style-name="P4" draw:layer="layout" svg:x1="12.611cm" svg:y1="12.701cm" svg:x2="14.111cm" svg:y2="12.701cm">
            <text:p/>
          </draw:line>
          <draw:line draw:style-name="gr5" draw:text-style-name="P4" draw:layer="layout" svg:x1="14.211cm" svg:y1="12.301cm" svg:x2="14.111cm" svg:y2="12.701cm">
            <text:p/>
          </draw:line>
        </draw:g>
        <draw:g draw:style-name="gr25">
          <draw:line draw:style-name="gr5" draw:text-style-name="P4" draw:layer="layout" svg:x1="12.511cm" svg:y1="12.701cm" svg:x2="12.611cm" svg:y2="12.301cm">
            <text:p/>
          </draw:line>
          <draw:line draw:style-name="gr5" draw:text-style-name="P4" draw:layer="layout" svg:x1="12.611cm" svg:y1="12.301cm" svg:x2="14.111cm" svg:y2="12.301cm">
            <text:p/>
          </draw:line>
          <draw:line draw:style-name="gr5" draw:text-style-name="P4" draw:layer="layout" svg:x1="14.211cm" svg:y1="12.701cm" svg:x2="14.111cm" svg:y2="12.301cm">
            <text:p/>
          </draw:line>
        </draw:g>
        <draw:g draw:style-name="gr25">
          <draw:line draw:style-name="gr5" draw:text-style-name="P4" draw:layer="layout" svg:x1="9.311cm" svg:y1="11.801cm" svg:x2="9.411cm" svg:y2="12.201cm">
            <text:p/>
          </draw:line>
          <draw:line draw:style-name="gr5" draw:text-style-name="P4" draw:layer="layout" svg:x1="9.411cm" svg:y1="12.201cm" svg:x2="10.911cm" svg:y2="12.201cm">
            <text:p/>
          </draw:line>
          <draw:line draw:style-name="gr5" draw:text-style-name="P4" draw:layer="layout" svg:x1="11.011cm" svg:y1="11.801cm" svg:x2="10.911cm" svg:y2="12.201cm">
            <text:p/>
          </draw:line>
        </draw:g>
        <draw:frame draw:style-name="gr42" draw:text-style-name="P11" draw:layer="layout" svg:width="0.781cm" svg:height="0.463cm" svg:x="9.781cm" svg:y="11.801cm">
          <draw:text-box>
            <text:p><text:span text:style-name="T5">DCL</text:span></text:p>
          </draw:text-box>
        </draw:frame>
        <draw:g draw:style-name="gr25">
          <draw:line draw:style-name="gr5" draw:text-style-name="P4" draw:layer="layout" svg:x1="18.911cm" svg:y1="12.701cm" svg:x2="19.011cm" svg:y2="12.301cm">
            <text:p/>
          </draw:line>
          <draw:line draw:style-name="gr5" draw:text-style-name="P4" draw:layer="layout" svg:x1="19.011cm" svg:y1="12.301cm" svg:x2="19.211cm" svg:y2="12.301cm">
            <text:p/>
          </draw:line>
          <draw:line draw:style-name="gr5" draw:text-style-name="P4" draw:layer="layout" svg:x1="18.911cm" svg:y1="12.301cm" svg:x2="19.011cm" svg:y2="12.701cm">
            <text:p/>
          </draw:line>
          <draw:line draw:style-name="gr5" draw:text-style-name="P4" draw:layer="layout" svg:x1="19.011cm" svg:y1="12.701cm" svg:x2="19.211cm" svg:y2="12.701cm">
            <text:p/>
          </draw:line>
          <draw:line draw:style-name="gr5" draw:text-style-name="P4" draw:layer="layout" svg:x1="19.011cm" svg:y1="12.701cm" svg:x2="19.111cm" svg:y2="12.301cm">
            <text:p/>
          </draw:line>
          <draw:line draw:style-name="gr5" draw:text-style-name="P4" draw:layer="layout" svg:x1="19.111cm" svg:y1="12.701cm" svg:x2="19.211cm" svg:y2="12.301cm">
            <text:p/>
          </draw:line>
          <draw:line draw:style-name="gr5" draw:text-style-name="P4" draw:layer="layout" svg:x1="19.011cm" svg:y1="12.301cm" svg:x2="19.111cm" svg:y2="12.701cm">
            <text:p/>
          </draw:line>
          <draw:line draw:style-name="gr5" draw:text-style-name="P4" draw:layer="layout" svg:x1="19.111cm" svg:y1="12.301cm" svg:x2="19.211cm" svg:y2="12.701cm">
            <text:p/>
          </draw:line>
        </draw:g>
        <draw:g draw:style-name="gr25">
          <draw:rect draw:style-name="gr46" draw:text-style-name="P4" draw:layer="layout" svg:width="1.7cm" svg:height="0.4cm" svg:x="14.111cm" svg:y="12.301cm">
            <text:p/>
          </draw:rect>
          <draw:rect draw:style-name="gr47" draw:text-style-name="P15" draw:layer="layout" svg:width="1.6cm" svg:height="0.4cm" svg:x="14.165cm" svg:y="12.301cm">
            <text:p/>
          </draw:rect>
          <draw:line draw:style-name="gr5" draw:text-style-name="P4" draw:layer="layout" svg:x1="14.165cm" svg:y1="12.501cm" svg:x2="15.765cm" svg:y2="12.501cm">
            <text:p/>
          </draw:line>
        </draw:g>
        <draw:g draw:style-name="gr25">
          <draw:rect draw:style-name="gr46" draw:text-style-name="P4" draw:layer="layout" svg:width="1.7cm" svg:height="0.4cm" svg:x="17.311cm" svg:y="12.301cm">
            <text:p/>
          </draw:rect>
          <draw:rect draw:style-name="gr47" draw:text-style-name="P15" draw:layer="layout" svg:width="1.6cm" svg:height="0.4cm" svg:x="17.365cm" svg:y="12.301cm">
            <text:p/>
          </draw:rect>
          <draw:line draw:style-name="gr5" draw:text-style-name="P4" draw:layer="layout" svg:x1="17.365cm" svg:y1="12.501cm" svg:x2="18.965cm" svg:y2="12.501cm">
            <text:p/>
          </draw:line>
        </draw:g>
        <draw:line draw:style-name="gr5" draw:text-style-name="P4" draw:layer="layout" svg:x1="15.711cm" svg:y1="12.501cm" svg:x2="17.411cm" svg:y2="12.501cm">
          <text:p/>
        </draw:line>
        <draw:line draw:style-name="gr59" draw:text-style-name="P4" draw:layer="layout" svg:x1="2.213cm" svg:y1="11.201cm" svg:x2="19.413cm" svg:y2="11.201cm">
          <text:p/>
        </draw:line>
        <draw:frame draw:style-name="gr60" draw:text-style-name="P9" draw:layer="layout" svg:width="0.883cm" svg:height="0.569cm" svg:x="0.93cm" svg:y="10.132cm">
          <draw:text-box>
            <text:p><text:span text:style-name="T4">FIM</text:span></text:p>
          </draw:text-box>
        </draw:frame>
        <draw:frame draw:style-name="gr61" draw:text-style-name="P14" draw:layer="layout" svg:width="1.709cm" svg:height="0.73cm" svg:x="0.917cm" svg:y="9.571cm">
          <draw:text-box>
            <text:p><text:span text:style-name="T6">FIM</text:span></text:p>
          </draw:text-box>
        </draw:frame>
        <draw:frame draw:style-name="gr34" draw:text-style-name="P9" draw:layer="layout" svg:width="1.395cm" svg:height="0.569cm" svg:x="2.518cm" svg:y="9.601cm">
          <draw:text-box>
            <text:p><text:span text:style-name="T4">CM-ROM</text:span></text:p>
          </draw:text-box>
        </draw:frame>
        <draw:frame draw:style-name="gr34" draw:text-style-name="P9" draw:layer="layout" svg:width="1.395cm" svg:height="0.569cm" svg:x="2.519cm" svg:y="11.202cm">
          <draw:text-box>
            <text:p><text:span text:style-name="T4">CM-ROM</text:span></text:p>
          </draw:text-box>
        </draw:frame>
        <draw:g draw:style-name="gr25">
          <draw:line draw:style-name="gr5" draw:text-style-name="P4" draw:layer="layout" svg:x1="9.313cm" svg:y1="12.901cm" svg:x2="9.413cm" svg:y2="13.301cm">
            <text:p/>
          </draw:line>
          <draw:line draw:style-name="gr5" draw:text-style-name="P4" draw:layer="layout" svg:x1="9.413cm" svg:y1="13.301cm" svg:x2="10.913cm" svg:y2="13.301cm">
            <text:p/>
          </draw:line>
          <draw:line draw:style-name="gr5" draw:text-style-name="P4" draw:layer="layout" svg:x1="11.013cm" svg:y1="12.901cm" svg:x2="10.913cm" svg:y2="13.301cm">
            <text:p/>
          </draw:line>
        </draw:g>
        <draw:line draw:style-name="gr5" draw:text-style-name="P4" draw:layer="layout" svg:x1="9.313cm" svg:y1="12.901cm" svg:x2="4.113cm" svg:y2="12.901cm">
          <text:p/>
        </draw:line>
        <draw:line draw:style-name="gr5" draw:text-style-name="P4" draw:layer="layout" svg:x1="19.213cm" svg:y1="12.901cm" svg:x2="11.013cm" svg:y2="12.901cm">
          <text:p/>
        </draw:line>
        <draw:frame draw:style-name="gr58" draw:text-style-name="P9" draw:layer="layout" svg:width="1.916cm" svg:height="0.569cm" svg:x="2.515cm" svg:y="13.304cm">
          <draw:text-box>
            <text:p><text:span text:style-name="T4">CM-RAMx</text:span></text:p>
          </draw:text-box>
        </draw:frame>
        <draw:line draw:style-name="gr5" draw:text-style-name="P4" draw:layer="layout" svg:x1="19.213cm" svg:y1="13.401cm" svg:x2="4.113cm" svg:y2="13.401cm">
          <text:p/>
        </draw:line>
        <draw:frame draw:style-name="gr36" draw:text-style-name="P9" draw:layer="layout" svg:width="1.201cm" svg:height="0.569cm" svg:x="2.516cm" svg:y="13.805cm">
          <draw:text-box>
            <text:p><text:span text:style-name="T4">D[3:0]</text:span></text:p>
          </draw:text-box>
        </draw:frame>
        <draw:g draw:style-name="gr25">
          <draw:line draw:style-name="gr5" draw:text-style-name="P4" draw:layer="layout" svg:x1="6.113cm" svg:y1="13.901cm" svg:x2="6.213cm" svg:y2="14.301cm">
            <text:p/>
          </draw:line>
          <draw:line draw:style-name="gr5" draw:text-style-name="P4" draw:layer="layout" svg:x1="6.213cm" svg:y1="14.301cm" svg:x2="7.713cm" svg:y2="14.301cm">
            <text:p/>
          </draw:line>
          <draw:line draw:style-name="gr5" draw:text-style-name="P4" draw:layer="layout" svg:x1="7.813cm" svg:y1="13.901cm" svg:x2="7.713cm" svg:y2="14.301cm">
            <text:p/>
          </draw:line>
        </draw:g>
        <draw:line draw:style-name="gr5" draw:text-style-name="P4" draw:layer="layout" svg:x1="6.097cm" svg:y1="14.31cm" svg:x2="4.097cm" svg:y2="14.31cm">
          <text:p/>
        </draw:line>
        <draw:line draw:style-name="gr5" draw:text-style-name="P4" draw:layer="layout" svg:x1="6.113cm" svg:y1="13.901cm" svg:x2="4.113cm" svg:y2="13.901cm">
          <text:p/>
        </draw:line>
        <draw:g draw:style-name="gr25">
          <draw:line draw:style-name="gr5" draw:text-style-name="P4" draw:layer="layout" svg:x1="4.113cm" svg:y1="14.301cm" svg:x2="4.213cm" svg:y2="13.901cm">
            <text:p/>
          </draw:line>
          <draw:line draw:style-name="gr5" draw:text-style-name="P4" draw:layer="layout" svg:x1="4.213cm" svg:y1="14.301cm" svg:x2="4.313cm" svg:y2="13.901cm">
            <text:p/>
          </draw:line>
          <draw:line draw:style-name="gr5" draw:text-style-name="P4" draw:layer="layout" svg:x1="4.313cm" svg:y1="14.301cm" svg:x2="4.413cm" svg:y2="13.901cm">
            <text:p/>
          </draw:line>
          <draw:line draw:style-name="gr5" draw:text-style-name="P4" draw:layer="layout" svg:x1="4.413cm" svg:y1="14.301cm" svg:x2="4.513cm" svg:y2="13.901cm">
            <text:p/>
          </draw:line>
        </draw:g>
        <draw:g draw:style-name="gr25">
          <draw:line draw:style-name="gr5" draw:text-style-name="P4" draw:layer="layout" svg:x1="4.513cm" svg:y1="14.301cm" svg:x2="4.613cm" svg:y2="13.901cm">
            <text:p/>
          </draw:line>
          <draw:line draw:style-name="gr5" draw:text-style-name="P4" draw:layer="layout" svg:x1="4.613cm" svg:y1="14.301cm" svg:x2="4.713cm" svg:y2="13.901cm">
            <text:p/>
          </draw:line>
          <draw:line draw:style-name="gr5" draw:text-style-name="P4" draw:layer="layout" svg:x1="4.713cm" svg:y1="14.301cm" svg:x2="4.813cm" svg:y2="13.901cm">
            <text:p/>
          </draw:line>
          <draw:line draw:style-name="gr5" draw:text-style-name="P4" draw:layer="layout" svg:x1="4.813cm" svg:y1="14.301cm" svg:x2="4.913cm" svg:y2="13.901cm">
            <text:p/>
          </draw:line>
          <draw:line draw:style-name="gr5" draw:text-style-name="P4" draw:layer="layout" svg:x1="4.913cm" svg:y1="14.301cm" svg:x2="5.013cm" svg:y2="13.901cm">
            <text:p/>
          </draw:line>
          <draw:line draw:style-name="gr5" draw:text-style-name="P4" draw:layer="layout" svg:x1="5.013cm" svg:y1="14.301cm" svg:x2="5.113cm" svg:y2="13.901cm">
            <text:p/>
          </draw:line>
          <draw:line draw:style-name="gr5" draw:text-style-name="P4" draw:layer="layout" svg:x1="5.113cm" svg:y1="14.301cm" svg:x2="5.213cm" svg:y2="13.901cm">
            <text:p/>
          </draw:line>
          <draw:line draw:style-name="gr5" draw:text-style-name="P4" draw:layer="layout" svg:x1="5.213cm" svg:y1="14.301cm" svg:x2="5.313cm" svg:y2="13.901cm">
            <text:p/>
          </draw:line>
          <draw:line draw:style-name="gr5" draw:text-style-name="P4" draw:layer="layout" svg:x1="5.313cm" svg:y1="14.301cm" svg:x2="5.413cm" svg:y2="13.901cm">
            <text:p/>
          </draw:line>
          <draw:line draw:style-name="gr5" draw:text-style-name="P4" draw:layer="layout" svg:x1="5.413cm" svg:y1="14.301cm" svg:x2="5.513cm" svg:y2="13.901cm">
            <text:p/>
          </draw:line>
          <draw:line draw:style-name="gr5" draw:text-style-name="P4" draw:layer="layout" svg:x1="5.513cm" svg:y1="14.301cm" svg:x2="5.613cm" svg:y2="13.901cm">
            <text:p/>
          </draw:line>
          <draw:line draw:style-name="gr5" draw:text-style-name="P4" draw:layer="layout" svg:x1="5.613cm" svg:y1="14.301cm" svg:x2="5.713cm" svg:y2="13.901cm">
            <text:p/>
          </draw:line>
          <draw:line draw:style-name="gr5" draw:text-style-name="P4" draw:layer="layout" svg:x1="5.713cm" svg:y1="14.301cm" svg:x2="5.813cm" svg:y2="13.901cm">
            <text:p/>
          </draw:line>
          <draw:line draw:style-name="gr5" draw:text-style-name="P4" draw:layer="layout" svg:x1="5.813cm" svg:y1="14.301cm" svg:x2="5.913cm" svg:y2="13.901cm">
            <text:p/>
          </draw:line>
          <draw:line draw:style-name="gr5" draw:text-style-name="P4" draw:layer="layout" svg:x1="5.913cm" svg:y1="14.301cm" svg:x2="6.013cm" svg:y2="13.901cm">
            <text:p/>
          </draw:line>
          <draw:line draw:style-name="gr5" draw:text-style-name="P4" draw:layer="layout" svg:x1="6.013cm" svg:y1="14.301cm" svg:x2="6.113cm" svg:y2="13.901cm">
            <text:p/>
          </draw:line>
        </draw:g>
        <draw:g draw:style-name="gr25">
          <draw:line draw:style-name="gr5" draw:text-style-name="P4" draw:layer="layout" svg:x1="4.513cm" svg:y1="13.901cm" svg:x2="4.613cm" svg:y2="14.301cm">
            <text:p/>
          </draw:line>
          <draw:line draw:style-name="gr5" draw:text-style-name="P4" draw:layer="layout" svg:x1="4.613cm" svg:y1="13.901cm" svg:x2="4.713cm" svg:y2="14.301cm">
            <text:p/>
          </draw:line>
          <draw:line draw:style-name="gr5" draw:text-style-name="P4" draw:layer="layout" svg:x1="4.713cm" svg:y1="13.901cm" svg:x2="4.813cm" svg:y2="14.301cm">
            <text:p/>
          </draw:line>
          <draw:line draw:style-name="gr5" draw:text-style-name="P4" draw:layer="layout" svg:x1="4.813cm" svg:y1="13.901cm" svg:x2="4.913cm" svg:y2="14.301cm">
            <text:p/>
          </draw:line>
          <draw:line draw:style-name="gr5" draw:text-style-name="P4" draw:layer="layout" svg:x1="4.913cm" svg:y1="13.901cm" svg:x2="5.013cm" svg:y2="14.301cm">
            <text:p/>
          </draw:line>
          <draw:line draw:style-name="gr5" draw:text-style-name="P4" draw:layer="layout" svg:x1="5.013cm" svg:y1="13.901cm" svg:x2="5.113cm" svg:y2="14.301cm">
            <text:p/>
          </draw:line>
          <draw:line draw:style-name="gr5" draw:text-style-name="P4" draw:layer="layout" svg:x1="5.113cm" svg:y1="13.901cm" svg:x2="5.213cm" svg:y2="14.301cm">
            <text:p/>
          </draw:line>
          <draw:line draw:style-name="gr5" draw:text-style-name="P4" draw:layer="layout" svg:x1="5.213cm" svg:y1="13.901cm" svg:x2="5.313cm" svg:y2="14.301cm">
            <text:p/>
          </draw:line>
          <draw:line draw:style-name="gr5" draw:text-style-name="P4" draw:layer="layout" svg:x1="5.313cm" svg:y1="13.901cm" svg:x2="5.413cm" svg:y2="14.301cm">
            <text:p/>
          </draw:line>
          <draw:line draw:style-name="gr5" draw:text-style-name="P4" draw:layer="layout" svg:x1="5.413cm" svg:y1="13.901cm" svg:x2="5.513cm" svg:y2="14.301cm">
            <text:p/>
          </draw:line>
          <draw:line draw:style-name="gr5" draw:text-style-name="P4" draw:layer="layout" svg:x1="5.513cm" svg:y1="13.901cm" svg:x2="5.613cm" svg:y2="14.301cm">
            <text:p/>
          </draw:line>
          <draw:line draw:style-name="gr5" draw:text-style-name="P4" draw:layer="layout" svg:x1="5.613cm" svg:y1="13.901cm" svg:x2="5.713cm" svg:y2="14.301cm">
            <text:p/>
          </draw:line>
          <draw:line draw:style-name="gr5" draw:text-style-name="P4" draw:layer="layout" svg:x1="5.713cm" svg:y1="13.901cm" svg:x2="5.813cm" svg:y2="14.301cm">
            <text:p/>
          </draw:line>
          <draw:line draw:style-name="gr5" draw:text-style-name="P4" draw:layer="layout" svg:x1="5.813cm" svg:y1="13.901cm" svg:x2="5.913cm" svg:y2="14.301cm">
            <text:p/>
          </draw:line>
          <draw:line draw:style-name="gr5" draw:text-style-name="P4" draw:layer="layout" svg:x1="5.913cm" svg:y1="13.901cm" svg:x2="6.013cm" svg:y2="14.301cm">
            <text:p/>
          </draw:line>
          <draw:line draw:style-name="gr5" draw:text-style-name="P4" draw:layer="layout" svg:x1="6.013cm" svg:y1="13.901cm" svg:x2="6.113cm" svg:y2="14.301cm">
            <text:p/>
          </draw:line>
        </draw:g>
        <draw:g draw:style-name="gr25">
          <draw:line draw:style-name="gr5" draw:text-style-name="P4" draw:layer="layout" svg:x1="4.113cm" svg:y1="13.901cm" svg:x2="4.213cm" svg:y2="14.301cm">
            <text:p/>
          </draw:line>
          <draw:line draw:style-name="gr5" draw:text-style-name="P4" draw:layer="layout" svg:x1="4.213cm" svg:y1="13.901cm" svg:x2="4.313cm" svg:y2="14.301cm">
            <text:p/>
          </draw:line>
          <draw:line draw:style-name="gr5" draw:text-style-name="P4" draw:layer="layout" svg:x1="4.313cm" svg:y1="13.901cm" svg:x2="4.413cm" svg:y2="14.301cm">
            <text:p/>
          </draw:line>
          <draw:line draw:style-name="gr5" draw:text-style-name="P4" draw:layer="layout" svg:x1="4.413cm" svg:y1="13.901cm" svg:x2="4.513cm" svg:y2="14.301cm">
            <text:p/>
          </draw:line>
        </draw:g>
        <draw:g draw:style-name="gr25">
          <draw:line draw:style-name="gr5" draw:text-style-name="P4" draw:layer="layout" svg:x1="6.113cm" svg:y1="14.301cm" svg:x2="6.213cm" svg:y2="13.901cm">
            <text:p/>
          </draw:line>
          <draw:line draw:style-name="gr5" draw:text-style-name="P4" draw:layer="layout" svg:x1="6.213cm" svg:y1="13.901cm" svg:x2="7.713cm" svg:y2="13.901cm">
            <text:p/>
          </draw:line>
          <draw:line draw:style-name="gr5" draw:text-style-name="P4" draw:layer="layout" svg:x1="7.813cm" svg:y1="14.301cm" svg:x2="7.713cm" svg:y2="13.901cm">
            <text:p/>
          </draw:line>
        </draw:g>
        <draw:g draw:style-name="gr25">
          <draw:line draw:style-name="gr5" draw:text-style-name="P4" draw:layer="layout" svg:x1="7.713cm" svg:y1="13.901cm" svg:x2="7.813cm" svg:y2="14.301cm">
            <text:p/>
          </draw:line>
          <draw:line draw:style-name="gr5" draw:text-style-name="P4" draw:layer="layout" svg:x1="7.813cm" svg:y1="14.301cm" svg:x2="9.313cm" svg:y2="14.301cm">
            <text:p/>
          </draw:line>
          <draw:line draw:style-name="gr5" draw:text-style-name="P4" draw:layer="layout" svg:x1="9.413cm" svg:y1="13.901cm" svg:x2="9.313cm" svg:y2="14.301cm">
            <text:p/>
          </draw:line>
        </draw:g>
        <draw:g draw:style-name="gr25">
          <draw:line draw:style-name="gr5" draw:text-style-name="P4" draw:layer="layout" svg:x1="7.713cm" svg:y1="14.301cm" svg:x2="7.813cm" svg:y2="13.901cm">
            <text:p/>
          </draw:line>
          <draw:line draw:style-name="gr5" draw:text-style-name="P4" draw:layer="layout" svg:x1="7.813cm" svg:y1="13.901cm" svg:x2="9.313cm" svg:y2="13.901cm">
            <text:p/>
          </draw:line>
          <draw:line draw:style-name="gr5" draw:text-style-name="P4" draw:layer="layout" svg:x1="9.413cm" svg:y1="14.301cm" svg:x2="9.313cm" svg:y2="13.901cm">
            <text:p/>
          </draw:line>
        </draw:g>
        <draw:g draw:style-name="gr25">
          <draw:line draw:style-name="gr5" draw:text-style-name="P4" draw:layer="layout" svg:x1="9.313cm" svg:y1="13.901cm" svg:x2="9.413cm" svg:y2="14.301cm">
            <text:p/>
          </draw:line>
          <draw:line draw:style-name="gr5" draw:text-style-name="P4" draw:layer="layout" svg:x1="9.413cm" svg:y1="14.301cm" svg:x2="10.913cm" svg:y2="14.301cm">
            <text:p/>
          </draw:line>
          <draw:line draw:style-name="gr5" draw:text-style-name="P4" draw:layer="layout" svg:x1="11.013cm" svg:y1="13.901cm" svg:x2="10.913cm" svg:y2="14.301cm">
            <text:p/>
          </draw:line>
        </draw:g>
        <draw:g draw:style-name="gr25">
          <draw:line draw:style-name="gr5" draw:text-style-name="P4" draw:layer="layout" svg:x1="9.313cm" svg:y1="14.301cm" svg:x2="9.413cm" svg:y2="13.901cm">
            <text:p/>
          </draw:line>
          <draw:line draw:style-name="gr5" draw:text-style-name="P4" draw:layer="layout" svg:x1="9.413cm" svg:y1="13.901cm" svg:x2="10.913cm" svg:y2="13.901cm">
            <text:p/>
          </draw:line>
          <draw:line draw:style-name="gr5" draw:text-style-name="P4" draw:layer="layout" svg:x1="11.013cm" svg:y1="14.301cm" svg:x2="10.913cm" svg:y2="13.901cm">
            <text:p/>
          </draw:line>
        </draw:g>
        <draw:g draw:style-name="gr25">
          <draw:line draw:style-name="gr5" draw:text-style-name="P4" draw:layer="layout" svg:x1="10.913cm" svg:y1="13.901cm" svg:x2="11.013cm" svg:y2="14.301cm">
            <text:p/>
          </draw:line>
          <draw:line draw:style-name="gr5" draw:text-style-name="P4" draw:layer="layout" svg:x1="11.013cm" svg:y1="14.301cm" svg:x2="12.513cm" svg:y2="14.301cm">
            <text:p/>
          </draw:line>
          <draw:line draw:style-name="gr5" draw:text-style-name="P4" draw:layer="layout" svg:x1="12.613cm" svg:y1="13.901cm" svg:x2="12.513cm" svg:y2="14.301cm">
            <text:p/>
          </draw:line>
        </draw:g>
        <draw:g draw:style-name="gr25">
          <draw:line draw:style-name="gr5" draw:text-style-name="P4" draw:layer="layout" svg:x1="10.913cm" svg:y1="14.301cm" svg:x2="11.013cm" svg:y2="13.901cm">
            <text:p/>
          </draw:line>
          <draw:line draw:style-name="gr5" draw:text-style-name="P4" draw:layer="layout" svg:x1="11.013cm" svg:y1="13.901cm" svg:x2="12.513cm" svg:y2="13.901cm">
            <text:p/>
          </draw:line>
          <draw:line draw:style-name="gr5" draw:text-style-name="P4" draw:layer="layout" svg:x1="12.613cm" svg:y1="14.301cm" svg:x2="12.513cm" svg:y2="13.901cm">
            <text:p/>
          </draw:line>
        </draw:g>
        <draw:g draw:style-name="gr25">
          <draw:line draw:style-name="gr5" draw:text-style-name="P4" draw:layer="layout" svg:x1="12.513cm" svg:y1="13.901cm" svg:x2="12.613cm" svg:y2="14.301cm">
            <text:p/>
          </draw:line>
          <draw:line draw:style-name="gr5" draw:text-style-name="P4" draw:layer="layout" svg:x1="12.613cm" svg:y1="14.301cm" svg:x2="14.113cm" svg:y2="14.301cm">
            <text:p/>
          </draw:line>
          <draw:line draw:style-name="gr5" draw:text-style-name="P4" draw:layer="layout" svg:x1="14.213cm" svg:y1="13.901cm" svg:x2="14.113cm" svg:y2="14.301cm">
            <text:p/>
          </draw:line>
        </draw:g>
        <draw:g draw:style-name="gr25">
          <draw:line draw:style-name="gr5" draw:text-style-name="P4" draw:layer="layout" svg:x1="12.513cm" svg:y1="14.301cm" svg:x2="12.613cm" svg:y2="13.901cm">
            <text:p/>
          </draw:line>
          <draw:line draw:style-name="gr5" draw:text-style-name="P4" draw:layer="layout" svg:x1="12.613cm" svg:y1="13.901cm" svg:x2="14.113cm" svg:y2="13.901cm">
            <text:p/>
          </draw:line>
          <draw:line draw:style-name="gr5" draw:text-style-name="P4" draw:layer="layout" svg:x1="14.213cm" svg:y1="14.301cm" svg:x2="14.113cm" svg:y2="13.901cm">
            <text:p/>
          </draw:line>
        </draw:g>
        <draw:line draw:style-name="gr33" draw:text-style-name="P4" draw:layer="layout" svg:x1="1.213cm" svg:y1="16.001cm" svg:x2="19.513cm" svg:y2="16.001cm">
          <text:p/>
        </draw:line>
        <draw:g draw:style-name="gr25">
          <draw:line draw:style-name="gr5" draw:text-style-name="P4" draw:layer="layout" svg:x1="9.313cm" svg:y1="13.401cm" svg:x2="9.413cm" svg:y2="13.801cm">
            <text:p/>
          </draw:line>
          <draw:line draw:style-name="gr5" draw:text-style-name="P4" draw:layer="layout" svg:x1="9.413cm" svg:y1="13.801cm" svg:x2="10.913cm" svg:y2="13.801cm">
            <text:p/>
          </draw:line>
          <draw:line draw:style-name="gr5" draw:text-style-name="P4" draw:layer="layout" svg:x1="11.013cm" svg:y1="13.401cm" svg:x2="10.913cm" svg:y2="13.801cm">
            <text:p/>
          </draw:line>
        </draw:g>
        <draw:frame draw:style-name="gr42" draw:text-style-name="P11" draw:layer="layout" svg:width="0.781cm" svg:height="0.463cm" svg:x="9.783cm" svg:y="13.401cm">
          <draw:text-box>
            <text:p><text:span text:style-name="T5">DCL</text:span></text:p>
          </draw:text-box>
        </draw:frame>
        <draw:g draw:style-name="gr25">
          <draw:line draw:style-name="gr5" draw:text-style-name="P4" draw:layer="layout" svg:x1="18.913cm" svg:y1="14.301cm" svg:x2="19.013cm" svg:y2="13.901cm">
            <text:p/>
          </draw:line>
          <draw:line draw:style-name="gr5" draw:text-style-name="P4" draw:layer="layout" svg:x1="19.013cm" svg:y1="13.901cm" svg:x2="19.213cm" svg:y2="13.901cm">
            <text:p/>
          </draw:line>
          <draw:line draw:style-name="gr5" draw:text-style-name="P4" draw:layer="layout" svg:x1="18.913cm" svg:y1="13.901cm" svg:x2="19.013cm" svg:y2="14.301cm">
            <text:p/>
          </draw:line>
          <draw:line draw:style-name="gr5" draw:text-style-name="P4" draw:layer="layout" svg:x1="19.013cm" svg:y1="14.301cm" svg:x2="19.213cm" svg:y2="14.301cm">
            <text:p/>
          </draw:line>
          <draw:line draw:style-name="gr5" draw:text-style-name="P4" draw:layer="layout" svg:x1="19.013cm" svg:y1="14.301cm" svg:x2="19.113cm" svg:y2="13.901cm">
            <text:p/>
          </draw:line>
          <draw:line draw:style-name="gr5" draw:text-style-name="P4" draw:layer="layout" svg:x1="19.113cm" svg:y1="14.301cm" svg:x2="19.213cm" svg:y2="13.901cm">
            <text:p/>
          </draw:line>
          <draw:line draw:style-name="gr5" draw:text-style-name="P4" draw:layer="layout" svg:x1="19.013cm" svg:y1="13.901cm" svg:x2="19.113cm" svg:y2="14.301cm">
            <text:p/>
          </draw:line>
          <draw:line draw:style-name="gr5" draw:text-style-name="P4" draw:layer="layout" svg:x1="19.113cm" svg:y1="13.901cm" svg:x2="19.213cm" svg:y2="14.301cm">
            <text:p/>
          </draw:line>
        </draw:g>
        <draw:g draw:style-name="gr25">
          <draw:rect draw:style-name="gr46" draw:text-style-name="P4" draw:layer="layout" svg:width="1.7cm" svg:height="0.4cm" svg:x="14.113cm" svg:y="13.901cm">
            <text:p/>
          </draw:rect>
          <draw:rect draw:style-name="gr47" draw:text-style-name="P15" draw:layer="layout" svg:width="1.6cm" svg:height="0.4cm" svg:x="14.167cm" svg:y="13.901cm">
            <text:p/>
          </draw:rect>
          <draw:line draw:style-name="gr5" draw:text-style-name="P4" draw:layer="layout" svg:x1="14.167cm" svg:y1="14.101cm" svg:x2="15.767cm" svg:y2="14.101cm">
            <text:p/>
          </draw:line>
        </draw:g>
        <draw:g draw:style-name="gr25">
          <draw:rect draw:style-name="gr46" draw:text-style-name="P4" draw:layer="layout" svg:width="1.7cm" svg:height="0.4cm" svg:x="17.313cm" svg:y="13.901cm">
            <text:p/>
          </draw:rect>
          <draw:rect draw:style-name="gr47" draw:text-style-name="P15" draw:layer="layout" svg:width="1.6cm" svg:height="0.4cm" svg:x="17.367cm" svg:y="13.901cm">
            <text:p/>
          </draw:rect>
          <draw:line draw:style-name="gr5" draw:text-style-name="P4" draw:layer="layout" svg:x1="17.367cm" svg:y1="14.101cm" svg:x2="18.967cm" svg:y2="14.101cm">
            <text:p/>
          </draw:line>
        </draw:g>
        <draw:line draw:style-name="gr5" draw:text-style-name="P4" draw:layer="layout" svg:x1="15.713cm" svg:y1="14.101cm" svg:x2="17.413cm" svg:y2="14.101cm">
          <text:p/>
        </draw:line>
        <draw:g draw:style-name="gr25">
          <draw:line draw:style-name="gr5" draw:text-style-name="P4" draw:layer="layout" svg:x1="9.311cm" svg:y1="14.501cm" svg:x2="9.411cm" svg:y2="14.901cm">
            <text:p/>
          </draw:line>
          <draw:line draw:style-name="gr5" draw:text-style-name="P4" draw:layer="layout" svg:x1="9.411cm" svg:y1="14.901cm" svg:x2="10.911cm" svg:y2="14.901cm">
            <text:p/>
          </draw:line>
          <draw:line draw:style-name="gr5" draw:text-style-name="P4" draw:layer="layout" svg:x1="11.011cm" svg:y1="14.501cm" svg:x2="10.911cm" svg:y2="14.901cm">
            <text:p/>
          </draw:line>
        </draw:g>
        <draw:line draw:style-name="gr5" draw:text-style-name="P4" draw:layer="layout" svg:x1="9.311cm" svg:y1="14.501cm" svg:x2="4.111cm" svg:y2="14.501cm">
          <text:p/>
        </draw:line>
        <draw:line draw:style-name="gr5" draw:text-style-name="P4" draw:layer="layout" svg:x1="19.211cm" svg:y1="14.501cm" svg:x2="11.011cm" svg:y2="14.501cm">
          <text:p/>
        </draw:line>
        <draw:frame draw:style-name="gr35" draw:text-style-name="P9" draw:layer="layout" svg:width="1.916cm" svg:height="0.569cm" svg:x="2.513cm" svg:y="14.904cm">
          <draw:text-box>
            <text:p><text:span text:style-name="T4">CM-RAM[3:0]</text:span></text:p>
          </draw:text-box>
        </draw:frame>
        <draw:line draw:style-name="gr5" draw:text-style-name="P4" draw:layer="layout" svg:x1="19.211cm" svg:y1="15.001cm" svg:x2="4.111cm" svg:y2="15.001cm">
          <text:p/>
        </draw:line>
        <draw:frame draw:style-name="gr36" draw:text-style-name="P9" draw:layer="layout" svg:width="1.201cm" svg:height="0.569cm" svg:x="2.514cm" svg:y="15.405cm">
          <draw:text-box>
            <text:p><text:span text:style-name="T4">D[3:0]</text:span></text:p>
          </draw:text-box>
        </draw:frame>
        <draw:g draw:style-name="gr25">
          <draw:line draw:style-name="gr5" draw:text-style-name="P4" draw:layer="layout" svg:x1="6.111cm" svg:y1="15.501cm" svg:x2="6.211cm" svg:y2="15.901cm">
            <text:p/>
          </draw:line>
          <draw:line draw:style-name="gr5" draw:text-style-name="P4" draw:layer="layout" svg:x1="6.211cm" svg:y1="15.901cm" svg:x2="7.711cm" svg:y2="15.901cm">
            <text:p/>
          </draw:line>
          <draw:line draw:style-name="gr5" draw:text-style-name="P4" draw:layer="layout" svg:x1="7.811cm" svg:y1="15.501cm" svg:x2="7.711cm" svg:y2="15.901cm">
            <text:p/>
          </draw:line>
        </draw:g>
        <draw:line draw:style-name="gr5" draw:text-style-name="P4" draw:layer="layout" svg:x1="6.095cm" svg:y1="15.91cm" svg:x2="4.095cm" svg:y2="15.91cm">
          <text:p/>
        </draw:line>
        <draw:line draw:style-name="gr5" draw:text-style-name="P4" draw:layer="layout" svg:x1="6.111cm" svg:y1="15.501cm" svg:x2="4.111cm" svg:y2="15.501cm">
          <text:p/>
        </draw:line>
        <draw:g draw:style-name="gr25">
          <draw:line draw:style-name="gr5" draw:text-style-name="P4" draw:layer="layout" svg:x1="4.111cm" svg:y1="15.901cm" svg:x2="4.211cm" svg:y2="15.501cm">
            <text:p/>
          </draw:line>
          <draw:line draw:style-name="gr5" draw:text-style-name="P4" draw:layer="layout" svg:x1="4.211cm" svg:y1="15.901cm" svg:x2="4.311cm" svg:y2="15.501cm">
            <text:p/>
          </draw:line>
          <draw:line draw:style-name="gr5" draw:text-style-name="P4" draw:layer="layout" svg:x1="4.311cm" svg:y1="15.901cm" svg:x2="4.411cm" svg:y2="15.501cm">
            <text:p/>
          </draw:line>
          <draw:line draw:style-name="gr5" draw:text-style-name="P4" draw:layer="layout" svg:x1="4.411cm" svg:y1="15.901cm" svg:x2="4.511cm" svg:y2="15.501cm">
            <text:p/>
          </draw:line>
        </draw:g>
        <draw:g draw:style-name="gr25">
          <draw:line draw:style-name="gr5" draw:text-style-name="P4" draw:layer="layout" svg:x1="4.511cm" svg:y1="15.901cm" svg:x2="4.611cm" svg:y2="15.501cm">
            <text:p/>
          </draw:line>
          <draw:line draw:style-name="gr5" draw:text-style-name="P4" draw:layer="layout" svg:x1="4.611cm" svg:y1="15.901cm" svg:x2="4.711cm" svg:y2="15.501cm">
            <text:p/>
          </draw:line>
          <draw:line draw:style-name="gr5" draw:text-style-name="P4" draw:layer="layout" svg:x1="4.711cm" svg:y1="15.901cm" svg:x2="4.811cm" svg:y2="15.501cm">
            <text:p/>
          </draw:line>
          <draw:line draw:style-name="gr5" draw:text-style-name="P4" draw:layer="layout" svg:x1="4.811cm" svg:y1="15.901cm" svg:x2="4.911cm" svg:y2="15.501cm">
            <text:p/>
          </draw:line>
          <draw:line draw:style-name="gr5" draw:text-style-name="P4" draw:layer="layout" svg:x1="4.911cm" svg:y1="15.901cm" svg:x2="5.011cm" svg:y2="15.501cm">
            <text:p/>
          </draw:line>
          <draw:line draw:style-name="gr5" draw:text-style-name="P4" draw:layer="layout" svg:x1="5.011cm" svg:y1="15.901cm" svg:x2="5.111cm" svg:y2="15.501cm">
            <text:p/>
          </draw:line>
          <draw:line draw:style-name="gr5" draw:text-style-name="P4" draw:layer="layout" svg:x1="5.111cm" svg:y1="15.901cm" svg:x2="5.211cm" svg:y2="15.501cm">
            <text:p/>
          </draw:line>
          <draw:line draw:style-name="gr5" draw:text-style-name="P4" draw:layer="layout" svg:x1="5.211cm" svg:y1="15.901cm" svg:x2="5.311cm" svg:y2="15.501cm">
            <text:p/>
          </draw:line>
          <draw:line draw:style-name="gr5" draw:text-style-name="P4" draw:layer="layout" svg:x1="5.311cm" svg:y1="15.901cm" svg:x2="5.411cm" svg:y2="15.501cm">
            <text:p/>
          </draw:line>
          <draw:line draw:style-name="gr5" draw:text-style-name="P4" draw:layer="layout" svg:x1="5.411cm" svg:y1="15.901cm" svg:x2="5.511cm" svg:y2="15.501cm">
            <text:p/>
          </draw:line>
          <draw:line draw:style-name="gr5" draw:text-style-name="P4" draw:layer="layout" svg:x1="5.511cm" svg:y1="15.901cm" svg:x2="5.611cm" svg:y2="15.501cm">
            <text:p/>
          </draw:line>
          <draw:line draw:style-name="gr5" draw:text-style-name="P4" draw:layer="layout" svg:x1="5.611cm" svg:y1="15.901cm" svg:x2="5.711cm" svg:y2="15.501cm">
            <text:p/>
          </draw:line>
          <draw:line draw:style-name="gr5" draw:text-style-name="P4" draw:layer="layout" svg:x1="5.711cm" svg:y1="15.901cm" svg:x2="5.811cm" svg:y2="15.501cm">
            <text:p/>
          </draw:line>
          <draw:line draw:style-name="gr5" draw:text-style-name="P4" draw:layer="layout" svg:x1="5.811cm" svg:y1="15.901cm" svg:x2="5.911cm" svg:y2="15.501cm">
            <text:p/>
          </draw:line>
          <draw:line draw:style-name="gr5" draw:text-style-name="P4" draw:layer="layout" svg:x1="5.911cm" svg:y1="15.901cm" svg:x2="6.011cm" svg:y2="15.501cm">
            <text:p/>
          </draw:line>
          <draw:line draw:style-name="gr5" draw:text-style-name="P4" draw:layer="layout" svg:x1="6.011cm" svg:y1="15.901cm" svg:x2="6.111cm" svg:y2="15.501cm">
            <text:p/>
          </draw:line>
        </draw:g>
        <draw:g draw:style-name="gr25">
          <draw:line draw:style-name="gr5" draw:text-style-name="P4" draw:layer="layout" svg:x1="4.511cm" svg:y1="15.501cm" svg:x2="4.611cm" svg:y2="15.901cm">
            <text:p/>
          </draw:line>
          <draw:line draw:style-name="gr5" draw:text-style-name="P4" draw:layer="layout" svg:x1="4.611cm" svg:y1="15.501cm" svg:x2="4.711cm" svg:y2="15.901cm">
            <text:p/>
          </draw:line>
          <draw:line draw:style-name="gr5" draw:text-style-name="P4" draw:layer="layout" svg:x1="4.711cm" svg:y1="15.501cm" svg:x2="4.811cm" svg:y2="15.901cm">
            <text:p/>
          </draw:line>
          <draw:line draw:style-name="gr5" draw:text-style-name="P4" draw:layer="layout" svg:x1="4.811cm" svg:y1="15.501cm" svg:x2="4.911cm" svg:y2="15.901cm">
            <text:p/>
          </draw:line>
          <draw:line draw:style-name="gr5" draw:text-style-name="P4" draw:layer="layout" svg:x1="4.911cm" svg:y1="15.501cm" svg:x2="5.011cm" svg:y2="15.901cm">
            <text:p/>
          </draw:line>
          <draw:line draw:style-name="gr5" draw:text-style-name="P4" draw:layer="layout" svg:x1="5.011cm" svg:y1="15.501cm" svg:x2="5.111cm" svg:y2="15.901cm">
            <text:p/>
          </draw:line>
          <draw:line draw:style-name="gr5" draw:text-style-name="P4" draw:layer="layout" svg:x1="5.111cm" svg:y1="15.501cm" svg:x2="5.211cm" svg:y2="15.901cm">
            <text:p/>
          </draw:line>
          <draw:line draw:style-name="gr5" draw:text-style-name="P4" draw:layer="layout" svg:x1="5.211cm" svg:y1="15.501cm" svg:x2="5.311cm" svg:y2="15.901cm">
            <text:p/>
          </draw:line>
          <draw:line draw:style-name="gr5" draw:text-style-name="P4" draw:layer="layout" svg:x1="5.311cm" svg:y1="15.501cm" svg:x2="5.411cm" svg:y2="15.901cm">
            <text:p/>
          </draw:line>
          <draw:line draw:style-name="gr5" draw:text-style-name="P4" draw:layer="layout" svg:x1="5.411cm" svg:y1="15.501cm" svg:x2="5.511cm" svg:y2="15.901cm">
            <text:p/>
          </draw:line>
          <draw:line draw:style-name="gr5" draw:text-style-name="P4" draw:layer="layout" svg:x1="5.511cm" svg:y1="15.501cm" svg:x2="5.611cm" svg:y2="15.901cm">
            <text:p/>
          </draw:line>
          <draw:line draw:style-name="gr5" draw:text-style-name="P4" draw:layer="layout" svg:x1="5.611cm" svg:y1="15.501cm" svg:x2="5.711cm" svg:y2="15.901cm">
            <text:p/>
          </draw:line>
          <draw:line draw:style-name="gr5" draw:text-style-name="P4" draw:layer="layout" svg:x1="5.711cm" svg:y1="15.501cm" svg:x2="5.811cm" svg:y2="15.901cm">
            <text:p/>
          </draw:line>
          <draw:line draw:style-name="gr5" draw:text-style-name="P4" draw:layer="layout" svg:x1="5.811cm" svg:y1="15.501cm" svg:x2="5.911cm" svg:y2="15.901cm">
            <text:p/>
          </draw:line>
          <draw:line draw:style-name="gr5" draw:text-style-name="P4" draw:layer="layout" svg:x1="5.911cm" svg:y1="15.501cm" svg:x2="6.011cm" svg:y2="15.901cm">
            <text:p/>
          </draw:line>
          <draw:line draw:style-name="gr5" draw:text-style-name="P4" draw:layer="layout" svg:x1="6.011cm" svg:y1="15.501cm" svg:x2="6.111cm" svg:y2="15.901cm">
            <text:p/>
          </draw:line>
        </draw:g>
        <draw:g draw:style-name="gr25">
          <draw:line draw:style-name="gr5" draw:text-style-name="P4" draw:layer="layout" svg:x1="4.111cm" svg:y1="15.501cm" svg:x2="4.211cm" svg:y2="15.901cm">
            <text:p/>
          </draw:line>
          <draw:line draw:style-name="gr5" draw:text-style-name="P4" draw:layer="layout" svg:x1="4.211cm" svg:y1="15.501cm" svg:x2="4.311cm" svg:y2="15.901cm">
            <text:p/>
          </draw:line>
          <draw:line draw:style-name="gr5" draw:text-style-name="P4" draw:layer="layout" svg:x1="4.311cm" svg:y1="15.501cm" svg:x2="4.411cm" svg:y2="15.901cm">
            <text:p/>
          </draw:line>
          <draw:line draw:style-name="gr5" draw:text-style-name="P4" draw:layer="layout" svg:x1="4.411cm" svg:y1="15.501cm" svg:x2="4.511cm" svg:y2="15.901cm">
            <text:p/>
          </draw:line>
        </draw:g>
        <draw:g draw:style-name="gr25">
          <draw:line draw:style-name="gr5" draw:text-style-name="P4" draw:layer="layout" svg:x1="6.111cm" svg:y1="15.901cm" svg:x2="6.211cm" svg:y2="15.501cm">
            <text:p/>
          </draw:line>
          <draw:line draw:style-name="gr5" draw:text-style-name="P4" draw:layer="layout" svg:x1="6.211cm" svg:y1="15.501cm" svg:x2="7.711cm" svg:y2="15.501cm">
            <text:p/>
          </draw:line>
          <draw:line draw:style-name="gr5" draw:text-style-name="P4" draw:layer="layout" svg:x1="7.811cm" svg:y1="15.901cm" svg:x2="7.711cm" svg:y2="15.501cm">
            <text:p/>
          </draw:line>
        </draw:g>
        <draw:g draw:style-name="gr25">
          <draw:line draw:style-name="gr5" draw:text-style-name="P4" draw:layer="layout" svg:x1="7.711cm" svg:y1="15.501cm" svg:x2="7.811cm" svg:y2="15.901cm">
            <text:p/>
          </draw:line>
          <draw:line draw:style-name="gr5" draw:text-style-name="P4" draw:layer="layout" svg:x1="7.811cm" svg:y1="15.901cm" svg:x2="9.311cm" svg:y2="15.901cm">
            <text:p/>
          </draw:line>
          <draw:line draw:style-name="gr5" draw:text-style-name="P4" draw:layer="layout" svg:x1="9.411cm" svg:y1="15.501cm" svg:x2="9.311cm" svg:y2="15.901cm">
            <text:p/>
          </draw:line>
        </draw:g>
        <draw:g draw:style-name="gr25">
          <draw:line draw:style-name="gr5" draw:text-style-name="P4" draw:layer="layout" svg:x1="7.711cm" svg:y1="15.901cm" svg:x2="7.811cm" svg:y2="15.501cm">
            <text:p/>
          </draw:line>
          <draw:line draw:style-name="gr5" draw:text-style-name="P4" draw:layer="layout" svg:x1="7.811cm" svg:y1="15.501cm" svg:x2="9.311cm" svg:y2="15.501cm">
            <text:p/>
          </draw:line>
          <draw:line draw:style-name="gr5" draw:text-style-name="P4" draw:layer="layout" svg:x1="9.411cm" svg:y1="15.901cm" svg:x2="9.311cm" svg:y2="15.501cm">
            <text:p/>
          </draw:line>
        </draw:g>
        <draw:g draw:style-name="gr25">
          <draw:line draw:style-name="gr5" draw:text-style-name="P4" draw:layer="layout" svg:x1="9.311cm" svg:y1="15.501cm" svg:x2="9.411cm" svg:y2="15.901cm">
            <text:p/>
          </draw:line>
          <draw:line draw:style-name="gr5" draw:text-style-name="P4" draw:layer="layout" svg:x1="9.411cm" svg:y1="15.901cm" svg:x2="10.911cm" svg:y2="15.901cm">
            <text:p/>
          </draw:line>
          <draw:line draw:style-name="gr5" draw:text-style-name="P4" draw:layer="layout" svg:x1="11.011cm" svg:y1="15.501cm" svg:x2="10.911cm" svg:y2="15.901cm">
            <text:p/>
          </draw:line>
        </draw:g>
        <draw:g draw:style-name="gr25">
          <draw:line draw:style-name="gr5" draw:text-style-name="P4" draw:layer="layout" svg:x1="9.311cm" svg:y1="15.901cm" svg:x2="9.411cm" svg:y2="15.501cm">
            <text:p/>
          </draw:line>
          <draw:line draw:style-name="gr5" draw:text-style-name="P4" draw:layer="layout" svg:x1="9.411cm" svg:y1="15.501cm" svg:x2="10.911cm" svg:y2="15.501cm">
            <text:p/>
          </draw:line>
          <draw:line draw:style-name="gr5" draw:text-style-name="P4" draw:layer="layout" svg:x1="11.011cm" svg:y1="15.901cm" svg:x2="10.911cm" svg:y2="15.501cm">
            <text:p/>
          </draw:line>
        </draw:g>
        <draw:frame draw:style-name="gr62" draw:text-style-name="P13" draw:layer="layout" svg:width="1.889cm" svg:height="0.722cm" svg:x="6.011cm" svg:y="15.401cm">
          <draw:text-box>
            <text:p text:style-name="P12"><text:span text:style-name="T5">ROM Address Output</text:span></text:p>
            <text:p><text:span text:style-name="T5">(R1)</text:span></text:p>
          </draw:text-box>
        </draw:frame>
        <draw:frame draw:style-name="gr63" draw:text-style-name="P13" draw:layer="layout" svg:width="1.83cm" svg:height="0.722cm" svg:x="7.611cm" svg:y="15.402cm">
          <draw:text-box>
            <text:p text:style-name="P12"><text:span text:style-name="T5">ROM Address Output</text:span></text:p>
            <text:p><text:span text:style-name="T5">(R0)</text:span></text:p>
          </draw:text-box>
        </draw:frame>
        <draw:frame draw:style-name="gr64" draw:text-style-name="P13" draw:layer="layout" svg:width="1.83cm" svg:height="0.722cm" svg:x="9.212cm" svg:y="15.403cm">
          <draw:text-box>
            <text:p text:style-name="P12"><text:span text:style-name="T5">ROM Address Output</text:span></text:p>
            <text:p><text:span text:style-name="T5">(PC[11:8])</text:span></text:p>
          </draw:text-box>
        </draw:frame>
        <draw:g draw:style-name="gr25">
          <draw:line draw:style-name="gr5" draw:text-style-name="P4" draw:layer="layout" svg:x1="10.911cm" svg:y1="15.501cm" svg:x2="11.011cm" svg:y2="15.901cm">
            <text:p/>
          </draw:line>
          <draw:line draw:style-name="gr5" draw:text-style-name="P4" draw:layer="layout" svg:x1="11.011cm" svg:y1="15.901cm" svg:x2="12.511cm" svg:y2="15.901cm">
            <text:p/>
          </draw:line>
          <draw:line draw:style-name="gr5" draw:text-style-name="P4" draw:layer="layout" svg:x1="12.611cm" svg:y1="15.501cm" svg:x2="12.511cm" svg:y2="15.901cm">
            <text:p/>
          </draw:line>
        </draw:g>
        <draw:g draw:style-name="gr25">
          <draw:line draw:style-name="gr5" draw:text-style-name="P4" draw:layer="layout" svg:x1="10.911cm" svg:y1="15.901cm" svg:x2="11.011cm" svg:y2="15.501cm">
            <text:p/>
          </draw:line>
          <draw:line draw:style-name="gr5" draw:text-style-name="P4" draw:layer="layout" svg:x1="11.011cm" svg:y1="15.501cm" svg:x2="12.511cm" svg:y2="15.501cm">
            <text:p/>
          </draw:line>
          <draw:line draw:style-name="gr5" draw:text-style-name="P4" draw:layer="layout" svg:x1="12.611cm" svg:y1="15.901cm" svg:x2="12.511cm" svg:y2="15.501cm">
            <text:p/>
          </draw:line>
        </draw:g>
        <draw:g draw:style-name="gr25">
          <draw:line draw:style-name="gr5" draw:text-style-name="P4" draw:layer="layout" svg:x1="12.511cm" svg:y1="15.501cm" svg:x2="12.611cm" svg:y2="15.901cm">
            <text:p/>
          </draw:line>
          <draw:line draw:style-name="gr5" draw:text-style-name="P4" draw:layer="layout" svg:x1="12.611cm" svg:y1="15.901cm" svg:x2="14.111cm" svg:y2="15.901cm">
            <text:p/>
          </draw:line>
          <draw:line draw:style-name="gr5" draw:text-style-name="P4" draw:layer="layout" svg:x1="14.211cm" svg:y1="15.501cm" svg:x2="14.111cm" svg:y2="15.901cm">
            <text:p/>
          </draw:line>
        </draw:g>
        <draw:g draw:style-name="gr25">
          <draw:line draw:style-name="gr5" draw:text-style-name="P4" draw:layer="layout" svg:x1="12.511cm" svg:y1="15.901cm" svg:x2="12.611cm" svg:y2="15.501cm">
            <text:p/>
          </draw:line>
          <draw:line draw:style-name="gr5" draw:text-style-name="P4" draw:layer="layout" svg:x1="12.611cm" svg:y1="15.501cm" svg:x2="14.111cm" svg:y2="15.501cm">
            <text:p/>
          </draw:line>
          <draw:line draw:style-name="gr5" draw:text-style-name="P4" draw:layer="layout" svg:x1="14.211cm" svg:y1="15.901cm" svg:x2="14.111cm" svg:y2="15.501cm">
            <text:p/>
          </draw:line>
        </draw:g>
        <draw:frame draw:style-name="gr65" draw:text-style-name="P11" draw:layer="layout" svg:width="1.59cm" svg:height="0.675cm" svg:x="10.911cm" svg:y="15.401cm">
          <draw:text-box>
            <text:p><text:span text:style-name="T5">ROM Data Input</text:span></text:p>
            <text:p><text:span text:style-name="T5">Upper 4bit (Rn)</text:span></text:p>
          </draw:text-box>
        </draw:frame>
        <draw:frame draw:style-name="gr66" draw:text-style-name="P11" draw:layer="layout" svg:width="1.793cm" svg:height="0.675cm" svg:x="12.511cm" svg:y="15.402cm">
          <draw:text-box>
            <text:p><text:span text:style-name="T5">ROM Data Input</text:span></text:p>
            <text:p><text:span text:style-name="T5">Lower 4bit (Rn+1)</text:span></text:p>
          </draw:text-box>
        </draw:frame>
        <draw:g draw:style-name="gr25">
          <draw:line draw:style-name="gr5" draw:text-style-name="P4" draw:layer="layout" svg:x1="9.311cm" svg:y1="15.001cm" svg:x2="9.411cm" svg:y2="15.401cm">
            <text:p/>
          </draw:line>
          <draw:line draw:style-name="gr5" draw:text-style-name="P4" draw:layer="layout" svg:x1="9.411cm" svg:y1="15.401cm" svg:x2="10.911cm" svg:y2="15.401cm">
            <text:p/>
          </draw:line>
          <draw:line draw:style-name="gr5" draw:text-style-name="P4" draw:layer="layout" svg:x1="11.011cm" svg:y1="15.001cm" svg:x2="10.911cm" svg:y2="15.401cm">
            <text:p/>
          </draw:line>
        </draw:g>
        <draw:frame draw:style-name="gr42" draw:text-style-name="P11" draw:layer="layout" svg:width="0.781cm" svg:height="0.463cm" svg:x="9.781cm" svg:y="15.001cm">
          <draw:text-box>
            <text:p><text:span text:style-name="T5">DCL</text:span></text:p>
          </draw:text-box>
        </draw:frame>
        <draw:g draw:style-name="gr25">
          <draw:line draw:style-name="gr5" draw:text-style-name="P4" draw:layer="layout" svg:x1="18.911cm" svg:y1="15.901cm" svg:x2="19.011cm" svg:y2="15.501cm">
            <text:p/>
          </draw:line>
          <draw:line draw:style-name="gr5" draw:text-style-name="P4" draw:layer="layout" svg:x1="19.011cm" svg:y1="15.501cm" svg:x2="19.211cm" svg:y2="15.501cm">
            <text:p/>
          </draw:line>
          <draw:line draw:style-name="gr5" draw:text-style-name="P4" draw:layer="layout" svg:x1="18.911cm" svg:y1="15.501cm" svg:x2="19.011cm" svg:y2="15.901cm">
            <text:p/>
          </draw:line>
          <draw:line draw:style-name="gr5" draw:text-style-name="P4" draw:layer="layout" svg:x1="19.011cm" svg:y1="15.901cm" svg:x2="19.211cm" svg:y2="15.901cm">
            <text:p/>
          </draw:line>
          <draw:line draw:style-name="gr5" draw:text-style-name="P4" draw:layer="layout" svg:x1="19.011cm" svg:y1="15.901cm" svg:x2="19.111cm" svg:y2="15.501cm">
            <text:p/>
          </draw:line>
          <draw:line draw:style-name="gr5" draw:text-style-name="P4" draw:layer="layout" svg:x1="19.111cm" svg:y1="15.901cm" svg:x2="19.211cm" svg:y2="15.501cm">
            <text:p/>
          </draw:line>
          <draw:line draw:style-name="gr5" draw:text-style-name="P4" draw:layer="layout" svg:x1="19.011cm" svg:y1="15.501cm" svg:x2="19.111cm" svg:y2="15.901cm">
            <text:p/>
          </draw:line>
          <draw:line draw:style-name="gr5" draw:text-style-name="P4" draw:layer="layout" svg:x1="19.111cm" svg:y1="15.501cm" svg:x2="19.211cm" svg:y2="15.901cm">
            <text:p/>
          </draw:line>
        </draw:g>
        <draw:g draw:style-name="gr25">
          <draw:rect draw:style-name="gr46" draw:text-style-name="P4" draw:layer="layout" svg:width="1.7cm" svg:height="0.4cm" svg:x="14.111cm" svg:y="15.501cm">
            <text:p/>
          </draw:rect>
          <draw:rect draw:style-name="gr47" draw:text-style-name="P15" draw:layer="layout" svg:width="1.6cm" svg:height="0.4cm" svg:x="14.165cm" svg:y="15.501cm">
            <text:p/>
          </draw:rect>
          <draw:line draw:style-name="gr5" draw:text-style-name="P4" draw:layer="layout" svg:x1="14.165cm" svg:y1="15.701cm" svg:x2="15.765cm" svg:y2="15.701cm">
            <text:p/>
          </draw:line>
        </draw:g>
        <draw:g draw:style-name="gr25">
          <draw:rect draw:style-name="gr46" draw:text-style-name="P4" draw:layer="layout" svg:width="1.7cm" svg:height="0.4cm" svg:x="17.311cm" svg:y="15.501cm">
            <text:p/>
          </draw:rect>
          <draw:rect draw:style-name="gr47" draw:text-style-name="P15" draw:layer="layout" svg:width="1.6cm" svg:height="0.4cm" svg:x="17.365cm" svg:y="15.501cm">
            <text:p/>
          </draw:rect>
          <draw:line draw:style-name="gr5" draw:text-style-name="P4" draw:layer="layout" svg:x1="17.365cm" svg:y1="15.701cm" svg:x2="18.965cm" svg:y2="15.701cm">
            <text:p/>
          </draw:line>
        </draw:g>
        <draw:line draw:style-name="gr5" draw:text-style-name="P4" draw:layer="layout" svg:x1="15.711cm" svg:y1="15.701cm" svg:x2="17.411cm" svg:y2="15.701cm">
          <text:p/>
        </draw:line>
        <draw:line draw:style-name="gr59" draw:text-style-name="P4" draw:layer="layout" svg:x1="2.213cm" svg:y1="14.401cm" svg:x2="19.413cm" svg:y2="14.401cm">
          <text:p/>
        </draw:line>
        <draw:frame draw:style-name="gr34" draw:text-style-name="P9" draw:layer="layout" svg:width="1.395cm" svg:height="0.569cm" svg:x="2.519cm" svg:y="14.402cm">
          <draw:text-box>
            <text:p><text:span text:style-name="T4">CM-ROM</text:span></text:p>
          </draw:text-box>
        </draw:frame>
        <draw:frame draw:style-name="gr67" draw:text-style-name="P14" draw:layer="layout" svg:width="1.679cm" svg:height="0.73cm" svg:x="0.917cm" svg:y="12.801cm">
          <draw:text-box>
            <text:p><text:span text:style-name="T6">FIN</text:span></text:p>
          </draw:text-box>
        </draw:frame>
        <draw:frame draw:style-name="gr68" draw:text-style-name="P9" draw:layer="layout" svg:width="0.862cm" svg:height="0.569cm" svg:x="0.951cm" svg:y="13.532cm">
          <draw:text-box>
            <text:p><text:span text:style-name="T4">FIN</text:span></text:p>
          </draw:text-box>
        </draw:frame>
        <draw:frame draw:style-name="gr34" draw:text-style-name="P9" draw:layer="layout" svg:width="1.395cm" svg:height="0.569cm" svg:x="2.519cm" svg:y="12.801cm">
          <draw:text-box>
            <text:p><text:span text:style-name="T4">CM-ROM</text:span></text:p>
          </draw:text-box>
        </draw:frame>
        <draw:g draw:style-name="gr25">
          <draw:line draw:style-name="gr5" draw:text-style-name="P4" draw:layer="layout" svg:x1="9.313cm" svg:y1="16.101cm" svg:x2="9.413cm" svg:y2="16.501cm">
            <text:p/>
          </draw:line>
          <draw:line draw:style-name="gr5" draw:text-style-name="P4" draw:layer="layout" svg:x1="9.413cm" svg:y1="16.501cm" svg:x2="10.913cm" svg:y2="16.501cm">
            <text:p/>
          </draw:line>
          <draw:line draw:style-name="gr5" draw:text-style-name="P4" draw:layer="layout" svg:x1="11.013cm" svg:y1="16.101cm" svg:x2="10.913cm" svg:y2="16.501cm">
            <text:p/>
          </draw:line>
        </draw:g>
        <draw:line draw:style-name="gr5" draw:text-style-name="P4" draw:layer="layout" svg:x1="9.313cm" svg:y1="16.101cm" svg:x2="4.113cm" svg:y2="16.101cm">
          <text:p/>
        </draw:line>
        <draw:line draw:style-name="gr5" draw:text-style-name="P4" draw:layer="layout" svg:x1="19.213cm" svg:y1="16.101cm" svg:x2="11.013cm" svg:y2="16.101cm">
          <text:p/>
        </draw:line>
        <draw:frame draw:style-name="gr58" draw:text-style-name="P9" draw:layer="layout" svg:width="1.916cm" svg:height="0.569cm" svg:x="2.515cm" svg:y="16.504cm">
          <draw:text-box>
            <text:p><text:span text:style-name="T4">CM-RAMx</text:span></text:p>
          </draw:text-box>
        </draw:frame>
        <draw:line draw:style-name="gr5" draw:text-style-name="P4" draw:layer="layout" svg:x1="19.213cm" svg:y1="16.601cm" svg:x2="4.113cm" svg:y2="16.601cm">
          <text:p/>
        </draw:line>
        <draw:frame draw:style-name="gr36" draw:text-style-name="P9" draw:layer="layout" svg:width="1.201cm" svg:height="0.569cm" svg:x="2.516cm" svg:y="17.005cm">
          <draw:text-box>
            <text:p><text:span text:style-name="T4">D[3:0]</text:span></text:p>
          </draw:text-box>
        </draw:frame>
        <draw:g draw:style-name="gr25">
          <draw:line draw:style-name="gr5" draw:text-style-name="P4" draw:layer="layout" svg:x1="6.113cm" svg:y1="17.101cm" svg:x2="6.213cm" svg:y2="17.501cm">
            <text:p/>
          </draw:line>
          <draw:line draw:style-name="gr5" draw:text-style-name="P4" draw:layer="layout" svg:x1="6.213cm" svg:y1="17.501cm" svg:x2="7.713cm" svg:y2="17.501cm">
            <text:p/>
          </draw:line>
          <draw:line draw:style-name="gr5" draw:text-style-name="P4" draw:layer="layout" svg:x1="7.813cm" svg:y1="17.101cm" svg:x2="7.713cm" svg:y2="17.501cm">
            <text:p/>
          </draw:line>
        </draw:g>
        <draw:line draw:style-name="gr5" draw:text-style-name="P4" draw:layer="layout" svg:x1="6.097cm" svg:y1="17.51cm" svg:x2="4.097cm" svg:y2="17.51cm">
          <text:p/>
        </draw:line>
        <draw:line draw:style-name="gr5" draw:text-style-name="P4" draw:layer="layout" svg:x1="6.113cm" svg:y1="17.101cm" svg:x2="4.113cm" svg:y2="17.101cm">
          <text:p/>
        </draw:line>
        <draw:g draw:style-name="gr25">
          <draw:line draw:style-name="gr5" draw:text-style-name="P4" draw:layer="layout" svg:x1="4.113cm" svg:y1="17.501cm" svg:x2="4.213cm" svg:y2="17.101cm">
            <text:p/>
          </draw:line>
          <draw:line draw:style-name="gr5" draw:text-style-name="P4" draw:layer="layout" svg:x1="4.213cm" svg:y1="17.501cm" svg:x2="4.313cm" svg:y2="17.101cm">
            <text:p/>
          </draw:line>
          <draw:line draw:style-name="gr5" draw:text-style-name="P4" draw:layer="layout" svg:x1="4.313cm" svg:y1="17.501cm" svg:x2="4.413cm" svg:y2="17.101cm">
            <text:p/>
          </draw:line>
          <draw:line draw:style-name="gr5" draw:text-style-name="P4" draw:layer="layout" svg:x1="4.413cm" svg:y1="17.501cm" svg:x2="4.513cm" svg:y2="17.101cm">
            <text:p/>
          </draw:line>
        </draw:g>
        <draw:g draw:style-name="gr25">
          <draw:line draw:style-name="gr5" draw:text-style-name="P4" draw:layer="layout" svg:x1="4.513cm" svg:y1="17.501cm" svg:x2="4.613cm" svg:y2="17.101cm">
            <text:p/>
          </draw:line>
          <draw:line draw:style-name="gr5" draw:text-style-name="P4" draw:layer="layout" svg:x1="4.613cm" svg:y1="17.501cm" svg:x2="4.713cm" svg:y2="17.101cm">
            <text:p/>
          </draw:line>
          <draw:line draw:style-name="gr5" draw:text-style-name="P4" draw:layer="layout" svg:x1="4.713cm" svg:y1="17.501cm" svg:x2="4.813cm" svg:y2="17.101cm">
            <text:p/>
          </draw:line>
          <draw:line draw:style-name="gr5" draw:text-style-name="P4" draw:layer="layout" svg:x1="4.813cm" svg:y1="17.501cm" svg:x2="4.913cm" svg:y2="17.101cm">
            <text:p/>
          </draw:line>
          <draw:line draw:style-name="gr5" draw:text-style-name="P4" draw:layer="layout" svg:x1="4.913cm" svg:y1="17.501cm" svg:x2="5.013cm" svg:y2="17.101cm">
            <text:p/>
          </draw:line>
          <draw:line draw:style-name="gr5" draw:text-style-name="P4" draw:layer="layout" svg:x1="5.013cm" svg:y1="17.501cm" svg:x2="5.113cm" svg:y2="17.101cm">
            <text:p/>
          </draw:line>
          <draw:line draw:style-name="gr5" draw:text-style-name="P4" draw:layer="layout" svg:x1="5.113cm" svg:y1="17.501cm" svg:x2="5.213cm" svg:y2="17.101cm">
            <text:p/>
          </draw:line>
          <draw:line draw:style-name="gr5" draw:text-style-name="P4" draw:layer="layout" svg:x1="5.213cm" svg:y1="17.501cm" svg:x2="5.313cm" svg:y2="17.101cm">
            <text:p/>
          </draw:line>
          <draw:line draw:style-name="gr5" draw:text-style-name="P4" draw:layer="layout" svg:x1="5.313cm" svg:y1="17.501cm" svg:x2="5.413cm" svg:y2="17.101cm">
            <text:p/>
          </draw:line>
          <draw:line draw:style-name="gr5" draw:text-style-name="P4" draw:layer="layout" svg:x1="5.413cm" svg:y1="17.501cm" svg:x2="5.513cm" svg:y2="17.101cm">
            <text:p/>
          </draw:line>
          <draw:line draw:style-name="gr5" draw:text-style-name="P4" draw:layer="layout" svg:x1="5.513cm" svg:y1="17.501cm" svg:x2="5.613cm" svg:y2="17.101cm">
            <text:p/>
          </draw:line>
          <draw:line draw:style-name="gr5" draw:text-style-name="P4" draw:layer="layout" svg:x1="5.613cm" svg:y1="17.501cm" svg:x2="5.713cm" svg:y2="17.101cm">
            <text:p/>
          </draw:line>
          <draw:line draw:style-name="gr5" draw:text-style-name="P4" draw:layer="layout" svg:x1="5.713cm" svg:y1="17.501cm" svg:x2="5.813cm" svg:y2="17.101cm">
            <text:p/>
          </draw:line>
          <draw:line draw:style-name="gr5" draw:text-style-name="P4" draw:layer="layout" svg:x1="5.813cm" svg:y1="17.501cm" svg:x2="5.913cm" svg:y2="17.101cm">
            <text:p/>
          </draw:line>
          <draw:line draw:style-name="gr5" draw:text-style-name="P4" draw:layer="layout" svg:x1="5.913cm" svg:y1="17.501cm" svg:x2="6.013cm" svg:y2="17.101cm">
            <text:p/>
          </draw:line>
          <draw:line draw:style-name="gr5" draw:text-style-name="P4" draw:layer="layout" svg:x1="6.013cm" svg:y1="17.501cm" svg:x2="6.113cm" svg:y2="17.101cm">
            <text:p/>
          </draw:line>
        </draw:g>
        <draw:g draw:style-name="gr25">
          <draw:line draw:style-name="gr5" draw:text-style-name="P4" draw:layer="layout" svg:x1="4.513cm" svg:y1="17.101cm" svg:x2="4.613cm" svg:y2="17.501cm">
            <text:p/>
          </draw:line>
          <draw:line draw:style-name="gr5" draw:text-style-name="P4" draw:layer="layout" svg:x1="4.613cm" svg:y1="17.101cm" svg:x2="4.713cm" svg:y2="17.501cm">
            <text:p/>
          </draw:line>
          <draw:line draw:style-name="gr5" draw:text-style-name="P4" draw:layer="layout" svg:x1="4.713cm" svg:y1="17.101cm" svg:x2="4.813cm" svg:y2="17.501cm">
            <text:p/>
          </draw:line>
          <draw:line draw:style-name="gr5" draw:text-style-name="P4" draw:layer="layout" svg:x1="4.813cm" svg:y1="17.101cm" svg:x2="4.913cm" svg:y2="17.501cm">
            <text:p/>
          </draw:line>
          <draw:line draw:style-name="gr5" draw:text-style-name="P4" draw:layer="layout" svg:x1="4.913cm" svg:y1="17.101cm" svg:x2="5.013cm" svg:y2="17.501cm">
            <text:p/>
          </draw:line>
          <draw:line draw:style-name="gr5" draw:text-style-name="P4" draw:layer="layout" svg:x1="5.013cm" svg:y1="17.101cm" svg:x2="5.113cm" svg:y2="17.501cm">
            <text:p/>
          </draw:line>
          <draw:line draw:style-name="gr5" draw:text-style-name="P4" draw:layer="layout" svg:x1="5.113cm" svg:y1="17.101cm" svg:x2="5.213cm" svg:y2="17.501cm">
            <text:p/>
          </draw:line>
          <draw:line draw:style-name="gr5" draw:text-style-name="P4" draw:layer="layout" svg:x1="5.213cm" svg:y1="17.101cm" svg:x2="5.313cm" svg:y2="17.501cm">
            <text:p/>
          </draw:line>
          <draw:line draw:style-name="gr5" draw:text-style-name="P4" draw:layer="layout" svg:x1="5.313cm" svg:y1="17.101cm" svg:x2="5.413cm" svg:y2="17.501cm">
            <text:p/>
          </draw:line>
          <draw:line draw:style-name="gr5" draw:text-style-name="P4" draw:layer="layout" svg:x1="5.413cm" svg:y1="17.101cm" svg:x2="5.513cm" svg:y2="17.501cm">
            <text:p/>
          </draw:line>
          <draw:line draw:style-name="gr5" draw:text-style-name="P4" draw:layer="layout" svg:x1="5.513cm" svg:y1="17.101cm" svg:x2="5.613cm" svg:y2="17.501cm">
            <text:p/>
          </draw:line>
          <draw:line draw:style-name="gr5" draw:text-style-name="P4" draw:layer="layout" svg:x1="5.613cm" svg:y1="17.101cm" svg:x2="5.713cm" svg:y2="17.501cm">
            <text:p/>
          </draw:line>
          <draw:line draw:style-name="gr5" draw:text-style-name="P4" draw:layer="layout" svg:x1="5.713cm" svg:y1="17.101cm" svg:x2="5.813cm" svg:y2="17.501cm">
            <text:p/>
          </draw:line>
          <draw:line draw:style-name="gr5" draw:text-style-name="P4" draw:layer="layout" svg:x1="5.813cm" svg:y1="17.101cm" svg:x2="5.913cm" svg:y2="17.501cm">
            <text:p/>
          </draw:line>
          <draw:line draw:style-name="gr5" draw:text-style-name="P4" draw:layer="layout" svg:x1="5.913cm" svg:y1="17.101cm" svg:x2="6.013cm" svg:y2="17.501cm">
            <text:p/>
          </draw:line>
          <draw:line draw:style-name="gr5" draw:text-style-name="P4" draw:layer="layout" svg:x1="6.013cm" svg:y1="17.101cm" svg:x2="6.113cm" svg:y2="17.501cm">
            <text:p/>
          </draw:line>
        </draw:g>
        <draw:g draw:style-name="gr25">
          <draw:line draw:style-name="gr5" draw:text-style-name="P4" draw:layer="layout" svg:x1="4.113cm" svg:y1="17.101cm" svg:x2="4.213cm" svg:y2="17.501cm">
            <text:p/>
          </draw:line>
          <draw:line draw:style-name="gr5" draw:text-style-name="P4" draw:layer="layout" svg:x1="4.213cm" svg:y1="17.101cm" svg:x2="4.313cm" svg:y2="17.501cm">
            <text:p/>
          </draw:line>
          <draw:line draw:style-name="gr5" draw:text-style-name="P4" draw:layer="layout" svg:x1="4.313cm" svg:y1="17.101cm" svg:x2="4.413cm" svg:y2="17.501cm">
            <text:p/>
          </draw:line>
          <draw:line draw:style-name="gr5" draw:text-style-name="P4" draw:layer="layout" svg:x1="4.413cm" svg:y1="17.101cm" svg:x2="4.513cm" svg:y2="17.501cm">
            <text:p/>
          </draw:line>
        </draw:g>
        <draw:g draw:style-name="gr25">
          <draw:line draw:style-name="gr5" draw:text-style-name="P4" draw:layer="layout" svg:x1="6.113cm" svg:y1="17.501cm" svg:x2="6.213cm" svg:y2="17.101cm">
            <text:p/>
          </draw:line>
          <draw:line draw:style-name="gr5" draw:text-style-name="P4" draw:layer="layout" svg:x1="6.213cm" svg:y1="17.101cm" svg:x2="7.713cm" svg:y2="17.101cm">
            <text:p/>
          </draw:line>
          <draw:line draw:style-name="gr5" draw:text-style-name="P4" draw:layer="layout" svg:x1="7.813cm" svg:y1="17.501cm" svg:x2="7.713cm" svg:y2="17.101cm">
            <text:p/>
          </draw:line>
        </draw:g>
        <draw:g draw:style-name="gr25">
          <draw:line draw:style-name="gr5" draw:text-style-name="P4" draw:layer="layout" svg:x1="7.713cm" svg:y1="17.101cm" svg:x2="7.813cm" svg:y2="17.501cm">
            <text:p/>
          </draw:line>
          <draw:line draw:style-name="gr5" draw:text-style-name="P4" draw:layer="layout" svg:x1="7.813cm" svg:y1="17.501cm" svg:x2="9.313cm" svg:y2="17.501cm">
            <text:p/>
          </draw:line>
          <draw:line draw:style-name="gr5" draw:text-style-name="P4" draw:layer="layout" svg:x1="9.413cm" svg:y1="17.101cm" svg:x2="9.313cm" svg:y2="17.501cm">
            <text:p/>
          </draw:line>
        </draw:g>
        <draw:g draw:style-name="gr25">
          <draw:line draw:style-name="gr5" draw:text-style-name="P4" draw:layer="layout" svg:x1="7.713cm" svg:y1="17.501cm" svg:x2="7.813cm" svg:y2="17.101cm">
            <text:p/>
          </draw:line>
          <draw:line draw:style-name="gr5" draw:text-style-name="P4" draw:layer="layout" svg:x1="7.813cm" svg:y1="17.101cm" svg:x2="9.313cm" svg:y2="17.101cm">
            <text:p/>
          </draw:line>
          <draw:line draw:style-name="gr5" draw:text-style-name="P4" draw:layer="layout" svg:x1="9.413cm" svg:y1="17.501cm" svg:x2="9.313cm" svg:y2="17.101cm">
            <text:p/>
          </draw:line>
        </draw:g>
        <draw:g draw:style-name="gr25">
          <draw:line draw:style-name="gr5" draw:text-style-name="P4" draw:layer="layout" svg:x1="9.313cm" svg:y1="17.101cm" svg:x2="9.413cm" svg:y2="17.501cm">
            <text:p/>
          </draw:line>
          <draw:line draw:style-name="gr5" draw:text-style-name="P4" draw:layer="layout" svg:x1="9.413cm" svg:y1="17.501cm" svg:x2="10.913cm" svg:y2="17.501cm">
            <text:p/>
          </draw:line>
          <draw:line draw:style-name="gr5" draw:text-style-name="P4" draw:layer="layout" svg:x1="11.013cm" svg:y1="17.101cm" svg:x2="10.913cm" svg:y2="17.501cm">
            <text:p/>
          </draw:line>
        </draw:g>
        <draw:g draw:style-name="gr25">
          <draw:line draw:style-name="gr5" draw:text-style-name="P4" draw:layer="layout" svg:x1="9.313cm" svg:y1="17.501cm" svg:x2="9.413cm" svg:y2="17.101cm">
            <text:p/>
          </draw:line>
          <draw:line draw:style-name="gr5" draw:text-style-name="P4" draw:layer="layout" svg:x1="9.413cm" svg:y1="17.101cm" svg:x2="10.913cm" svg:y2="17.101cm">
            <text:p/>
          </draw:line>
          <draw:line draw:style-name="gr5" draw:text-style-name="P4" draw:layer="layout" svg:x1="11.013cm" svg:y1="17.501cm" svg:x2="10.913cm" svg:y2="17.101cm">
            <text:p/>
          </draw:line>
        </draw:g>
        <draw:g draw:style-name="gr25">
          <draw:line draw:style-name="gr5" draw:text-style-name="P4" draw:layer="layout" svg:x1="10.913cm" svg:y1="17.101cm" svg:x2="11.013cm" svg:y2="17.501cm">
            <text:p/>
          </draw:line>
          <draw:line draw:style-name="gr5" draw:text-style-name="P4" draw:layer="layout" svg:x1="11.013cm" svg:y1="17.501cm" svg:x2="12.513cm" svg:y2="17.501cm">
            <text:p/>
          </draw:line>
          <draw:line draw:style-name="gr5" draw:text-style-name="P4" draw:layer="layout" svg:x1="12.613cm" svg:y1="17.101cm" svg:x2="12.513cm" svg:y2="17.501cm">
            <text:p/>
          </draw:line>
        </draw:g>
        <draw:g draw:style-name="gr25">
          <draw:line draw:style-name="gr5" draw:text-style-name="P4" draw:layer="layout" svg:x1="10.913cm" svg:y1="17.501cm" svg:x2="11.013cm" svg:y2="17.101cm">
            <text:p/>
          </draw:line>
          <draw:line draw:style-name="gr5" draw:text-style-name="P4" draw:layer="layout" svg:x1="11.013cm" svg:y1="17.101cm" svg:x2="12.513cm" svg:y2="17.101cm">
            <text:p/>
          </draw:line>
          <draw:line draw:style-name="gr5" draw:text-style-name="P4" draw:layer="layout" svg:x1="12.613cm" svg:y1="17.501cm" svg:x2="12.513cm" svg:y2="17.101cm">
            <text:p/>
          </draw:line>
        </draw:g>
        <draw:g draw:style-name="gr25">
          <draw:line draw:style-name="gr5" draw:text-style-name="P4" draw:layer="layout" svg:x1="12.513cm" svg:y1="17.101cm" svg:x2="12.613cm" svg:y2="17.501cm">
            <text:p/>
          </draw:line>
          <draw:line draw:style-name="gr5" draw:text-style-name="P4" draw:layer="layout" svg:x1="12.613cm" svg:y1="17.501cm" svg:x2="14.113cm" svg:y2="17.501cm">
            <text:p/>
          </draw:line>
          <draw:line draw:style-name="gr5" draw:text-style-name="P4" draw:layer="layout" svg:x1="14.213cm" svg:y1="17.101cm" svg:x2="14.113cm" svg:y2="17.501cm">
            <text:p/>
          </draw:line>
        </draw:g>
        <draw:g draw:style-name="gr25">
          <draw:line draw:style-name="gr5" draw:text-style-name="P4" draw:layer="layout" svg:x1="12.513cm" svg:y1="17.501cm" svg:x2="12.613cm" svg:y2="17.101cm">
            <text:p/>
          </draw:line>
          <draw:line draw:style-name="gr5" draw:text-style-name="P4" draw:layer="layout" svg:x1="12.613cm" svg:y1="17.101cm" svg:x2="14.113cm" svg:y2="17.101cm">
            <text:p/>
          </draw:line>
          <draw:line draw:style-name="gr5" draw:text-style-name="P4" draw:layer="layout" svg:x1="14.213cm" svg:y1="17.501cm" svg:x2="14.113cm" svg:y2="17.101cm">
            <text:p/>
          </draw:line>
        </draw:g>
        <draw:line draw:style-name="gr33" draw:text-style-name="P4" draw:layer="layout" svg:x1="1.213cm" svg:y1="19.201cm" svg:x2="19.513cm" svg:y2="19.201cm">
          <text:p/>
        </draw:line>
        <draw:g draw:style-name="gr25">
          <draw:line draw:style-name="gr5" draw:text-style-name="P4" draw:layer="layout" svg:x1="9.313cm" svg:y1="16.601cm" svg:x2="9.413cm" svg:y2="17.001cm">
            <text:p/>
          </draw:line>
          <draw:line draw:style-name="gr5" draw:text-style-name="P4" draw:layer="layout" svg:x1="9.413cm" svg:y1="17.001cm" svg:x2="10.913cm" svg:y2="17.001cm">
            <text:p/>
          </draw:line>
          <draw:line draw:style-name="gr5" draw:text-style-name="P4" draw:layer="layout" svg:x1="11.013cm" svg:y1="16.601cm" svg:x2="10.913cm" svg:y2="17.001cm">
            <text:p/>
          </draw:line>
        </draw:g>
        <draw:frame draw:style-name="gr42" draw:text-style-name="P11" draw:layer="layout" svg:width="0.781cm" svg:height="0.463cm" svg:x="9.783cm" svg:y="16.601cm">
          <draw:text-box>
            <text:p><text:span text:style-name="T5">DCL</text:span></text:p>
          </draw:text-box>
        </draw:frame>
        <draw:g draw:style-name="gr25">
          <draw:line draw:style-name="gr5" draw:text-style-name="P4" draw:layer="layout" svg:x1="18.913cm" svg:y1="17.501cm" svg:x2="19.013cm" svg:y2="17.101cm">
            <text:p/>
          </draw:line>
          <draw:line draw:style-name="gr5" draw:text-style-name="P4" draw:layer="layout" svg:x1="19.013cm" svg:y1="17.101cm" svg:x2="19.213cm" svg:y2="17.101cm">
            <text:p/>
          </draw:line>
          <draw:line draw:style-name="gr5" draw:text-style-name="P4" draw:layer="layout" svg:x1="18.913cm" svg:y1="17.101cm" svg:x2="19.013cm" svg:y2="17.501cm">
            <text:p/>
          </draw:line>
          <draw:line draw:style-name="gr5" draw:text-style-name="P4" draw:layer="layout" svg:x1="19.013cm" svg:y1="17.501cm" svg:x2="19.213cm" svg:y2="17.501cm">
            <text:p/>
          </draw:line>
          <draw:line draw:style-name="gr5" draw:text-style-name="P4" draw:layer="layout" svg:x1="19.013cm" svg:y1="17.501cm" svg:x2="19.113cm" svg:y2="17.101cm">
            <text:p/>
          </draw:line>
          <draw:line draw:style-name="gr5" draw:text-style-name="P4" draw:layer="layout" svg:x1="19.113cm" svg:y1="17.501cm" svg:x2="19.213cm" svg:y2="17.101cm">
            <text:p/>
          </draw:line>
          <draw:line draw:style-name="gr5" draw:text-style-name="P4" draw:layer="layout" svg:x1="19.013cm" svg:y1="17.101cm" svg:x2="19.113cm" svg:y2="17.501cm">
            <text:p/>
          </draw:line>
          <draw:line draw:style-name="gr5" draw:text-style-name="P4" draw:layer="layout" svg:x1="19.113cm" svg:y1="17.101cm" svg:x2="19.213cm" svg:y2="17.501cm">
            <text:p/>
          </draw:line>
        </draw:g>
        <draw:g draw:style-name="gr25">
          <draw:rect draw:style-name="gr46" draw:text-style-name="P4" draw:layer="layout" svg:width="1.7cm" svg:height="0.4cm" svg:x="14.113cm" svg:y="17.101cm">
            <text:p/>
          </draw:rect>
          <draw:rect draw:style-name="gr47" draw:text-style-name="P15" draw:layer="layout" svg:width="1.6cm" svg:height="0.4cm" svg:x="14.167cm" svg:y="17.101cm">
            <text:p/>
          </draw:rect>
          <draw:line draw:style-name="gr5" draw:text-style-name="P4" draw:layer="layout" svg:x1="14.167cm" svg:y1="17.301cm" svg:x2="15.767cm" svg:y2="17.301cm">
            <text:p/>
          </draw:line>
        </draw:g>
        <draw:g draw:style-name="gr25">
          <draw:rect draw:style-name="gr46" draw:text-style-name="P4" draw:layer="layout" svg:width="1.7cm" svg:height="0.4cm" svg:x="17.313cm" svg:y="17.101cm">
            <text:p/>
          </draw:rect>
          <draw:rect draw:style-name="gr47" draw:text-style-name="P15" draw:layer="layout" svg:width="1.6cm" svg:height="0.4cm" svg:x="17.367cm" svg:y="17.101cm">
            <text:p/>
          </draw:rect>
          <draw:line draw:style-name="gr5" draw:text-style-name="P4" draw:layer="layout" svg:x1="17.367cm" svg:y1="17.301cm" svg:x2="18.967cm" svg:y2="17.301cm">
            <text:p/>
          </draw:line>
        </draw:g>
        <draw:line draw:style-name="gr5" draw:text-style-name="P4" draw:layer="layout" svg:x1="15.713cm" svg:y1="17.301cm" svg:x2="17.413cm" svg:y2="17.301cm">
          <text:p/>
        </draw:line>
        <draw:g draw:style-name="gr25">
          <draw:line draw:style-name="gr5" draw:text-style-name="P4" draw:layer="layout" svg:x1="9.311cm" svg:y1="17.701cm" svg:x2="9.411cm" svg:y2="18.101cm">
            <text:p/>
          </draw:line>
          <draw:line draw:style-name="gr5" draw:text-style-name="P4" draw:layer="layout" svg:x1="9.411cm" svg:y1="18.101cm" svg:x2="10.911cm" svg:y2="18.101cm">
            <text:p/>
          </draw:line>
          <draw:line draw:style-name="gr5" draw:text-style-name="P4" draw:layer="layout" svg:x1="11.011cm" svg:y1="17.701cm" svg:x2="10.911cm" svg:y2="18.101cm">
            <text:p/>
          </draw:line>
        </draw:g>
        <draw:line draw:style-name="gr5" draw:text-style-name="P4" draw:layer="layout" svg:x1="9.311cm" svg:y1="17.701cm" svg:x2="4.111cm" svg:y2="17.701cm">
          <text:p/>
        </draw:line>
        <draw:line draw:style-name="gr5" draw:text-style-name="P4" draw:layer="layout" svg:x1="19.211cm" svg:y1="17.701cm" svg:x2="11.011cm" svg:y2="17.701cm">
          <text:p/>
        </draw:line>
        <draw:frame draw:style-name="gr35" draw:text-style-name="P9" draw:layer="layout" svg:width="1.916cm" svg:height="0.569cm" svg:x="2.513cm" svg:y="18.104cm">
          <draw:text-box>
            <text:p><text:span text:style-name="T4">CM-RAMx</text:span></text:p>
          </draw:text-box>
        </draw:frame>
        <draw:line draw:style-name="gr5" draw:text-style-name="P4" draw:layer="layout" svg:x1="19.211cm" svg:y1="18.201cm" svg:x2="4.111cm" svg:y2="18.201cm">
          <text:p/>
        </draw:line>
        <draw:frame draw:style-name="gr36" draw:text-style-name="P9" draw:layer="layout" svg:width="1.201cm" svg:height="0.569cm" svg:x="2.514cm" svg:y="18.605cm">
          <draw:text-box>
            <text:p><text:span text:style-name="T4">D[3:0]</text:span></text:p>
          </draw:text-box>
        </draw:frame>
        <draw:g draw:style-name="gr25">
          <draw:line draw:style-name="gr5" draw:text-style-name="P4" draw:layer="layout" svg:x1="6.111cm" svg:y1="18.701cm" svg:x2="6.211cm" svg:y2="19.101cm">
            <text:p/>
          </draw:line>
          <draw:line draw:style-name="gr5" draw:text-style-name="P4" draw:layer="layout" svg:x1="6.211cm" svg:y1="19.101cm" svg:x2="7.711cm" svg:y2="19.101cm">
            <text:p/>
          </draw:line>
          <draw:line draw:style-name="gr5" draw:text-style-name="P4" draw:layer="layout" svg:x1="7.811cm" svg:y1="18.701cm" svg:x2="7.711cm" svg:y2="19.101cm">
            <text:p/>
          </draw:line>
        </draw:g>
        <draw:line draw:style-name="gr5" draw:text-style-name="P4" draw:layer="layout" svg:x1="6.095cm" svg:y1="19.11cm" svg:x2="4.095cm" svg:y2="19.11cm">
          <text:p/>
        </draw:line>
        <draw:line draw:style-name="gr5" draw:text-style-name="P4" draw:layer="layout" svg:x1="6.111cm" svg:y1="18.701cm" svg:x2="4.111cm" svg:y2="18.701cm">
          <text:p/>
        </draw:line>
        <draw:g draw:style-name="gr25">
          <draw:line draw:style-name="gr5" draw:text-style-name="P4" draw:layer="layout" svg:x1="4.111cm" svg:y1="19.101cm" svg:x2="4.211cm" svg:y2="18.701cm">
            <text:p/>
          </draw:line>
          <draw:line draw:style-name="gr5" draw:text-style-name="P4" draw:layer="layout" svg:x1="4.211cm" svg:y1="19.101cm" svg:x2="4.311cm" svg:y2="18.701cm">
            <text:p/>
          </draw:line>
          <draw:line draw:style-name="gr5" draw:text-style-name="P4" draw:layer="layout" svg:x1="4.311cm" svg:y1="19.101cm" svg:x2="4.411cm" svg:y2="18.701cm">
            <text:p/>
          </draw:line>
          <draw:line draw:style-name="gr5" draw:text-style-name="P4" draw:layer="layout" svg:x1="4.411cm" svg:y1="19.101cm" svg:x2="4.511cm" svg:y2="18.701cm">
            <text:p/>
          </draw:line>
        </draw:g>
        <draw:g draw:style-name="gr25">
          <draw:line draw:style-name="gr5" draw:text-style-name="P4" draw:layer="layout" svg:x1="4.511cm" svg:y1="19.101cm" svg:x2="4.611cm" svg:y2="18.701cm">
            <text:p/>
          </draw:line>
          <draw:line draw:style-name="gr5" draw:text-style-name="P4" draw:layer="layout" svg:x1="4.611cm" svg:y1="19.101cm" svg:x2="4.711cm" svg:y2="18.701cm">
            <text:p/>
          </draw:line>
          <draw:line draw:style-name="gr5" draw:text-style-name="P4" draw:layer="layout" svg:x1="4.711cm" svg:y1="19.101cm" svg:x2="4.811cm" svg:y2="18.701cm">
            <text:p/>
          </draw:line>
          <draw:line draw:style-name="gr5" draw:text-style-name="P4" draw:layer="layout" svg:x1="4.811cm" svg:y1="19.101cm" svg:x2="4.911cm" svg:y2="18.701cm">
            <text:p/>
          </draw:line>
          <draw:line draw:style-name="gr5" draw:text-style-name="P4" draw:layer="layout" svg:x1="4.911cm" svg:y1="19.101cm" svg:x2="5.011cm" svg:y2="18.701cm">
            <text:p/>
          </draw:line>
          <draw:line draw:style-name="gr5" draw:text-style-name="P4" draw:layer="layout" svg:x1="5.011cm" svg:y1="19.101cm" svg:x2="5.111cm" svg:y2="18.701cm">
            <text:p/>
          </draw:line>
          <draw:line draw:style-name="gr5" draw:text-style-name="P4" draw:layer="layout" svg:x1="5.111cm" svg:y1="19.101cm" svg:x2="5.211cm" svg:y2="18.701cm">
            <text:p/>
          </draw:line>
          <draw:line draw:style-name="gr5" draw:text-style-name="P4" draw:layer="layout" svg:x1="5.211cm" svg:y1="19.101cm" svg:x2="5.311cm" svg:y2="18.701cm">
            <text:p/>
          </draw:line>
          <draw:line draw:style-name="gr5" draw:text-style-name="P4" draw:layer="layout" svg:x1="5.311cm" svg:y1="19.101cm" svg:x2="5.411cm" svg:y2="18.701cm">
            <text:p/>
          </draw:line>
          <draw:line draw:style-name="gr5" draw:text-style-name="P4" draw:layer="layout" svg:x1="5.411cm" svg:y1="19.101cm" svg:x2="5.511cm" svg:y2="18.701cm">
            <text:p/>
          </draw:line>
          <draw:line draw:style-name="gr5" draw:text-style-name="P4" draw:layer="layout" svg:x1="5.511cm" svg:y1="19.101cm" svg:x2="5.611cm" svg:y2="18.701cm">
            <text:p/>
          </draw:line>
          <draw:line draw:style-name="gr5" draw:text-style-name="P4" draw:layer="layout" svg:x1="5.611cm" svg:y1="19.101cm" svg:x2="5.711cm" svg:y2="18.701cm">
            <text:p/>
          </draw:line>
          <draw:line draw:style-name="gr5" draw:text-style-name="P4" draw:layer="layout" svg:x1="5.711cm" svg:y1="19.101cm" svg:x2="5.811cm" svg:y2="18.701cm">
            <text:p/>
          </draw:line>
          <draw:line draw:style-name="gr5" draw:text-style-name="P4" draw:layer="layout" svg:x1="5.811cm" svg:y1="19.101cm" svg:x2="5.911cm" svg:y2="18.701cm">
            <text:p/>
          </draw:line>
          <draw:line draw:style-name="gr5" draw:text-style-name="P4" draw:layer="layout" svg:x1="5.911cm" svg:y1="19.101cm" svg:x2="6.011cm" svg:y2="18.701cm">
            <text:p/>
          </draw:line>
          <draw:line draw:style-name="gr5" draw:text-style-name="P4" draw:layer="layout" svg:x1="6.011cm" svg:y1="19.101cm" svg:x2="6.111cm" svg:y2="18.701cm">
            <text:p/>
          </draw:line>
        </draw:g>
        <draw:g draw:style-name="gr25">
          <draw:line draw:style-name="gr5" draw:text-style-name="P4" draw:layer="layout" svg:x1="4.511cm" svg:y1="18.701cm" svg:x2="4.611cm" svg:y2="19.101cm">
            <text:p/>
          </draw:line>
          <draw:line draw:style-name="gr5" draw:text-style-name="P4" draw:layer="layout" svg:x1="4.611cm" svg:y1="18.701cm" svg:x2="4.711cm" svg:y2="19.101cm">
            <text:p/>
          </draw:line>
          <draw:line draw:style-name="gr5" draw:text-style-name="P4" draw:layer="layout" svg:x1="4.711cm" svg:y1="18.701cm" svg:x2="4.811cm" svg:y2="19.101cm">
            <text:p/>
          </draw:line>
          <draw:line draw:style-name="gr5" draw:text-style-name="P4" draw:layer="layout" svg:x1="4.811cm" svg:y1="18.701cm" svg:x2="4.911cm" svg:y2="19.101cm">
            <text:p/>
          </draw:line>
          <draw:line draw:style-name="gr5" draw:text-style-name="P4" draw:layer="layout" svg:x1="4.911cm" svg:y1="18.701cm" svg:x2="5.011cm" svg:y2="19.101cm">
            <text:p/>
          </draw:line>
          <draw:line draw:style-name="gr5" draw:text-style-name="P4" draw:layer="layout" svg:x1="5.011cm" svg:y1="18.701cm" svg:x2="5.111cm" svg:y2="19.101cm">
            <text:p/>
          </draw:line>
          <draw:line draw:style-name="gr5" draw:text-style-name="P4" draw:layer="layout" svg:x1="5.111cm" svg:y1="18.701cm" svg:x2="5.211cm" svg:y2="19.101cm">
            <text:p/>
          </draw:line>
          <draw:line draw:style-name="gr5" draw:text-style-name="P4" draw:layer="layout" svg:x1="5.211cm" svg:y1="18.701cm" svg:x2="5.311cm" svg:y2="19.101cm">
            <text:p/>
          </draw:line>
          <draw:line draw:style-name="gr5" draw:text-style-name="P4" draw:layer="layout" svg:x1="5.311cm" svg:y1="18.701cm" svg:x2="5.411cm" svg:y2="19.101cm">
            <text:p/>
          </draw:line>
          <draw:line draw:style-name="gr5" draw:text-style-name="P4" draw:layer="layout" svg:x1="5.411cm" svg:y1="18.701cm" svg:x2="5.511cm" svg:y2="19.101cm">
            <text:p/>
          </draw:line>
          <draw:line draw:style-name="gr5" draw:text-style-name="P4" draw:layer="layout" svg:x1="5.511cm" svg:y1="18.701cm" svg:x2="5.611cm" svg:y2="19.101cm">
            <text:p/>
          </draw:line>
          <draw:line draw:style-name="gr5" draw:text-style-name="P4" draw:layer="layout" svg:x1="5.611cm" svg:y1="18.701cm" svg:x2="5.711cm" svg:y2="19.101cm">
            <text:p/>
          </draw:line>
          <draw:line draw:style-name="gr5" draw:text-style-name="P4" draw:layer="layout" svg:x1="5.711cm" svg:y1="18.701cm" svg:x2="5.811cm" svg:y2="19.101cm">
            <text:p/>
          </draw:line>
          <draw:line draw:style-name="gr5" draw:text-style-name="P4" draw:layer="layout" svg:x1="5.811cm" svg:y1="18.701cm" svg:x2="5.911cm" svg:y2="19.101cm">
            <text:p/>
          </draw:line>
          <draw:line draw:style-name="gr5" draw:text-style-name="P4" draw:layer="layout" svg:x1="5.911cm" svg:y1="18.701cm" svg:x2="6.011cm" svg:y2="19.101cm">
            <text:p/>
          </draw:line>
          <draw:line draw:style-name="gr5" draw:text-style-name="P4" draw:layer="layout" svg:x1="6.011cm" svg:y1="18.701cm" svg:x2="6.111cm" svg:y2="19.101cm">
            <text:p/>
          </draw:line>
        </draw:g>
        <draw:g draw:style-name="gr25">
          <draw:line draw:style-name="gr5" draw:text-style-name="P4" draw:layer="layout" svg:x1="4.111cm" svg:y1="18.701cm" svg:x2="4.211cm" svg:y2="19.101cm">
            <text:p/>
          </draw:line>
          <draw:line draw:style-name="gr5" draw:text-style-name="P4" draw:layer="layout" svg:x1="4.211cm" svg:y1="18.701cm" svg:x2="4.311cm" svg:y2="19.101cm">
            <text:p/>
          </draw:line>
          <draw:line draw:style-name="gr5" draw:text-style-name="P4" draw:layer="layout" svg:x1="4.311cm" svg:y1="18.701cm" svg:x2="4.411cm" svg:y2="19.101cm">
            <text:p/>
          </draw:line>
          <draw:line draw:style-name="gr5" draw:text-style-name="P4" draw:layer="layout" svg:x1="4.411cm" svg:y1="18.701cm" svg:x2="4.511cm" svg:y2="19.101cm">
            <text:p/>
          </draw:line>
        </draw:g>
        <draw:g draw:style-name="gr25">
          <draw:line draw:style-name="gr5" draw:text-style-name="P4" draw:layer="layout" svg:x1="6.111cm" svg:y1="19.101cm" svg:x2="6.211cm" svg:y2="18.701cm">
            <text:p/>
          </draw:line>
          <draw:line draw:style-name="gr5" draw:text-style-name="P4" draw:layer="layout" svg:x1="6.211cm" svg:y1="18.701cm" svg:x2="7.711cm" svg:y2="18.701cm">
            <text:p/>
          </draw:line>
          <draw:line draw:style-name="gr5" draw:text-style-name="P4" draw:layer="layout" svg:x1="7.811cm" svg:y1="19.101cm" svg:x2="7.711cm" svg:y2="18.701cm">
            <text:p/>
          </draw:line>
        </draw:g>
        <draw:g draw:style-name="gr25">
          <draw:line draw:style-name="gr5" draw:text-style-name="P4" draw:layer="layout" svg:x1="7.711cm" svg:y1="18.701cm" svg:x2="7.811cm" svg:y2="19.101cm">
            <text:p/>
          </draw:line>
          <draw:line draw:style-name="gr5" draw:text-style-name="P4" draw:layer="layout" svg:x1="7.811cm" svg:y1="19.101cm" svg:x2="9.311cm" svg:y2="19.101cm">
            <text:p/>
          </draw:line>
          <draw:line draw:style-name="gr5" draw:text-style-name="P4" draw:layer="layout" svg:x1="9.411cm" svg:y1="18.701cm" svg:x2="9.311cm" svg:y2="19.101cm">
            <text:p/>
          </draw:line>
        </draw:g>
        <draw:g draw:style-name="gr25">
          <draw:line draw:style-name="gr5" draw:text-style-name="P4" draw:layer="layout" svg:x1="7.711cm" svg:y1="19.101cm" svg:x2="7.811cm" svg:y2="18.701cm">
            <text:p/>
          </draw:line>
          <draw:line draw:style-name="gr5" draw:text-style-name="P4" draw:layer="layout" svg:x1="7.811cm" svg:y1="18.701cm" svg:x2="9.311cm" svg:y2="18.701cm">
            <text:p/>
          </draw:line>
          <draw:line draw:style-name="gr5" draw:text-style-name="P4" draw:layer="layout" svg:x1="9.411cm" svg:y1="19.101cm" svg:x2="9.311cm" svg:y2="18.701cm">
            <text:p/>
          </draw:line>
        </draw:g>
        <draw:g draw:style-name="gr25">
          <draw:line draw:style-name="gr5" draw:text-style-name="P4" draw:layer="layout" svg:x1="9.311cm" svg:y1="18.701cm" svg:x2="9.411cm" svg:y2="19.101cm">
            <text:p/>
          </draw:line>
          <draw:line draw:style-name="gr5" draw:text-style-name="P4" draw:layer="layout" svg:x1="9.411cm" svg:y1="19.101cm" svg:x2="10.911cm" svg:y2="19.101cm">
            <text:p/>
          </draw:line>
          <draw:line draw:style-name="gr5" draw:text-style-name="P4" draw:layer="layout" svg:x1="11.011cm" svg:y1="18.701cm" svg:x2="10.911cm" svg:y2="19.101cm">
            <text:p/>
          </draw:line>
        </draw:g>
        <draw:g draw:style-name="gr25">
          <draw:line draw:style-name="gr5" draw:text-style-name="P4" draw:layer="layout" svg:x1="9.311cm" svg:y1="19.101cm" svg:x2="9.411cm" svg:y2="18.701cm">
            <text:p/>
          </draw:line>
          <draw:line draw:style-name="gr5" draw:text-style-name="P4" draw:layer="layout" svg:x1="9.411cm" svg:y1="18.701cm" svg:x2="10.911cm" svg:y2="18.701cm">
            <text:p/>
          </draw:line>
          <draw:line draw:style-name="gr5" draw:text-style-name="P4" draw:layer="layout" svg:x1="11.011cm" svg:y1="19.101cm" svg:x2="10.911cm" svg:y2="18.701cm">
            <text:p/>
          </draw:line>
        </draw:g>
        <draw:g draw:style-name="gr25">
          <draw:line draw:style-name="gr5" draw:text-style-name="P4" draw:layer="layout" svg:x1="10.911cm" svg:y1="18.701cm" svg:x2="11.011cm" svg:y2="19.101cm">
            <text:p/>
          </draw:line>
          <draw:line draw:style-name="gr5" draw:text-style-name="P4" draw:layer="layout" svg:x1="11.011cm" svg:y1="19.101cm" svg:x2="12.511cm" svg:y2="19.101cm">
            <text:p/>
          </draw:line>
          <draw:line draw:style-name="gr5" draw:text-style-name="P4" draw:layer="layout" svg:x1="12.611cm" svg:y1="18.701cm" svg:x2="12.511cm" svg:y2="19.101cm">
            <text:p/>
          </draw:line>
        </draw:g>
        <draw:g draw:style-name="gr25">
          <draw:line draw:style-name="gr5" draw:text-style-name="P4" draw:layer="layout" svg:x1="10.911cm" svg:y1="19.101cm" svg:x2="11.011cm" svg:y2="18.701cm">
            <text:p/>
          </draw:line>
          <draw:line draw:style-name="gr5" draw:text-style-name="P4" draw:layer="layout" svg:x1="11.011cm" svg:y1="18.701cm" svg:x2="12.511cm" svg:y2="18.701cm">
            <text:p/>
          </draw:line>
          <draw:line draw:style-name="gr5" draw:text-style-name="P4" draw:layer="layout" svg:x1="12.611cm" svg:y1="19.101cm" svg:x2="12.511cm" svg:y2="18.701cm">
            <text:p/>
          </draw:line>
        </draw:g>
        <draw:g draw:style-name="gr25">
          <draw:line draw:style-name="gr5" draw:text-style-name="P4" draw:layer="layout" svg:x1="12.511cm" svg:y1="18.701cm" svg:x2="12.611cm" svg:y2="19.101cm">
            <text:p/>
          </draw:line>
          <draw:line draw:style-name="gr5" draw:text-style-name="P4" draw:layer="layout" svg:x1="12.611cm" svg:y1="19.101cm" svg:x2="14.111cm" svg:y2="19.101cm">
            <text:p/>
          </draw:line>
          <draw:line draw:style-name="gr5" draw:text-style-name="P4" draw:layer="layout" svg:x1="14.211cm" svg:y1="18.701cm" svg:x2="14.111cm" svg:y2="19.101cm">
            <text:p/>
          </draw:line>
        </draw:g>
        <draw:g draw:style-name="gr25">
          <draw:line draw:style-name="gr5" draw:text-style-name="P4" draw:layer="layout" svg:x1="12.511cm" svg:y1="19.101cm" svg:x2="12.611cm" svg:y2="18.701cm">
            <text:p/>
          </draw:line>
          <draw:line draw:style-name="gr5" draw:text-style-name="P4" draw:layer="layout" svg:x1="12.611cm" svg:y1="18.701cm" svg:x2="14.111cm" svg:y2="18.701cm">
            <text:p/>
          </draw:line>
          <draw:line draw:style-name="gr5" draw:text-style-name="P4" draw:layer="layout" svg:x1="14.211cm" svg:y1="19.101cm" svg:x2="14.111cm" svg:y2="18.701cm">
            <text:p/>
          </draw:line>
        </draw:g>
        <draw:g draw:style-name="gr25">
          <draw:line draw:style-name="gr5" draw:text-style-name="P4" draw:layer="layout" svg:x1="9.311cm" svg:y1="18.201cm" svg:x2="9.411cm" svg:y2="18.601cm">
            <text:p/>
          </draw:line>
          <draw:line draw:style-name="gr5" draw:text-style-name="P4" draw:layer="layout" svg:x1="9.411cm" svg:y1="18.601cm" svg:x2="10.911cm" svg:y2="18.601cm">
            <text:p/>
          </draw:line>
          <draw:line draw:style-name="gr5" draw:text-style-name="P4" draw:layer="layout" svg:x1="11.011cm" svg:y1="18.201cm" svg:x2="10.911cm" svg:y2="18.601cm">
            <text:p/>
          </draw:line>
        </draw:g>
        <draw:frame draw:style-name="gr42" draw:text-style-name="P11" draw:layer="layout" svg:width="0.781cm" svg:height="0.463cm" svg:x="9.781cm" svg:y="18.201cm">
          <draw:text-box>
            <text:p><text:span text:style-name="T5">DCL</text:span></text:p>
          </draw:text-box>
        </draw:frame>
        <draw:g draw:style-name="gr25">
          <draw:line draw:style-name="gr5" draw:text-style-name="P4" draw:layer="layout" svg:x1="18.911cm" svg:y1="19.101cm" svg:x2="19.011cm" svg:y2="18.701cm">
            <text:p/>
          </draw:line>
          <draw:line draw:style-name="gr5" draw:text-style-name="P4" draw:layer="layout" svg:x1="19.011cm" svg:y1="18.701cm" svg:x2="19.211cm" svg:y2="18.701cm">
            <text:p/>
          </draw:line>
          <draw:line draw:style-name="gr5" draw:text-style-name="P4" draw:layer="layout" svg:x1="18.911cm" svg:y1="18.701cm" svg:x2="19.011cm" svg:y2="19.101cm">
            <text:p/>
          </draw:line>
          <draw:line draw:style-name="gr5" draw:text-style-name="P4" draw:layer="layout" svg:x1="19.011cm" svg:y1="19.101cm" svg:x2="19.211cm" svg:y2="19.101cm">
            <text:p/>
          </draw:line>
          <draw:line draw:style-name="gr5" draw:text-style-name="P4" draw:layer="layout" svg:x1="19.011cm" svg:y1="19.101cm" svg:x2="19.111cm" svg:y2="18.701cm">
            <text:p/>
          </draw:line>
          <draw:line draw:style-name="gr5" draw:text-style-name="P4" draw:layer="layout" svg:x1="19.111cm" svg:y1="19.101cm" svg:x2="19.211cm" svg:y2="18.701cm">
            <text:p/>
          </draw:line>
          <draw:line draw:style-name="gr5" draw:text-style-name="P4" draw:layer="layout" svg:x1="19.011cm" svg:y1="18.701cm" svg:x2="19.111cm" svg:y2="19.101cm">
            <text:p/>
          </draw:line>
          <draw:line draw:style-name="gr5" draw:text-style-name="P4" draw:layer="layout" svg:x1="19.111cm" svg:y1="18.701cm" svg:x2="19.211cm" svg:y2="19.101cm">
            <text:p/>
          </draw:line>
        </draw:g>
        <draw:g draw:style-name="gr25">
          <draw:rect draw:style-name="gr46" draw:text-style-name="P4" draw:layer="layout" svg:width="1.7cm" svg:height="0.4cm" svg:x="14.111cm" svg:y="18.701cm">
            <text:p/>
          </draw:rect>
          <draw:rect draw:style-name="gr47" draw:text-style-name="P15" draw:layer="layout" svg:width="1.6cm" svg:height="0.4cm" svg:x="14.165cm" svg:y="18.701cm">
            <text:p/>
          </draw:rect>
          <draw:line draw:style-name="gr5" draw:text-style-name="P4" draw:layer="layout" svg:x1="14.165cm" svg:y1="18.901cm" svg:x2="15.765cm" svg:y2="18.901cm">
            <text:p/>
          </draw:line>
        </draw:g>
        <draw:g draw:style-name="gr25">
          <draw:rect draw:style-name="gr46" draw:text-style-name="P4" draw:layer="layout" svg:width="1.7cm" svg:height="0.4cm" svg:x="17.311cm" svg:y="18.701cm">
            <text:p/>
          </draw:rect>
          <draw:rect draw:style-name="gr47" draw:text-style-name="P15" draw:layer="layout" svg:width="1.6cm" svg:height="0.4cm" svg:x="17.365cm" svg:y="18.701cm">
            <text:p/>
          </draw:rect>
          <draw:line draw:style-name="gr5" draw:text-style-name="P4" draw:layer="layout" svg:x1="17.365cm" svg:y1="18.901cm" svg:x2="18.965cm" svg:y2="18.901cm">
            <text:p/>
          </draw:line>
        </draw:g>
        <draw:line draw:style-name="gr5" draw:text-style-name="P4" draw:layer="layout" svg:x1="15.711cm" svg:y1="18.901cm" svg:x2="17.411cm" svg:y2="18.901cm">
          <text:p/>
        </draw:line>
        <draw:line draw:style-name="gr59" draw:text-style-name="P4" draw:layer="layout" svg:x1="2.213cm" svg:y1="17.601cm" svg:x2="19.413cm" svg:y2="17.601cm">
          <text:p/>
        </draw:line>
        <draw:frame draw:style-name="gr34" draw:text-style-name="P9" draw:layer="layout" svg:width="1.395cm" svg:height="0.569cm" svg:x="2.519cm" svg:y="17.602cm">
          <draw:text-box>
            <text:p><text:span text:style-name="T4">CM-ROM</text:span></text:p>
          </draw:text-box>
        </draw:frame>
        <draw:frame draw:style-name="gr69" draw:text-style-name="P14" draw:layer="layout" svg:width="1.73cm" svg:height="0.73cm" svg:x="0.918cm" svg:y="16.101cm">
          <draw:text-box>
            <text:p><text:span text:style-name="T6">JMP</text:span></text:p>
          </draw:text-box>
        </draw:frame>
        <draw:frame draw:style-name="gr34" draw:text-style-name="P9" draw:layer="layout" svg:width="1.395cm" svg:height="0.569cm" svg:x="2.52cm" svg:y="15.932cm">
          <draw:text-box>
            <text:p><text:span text:style-name="T4">CM-ROM</text:span></text:p>
          </draw:text-box>
        </draw:frame>
        <draw:frame draw:style-name="gr70" draw:text-style-name="P11" draw:layer="layout" svg:width="1.861cm" svg:height="0.675cm" svg:x="10.814cm" svg:y="18.601cm">
          <draw:text-box>
            <text:p><text:span text:style-name="T5">ROM Data Input</text:span></text:p>
            <text:p><text:span text:style-name="T5">Upper 4bit (A[7:0])</text:span></text:p>
          </draw:text-box>
        </draw:frame>
        <draw:frame draw:style-name="gr70" draw:text-style-name="P11" draw:layer="layout" svg:width="1.861cm" svg:height="0.675cm" svg:x="12.514cm" svg:y="18.602cm">
          <draw:text-box>
            <text:p><text:span text:style-name="T5">ROM Data Input</text:span></text:p>
            <text:p><text:span text:style-name="T5">Lower 4bit (A[3:0])</text:span></text:p>
          </draw:text-box>
        </draw:frame>
        <draw:g draw:style-name="gr25">
          <draw:line draw:style-name="gr71" draw:text-style-name="P4" draw:layer="layout" svg:x1="18.913cm" svg:y1="1.101cm" svg:x2="18.913cm" svg:y2="19.201cm">
            <text:p/>
          </draw:line>
          <draw:line draw:style-name="gr71" draw:text-style-name="P4" draw:layer="layout" svg:x1="17.313cm" svg:y1="1.101cm" svg:x2="17.313cm" svg:y2="19.201cm">
            <text:p/>
          </draw:line>
          <draw:line draw:style-name="gr71" draw:text-style-name="P4" draw:layer="layout" svg:x1="15.713cm" svg:y1="1.101cm" svg:x2="15.713cm" svg:y2="19.201cm">
            <text:p/>
          </draw:line>
          <draw:line draw:style-name="gr71" draw:text-style-name="P4" draw:layer="layout" svg:x1="14.113cm" svg:y1="1.101cm" svg:x2="14.113cm" svg:y2="19.201cm">
            <text:p/>
          </draw:line>
          <draw:line draw:style-name="gr71" draw:text-style-name="P4" draw:layer="layout" svg:x1="12.513cm" svg:y1="1.101cm" svg:x2="12.513cm" svg:y2="19.201cm">
            <text:p/>
          </draw:line>
          <draw:line draw:style-name="gr71" draw:text-style-name="P4" draw:layer="layout" svg:x1="10.913cm" svg:y1="1.101cm" svg:x2="10.913cm" svg:y2="19.201cm">
            <text:p/>
          </draw:line>
          <draw:line draw:style-name="gr71" draw:text-style-name="P4" draw:layer="layout" svg:x1="9.313cm" svg:y1="1.101cm" svg:x2="9.313cm" svg:y2="19.201cm">
            <text:p/>
          </draw:line>
          <draw:line draw:style-name="gr71" draw:text-style-name="P4" draw:layer="layout" svg:x1="7.713cm" svg:y1="1.101cm" svg:x2="7.713cm" svg:y2="19.201cm">
            <text:p/>
          </draw:line>
          <draw:line draw:style-name="gr71" draw:text-style-name="P4" draw:layer="layout" svg:x1="6.113cm" svg:y1="1.101cm" svg:x2="6.113cm" svg:y2="19.201cm">
            <text:p/>
          </draw:line>
          <draw:line draw:style-name="gr71" draw:text-style-name="P4" draw:layer="layout" svg:x1="4.513cm" svg:y1="1.101cm" svg:x2="4.513cm" svg:y2="19.201cm">
            <text:p/>
          </draw:line>
        </draw:g>
        <draw:custom-shape draw:style-name="gr72" draw:text-style-name="P16" draw:layer="layout" svg:width="2.287cm" svg:height="0.6cm" svg:x="14.713cm" svg:y="17.801cm">
          <text:p/>
          <draw:enhanced-geometry svg:viewBox="0 0 21600 21600" draw:glue-points="10800 0 0 10800 10800 21600 21600 10800 ?f40 ?f41" draw:text-areas="0 0 21600 21600" draw:type="rectangular-callout" draw:modifiers="-19966.7832167832 20953.0782029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73" draw:text-style-name="P4" draw:layer="layout" svg:width="0.3cm" svg:height="3.1cm" draw:transform="rotate (1.5707963267949) translate (11.013cm 18.70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right $1" draw:handle-position-x="right" draw:handle-position-y="$1"/>
          </draw:enhanced-geometry>
        </draw:custom-shape>
        <draw:frame draw:style-name="gr74" draw:text-style-name="P17" draw:layer="layout" svg:width="2.571cm" svg:height="0.649cm" svg:x="14.529cm" svg:y="17.701cm">
          <draw:text-box>
            <text:p><text:span text:style-name="T7">Lower 8 bits of the branch</text:span></text:p>
            <text:p><text:span text:style-name="T7">destination address</text:span></text:p>
          </draw:text-box>
        </draw:frame>
        <draw:custom-shape draw:style-name="gr75" draw:text-style-name="P16" draw:layer="layout" svg:width="4.2cm" svg:height="1.2cm" svg:x="14.6cm" svg:y="16.201cm">
          <text:p/>
          <draw:enhanced-geometry svg:viewBox="0 0 21600 21600" draw:glue-points="10800 0 0 10800 10800 21600 21600 10800 ?f40 ?f41" draw:text-areas="0 0 21600 21600" draw:type="rectangular-callout" draw:modifiers="-3249.51202094739 18308.742714404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frame draw:style-name="gr76" draw:text-style-name="P17" draw:layer="layout" svg:width="4.6cm" svg:height="1.445cm" svg:x="14.4cm" svg:y="16.1cm">
          <draw:text-box>
            <text:p><text:span text:style-name="T7">Depending on the instruction (OPR), </text:span></text:p>
            <text:p><text:span text:style-name="T7">one of the following is selected:</text:span></text:p>
            <text:p><text:span text:style-name="T7"/></text:p>
            <text:p><text:span text:style-name="T7">- The upper 4 bits of the branch address (JUM/JMS)</text:span></text:p>
            <text:p><text:span text:style-name="T7">- A condition code (JCN)</text:span></text:p>
            <text:p><text:span text:style-name="T7">- An index register number (ISZ)</text:span></text:p>
          </draw:text-box>
        </draw:frame>
        <draw:frame draw:style-name="gr77" draw:text-style-name="P9" draw:layer="layout" svg:width="0.925cm" svg:height="1.523cm" svg:x="1.051cm" svg:y="16.632cm">
          <draw:text-box>
            <text:p><text:span text:style-name="T4">JUN</text:span></text:p>
            <text:p><text:span text:style-name="T4">JMS</text:span><text:span text:style-name="T4"><text:line-break/></text:span><text:span text:style-name="T4">JCN</text:span></text:p>
            <text:p><text:span text:style-name="T4">ISZ</text:span></text:p>
          </draw:text-box>
        </draw:frame>
        <draw:frame draw:style-name="gr78" draw:text-style-name="P9" draw:layer="layout" svg:width="0.951cm" svg:height="1.205cm" svg:x="0.913cm" svg:y="3.696cm">
          <draw:text-box>
            <text:p><text:span text:style-name="T4">DCL</text:span></text:p>
            <text:p><text:span text:style-name="T4">LDM</text:span></text:p>
            <text:p><text:span text:style-name="T4">JIN</text:span></text:p>
          </draw:text-box>
        </draw:frame>
        <draw:frame draw:style-name="gr79" draw:text-style-name="P9" draw:layer="layout" svg:width="1.267cm" svg:height="1.205cm" svg:x="1.562cm" svg:y="3.697cm">
          <draw:text-box>
            <text:p><text:span text:style-name="T4">ADD</text:span></text:p>
            <text:p><text:span text:style-name="T4">SUB</text:span></text:p>
            <text:p><text:span text:style-name="T4">INC etc.</text:span></text:p>
          </draw:text-box>
        </draw:frame>
        <draw:frame draw:style-name="gr80" draw:text-style-name="P9" draw:layer="layout" svg:width="1.691cm" svg:height="0.569cm" draw:transform="rotate (1.5707963267949) translate (2.244cm 11.001cm)">
          <draw:text-box>
            <text:p><text:span text:style-name="T4">1st Cycle</text:span></text:p>
          </draw:text-box>
        </draw:frame>
        <draw:frame draw:style-name="gr80" draw:text-style-name="P9" draw:layer="layout" svg:width="1.691cm" svg:height="0.569cm" draw:transform="rotate (1.5707963267949) translate (2.245cm 12.602cm)">
          <draw:text-box>
            <text:p><text:span text:style-name="T4">2nd Cycle</text:span></text:p>
          </draw:text-box>
        </draw:frame>
        <draw:frame draw:style-name="gr81" draw:text-style-name="P3" draw:layer="layout" svg:width="2.09cm" svg:height="1.319cm" svg:x="0.915cm" svg:y="1.071cm">
          <draw:text-box>
            <text:p><text:span text:style-name="T2">Operation</text:span></text:p>
            <text:p><text:span text:style-name="T2">Timing of</text:span></text:p>
            <text:p><text:span text:style-name="T2">Instruction</text:span></text:p>
          </draw:text-box>
        </draw:frame>
        <draw:line draw:style-name="gr5" draw:text-style-name="P4" draw:layer="layout" svg:x1="3.513cm" svg:y1="2.301cm" svg:x2="4.013cm" svg:y2="2.301cm">
          <text:p/>
        </draw:line>
        <draw:line draw:style-name="gr5" draw:text-style-name="P4" draw:layer="layout" svg:x1="2.713cm" svg:y1="3.301cm" svg:x2="3.713cm" svg:y2="3.301cm">
          <text:p/>
        </draw:line>
        <draw:line draw:style-name="gr5" draw:text-style-name="P4" draw:layer="layout" svg:x1="2.713cm" svg:y1="3.801cm" svg:x2="3.813cm" svg:y2="3.801cm">
          <text:p/>
        </draw:line>
        <draw:line draw:style-name="gr5" draw:text-style-name="P4" draw:layer="layout" svg:x1="2.763cm" svg:y1="4.951cm" svg:x2="3.763cm" svg:y2="4.951cm">
          <text:p/>
        </draw:line>
        <draw:line draw:style-name="gr5" draw:text-style-name="P4" draw:layer="layout" svg:x1="2.713cm" svg:y1="5.401cm" svg:x2="3.813cm" svg:y2="5.401cm">
          <text:p/>
        </draw:line>
        <draw:line draw:style-name="gr5" draw:text-style-name="P4" draw:layer="layout" svg:x1="2.713cm" svg:y1="6.501cm" svg:x2="3.713cm" svg:y2="6.501cm">
          <text:p/>
        </draw:line>
        <draw:line draw:style-name="gr5" draw:text-style-name="P4" draw:layer="layout" svg:x1="2.713cm" svg:y1="7.001cm" svg:x2="3.813cm" svg:y2="7.001cm">
          <text:p/>
        </draw:line>
        <draw:line draw:style-name="gr5" draw:text-style-name="P4" draw:layer="layout" svg:x1="2.763cm" svg:y1="8.151cm" svg:x2="3.763cm" svg:y2="8.151cm">
          <text:p/>
        </draw:line>
        <draw:line draw:style-name="gr5" draw:text-style-name="P4" draw:layer="layout" svg:x1="2.713cm" svg:y1="8.601cm" svg:x2="3.813cm" svg:y2="8.601cm">
          <text:p/>
        </draw:line>
        <draw:line draw:style-name="gr5" draw:text-style-name="P4" draw:layer="layout" svg:x1="2.813cm" svg:y1="9.701cm" svg:x2="3.813cm" svg:y2="9.701cm">
          <text:p/>
        </draw:line>
        <draw:line draw:style-name="gr5" draw:text-style-name="P4" draw:layer="layout" svg:x1="2.813cm" svg:y1="10.201cm" svg:x2="3.813cm" svg:y2="10.201cm">
          <text:p/>
        </draw:line>
        <draw:line draw:style-name="gr5" draw:text-style-name="P4" draw:layer="layout" svg:x1="2.763cm" svg:y1="11.351cm" svg:x2="3.763cm" svg:y2="11.351cm">
          <text:p/>
        </draw:line>
        <draw:line draw:style-name="gr5" draw:text-style-name="P4" draw:layer="layout" svg:x1="2.713cm" svg:y1="11.801cm" svg:x2="3.813cm" svg:y2="11.801cm">
          <text:p/>
        </draw:line>
        <draw:line draw:style-name="gr5" draw:text-style-name="P4" draw:layer="layout" svg:x1="2.813cm" svg:y1="12.901cm" svg:x2="3.813cm" svg:y2="12.901cm">
          <text:p/>
        </draw:line>
        <draw:line draw:style-name="gr5" draw:text-style-name="P4" draw:layer="layout" svg:x1="2.813cm" svg:y1="13.401cm" svg:x2="3.813cm" svg:y2="13.401cm">
          <text:p/>
        </draw:line>
        <draw:line draw:style-name="gr5" draw:text-style-name="P4" draw:layer="layout" svg:x1="2.763cm" svg:y1="14.551cm" svg:x2="3.763cm" svg:y2="14.551cm">
          <text:p/>
        </draw:line>
        <draw:line draw:style-name="gr5" draw:text-style-name="P4" draw:layer="layout" svg:x1="2.763cm" svg:y1="15.051cm" svg:x2="4.063cm" svg:y2="15.051cm">
          <text:p/>
        </draw:line>
        <draw:line draw:style-name="gr5" draw:text-style-name="P4" draw:layer="layout" svg:x1="2.813cm" svg:y1="16.101cm" svg:x2="3.813cm" svg:y2="16.101cm">
          <text:p/>
        </draw:line>
        <draw:line draw:style-name="gr5" draw:text-style-name="P4" draw:layer="layout" svg:x1="2.813cm" svg:y1="16.601cm" svg:x2="3.813cm" svg:y2="16.601cm">
          <text:p/>
        </draw:line>
        <draw:line draw:style-name="gr5" draw:text-style-name="P4" draw:layer="layout" svg:x1="2.763cm" svg:y1="17.751cm" svg:x2="3.763cm" svg:y2="17.751cm">
          <text:p/>
        </draw:line>
        <draw:line draw:style-name="gr5" draw:text-style-name="P4" draw:layer="layout" svg:x1="2.813cm" svg:y1="18.201cm" svg:x2="3.813cm" svg:y2="18.201cm">
          <text:p/>
        </draw:line>
        <draw:frame draw:style-name="gr82" draw:text-style-name="P9" draw:layer="layout" svg:width="1.478cm" svg:height="0.887cm" svg:x="0.931cm" svg:y="10.833cm">
          <draw:text-box>
            <text:p><text:span text:style-name="T4">2 word</text:span></text:p>
            <text:p><text:span text:style-name="T4">Instruction</text:span></text:p>
          </draw:text-box>
        </draw:frame>
        <draw:frame draw:style-name="gr82" draw:text-style-name="P9" draw:layer="layout" svg:width="1.478cm" svg:height="0.887cm" svg:x="0.931cm" svg:y="14.401cm">
          <draw:text-box>
            <text:p><text:span text:style-name="T4">1 word</text:span></text:p>
            <text:p><text:span text:style-name="T4">Instruciton</text:span></text:p>
          </draw:text-box>
        </draw:frame>
        <draw:frame draw:style-name="gr82" draw:text-style-name="P9" draw:layer="layout" svg:width="1.478cm" svg:height="0.887cm" svg:x="0.931cm" svg:y="18.201cm">
          <draw:text-box>
            <text:p><text:span text:style-name="T4">2 word</text:span></text:p>
            <text:p><text:span text:style-name="T4">Instruction</text:span></text:p>
          </draw:text-box>
        </draw:frame>
        <draw:frame draw:style-name="gr80" draw:text-style-name="P9" draw:layer="layout" svg:width="1.691cm" svg:height="0.569cm" draw:transform="rotate (1.5707963267949) translate (2.244cm 14.301cm)">
          <draw:text-box>
            <text:p><text:span text:style-name="T4">1st Cycle</text:span></text:p>
          </draw:text-box>
        </draw:frame>
        <draw:frame draw:style-name="gr80" draw:text-style-name="P9" draw:layer="layout" svg:width="1.691cm" svg:height="0.569cm" draw:transform="rotate (1.5707963267949) translate (2.245cm 15.902cm)">
          <draw:text-box>
            <text:p><text:span text:style-name="T4">2nd Cycle</text:span></text:p>
          </draw:text-box>
        </draw:frame>
        <draw:frame draw:style-name="gr80" draw:text-style-name="P9" draw:layer="layout" svg:width="1.691cm" svg:height="0.569cm" draw:transform="rotate (1.5707963267949) translate (2.244cm 17.501cm)">
          <draw:text-box>
            <text:p><text:span text:style-name="T4">1st Cycle</text:span></text:p>
          </draw:text-box>
        </draw:frame>
        <draw:frame draw:style-name="gr80" draw:text-style-name="P9" draw:layer="layout" svg:width="1.691cm" svg:height="0.569cm" draw:transform="rotate (1.5707963267949) translate (2.245cm 19.102cm)">
          <draw:text-box>
            <text:p><text:span text:style-name="T4">2nd Cycle</text:span></text:p>
          </draw:text-box>
        </draw:frame>
        <draw:frame draw:style-name="gr37" draw:text-style-name="P11" draw:layer="layout" svg:width="1.83cm" svg:height="0.675cm" svg:x="6.014cm" svg:y="5.801cm">
          <draw:text-box>
            <text:p><text:span text:style-name="T5">ROM Address Output</text:span></text:p>
            <text:p><text:span text:style-name="T5">(PC[3:0])</text:span></text:p>
          </draw:text-box>
        </draw:frame>
        <draw:frame draw:style-name="gr83" draw:text-style-name="P13" draw:layer="layout" svg:width="1.83cm" svg:height="0.722cm" svg:x="7.614cm" svg:y="5.802cm">
          <draw:text-box>
            <text:p text:style-name="P12"><text:span text:style-name="T5">ROM Address Output</text:span></text:p>
            <text:p><text:span text:style-name="T5">(PC[7:4])</text:span></text:p>
          </draw:text-box>
        </draw:frame>
        <draw:frame draw:style-name="gr84" draw:text-style-name="P13" draw:layer="layout" svg:width="1.886cm" svg:height="0.722cm" svg:x="9.215cm" svg:y="5.803cm">
          <draw:text-box>
            <text:p text:style-name="P12"><text:span text:style-name="T5">ROM Address Output</text:span></text:p>
            <text:p><text:span text:style-name="T5">(PC[11:8])</text:span></text:p>
          </draw:text-box>
        </draw:frame>
        <draw:frame draw:style-name="gr37" draw:text-style-name="P11" draw:layer="layout" svg:width="1.83cm" svg:height="0.675cm" svg:x="6.015cm" svg:y="7.401cm">
          <draw:text-box>
            <text:p><text:span text:style-name="T5">ROM Address Output</text:span></text:p>
            <text:p><text:span text:style-name="T5">(PC[3:0])</text:span></text:p>
          </draw:text-box>
        </draw:frame>
        <draw:frame draw:style-name="gr85" draw:text-style-name="P13" draw:layer="layout" svg:width="1.83cm" svg:height="0.722cm" svg:x="7.615cm" svg:y="7.402cm">
          <draw:text-box>
            <text:p text:style-name="P12"><text:span text:style-name="T5">ROM Address Output</text:span></text:p>
            <text:p><text:span text:style-name="T5">(PC[7:4])</text:span></text:p>
          </draw:text-box>
        </draw:frame>
        <draw:frame draw:style-name="gr86" draw:text-style-name="P13" draw:layer="layout" svg:width="1.886cm" svg:height="0.722cm" svg:x="9.216cm" svg:y="7.403cm">
          <draw:text-box>
            <text:p text:style-name="P12"><text:span text:style-name="T5">ROM Address Output</text:span></text:p>
            <text:p><text:span text:style-name="T5">(PC[11:8])</text:span></text:p>
          </draw:text-box>
        </draw:frame>
        <draw:frame draw:style-name="gr37" draw:text-style-name="P11" draw:layer="layout" svg:width="1.83cm" svg:height="0.675cm" svg:x="6.016cm" svg:y="9.001cm">
          <draw:text-box>
            <text:p><text:span text:style-name="T5">ROM Address Output</text:span></text:p>
            <text:p><text:span text:style-name="T5">(PC[3:0])</text:span></text:p>
          </draw:text-box>
        </draw:frame>
        <draw:frame draw:style-name="gr87" draw:text-style-name="P13" draw:layer="layout" svg:width="1.83cm" svg:height="0.722cm" svg:x="7.616cm" svg:y="9.002cm">
          <draw:text-box>
            <text:p text:style-name="P12"><text:span text:style-name="T5">ROM Address Output</text:span></text:p>
            <text:p><text:span text:style-name="T5">(PC[7:4])</text:span></text:p>
          </draw:text-box>
        </draw:frame>
        <draw:frame draw:style-name="gr88" draw:text-style-name="P13" draw:layer="layout" svg:width="1.886cm" svg:height="0.722cm" svg:x="9.217cm" svg:y="9.003cm">
          <draw:text-box>
            <text:p text:style-name="P12"><text:span text:style-name="T5">ROM Address Output</text:span></text:p>
            <text:p><text:span text:style-name="T5">(PC[11:8])</text:span></text:p>
          </draw:text-box>
        </draw:frame>
        <draw:frame draw:style-name="gr89" draw:text-style-name="P13" draw:layer="layout" svg:width="1.887cm" svg:height="0.722cm" svg:x="10.814cm" svg:y="5.802cm">
          <draw:text-box>
            <text:p text:style-name="P12"><text:span text:style-name="T5">ROM Data Input</text:span></text:p>
            <text:p><text:span text:style-name="T5">Upper 4bit (OPR)</text:span></text:p>
          </draw:text-box>
        </draw:frame>
        <draw:frame draw:style-name="gr90" draw:text-style-name="P13" draw:layer="layout" svg:width="1.887cm" svg:height="0.722cm" svg:x="12.414cm" svg:y="5.803cm">
          <draw:text-box>
            <text:p text:style-name="P12"><text:span text:style-name="T5">ROM Data Input</text:span></text:p>
            <text:p><text:span text:style-name="T5">Lower 4bit (OPA)</text:span></text:p>
          </draw:text-box>
        </draw:frame>
        <draw:frame draw:style-name="gr91" draw:text-style-name="P13" draw:layer="layout" svg:width="1.887cm" svg:height="0.722cm" svg:x="10.815cm" svg:y="7.403cm">
          <draw:text-box>
            <text:p text:style-name="P12"><text:span text:style-name="T5">ROM Data Input</text:span></text:p>
            <text:p><text:span text:style-name="T5">Upper 4bit (OPR)</text:span></text:p>
          </draw:text-box>
        </draw:frame>
        <draw:frame draw:style-name="gr92" draw:text-style-name="P13" draw:layer="layout" svg:width="1.887cm" svg:height="0.722cm" svg:x="12.415cm" svg:y="7.404cm">
          <draw:text-box>
            <text:p text:style-name="P12"><text:span text:style-name="T5">ROM Data Input</text:span></text:p>
            <text:p><text:span text:style-name="T5">Lower 4bit (OPA)</text:span></text:p>
          </draw:text-box>
        </draw:frame>
        <draw:frame draw:style-name="gr93" draw:text-style-name="P13" draw:layer="layout" svg:width="1.887cm" svg:height="0.722cm" svg:x="10.816cm" svg:y="9.004cm">
          <draw:text-box>
            <text:p text:style-name="P12"><text:span text:style-name="T5">ROM Data Input</text:span></text:p>
            <text:p><text:span text:style-name="T5">Upper 4bit (OPR)</text:span></text:p>
          </draw:text-box>
        </draw:frame>
        <draw:frame draw:style-name="gr94" draw:text-style-name="P13" draw:layer="layout" svg:width="1.887cm" svg:height="0.722cm" svg:x="12.416cm" svg:y="9.005cm">
          <draw:text-box>
            <text:p text:style-name="P12"><text:span text:style-name="T5">ROM Data Input</text:span></text:p>
            <text:p><text:span text:style-name="T5">Lower 4bit (OPA)</text:span></text:p>
          </draw:text-box>
        </draw:frame>
        <draw:frame draw:style-name="gr37" draw:text-style-name="P11" draw:layer="layout" svg:width="1.83cm" svg:height="0.675cm" svg:x="6.017cm" svg:y="10.601cm">
          <draw:text-box>
            <text:p><text:span text:style-name="T5">ROM Address Output</text:span></text:p>
            <text:p><text:span text:style-name="T5">(PC[3:0])</text:span></text:p>
          </draw:text-box>
        </draw:frame>
        <draw:frame draw:style-name="gr95" draw:text-style-name="P13" draw:layer="layout" svg:width="1.83cm" svg:height="0.722cm" svg:x="7.617cm" svg:y="10.602cm">
          <draw:text-box>
            <text:p text:style-name="P12"><text:span text:style-name="T5">ROM Address Output</text:span></text:p>
            <text:p><text:span text:style-name="T5">(PC[7:4])</text:span></text:p>
          </draw:text-box>
        </draw:frame>
        <draw:frame draw:style-name="gr96" draw:text-style-name="P13" draw:layer="layout" svg:width="1.886cm" svg:height="0.722cm" svg:x="9.218cm" svg:y="10.603cm">
          <draw:text-box>
            <text:p text:style-name="P12"><text:span text:style-name="T5">ROM Address Output</text:span></text:p>
            <text:p><text:span text:style-name="T5">(PC[11:8])</text:span></text:p>
          </draw:text-box>
        </draw:frame>
        <draw:frame draw:style-name="gr97" draw:text-style-name="P13" draw:layer="layout" svg:width="1.887cm" svg:height="0.722cm" svg:x="10.817cm" svg:y="10.604cm">
          <draw:text-box>
            <text:p text:style-name="P12"><text:span text:style-name="T5">ROM Data Input</text:span></text:p>
            <text:p><text:span text:style-name="T5">Upper 4bit (OPR)</text:span></text:p>
          </draw:text-box>
        </draw:frame>
        <draw:frame draw:style-name="gr98" draw:text-style-name="P13" draw:layer="layout" svg:width="1.887cm" svg:height="0.722cm" svg:x="12.417cm" svg:y="10.605cm">
          <draw:text-box>
            <text:p text:style-name="P12"><text:span text:style-name="T5">ROM Data Input</text:span></text:p>
            <text:p><text:span text:style-name="T5">Lower 4bit (OPA)</text:span></text:p>
          </draw:text-box>
        </draw:frame>
        <draw:frame draw:style-name="gr37" draw:text-style-name="P11" draw:layer="layout" svg:width="1.83cm" svg:height="0.675cm" svg:x="6.018cm" svg:y="12.201cm">
          <draw:text-box>
            <text:p><text:span text:style-name="T5">ROM Address Output</text:span></text:p>
            <text:p><text:span text:style-name="T5">(PC[3:0])</text:span></text:p>
          </draw:text-box>
        </draw:frame>
        <draw:frame draw:style-name="gr99" draw:text-style-name="P13" draw:layer="layout" svg:width="1.83cm" svg:height="0.722cm" svg:x="7.618cm" svg:y="12.202cm">
          <draw:text-box>
            <text:p text:style-name="P12"><text:span text:style-name="T5">ROM Address Output</text:span></text:p>
            <text:p><text:span text:style-name="T5">(PC[7:4])</text:span></text:p>
          </draw:text-box>
        </draw:frame>
        <draw:frame draw:style-name="gr100" draw:text-style-name="P13" draw:layer="layout" svg:width="1.886cm" svg:height="0.722cm" svg:x="9.219cm" svg:y="12.203cm">
          <draw:text-box>
            <text:p text:style-name="P12"><text:span text:style-name="T5">ROM Address Output</text:span></text:p>
            <text:p><text:span text:style-name="T5">(PC[11:8])</text:span></text:p>
          </draw:text-box>
        </draw:frame>
        <draw:frame draw:style-name="gr101" draw:text-style-name="P13" draw:layer="layout" svg:width="1.887cm" svg:height="0.722cm" svg:x="10.818cm" svg:y="12.204cm">
          <draw:text-box>
            <text:p text:style-name="P12"><text:span text:style-name="T5">ROM Data Input</text:span></text:p>
            <text:p><text:span text:style-name="T5">Upper 4bit (OPR)</text:span></text:p>
          </draw:text-box>
        </draw:frame>
        <draw:frame draw:style-name="gr102" draw:text-style-name="P13" draw:layer="layout" svg:width="1.887cm" svg:height="0.722cm" svg:x="12.418cm" svg:y="12.205cm">
          <draw:text-box>
            <text:p text:style-name="P12"><text:span text:style-name="T5">ROM Data Input</text:span></text:p>
            <text:p><text:span text:style-name="T5">Lower 4bit (OPA)</text:span></text:p>
          </draw:text-box>
        </draw:frame>
        <draw:frame draw:style-name="gr37" draw:text-style-name="P11" draw:layer="layout" svg:width="1.83cm" svg:height="0.675cm" svg:x="6.019cm" svg:y="13.801cm">
          <draw:text-box>
            <text:p><text:span text:style-name="T5">ROM Address Output</text:span></text:p>
            <text:p><text:span text:style-name="T5">(PC[3:0])</text:span></text:p>
          </draw:text-box>
        </draw:frame>
        <draw:frame draw:style-name="gr103" draw:text-style-name="P13" draw:layer="layout" svg:width="1.83cm" svg:height="0.722cm" svg:x="7.619cm" svg:y="13.802cm">
          <draw:text-box>
            <text:p text:style-name="P12"><text:span text:style-name="T5">ROM Address Output</text:span></text:p>
            <text:p><text:span text:style-name="T5">(PC[7:4])</text:span></text:p>
          </draw:text-box>
        </draw:frame>
        <draw:frame draw:style-name="gr104" draw:text-style-name="P13" draw:layer="layout" svg:width="1.886cm" svg:height="0.722cm" svg:x="9.22cm" svg:y="13.803cm">
          <draw:text-box>
            <text:p text:style-name="P12"><text:span text:style-name="T5">ROM Address Output</text:span></text:p>
            <text:p><text:span text:style-name="T5">(PC[11:8])</text:span></text:p>
          </draw:text-box>
        </draw:frame>
        <draw:frame draw:style-name="gr105" draw:text-style-name="P13" draw:layer="layout" svg:width="1.887cm" svg:height="0.722cm" svg:x="10.819cm" svg:y="13.804cm">
          <draw:text-box>
            <text:p text:style-name="P12"><text:span text:style-name="T5">ROM Data Input</text:span></text:p>
            <text:p><text:span text:style-name="T5">Upper 4bit (OPR)</text:span></text:p>
          </draw:text-box>
        </draw:frame>
        <draw:frame draw:style-name="gr106" draw:text-style-name="P13" draw:layer="layout" svg:width="1.887cm" svg:height="0.722cm" svg:x="12.419cm" svg:y="13.805cm">
          <draw:text-box>
            <text:p text:style-name="P12"><text:span text:style-name="T5">ROM Data Input</text:span></text:p>
            <text:p><text:span text:style-name="T5">Lower 4bit (OPA)</text:span></text:p>
          </draw:text-box>
        </draw:frame>
        <draw:frame draw:style-name="gr37" draw:text-style-name="P11" draw:layer="layout" svg:width="1.83cm" svg:height="0.675cm" svg:x="6.02cm" svg:y="17.001cm">
          <draw:text-box>
            <text:p><text:span text:style-name="T5">ROM Address Output</text:span></text:p>
            <text:p><text:span text:style-name="T5">(PC[3:0])</text:span></text:p>
          </draw:text-box>
        </draw:frame>
        <draw:frame draw:style-name="gr107" draw:text-style-name="P13" draw:layer="layout" svg:width="1.83cm" svg:height="0.722cm" svg:x="7.62cm" svg:y="17.002cm">
          <draw:text-box>
            <text:p text:style-name="P12"><text:span text:style-name="T5">ROM Address Output</text:span></text:p>
            <text:p><text:span text:style-name="T5">(PC[7:4])</text:span></text:p>
          </draw:text-box>
        </draw:frame>
        <draw:frame draw:style-name="gr108" draw:text-style-name="P13" draw:layer="layout" svg:width="1.886cm" svg:height="0.722cm" svg:x="9.221cm" svg:y="17.003cm">
          <draw:text-box>
            <text:p text:style-name="P12"><text:span text:style-name="T5">ROM Address Output</text:span></text:p>
            <text:p><text:span text:style-name="T5">(PC[11:8])</text:span></text:p>
          </draw:text-box>
        </draw:frame>
        <draw:frame draw:style-name="gr109" draw:text-style-name="P13" draw:layer="layout" svg:width="1.887cm" svg:height="0.722cm" svg:x="10.82cm" svg:y="17.004cm">
          <draw:text-box>
            <text:p text:style-name="P12"><text:span text:style-name="T5">ROM Data Input</text:span></text:p>
            <text:p><text:span text:style-name="T5">Upper 4bit (OPR)</text:span></text:p>
          </draw:text-box>
        </draw:frame>
        <draw:frame draw:style-name="gr110" draw:text-style-name="P13" draw:layer="layout" svg:width="1.887cm" svg:height="0.722cm" svg:x="12.42cm" svg:y="17.005cm">
          <draw:text-box>
            <text:p text:style-name="P12"><text:span text:style-name="T5">ROM Data Input</text:span></text:p>
            <text:p><text:span text:style-name="T5">Lower 4bit (OPA)</text:span></text:p>
          </draw:text-box>
        </draw:frame>
        <draw:frame draw:style-name="gr37" draw:text-style-name="P11" draw:layer="layout" svg:width="1.83cm" svg:height="0.675cm" svg:x="6.021cm" svg:y="18.601cm">
          <draw:text-box>
            <text:p><text:span text:style-name="T5">ROM Address Output</text:span></text:p>
            <text:p><text:span text:style-name="T5">(PC[3:0])</text:span></text:p>
          </draw:text-box>
        </draw:frame>
        <draw:frame draw:style-name="gr111" draw:text-style-name="P13" draw:layer="layout" svg:width="1.83cm" svg:height="0.722cm" svg:x="7.621cm" svg:y="18.602cm">
          <draw:text-box>
            <text:p text:style-name="P12"><text:span text:style-name="T5">ROM Address Output</text:span></text:p>
            <text:p><text:span text:style-name="T5">(PC[7:4])</text:span></text:p>
          </draw:text-box>
        </draw:frame>
        <draw:frame draw:style-name="gr112" draw:text-style-name="P13" draw:layer="layout" svg:width="1.886cm" svg:height="0.722cm" svg:x="9.222cm" svg:y="18.603cm">
          <draw:text-box>
            <text:p text:style-name="P12"><text:span text:style-name="T5">ROM Address Output</text:span></text:p>
            <text:p><text:span text:style-name="T5">(PC[11:8])</text:span></text:p>
          </draw:text-box>
        </draw:frame>
      </draw:page>
      <draw:page draw:name="page3" draw:style-name="dp1" draw:master-page-name="標準">
        <draw:rect draw:style-name="gr1" draw:text-style-name="P1" draw:layer="layout" svg:width="6cm" svg:height="1.6cm" svg:x="1.5cm" svg:y="1.5cm">
          <text:p/>
        </draw:rect>
        <draw:frame draw:style-name="gr113" draw:text-style-name="P9" draw:layer="layout" svg:width="0.796cm" svg:height="0.569cm" svg:x="2.4cm" svg:y="2.131cm">
          <draw:text-box>
            <text:p><text:span text:style-name="T4">PC</text:span></text:p>
          </draw:text-box>
        </draw:frame>
        <draw:rect draw:style-name="gr1" draw:text-style-name="P1" draw:layer="layout" svg:width="2cm" svg:height="1cm" svg:x="1.5cm" svg:y="3.287cm">
          <text:p/>
        </draw:rect>
        <draw:rect draw:style-name="gr1" draw:text-style-name="P1" draw:layer="layout" svg:width="2cm" svg:height="1cm" svg:x="5.5cm" svg:y="3.287cm">
          <text:p/>
        </draw:rect>
        <draw:rect draw:style-name="gr1" draw:text-style-name="P1" draw:layer="layout" svg:width="2cm" svg:height="1cm" svg:x="1.5cm" svg:y="4.486cm">
          <text:p/>
        </draw:rect>
        <draw:rect draw:style-name="gr1" draw:text-style-name="P1" draw:layer="layout" svg:width="2cm" svg:height="1cm" svg:x="1.5cm" svg:y="5.685cm">
          <text:p/>
        </draw:rect>
        <draw:rect draw:style-name="gr1" draw:text-style-name="P1" draw:layer="layout" svg:width="2cm" svg:height="1cm" svg:x="1.5cm" svg:y="6.884cm">
          <text:p/>
        </draw:rect>
        <draw:rect draw:style-name="gr1" draw:text-style-name="P1" draw:layer="layout" svg:width="2cm" svg:height="1cm" svg:x="5.5cm" svg:y="4.486cm">
          <text:p/>
        </draw:rect>
        <draw:rect draw:style-name="gr1" draw:text-style-name="P1" draw:layer="layout" svg:width="2cm" svg:height="1cm" svg:x="5.5cm" svg:y="5.685cm">
          <text:p/>
        </draw:rect>
        <draw:rect draw:style-name="gr1" draw:text-style-name="P1" draw:layer="layout" svg:width="2cm" svg:height="1cm" svg:x="5.5cm" svg:y="6.884cm">
          <text:p/>
        </draw:rect>
        <draw:line draw:style-name="gr114" draw:text-style-name="P4" draw:layer="layout" svg:x1="4.5cm" svg:y1="3.1cm" svg:x2="4.5cm" svg:y2="7.4cm">
          <text:p/>
        </draw:line>
        <draw:line draw:style-name="gr114" draw:text-style-name="P4" draw:layer="layout" svg:x1="4.5cm" svg:y1="3.787cm" svg:x2="5.5cm" svg:y2="3.787cm">
          <text:p/>
        </draw:line>
        <draw:line draw:style-name="gr114" draw:text-style-name="P4" draw:layer="layout" svg:x1="4.5cm" svg:y1="4.986cm" svg:x2="5.5cm" svg:y2="4.986cm">
          <text:p/>
        </draw:line>
        <draw:line draw:style-name="gr114" draw:text-style-name="P4" draw:layer="layout" svg:x1="4.5cm" svg:y1="6.185cm" svg:x2="5.5cm" svg:y2="6.185cm">
          <text:p/>
        </draw:line>
        <draw:line draw:style-name="gr114" draw:text-style-name="P4" draw:layer="layout" svg:x1="4.5cm" svg:y1="7.384cm" svg:x2="5.5cm" svg:y2="7.384cm">
          <text:p/>
        </draw:line>
        <draw:frame draw:style-name="gr115" draw:text-style-name="P18" draw:layer="layout" svg:width="1.937cm" svg:height="1.099cm" svg:x="1.5cm" svg:y="3.3cm">
          <draw:text-box>
            <text:p text:style-name="P6"><text:span text:style-name="T8">ROM 4001</text:span></text:p>
            <text:p text:style-name="P6"><text:span text:style-name="T8">#0</text:span></text:p>
          </draw:text-box>
        </draw:frame>
        <draw:frame draw:style-name="gr115" draw:text-style-name="P18" draw:layer="layout" svg:width="1.937cm" svg:height="1.099cm" svg:x="1.515cm" svg:y="4.5cm">
          <draw:text-box>
            <text:p text:style-name="P6"><text:span text:style-name="T8">ROM 4001</text:span></text:p>
            <text:p text:style-name="P6"><text:span text:style-name="T8">#1</text:span></text:p>
          </draw:text-box>
        </draw:frame>
        <draw:frame draw:style-name="gr115" draw:text-style-name="P18" draw:layer="layout" svg:width="1.937cm" svg:height="1.099cm" svg:x="1.516cm" svg:y="5.6cm">
          <draw:text-box>
            <text:p text:style-name="P6"><text:span text:style-name="T8">ROM 4001</text:span></text:p>
            <text:p text:style-name="P6"><text:span text:style-name="T8">#2</text:span></text:p>
          </draw:text-box>
        </draw:frame>
        <draw:frame draw:style-name="gr115" draw:text-style-name="P18" draw:layer="layout" svg:width="1.937cm" svg:height="1.099cm" svg:x="1.517cm" svg:y="6.8cm">
          <draw:text-box>
            <text:p text:style-name="P6"><text:span text:style-name="T8">ROM 4001</text:span></text:p>
            <text:p text:style-name="P6"><text:span text:style-name="T8">#3</text:span></text:p>
          </draw:text-box>
        </draw:frame>
        <draw:frame draw:style-name="gr116" draw:text-style-name="P18" draw:layer="layout" svg:width="2.212cm" svg:height="1.099cm" svg:x="5.401cm" svg:y="3.301cm">
          <draw:text-box>
            <text:p text:style-name="P6"><text:span text:style-name="T8">RAM 4002-1</text:span></text:p>
            <text:p text:style-name="P6"><text:span text:style-name="T8">#0 (P0=L)</text:span></text:p>
          </draw:text-box>
        </draw:frame>
        <draw:frame draw:style-name="gr116" draw:text-style-name="P18" draw:layer="layout" svg:width="2.212cm" svg:height="1.099cm" svg:x="5.416cm" svg:y="4.501cm">
          <draw:text-box>
            <text:p text:style-name="P6"><text:span text:style-name="T8">RAM 4002-1</text:span></text:p>
            <text:p text:style-name="P6"><text:span text:style-name="T8">#1 (P0=H)</text:span></text:p>
          </draw:text-box>
        </draw:frame>
        <draw:frame draw:style-name="gr116" draw:text-style-name="P18" draw:layer="layout" svg:width="2.212cm" svg:height="1.099cm" svg:x="5.417cm" svg:y="5.601cm">
          <draw:text-box>
            <text:p text:style-name="P6"><text:span text:style-name="T8">RAM 4002-2</text:span></text:p>
            <text:p text:style-name="P6"><text:span text:style-name="T8">#2 (P0=L)</text:span></text:p>
          </draw:text-box>
        </draw:frame>
        <draw:frame draw:style-name="gr116" draw:text-style-name="P18" draw:layer="layout" svg:width="2.212cm" svg:height="1.099cm" svg:x="5.418cm" svg:y="6.801cm">
          <draw:text-box>
            <text:p text:style-name="P6"><text:span text:style-name="T8">RAM 4002-2</text:span></text:p>
            <text:p text:style-name="P6"><text:span text:style-name="T8">#4 (P0=H)</text:span></text:p>
          </draw:text-box>
        </draw:frame>
        <draw:frame draw:style-name="gr117" draw:text-style-name="P20" draw:layer="layout" svg:width="1.201cm" svg:height="1.099cm" svg:x="1.4cm" svg:y="1.801cm">
          <draw:text-box>
            <text:p text:style-name="P19"><text:span text:style-name="T8">CPU</text:span></text:p>
            <text:p text:style-name="P19"><text:span text:style-name="T8">4004</text:span></text:p>
          </draw:text-box>
        </draw:frame>
        <draw:rect draw:style-name="gr118" draw:text-style-name="P1" draw:layer="layout" svg:width="1cm" svg:height="0.6cm" svg:x="3cm" svg:y="2cm">
          <text:p/>
        </draw:rect>
        <draw:rect draw:style-name="gr118" draw:text-style-name="P1" draw:layer="layout" svg:width="1cm" svg:height="0.6cm" svg:x="4cm" svg:y="2cm">
          <text:p/>
        </draw:rect>
        <draw:rect draw:style-name="gr118" draw:text-style-name="P1" draw:layer="layout" svg:width="1cm" svg:height="0.6cm" svg:x="5cm" svg:y="2cm">
          <text:p/>
        </draw:rect>
        <draw:rect draw:style-name="gr119" draw:text-style-name="P21" draw:layer="layout" svg:width="3cm" svg:height="0.6cm" svg:x="3cm" svg:y="2cm">
          <text:p/>
        </draw:rect>
        <draw:line draw:style-name="gr120" draw:text-style-name="P4" draw:layer="layout" svg:x1="5.5cm" svg:y1="2.4cm" svg:x2="5.5cm" svg:y2="2.8cm">
          <text:p/>
        </draw:line>
        <draw:line draw:style-name="gr120" draw:text-style-name="P4" draw:layer="layout" svg:x1="5.5cm" svg:y1="2.8cm" svg:x2="4.5cm" svg:y2="2.8cm">
          <text:p/>
        </draw:line>
        <draw:line draw:style-name="gr120" draw:text-style-name="P4" draw:layer="layout" svg:x1="4.5cm" svg:y1="2.8cm" svg:x2="4.5cm" svg:y2="7.4cm">
          <text:p/>
        </draw:line>
        <draw:line draw:style-name="gr121" draw:text-style-name="P4" draw:layer="layout" svg:x1="4.5cm" svg:y1="3.787cm" svg:x2="3.5cm" svg:y2="3.787cm">
          <text:p/>
        </draw:line>
        <draw:line draw:style-name="gr121" draw:text-style-name="P4" draw:layer="layout" svg:x1="4.5cm" svg:y1="4.986cm" svg:x2="3.5cm" svg:y2="4.986cm">
          <text:p/>
        </draw:line>
        <draw:line draw:style-name="gr121" draw:text-style-name="P4" draw:layer="layout" svg:x1="4.5cm" svg:y1="6.185cm" svg:x2="3.5cm" svg:y2="6.185cm">
          <text:p/>
        </draw:line>
        <draw:line draw:style-name="gr121" draw:text-style-name="P4" draw:layer="layout" svg:x1="4.5cm" svg:y1="7.384cm" svg:x2="3.5cm" svg:y2="7.384cm">
          <text:p/>
        </draw:line>
        <draw:frame draw:style-name="gr122" draw:text-style-name="P9" draw:layer="layout" svg:width="1.311cm" svg:height="0.569cm" svg:x="3.3cm" svg:y="2.6cm">
          <draw:text-box>
            <text:p><text:span text:style-name="T4">PC[3:0]</text:span></text:p>
          </draw:text-box>
        </draw:frame>
        <draw:frame draw:style-name="gr123" draw:text-style-name="P22" draw:layer="layout" svg:width="6.849cm" svg:height="1.039cm" svg:x="1.263cm" svg:y="7.901cm">
          <draw:text-box>
            <text:p text:style-name="P6"><text:span text:style-name="T9">(a) State A1: Sends PC[3:0] to all ROMs.</text:span></text:p>
            <text:p text:style-name="P6"><text:span text:style-name="T9"/></text:p>
          </draw:text-box>
        </draw:frame>
        <draw:rect draw:style-name="gr1" draw:text-style-name="P1" draw:layer="layout" svg:width="6cm" svg:height="1.6cm" svg:x="8.5cm" svg:y="1.5cm">
          <text:p/>
        </draw:rect>
        <draw:frame draw:style-name="gr124" draw:text-style-name="P9" draw:layer="layout" svg:width="0.796cm" svg:height="0.569cm" svg:x="9.4cm" svg:y="2.131cm">
          <draw:text-box>
            <text:p><text:span text:style-name="T4">PC</text:span></text:p>
          </draw:text-box>
        </draw:frame>
        <draw:rect draw:style-name="gr1" draw:text-style-name="P1" draw:layer="layout" svg:width="2cm" svg:height="1cm" svg:x="8.5cm" svg:y="3.287cm">
          <text:p/>
        </draw:rect>
        <draw:rect draw:style-name="gr1" draw:text-style-name="P1" draw:layer="layout" svg:width="2cm" svg:height="1cm" svg:x="12.5cm" svg:y="3.287cm">
          <text:p/>
        </draw:rect>
        <draw:rect draw:style-name="gr1" draw:text-style-name="P1" draw:layer="layout" svg:width="2cm" svg:height="1cm" svg:x="8.5cm" svg:y="4.486cm">
          <text:p/>
        </draw:rect>
        <draw:rect draw:style-name="gr1" draw:text-style-name="P1" draw:layer="layout" svg:width="2cm" svg:height="1cm" svg:x="8.5cm" svg:y="5.685cm">
          <text:p/>
        </draw:rect>
        <draw:rect draw:style-name="gr1" draw:text-style-name="P1" draw:layer="layout" svg:width="2cm" svg:height="1cm" svg:x="8.5cm" svg:y="6.884cm">
          <text:p/>
        </draw:rect>
        <draw:rect draw:style-name="gr1" draw:text-style-name="P1" draw:layer="layout" svg:width="2cm" svg:height="1cm" svg:x="12.5cm" svg:y="4.486cm">
          <text:p/>
        </draw:rect>
        <draw:rect draw:style-name="gr1" draw:text-style-name="P1" draw:layer="layout" svg:width="2cm" svg:height="1cm" svg:x="12.5cm" svg:y="5.685cm">
          <text:p/>
        </draw:rect>
        <draw:rect draw:style-name="gr1" draw:text-style-name="P1" draw:layer="layout" svg:width="2cm" svg:height="1cm" svg:x="12.5cm" svg:y="6.884cm">
          <text:p/>
        </draw:rect>
        <draw:line draw:style-name="gr114" draw:text-style-name="P4" draw:layer="layout" svg:x1="11.5cm" svg:y1="3.1cm" svg:x2="11.5cm" svg:y2="7.4cm">
          <text:p/>
        </draw:line>
        <draw:line draw:style-name="gr114" draw:text-style-name="P4" draw:layer="layout" svg:x1="11.5cm" svg:y1="3.787cm" svg:x2="12.5cm" svg:y2="3.787cm">
          <text:p/>
        </draw:line>
        <draw:line draw:style-name="gr114" draw:text-style-name="P4" draw:layer="layout" svg:x1="11.5cm" svg:y1="4.986cm" svg:x2="12.5cm" svg:y2="4.986cm">
          <text:p/>
        </draw:line>
        <draw:line draw:style-name="gr114" draw:text-style-name="P4" draw:layer="layout" svg:x1="11.5cm" svg:y1="6.185cm" svg:x2="12.5cm" svg:y2="6.185cm">
          <text:p/>
        </draw:line>
        <draw:line draw:style-name="gr114" draw:text-style-name="P4" draw:layer="layout" svg:x1="11.5cm" svg:y1="7.384cm" svg:x2="12.5cm" svg:y2="7.384cm">
          <text:p/>
        </draw:line>
        <draw:frame draw:style-name="gr115" draw:text-style-name="P18" draw:layer="layout" svg:width="1.937cm" svg:height="1.099cm" svg:x="8.5cm" svg:y="3.3cm">
          <draw:text-box>
            <text:p text:style-name="P6"><text:span text:style-name="T8">ROM 4001</text:span></text:p>
            <text:p text:style-name="P6"><text:span text:style-name="T8">#0</text:span></text:p>
          </draw:text-box>
        </draw:frame>
        <draw:frame draw:style-name="gr115" draw:text-style-name="P18" draw:layer="layout" svg:width="1.937cm" svg:height="1.099cm" svg:x="8.515cm" svg:y="4.5cm">
          <draw:text-box>
            <text:p text:style-name="P6"><text:span text:style-name="T8">ROM 4001</text:span></text:p>
            <text:p text:style-name="P6"><text:span text:style-name="T8">#1</text:span></text:p>
          </draw:text-box>
        </draw:frame>
        <draw:frame draw:style-name="gr115" draw:text-style-name="P18" draw:layer="layout" svg:width="1.937cm" svg:height="1.099cm" svg:x="8.516cm" svg:y="5.6cm">
          <draw:text-box>
            <text:p text:style-name="P6"><text:span text:style-name="T8">ROM 4001</text:span></text:p>
            <text:p text:style-name="P6"><text:span text:style-name="T8">#2</text:span></text:p>
          </draw:text-box>
        </draw:frame>
        <draw:frame draw:style-name="gr115" draw:text-style-name="P18" draw:layer="layout" svg:width="1.937cm" svg:height="1.099cm" svg:x="8.517cm" svg:y="6.8cm">
          <draw:text-box>
            <text:p text:style-name="P6"><text:span text:style-name="T8">ROM 4001</text:span></text:p>
            <text:p text:style-name="P6"><text:span text:style-name="T8">#3</text:span></text:p>
          </draw:text-box>
        </draw:frame>
        <draw:frame draw:style-name="gr116" draw:text-style-name="P18" draw:layer="layout" svg:width="2.212cm" svg:height="1.099cm" svg:x="12.401cm" svg:y="3.301cm">
          <draw:text-box>
            <text:p text:style-name="P6"><text:span text:style-name="T8">RAM 4002-1</text:span></text:p>
            <text:p text:style-name="P6"><text:span text:style-name="T8">#0 (P0=L)</text:span></text:p>
          </draw:text-box>
        </draw:frame>
        <draw:frame draw:style-name="gr116" draw:text-style-name="P18" draw:layer="layout" svg:width="2.212cm" svg:height="1.099cm" svg:x="12.416cm" svg:y="4.501cm">
          <draw:text-box>
            <text:p text:style-name="P6"><text:span text:style-name="T8">RAM 4002-1</text:span></text:p>
            <text:p text:style-name="P6"><text:span text:style-name="T8">#1 (P0=H)</text:span></text:p>
          </draw:text-box>
        </draw:frame>
        <draw:frame draw:style-name="gr116" draw:text-style-name="P18" draw:layer="layout" svg:width="2.212cm" svg:height="1.099cm" svg:x="12.417cm" svg:y="5.601cm">
          <draw:text-box>
            <text:p text:style-name="P6"><text:span text:style-name="T8">RAM 4002-2</text:span></text:p>
            <text:p text:style-name="P6"><text:span text:style-name="T8">#2 (P0=L)</text:span></text:p>
          </draw:text-box>
        </draw:frame>
        <draw:frame draw:style-name="gr116" draw:text-style-name="P18" draw:layer="layout" svg:width="2.212cm" svg:height="1.099cm" svg:x="12.418cm" svg:y="6.801cm">
          <draw:text-box>
            <text:p text:style-name="P6"><text:span text:style-name="T8">RAM 4002-2</text:span></text:p>
            <text:p text:style-name="P6"><text:span text:style-name="T8">#4 (P0=H)</text:span></text:p>
          </draw:text-box>
        </draw:frame>
        <draw:frame draw:style-name="gr125" draw:text-style-name="P20" draw:layer="layout" svg:width="1.201cm" svg:height="1.099cm" svg:x="8.4cm" svg:y="1.801cm">
          <draw:text-box>
            <text:p text:style-name="P19"><text:span text:style-name="T8">CPU</text:span></text:p>
            <text:p text:style-name="P19"><text:span text:style-name="T8">4004</text:span></text:p>
          </draw:text-box>
        </draw:frame>
        <draw:rect draw:style-name="gr118" draw:text-style-name="P1" draw:layer="layout" svg:width="1cm" svg:height="0.6cm" svg:x="10cm" svg:y="2cm">
          <text:p/>
        </draw:rect>
        <draw:rect draw:style-name="gr118" draw:text-style-name="P1" draw:layer="layout" svg:width="1cm" svg:height="0.6cm" svg:x="11cm" svg:y="2cm">
          <text:p/>
        </draw:rect>
        <draw:rect draw:style-name="gr118" draw:text-style-name="P1" draw:layer="layout" svg:width="1cm" svg:height="0.6cm" svg:x="12cm" svg:y="2cm">
          <text:p/>
        </draw:rect>
        <draw:rect draw:style-name="gr119" draw:text-style-name="P21" draw:layer="layout" svg:width="3cm" svg:height="0.6cm" svg:x="10cm" svg:y="2cm">
          <text:p/>
        </draw:rect>
        <draw:line draw:style-name="gr120" draw:text-style-name="P4" draw:layer="layout" svg:x1="11.5cm" svg:y1="2.4cm" svg:x2="11.5cm" svg:y2="7.4cm">
          <text:p/>
        </draw:line>
        <draw:line draw:style-name="gr121" draw:text-style-name="P4" draw:layer="layout" svg:x1="11.5cm" svg:y1="3.787cm" svg:x2="10.5cm" svg:y2="3.787cm">
          <text:p/>
        </draw:line>
        <draw:line draw:style-name="gr121" draw:text-style-name="P4" draw:layer="layout" svg:x1="11.5cm" svg:y1="4.986cm" svg:x2="10.5cm" svg:y2="4.986cm">
          <text:p/>
        </draw:line>
        <draw:line draw:style-name="gr121" draw:text-style-name="P4" draw:layer="layout" svg:x1="11.5cm" svg:y1="6.185cm" svg:x2="10.5cm" svg:y2="6.185cm">
          <text:p/>
        </draw:line>
        <draw:line draw:style-name="gr121" draw:text-style-name="P4" draw:layer="layout" svg:x1="11.5cm" svg:y1="7.384cm" svg:x2="10.5cm" svg:y2="7.384cm">
          <text:p/>
        </draw:line>
        <draw:frame draw:style-name="gr126" draw:text-style-name="P9" draw:layer="layout" svg:width="1.311cm" svg:height="0.569cm" svg:x="10.3cm" svg:y="2.6cm">
          <draw:text-box>
            <text:p><text:span text:style-name="T4">PC[7:4]</text:span></text:p>
          </draw:text-box>
        </draw:frame>
        <draw:frame draw:style-name="gr127" draw:text-style-name="P22" draw:layer="layout" svg:width="6.849cm" svg:height="0.675cm" svg:x="8.243cm" svg:y="7.901cm">
          <draw:text-box>
            <text:p text:style-name="P6"><text:span text:style-name="T9">(b) State A2: Sends PC[7:4] to all ROMs.</text:span></text:p>
          </draw:text-box>
        </draw:frame>
        <draw:rect draw:style-name="gr1" draw:text-style-name="P1" draw:layer="layout" svg:width="6cm" svg:height="1.6cm" svg:x="15.5cm" svg:y="1.5cm">
          <text:p/>
        </draw:rect>
        <draw:frame draw:style-name="gr113" draw:text-style-name="P9" draw:layer="layout" svg:width="0.796cm" svg:height="0.569cm" svg:x="16.4cm" svg:y="2.131cm">
          <draw:text-box>
            <text:p><text:span text:style-name="T4">PC</text:span></text:p>
          </draw:text-box>
        </draw:frame>
        <draw:rect draw:style-name="gr1" draw:text-style-name="P1" draw:layer="layout" svg:width="2cm" svg:height="1cm" svg:x="15.5cm" svg:y="3.287cm">
          <text:p/>
        </draw:rect>
        <draw:rect draw:style-name="gr1" draw:text-style-name="P1" draw:layer="layout" svg:width="2cm" svg:height="1cm" svg:x="19.5cm" svg:y="3.287cm">
          <text:p/>
        </draw:rect>
        <draw:rect draw:style-name="gr1" draw:text-style-name="P1" draw:layer="layout" svg:width="2cm" svg:height="1cm" svg:x="15.5cm" svg:y="4.486cm">
          <text:p/>
        </draw:rect>
        <draw:rect draw:style-name="gr28" draw:text-style-name="P10" draw:layer="layout" svg:width="2cm" svg:height="1cm" svg:x="15.5cm" svg:y="5.685cm">
          <text:p/>
        </draw:rect>
        <draw:rect draw:style-name="gr1" draw:text-style-name="P1" draw:layer="layout" svg:width="2cm" svg:height="1cm" svg:x="15.5cm" svg:y="6.884cm">
          <text:p/>
        </draw:rect>
        <draw:rect draw:style-name="gr1" draw:text-style-name="P1" draw:layer="layout" svg:width="2cm" svg:height="1cm" svg:x="19.5cm" svg:y="4.486cm">
          <text:p/>
        </draw:rect>
        <draw:rect draw:style-name="gr1" draw:text-style-name="P1" draw:layer="layout" svg:width="2cm" svg:height="1cm" svg:x="19.5cm" svg:y="5.685cm">
          <text:p/>
        </draw:rect>
        <draw:rect draw:style-name="gr1" draw:text-style-name="P1" draw:layer="layout" svg:width="2cm" svg:height="1cm" svg:x="19.5cm" svg:y="6.884cm">
          <text:p/>
        </draw:rect>
        <draw:line draw:style-name="gr120" draw:text-style-name="P4" draw:layer="layout" svg:x1="18.5cm" svg:y1="3.1cm" svg:x2="18.5cm" svg:y2="7.4cm">
          <text:p/>
        </draw:line>
        <draw:line draw:style-name="gr120" draw:text-style-name="P4" draw:layer="layout" svg:x1="18.5cm" svg:y1="3.787cm" svg:x2="19.5cm" svg:y2="3.787cm">
          <text:p/>
        </draw:line>
        <draw:line draw:style-name="gr120" draw:text-style-name="P4" draw:layer="layout" svg:x1="18.5cm" svg:y1="4.986cm" svg:x2="19.5cm" svg:y2="4.986cm">
          <text:p/>
        </draw:line>
        <draw:line draw:style-name="gr120" draw:text-style-name="P4" draw:layer="layout" svg:x1="18.5cm" svg:y1="6.185cm" svg:x2="19.5cm" svg:y2="6.185cm">
          <text:p/>
        </draw:line>
        <draw:line draw:style-name="gr120" draw:text-style-name="P4" draw:layer="layout" svg:x1="18.5cm" svg:y1="7.384cm" svg:x2="19.5cm" svg:y2="7.384cm">
          <text:p/>
        </draw:line>
        <draw:frame draw:style-name="gr115" draw:text-style-name="P18" draw:layer="layout" svg:width="1.937cm" svg:height="1.099cm" svg:x="15.5cm" svg:y="3.3cm">
          <draw:text-box>
            <text:p text:style-name="P6"><text:span text:style-name="T8">ROM 4001</text:span></text:p>
            <text:p text:style-name="P6"><text:span text:style-name="T8">#0</text:span></text:p>
          </draw:text-box>
        </draw:frame>
        <draw:frame draw:style-name="gr115" draw:text-style-name="P18" draw:layer="layout" svg:width="1.937cm" svg:height="1.099cm" svg:x="15.515cm" svg:y="4.5cm">
          <draw:text-box>
            <text:p text:style-name="P6"><text:span text:style-name="T8">ROM 4001</text:span></text:p>
            <text:p text:style-name="P6"><text:span text:style-name="T8">#1</text:span></text:p>
          </draw:text-box>
        </draw:frame>
        <draw:frame draw:style-name="gr115" draw:text-style-name="P18" draw:layer="layout" svg:width="1.937cm" svg:height="1.099cm" svg:x="15.516cm" svg:y="5.6cm">
          <draw:text-box>
            <text:p text:style-name="P6"><text:span text:style-name="T8">ROM 4001</text:span></text:p>
            <text:p text:style-name="P6"><text:span text:style-name="T8">#2</text:span></text:p>
          </draw:text-box>
        </draw:frame>
        <draw:frame draw:style-name="gr115" draw:text-style-name="P18" draw:layer="layout" svg:width="1.937cm" svg:height="1.099cm" svg:x="15.517cm" svg:y="6.8cm">
          <draw:text-box>
            <text:p text:style-name="P6"><text:span text:style-name="T8">ROM 4001</text:span></text:p>
            <text:p text:style-name="P6"><text:span text:style-name="T8">#3</text:span></text:p>
          </draw:text-box>
        </draw:frame>
        <draw:frame draw:style-name="gr116" draw:text-style-name="P18" draw:layer="layout" svg:width="2.212cm" svg:height="1.099cm" svg:x="19.401cm" svg:y="3.301cm">
          <draw:text-box>
            <text:p text:style-name="P6"><text:span text:style-name="T8">RAM 4002-1</text:span></text:p>
            <text:p text:style-name="P6"><text:span text:style-name="T8">#0 (P0=L)</text:span></text:p>
          </draw:text-box>
        </draw:frame>
        <draw:frame draw:style-name="gr116" draw:text-style-name="P18" draw:layer="layout" svg:width="2.212cm" svg:height="1.099cm" svg:x="19.416cm" svg:y="4.501cm">
          <draw:text-box>
            <text:p text:style-name="P6"><text:span text:style-name="T8">RAM 4002-1</text:span></text:p>
            <text:p text:style-name="P6"><text:span text:style-name="T8">#1 (P0=H)</text:span></text:p>
          </draw:text-box>
        </draw:frame>
        <draw:frame draw:style-name="gr116" draw:text-style-name="P18" draw:layer="layout" svg:width="2.212cm" svg:height="1.099cm" svg:x="19.417cm" svg:y="5.601cm">
          <draw:text-box>
            <text:p text:style-name="P6"><text:span text:style-name="T8">RAM 4002-2</text:span></text:p>
            <text:p text:style-name="P6"><text:span text:style-name="T8">#2 (P0=L)</text:span></text:p>
          </draw:text-box>
        </draw:frame>
        <draw:frame draw:style-name="gr116" draw:text-style-name="P18" draw:layer="layout" svg:width="2.212cm" svg:height="1.099cm" svg:x="19.418cm" svg:y="6.801cm">
          <draw:text-box>
            <text:p text:style-name="P6"><text:span text:style-name="T8">RAM 4002-2</text:span></text:p>
            <text:p text:style-name="P6"><text:span text:style-name="T8">#4 (P0=H)</text:span></text:p>
          </draw:text-box>
        </draw:frame>
        <draw:frame draw:style-name="gr117" draw:text-style-name="P20" draw:layer="layout" svg:width="1.201cm" svg:height="1.099cm" svg:x="15.4cm" svg:y="1.801cm">
          <draw:text-box>
            <text:p text:style-name="P19"><text:span text:style-name="T8">CPU</text:span></text:p>
            <text:p text:style-name="P19"><text:span text:style-name="T8">4004</text:span></text:p>
          </draw:text-box>
        </draw:frame>
        <draw:rect draw:style-name="gr118" draw:text-style-name="P1" draw:layer="layout" svg:width="1cm" svg:height="0.6cm" svg:x="17cm" svg:y="2cm">
          <text:p/>
        </draw:rect>
        <draw:rect draw:style-name="gr118" draw:text-style-name="P1" draw:layer="layout" svg:width="1cm" svg:height="0.6cm" svg:x="18cm" svg:y="2cm">
          <text:p/>
        </draw:rect>
        <draw:rect draw:style-name="gr118" draw:text-style-name="P1" draw:layer="layout" svg:width="1cm" svg:height="0.6cm" svg:x="19cm" svg:y="2cm">
          <text:p/>
        </draw:rect>
        <draw:rect draw:style-name="gr119" draw:text-style-name="P21" draw:layer="layout" svg:width="3cm" svg:height="0.6cm" svg:x="17cm" svg:y="2cm">
          <text:p/>
        </draw:rect>
        <draw:line draw:style-name="gr120" draw:text-style-name="P4" draw:layer="layout" svg:x1="17.5cm" svg:y1="2.4cm" svg:x2="17.5cm" svg:y2="2.8cm">
          <text:p/>
        </draw:line>
        <draw:line draw:style-name="gr120" draw:text-style-name="P4" draw:layer="layout" svg:x1="18.5cm" svg:y1="2.8cm" svg:x2="17.5cm" svg:y2="2.8cm">
          <text:p/>
        </draw:line>
        <draw:line draw:style-name="gr120" draw:text-style-name="P4" draw:layer="layout" svg:x1="18.5cm" svg:y1="2.8cm" svg:x2="18.5cm" svg:y2="7.4cm">
          <text:p/>
        </draw:line>
        <draw:line draw:style-name="gr121" draw:text-style-name="P4" draw:layer="layout" svg:x1="18.5cm" svg:y1="3.787cm" svg:x2="17.5cm" svg:y2="3.787cm">
          <text:p/>
        </draw:line>
        <draw:line draw:style-name="gr121" draw:text-style-name="P4" draw:layer="layout" svg:x1="18.5cm" svg:y1="4.986cm" svg:x2="17.5cm" svg:y2="4.986cm">
          <text:p/>
        </draw:line>
        <draw:line draw:style-name="gr121" draw:text-style-name="P4" draw:layer="layout" svg:x1="18.5cm" svg:y1="6.185cm" svg:x2="17.5cm" svg:y2="6.185cm">
          <text:p/>
        </draw:line>
        <draw:line draw:style-name="gr121" draw:text-style-name="P4" draw:layer="layout" svg:x1="18.5cm" svg:y1="7.384cm" svg:x2="17.5cm" svg:y2="7.384cm">
          <text:p/>
        </draw:line>
        <draw:frame draw:style-name="gr128" draw:text-style-name="P17" draw:layer="layout" svg:width="1.395cm" svg:height="0.569cm" draw:transform="rotate (1.5707963267949) translate (18cm 7.5cm)">
          <draw:text-box>
            <text:p><text:span text:style-name="T7">CM-ROM</text:span></text:p>
          </draw:text-box>
        </draw:frame>
        <draw:rect draw:style-name="gr1" draw:text-style-name="P1" draw:layer="layout" svg:width="6cm" svg:height="1.6cm" svg:x="1.5cm" svg:y="9cm">
          <text:p/>
        </draw:rect>
        <draw:rect draw:style-name="gr1" draw:text-style-name="P1" draw:layer="layout" svg:width="2cm" svg:height="1cm" svg:x="1.5cm" svg:y="10.787cm">
          <text:p/>
        </draw:rect>
        <draw:rect draw:style-name="gr1" draw:text-style-name="P1" draw:layer="layout" svg:width="2cm" svg:height="1cm" svg:x="5.5cm" svg:y="10.787cm">
          <text:p/>
        </draw:rect>
        <draw:rect draw:style-name="gr1" draw:text-style-name="P1" draw:layer="layout" svg:width="2cm" svg:height="1cm" svg:x="1.5cm" svg:y="11.986cm">
          <text:p/>
        </draw:rect>
        <draw:rect draw:style-name="gr28" draw:text-style-name="P10" draw:layer="layout" svg:width="2cm" svg:height="1cm" svg:x="1.5cm" svg:y="13.185cm">
          <text:p/>
        </draw:rect>
        <draw:rect draw:style-name="gr1" draw:text-style-name="P1" draw:layer="layout" svg:width="2cm" svg:height="1cm" svg:x="1.5cm" svg:y="14.384cm">
          <text:p/>
        </draw:rect>
        <draw:rect draw:style-name="gr1" draw:text-style-name="P1" draw:layer="layout" svg:width="2cm" svg:height="1cm" svg:x="5.5cm" svg:y="11.986cm">
          <text:p/>
        </draw:rect>
        <draw:rect draw:style-name="gr1" draw:text-style-name="P1" draw:layer="layout" svg:width="2cm" svg:height="1cm" svg:x="5.5cm" svg:y="13.185cm">
          <text:p/>
        </draw:rect>
        <draw:rect draw:style-name="gr1" draw:text-style-name="P1" draw:layer="layout" svg:width="2cm" svg:height="1cm" svg:x="5.5cm" svg:y="14.384cm">
          <text:p/>
        </draw:rect>
        <draw:line draw:style-name="gr114" draw:text-style-name="P4" draw:layer="layout" svg:x1="4.5cm" svg:y1="10.6cm" svg:x2="4.5cm" svg:y2="14.9cm">
          <text:p/>
        </draw:line>
        <draw:line draw:style-name="gr114" draw:text-style-name="P4" draw:layer="layout" svg:x1="3.5cm" svg:y1="11.287cm" svg:x2="5.5cm" svg:y2="11.287cm">
          <text:p/>
        </draw:line>
        <draw:line draw:style-name="gr114" draw:text-style-name="P4" draw:layer="layout" svg:x1="3.5cm" svg:y1="12.486cm" svg:x2="5.5cm" svg:y2="12.486cm">
          <text:p/>
        </draw:line>
        <draw:line draw:style-name="gr114" draw:text-style-name="P4" draw:layer="layout" svg:x1="3.5cm" svg:y1="13.7cm" svg:x2="5.5cm" svg:y2="13.685cm">
          <text:p/>
        </draw:line>
        <draw:line draw:style-name="gr114" draw:text-style-name="P4" draw:layer="layout" svg:x1="3.5cm" svg:y1="14.9cm" svg:x2="5.5cm" svg:y2="14.884cm">
          <text:p/>
        </draw:line>
        <draw:frame draw:style-name="gr115" draw:text-style-name="P18" draw:layer="layout" svg:width="1.937cm" svg:height="1.099cm" svg:x="1.5cm" svg:y="10.8cm">
          <draw:text-box>
            <text:p text:style-name="P6"><text:span text:style-name="T8">ROM 4001</text:span></text:p>
            <text:p text:style-name="P6"><text:span text:style-name="T8">#0</text:span></text:p>
          </draw:text-box>
        </draw:frame>
        <draw:frame draw:style-name="gr115" draw:text-style-name="P18" draw:layer="layout" svg:width="1.937cm" svg:height="1.099cm" svg:x="1.515cm" svg:y="12cm">
          <draw:text-box>
            <text:p text:style-name="P6"><text:span text:style-name="T8">ROM 4001</text:span></text:p>
            <text:p text:style-name="P6"><text:span text:style-name="T8">#1</text:span></text:p>
          </draw:text-box>
        </draw:frame>
        <draw:frame draw:style-name="gr115" draw:text-style-name="P18" draw:layer="layout" svg:width="1.937cm" svg:height="1.099cm" svg:x="1.516cm" svg:y="13.1cm">
          <draw:text-box>
            <text:p text:style-name="P6"><text:span text:style-name="T8">ROM 4001</text:span></text:p>
            <text:p text:style-name="P6"><text:span text:style-name="T8">#2</text:span></text:p>
          </draw:text-box>
        </draw:frame>
        <draw:frame draw:style-name="gr115" draw:text-style-name="P18" draw:layer="layout" svg:width="1.937cm" svg:height="1.099cm" svg:x="1.517cm" svg:y="14.3cm">
          <draw:text-box>
            <text:p text:style-name="P6"><text:span text:style-name="T8">ROM 4001</text:span></text:p>
            <text:p text:style-name="P6"><text:span text:style-name="T8">#3</text:span></text:p>
          </draw:text-box>
        </draw:frame>
        <draw:frame draw:style-name="gr116" draw:text-style-name="P18" draw:layer="layout" svg:width="2.212cm" svg:height="1.099cm" svg:x="5.401cm" svg:y="10.801cm">
          <draw:text-box>
            <text:p text:style-name="P6"><text:span text:style-name="T8">RAM 4002-1</text:span></text:p>
            <text:p text:style-name="P6"><text:span text:style-name="T8">#0 (P0=L)</text:span></text:p>
          </draw:text-box>
        </draw:frame>
        <draw:frame draw:style-name="gr116" draw:text-style-name="P18" draw:layer="layout" svg:width="2.212cm" svg:height="1.099cm" svg:x="5.416cm" svg:y="12.001cm">
          <draw:text-box>
            <text:p text:style-name="P6"><text:span text:style-name="T8">RAM 4002-1</text:span></text:p>
            <text:p text:style-name="P6"><text:span text:style-name="T8">#1 (P0=H)</text:span></text:p>
          </draw:text-box>
        </draw:frame>
        <draw:frame draw:style-name="gr116" draw:text-style-name="P18" draw:layer="layout" svg:width="2.212cm" svg:height="1.099cm" svg:x="5.417cm" svg:y="13.101cm">
          <draw:text-box>
            <text:p text:style-name="P6"><text:span text:style-name="T8">RAM 4002-2</text:span></text:p>
            <text:p text:style-name="P6"><text:span text:style-name="T8">#2 (P0=L)</text:span></text:p>
          </draw:text-box>
        </draw:frame>
        <draw:frame draw:style-name="gr116" draw:text-style-name="P18" draw:layer="layout" svg:width="2.212cm" svg:height="1.099cm" svg:x="5.418cm" svg:y="14.301cm">
          <draw:text-box>
            <text:p text:style-name="P6"><text:span text:style-name="T8">RAM 4002-2</text:span></text:p>
            <text:p text:style-name="P6"><text:span text:style-name="T8">#4 (P0=H)</text:span></text:p>
          </draw:text-box>
        </draw:frame>
        <draw:frame draw:style-name="gr117" draw:text-style-name="P20" draw:layer="layout" svg:width="1.201cm" svg:height="1.099cm" svg:x="1.4cm" svg:y="9.301cm">
          <draw:text-box>
            <text:p text:style-name="P19"><text:span text:style-name="T8">CPU</text:span></text:p>
            <text:p text:style-name="P19"><text:span text:style-name="T8">4004</text:span></text:p>
          </draw:text-box>
        </draw:frame>
        <draw:rect draw:style-name="gr118" draw:text-style-name="P1" draw:layer="layout" svg:width="1cm" svg:height="0.6cm" svg:x="3.5cm" svg:y="9.5cm">
          <text:p/>
        </draw:rect>
        <draw:rect draw:style-name="gr118" draw:text-style-name="P1" draw:layer="layout" svg:width="1cm" svg:height="0.6cm" svg:x="4.5cm" svg:y="9.5cm">
          <text:p/>
        </draw:rect>
        <draw:rect draw:style-name="gr119" draw:text-style-name="P21" draw:layer="layout" svg:width="2cm" svg:height="0.6cm" svg:x="3.5cm" svg:y="9.5cm">
          <text:p/>
        </draw:rect>
        <draw:line draw:style-name="gr120" draw:text-style-name="P4" draw:layer="layout" svg:x1="4.5cm" svg:y1="10.3cm" svg:x2="4.5cm" svg:y2="13.7cm">
          <text:p/>
        </draw:line>
        <draw:line draw:style-name="gr121" draw:text-style-name="P4" draw:layer="layout" svg:x1="3.5cm" svg:y1="13.685cm" svg:x2="4.5cm" svg:y2="13.685cm">
          <text:p/>
        </draw:line>
        <draw:frame draw:style-name="gr129" draw:text-style-name="P23" draw:layer="layout" svg:width="7.186cm" svg:height="2.371cm" svg:x="15.414cm" svg:y="7.902cm">
          <draw:text-box>
            <text:p text:style-name="P19"><text:span text:style-name="T10">(c) State A3: Sends PC[11:8] to all ROMs. </text:span></text:p>
            <text:p text:style-name="P19"><text:span text:style-name="T11">CM-ROM</text:span><text:span text:style-name="T10"> is asserted, and one ROM chip corresponding to PC[11:8] is selected. </text:span></text:p>
            <text:p text:style-name="P19"><text:span text:style-name="T11">CM-RAMx</text:span><text:span text:style-name="T10"> is also asserted, but it has no effect on RAM.</text:span></text:p>
          </draw:text-box>
        </draw:frame>
        <draw:line draw:style-name="gr5" draw:text-style-name="P4" draw:layer="layout" svg:x1="18cm" svg:y1="3.1cm" svg:x2="18cm" svg:y2="7.1cm">
          <text:p/>
        </draw:line>
        <draw:line draw:style-name="gr130" draw:text-style-name="P4" draw:layer="layout" svg:x1="18cm" svg:y1="3.5cm" svg:x2="17.5cm" svg:y2="3.5cm">
          <text:p/>
        </draw:line>
        <draw:line draw:style-name="gr130" draw:text-style-name="P4" draw:layer="layout" svg:x1="18cm" svg:y1="4.7cm" svg:x2="17.5cm" svg:y2="4.7cm">
          <text:p/>
        </draw:line>
        <draw:line draw:style-name="gr130" draw:text-style-name="P4" draw:layer="layout" svg:x1="18cm" svg:y1="5.9cm" svg:x2="17.451cm" svg:y2="5.901cm">
          <text:p/>
        </draw:line>
        <draw:line draw:style-name="gr130" draw:text-style-name="P4" draw:layer="layout" svg:x1="18.002cm" svg:y1="7.102cm" svg:x2="17.502cm" svg:y2="7.102cm">
          <text:p/>
        </draw:line>
        <draw:g draw:style-name="gr25">
          <draw:rect draw:style-name="gr131" draw:text-style-name="P4" draw:layer="layout" svg:width="0.2cm" svg:height="0.2cm" svg:x="17.9cm" svg:y="5.8cm">
            <text:p/>
          </draw:rect>
          <draw:circle draw:style-name="gr132" draw:text-style-name="P24" draw:layer="layout" svg:width="0.1cm" svg:height="0.1cm" svg:x="17.95cm" svg:y="5.85cm">
            <text:p/>
          </draw:circle>
        </draw:g>
        <draw:g draw:style-name="gr25">
          <draw:rect draw:style-name="gr131" draw:text-style-name="P4" draw:layer="layout" svg:width="0.2cm" svg:height="0.2cm" svg:x="17.9cm" svg:y="4.6cm">
            <text:p/>
          </draw:rect>
          <draw:circle draw:style-name="gr132" draw:text-style-name="P24" draw:layer="layout" svg:width="0.1cm" svg:height="0.1cm" svg:x="17.95cm" svg:y="4.65cm">
            <text:p/>
          </draw:circle>
        </draw:g>
        <draw:g draw:style-name="gr25">
          <draw:rect draw:style-name="gr131" draw:text-style-name="P4" draw:layer="layout" svg:width="0.2cm" svg:height="0.2cm" svg:x="17.9cm" svg:y="3.4cm">
            <text:p/>
          </draw:rect>
          <draw:circle draw:style-name="gr132" draw:text-style-name="P24" draw:layer="layout" svg:width="0.1cm" svg:height="0.1cm" svg:x="17.95cm" svg:y="3.45cm">
            <text:p/>
          </draw:circle>
        </draw:g>
        <draw:frame draw:style-name="gr133" draw:text-style-name="P9" draw:layer="layout" svg:width="0.961cm" svg:height="0.569cm" svg:x="3.5cm" svg:y="9.431cm">
          <draw:text-box>
            <text:p><text:span text:style-name="T4">OPR</text:span></text:p>
          </draw:text-box>
        </draw:frame>
        <draw:frame draw:style-name="gr134" draw:text-style-name="P9" draw:layer="layout" svg:width="0.933cm" svg:height="0.569cm" svg:x="4.5cm" svg:y="9.432cm">
          <draw:text-box>
            <text:p><text:span text:style-name="T4">OPA</text:span></text:p>
          </draw:text-box>
        </draw:frame>
        <draw:line draw:style-name="gr135" draw:text-style-name="P4" draw:layer="layout" svg:x1="4cm" svg:y1="9.9cm" svg:x2="4cm" svg:y2="10.3cm">
          <text:p/>
        </draw:line>
        <draw:line draw:style-name="gr120" draw:text-style-name="P4" draw:layer="layout" svg:x1="4.5cm" svg:y1="10.3cm" svg:x2="4cm" svg:y2="10.3cm">
          <text:p/>
        </draw:line>
        <draw:frame draw:style-name="gr136" draw:text-style-name="P23" draw:layer="layout" svg:width="6.585cm" svg:height="1.433cm" svg:x="1.215cm" svg:y="15.501cm">
          <draw:text-box>
            <text:p text:style-name="P19"><text:span text:style-name="T9">(d) State M1: Reads the upper 4 bits of the instruction code (OPR) from the selected ROM chip.</text:span></text:p>
          </draw:text-box>
        </draw:frame>
        <draw:frame draw:style-name="gr137" draw:text-style-name="P9" draw:layer="layout" svg:width="1.478cm" svg:height="0.887cm" svg:x="5.4cm" svg:y="9.4cm">
          <draw:text-box>
            <text:p><text:span text:style-name="T4">Instruction</text:span></text:p>
            <text:p><text:span text:style-name="T4">Code</text:span></text:p>
          </draw:text-box>
        </draw:frame>
        <draw:rect draw:style-name="gr1" draw:text-style-name="P1" draw:layer="layout" svg:width="6cm" svg:height="1.6cm" svg:x="8.5cm" svg:y="9cm">
          <text:p/>
        </draw:rect>
        <draw:rect draw:style-name="gr1" draw:text-style-name="P1" draw:layer="layout" svg:width="2cm" svg:height="1cm" svg:x="8.5cm" svg:y="10.787cm">
          <text:p/>
        </draw:rect>
        <draw:rect draw:style-name="gr1" draw:text-style-name="P1" draw:layer="layout" svg:width="2cm" svg:height="1cm" svg:x="12.5cm" svg:y="10.787cm">
          <text:p/>
        </draw:rect>
        <draw:rect draw:style-name="gr1" draw:text-style-name="P1" draw:layer="layout" svg:width="2cm" svg:height="1cm" svg:x="8.5cm" svg:y="11.986cm">
          <text:p/>
        </draw:rect>
        <draw:rect draw:style-name="gr28" draw:text-style-name="P10" draw:layer="layout" svg:width="2cm" svg:height="1cm" svg:x="8.5cm" svg:y="13.185cm">
          <text:p/>
        </draw:rect>
        <draw:rect draw:style-name="gr1" draw:text-style-name="P1" draw:layer="layout" svg:width="2cm" svg:height="1cm" svg:x="8.5cm" svg:y="14.384cm">
          <text:p/>
        </draw:rect>
        <draw:rect draw:style-name="gr1" draw:text-style-name="P1" draw:layer="layout" svg:width="2cm" svg:height="1cm" svg:x="12.5cm" svg:y="11.986cm">
          <text:p/>
        </draw:rect>
        <draw:rect draw:style-name="gr1" draw:text-style-name="P1" draw:layer="layout" svg:width="2cm" svg:height="1cm" svg:x="12.5cm" svg:y="13.185cm">
          <text:p/>
        </draw:rect>
        <draw:rect draw:style-name="gr1" draw:text-style-name="P1" draw:layer="layout" svg:width="2cm" svg:height="1cm" svg:x="12.5cm" svg:y="14.384cm">
          <text:p/>
        </draw:rect>
        <draw:line draw:style-name="gr114" draw:text-style-name="P4" draw:layer="layout" svg:x1="11.5cm" svg:y1="10.6cm" svg:x2="11.5cm" svg:y2="14.9cm">
          <text:p/>
        </draw:line>
        <draw:line draw:style-name="gr114" draw:text-style-name="P4" draw:layer="layout" svg:x1="10.5cm" svg:y1="11.287cm" svg:x2="12.5cm" svg:y2="11.287cm">
          <text:p/>
        </draw:line>
        <draw:line draw:style-name="gr114" draw:text-style-name="P4" draw:layer="layout" svg:x1="10.5cm" svg:y1="12.486cm" svg:x2="12.5cm" svg:y2="12.486cm">
          <text:p/>
        </draw:line>
        <draw:line draw:style-name="gr114" draw:text-style-name="P4" draw:layer="layout" svg:x1="10.5cm" svg:y1="13.7cm" svg:x2="12.5cm" svg:y2="13.685cm">
          <text:p/>
        </draw:line>
        <draw:line draw:style-name="gr114" draw:text-style-name="P4" draw:layer="layout" svg:x1="10.5cm" svg:y1="14.9cm" svg:x2="12.5cm" svg:y2="14.884cm">
          <text:p/>
        </draw:line>
        <draw:frame draw:style-name="gr115" draw:text-style-name="P18" draw:layer="layout" svg:width="1.937cm" svg:height="1.099cm" svg:x="8.5cm" svg:y="10.8cm">
          <draw:text-box>
            <text:p text:style-name="P6"><text:span text:style-name="T8">ROM 4001</text:span></text:p>
            <text:p text:style-name="P6"><text:span text:style-name="T8">#0</text:span></text:p>
          </draw:text-box>
        </draw:frame>
        <draw:frame draw:style-name="gr115" draw:text-style-name="P18" draw:layer="layout" svg:width="1.937cm" svg:height="1.099cm" svg:x="8.515cm" svg:y="12cm">
          <draw:text-box>
            <text:p text:style-name="P6"><text:span text:style-name="T8">ROM 4001</text:span></text:p>
            <text:p text:style-name="P6"><text:span text:style-name="T8">#1</text:span></text:p>
          </draw:text-box>
        </draw:frame>
        <draw:frame draw:style-name="gr115" draw:text-style-name="P18" draw:layer="layout" svg:width="1.937cm" svg:height="1.099cm" svg:x="8.516cm" svg:y="13.1cm">
          <draw:text-box>
            <text:p text:style-name="P6"><text:span text:style-name="T8">ROM 4001</text:span></text:p>
            <text:p text:style-name="P6"><text:span text:style-name="T8">#2</text:span></text:p>
          </draw:text-box>
        </draw:frame>
        <draw:frame draw:style-name="gr115" draw:text-style-name="P18" draw:layer="layout" svg:width="1.937cm" svg:height="1.099cm" svg:x="8.517cm" svg:y="14.3cm">
          <draw:text-box>
            <text:p text:style-name="P6"><text:span text:style-name="T8">ROM 4001</text:span></text:p>
            <text:p text:style-name="P6"><text:span text:style-name="T8">#3</text:span></text:p>
          </draw:text-box>
        </draw:frame>
        <draw:frame draw:style-name="gr116" draw:text-style-name="P18" draw:layer="layout" svg:width="2.212cm" svg:height="1.099cm" svg:x="12.401cm" svg:y="10.801cm">
          <draw:text-box>
            <text:p text:style-name="P6"><text:span text:style-name="T8">RAM 4002-1</text:span></text:p>
            <text:p text:style-name="P6"><text:span text:style-name="T8">#0 (P0=L)</text:span></text:p>
          </draw:text-box>
        </draw:frame>
        <draw:frame draw:style-name="gr116" draw:text-style-name="P18" draw:layer="layout" svg:width="2.212cm" svg:height="1.099cm" svg:x="12.416cm" svg:y="12.001cm">
          <draw:text-box>
            <text:p text:style-name="P6"><text:span text:style-name="T8">RAM 4002-1</text:span></text:p>
            <text:p text:style-name="P6"><text:span text:style-name="T8">#1 (P0=H)</text:span></text:p>
          </draw:text-box>
        </draw:frame>
        <draw:frame draw:style-name="gr116" draw:text-style-name="P18" draw:layer="layout" svg:width="2.212cm" svg:height="1.099cm" svg:x="12.417cm" svg:y="13.101cm">
          <draw:text-box>
            <text:p text:style-name="P6"><text:span text:style-name="T8">RAM 4002-2</text:span></text:p>
            <text:p text:style-name="P6"><text:span text:style-name="T8">#2 (P0=L)</text:span></text:p>
          </draw:text-box>
        </draw:frame>
        <draw:frame draw:style-name="gr116" draw:text-style-name="P18" draw:layer="layout" svg:width="2.212cm" svg:height="1.099cm" svg:x="12.418cm" svg:y="14.301cm">
          <draw:text-box>
            <text:p text:style-name="P6"><text:span text:style-name="T8">RAM 4002-2</text:span></text:p>
            <text:p text:style-name="P6"><text:span text:style-name="T8">#4 (P0=H)</text:span></text:p>
          </draw:text-box>
        </draw:frame>
        <draw:frame draw:style-name="gr117" draw:text-style-name="P20" draw:layer="layout" svg:width="1.201cm" svg:height="1.099cm" svg:x="8.4cm" svg:y="9.301cm">
          <draw:text-box>
            <text:p text:style-name="P19"><text:span text:style-name="T8">CPU</text:span></text:p>
            <text:p text:style-name="P19"><text:span text:style-name="T8">4004</text:span></text:p>
          </draw:text-box>
        </draw:frame>
        <draw:rect draw:style-name="gr118" draw:text-style-name="P1" draw:layer="layout" svg:width="1cm" svg:height="0.6cm" svg:x="10.5cm" svg:y="9.5cm">
          <text:p/>
        </draw:rect>
        <draw:rect draw:style-name="gr118" draw:text-style-name="P1" draw:layer="layout" svg:width="1cm" svg:height="0.6cm" svg:x="11.5cm" svg:y="9.5cm">
          <text:p/>
        </draw:rect>
        <draw:rect draw:style-name="gr119" draw:text-style-name="P21" draw:layer="layout" svg:width="2cm" svg:height="0.6cm" svg:x="10.5cm" svg:y="9.5cm">
          <text:p/>
        </draw:rect>
        <draw:line draw:style-name="gr120" draw:text-style-name="P4" draw:layer="layout" svg:x1="11.5cm" svg:y1="10.3cm" svg:x2="11.5cm" svg:y2="13.7cm">
          <text:p/>
        </draw:line>
        <draw:line draw:style-name="gr121" draw:text-style-name="P4" draw:layer="layout" svg:x1="10.5cm" svg:y1="13.685cm" svg:x2="11.5cm" svg:y2="13.685cm">
          <text:p/>
        </draw:line>
        <draw:frame draw:style-name="gr133" draw:text-style-name="P9" draw:layer="layout" svg:width="0.961cm" svg:height="0.569cm" svg:x="10.5cm" svg:y="9.431cm">
          <draw:text-box>
            <text:p><text:span text:style-name="T4">OPR</text:span></text:p>
          </draw:text-box>
        </draw:frame>
        <draw:frame draw:style-name="gr134" draw:text-style-name="P9" draw:layer="layout" svg:width="0.933cm" svg:height="0.569cm" svg:x="11.5cm" svg:y="9.432cm">
          <draw:text-box>
            <text:p><text:span text:style-name="T4">OPA</text:span></text:p>
          </draw:text-box>
        </draw:frame>
        <draw:line draw:style-name="gr135" draw:text-style-name="P4" draw:layer="layout" svg:x1="12cm" svg:y1="9.9cm" svg:x2="12cm" svg:y2="10.3cm">
          <text:p/>
        </draw:line>
        <draw:line draw:style-name="gr120" draw:text-style-name="P4" draw:layer="layout" svg:x1="12cm" svg:y1="10.3cm" svg:x2="11.5cm" svg:y2="10.3cm">
          <text:p/>
        </draw:line>
        <draw:frame draw:style-name="gr137" draw:text-style-name="P9" draw:layer="layout" svg:width="1.478cm" svg:height="0.887cm" svg:x="12.366cm" svg:y="9.432cm">
          <draw:text-box>
            <text:p><text:span text:style-name="T4">Instruction</text:span></text:p>
            <text:p><text:span text:style-name="T4">Code</text:span></text:p>
          </draw:text-box>
        </draw:frame>
        <draw:frame draw:style-name="gr138" draw:text-style-name="P23" draw:layer="layout" svg:width="6.585cm" svg:height="1.433cm" svg:x="8.315cm" svg:y="15.502cm">
          <draw:text-box>
            <text:p text:style-name="P19"><text:span text:style-name="T9">(e) State M2: Reads the lower 4 bits of the instruction code (OPA) from the selected ROM chip.</text:span></text:p>
          </draw:text-box>
        </draw:frame>
        <draw:g draw:style-name="gr139">
          <draw:line draw:style-name="gr5" draw:text-style-name="P4" draw:layer="layout" svg:x1="19cm" svg:y1="3.1cm" svg:x2="19cm" svg:y2="7.1cm">
            <text:p/>
          </draw:line>
          <draw:line draw:style-name="gr130" draw:text-style-name="P4" draw:layer="layout" svg:x1="19cm" svg:y1="3.5cm" svg:x2="19.5cm" svg:y2="3.5cm">
            <text:p/>
          </draw:line>
          <draw:line draw:style-name="gr130" draw:text-style-name="P4" draw:layer="layout" svg:x1="19cm" svg:y1="4.7cm" svg:x2="19.5cm" svg:y2="4.7cm">
            <text:p/>
          </draw:line>
          <draw:line draw:style-name="gr130" draw:text-style-name="P4" draw:layer="layout" svg:x1="19cm" svg:y1="5.9cm" svg:x2="19.549cm" svg:y2="5.901cm">
            <text:p/>
          </draw:line>
          <draw:line draw:style-name="gr130" draw:text-style-name="P4" draw:layer="layout" svg:x1="18.998cm" svg:y1="7.102cm" svg:x2="19.498cm" svg:y2="7.102cm">
            <text:p/>
          </draw:line>
          <draw:g draw:style-name="gr25">
            <draw:rect draw:style-name="gr46" draw:text-style-name="P4" draw:layer="layout" svg:width="0.2cm" svg:height="0.2cm" svg:x="18.9cm" svg:y="5.8cm">
              <text:p/>
            </draw:rect>
            <draw:circle draw:style-name="gr140" draw:text-style-name="P24" draw:layer="layout" svg:width="0.1cm" svg:height="0.1cm" svg:x="18.95cm" svg:y="5.85cm">
              <text:p/>
            </draw:circle>
          </draw:g>
          <draw:g draw:style-name="gr25">
            <draw:rect draw:style-name="gr46" draw:text-style-name="P4" draw:layer="layout" svg:width="0.2cm" svg:height="0.2cm" svg:x="18.9cm" svg:y="4.6cm">
              <text:p/>
            </draw:rect>
            <draw:circle draw:style-name="gr140" draw:text-style-name="P24" draw:layer="layout" svg:width="0.1cm" svg:height="0.1cm" svg:x="18.95cm" svg:y="4.65cm">
              <text:p/>
            </draw:circle>
          </draw:g>
          <draw:g draw:style-name="gr25">
            <draw:rect draw:style-name="gr46" draw:text-style-name="P4" draw:layer="layout" svg:width="0.2cm" svg:height="0.2cm" svg:x="18.9cm" svg:y="3.4cm">
              <text:p/>
            </draw:rect>
            <draw:circle draw:style-name="gr140" draw:text-style-name="P24" draw:layer="layout" svg:width="0.1cm" svg:height="0.1cm" svg:x="18.95cm" svg:y="3.45cm">
              <text:p/>
            </draw:circle>
          </draw:g>
        </draw:g>
        <draw:frame draw:style-name="gr128" draw:text-style-name="P17" draw:layer="layout" svg:width="1.395cm" svg:height="0.569cm" draw:transform="rotate (1.5707963267949) translate (18.601cm 7.501cm)">
          <draw:text-box>
            <text:p><text:span text:style-name="T7">CM-RAMx</text:span></text:p>
          </draw:text-box>
        </draw:frame>
        <draw:line draw:style-name="gr141" draw:text-style-name="P4" draw:layer="layout" svg:x1="18.1cm" svg:y1="6.5cm" svg:x2="18.1cm" svg:y2="7.2cm">
          <text:p/>
        </draw:line>
        <draw:line draw:style-name="gr141" draw:text-style-name="P4" draw:layer="layout" svg:x1="18.7cm" svg:y1="6.4cm" svg:x2="18.7cm" svg:y2="7.2cm">
          <text:p/>
        </draw:line>
        <draw:rect draw:style-name="gr119" draw:text-style-name="P21" draw:layer="layout" svg:width="0.7cm" svg:height="0.6cm" svg:x="20.409cm" svg:y="2cm">
          <text:p/>
        </draw:rect>
        <draw:frame draw:style-name="gr142" draw:text-style-name="P9" draw:layer="layout" svg:width="0.925cm" svg:height="0.569cm" svg:x="20.279cm" svg:y="2.032cm">
          <draw:text-box>
            <text:p><text:span text:style-name="T4">DCL</text:span></text:p>
          </draw:text-box>
        </draw:frame>
        <draw:line draw:style-name="gr5" draw:text-style-name="P4" draw:layer="layout" svg:x1="19cm" svg:y1="2.8cm" svg:x2="19cm" svg:y2="3.1cm">
          <text:p/>
        </draw:line>
        <draw:line draw:style-name="gr5" draw:text-style-name="P4" draw:layer="layout" svg:x1="19cm" svg:y1="2.8cm" svg:x2="20.8cm" svg:y2="2.8cm">
          <text:p/>
        </draw:line>
        <draw:line draw:style-name="gr5" draw:text-style-name="P4" draw:layer="layout" svg:x1="20.8cm" svg:y1="2.6cm" svg:x2="20.8cm" svg:y2="2.8cm">
          <text:p/>
        </draw:line>
      </draw:page>
      <draw:page draw:name="page4" draw:style-name="dp1" draw:master-page-name="標準">
        <draw:line draw:style-name="gr120" draw:text-style-name="P4" draw:layer="layout" svg:x1="24.501cm" svg:y1="5.015cm" svg:x2="26.501cm" svg:y2="5cm">
          <text:p/>
        </draw:line>
        <draw:line draw:style-name="gr114" draw:text-style-name="P4" draw:layer="layout" svg:x1="17.501cm" svg:y1="5cm" svg:x2="19.501cm" svg:y2="5cm">
          <text:p/>
        </draw:line>
        <draw:line draw:style-name="gr114" draw:text-style-name="P4" draw:layer="layout" svg:x1="18.501cm" svg:y1="3.1cm" svg:x2="18.501cm" svg:y2="7.4cm">
          <text:p/>
        </draw:line>
        <draw:rect draw:style-name="gr1" draw:text-style-name="P1" draw:layer="layout" svg:width="6cm" svg:height="1.6cm" svg:x="1.501cm" svg:y="1.5cm">
          <text:p/>
        </draw:rect>
        <draw:frame draw:style-name="gr143" draw:text-style-name="P9" draw:layer="layout" svg:width="0.949cm" svg:height="0.569cm" svg:x="3.071cm" svg:y="2.031cm">
          <draw:text-box>
            <text:p><text:span text:style-name="T4">ACC</text:span></text:p>
          </draw:text-box>
        </draw:frame>
        <draw:rect draw:style-name="gr1" draw:text-style-name="P1" draw:layer="layout" svg:width="2cm" svg:height="1cm" svg:x="1.501cm" svg:y="3.287cm">
          <text:p/>
        </draw:rect>
        <draw:rect draw:style-name="gr1" draw:text-style-name="P1" draw:layer="layout" svg:width="2cm" svg:height="1cm" svg:x="5.501cm" svg:y="3.287cm">
          <text:p/>
        </draw:rect>
        <draw:rect draw:style-name="gr1" draw:text-style-name="P1" draw:layer="layout" svg:width="2cm" svg:height="1cm" svg:x="1.501cm" svg:y="4.486cm">
          <text:p/>
        </draw:rect>
        <draw:rect draw:style-name="gr1" draw:text-style-name="P1" draw:layer="layout" svg:width="2cm" svg:height="1cm" svg:x="1.501cm" svg:y="5.685cm">
          <text:p/>
        </draw:rect>
        <draw:rect draw:style-name="gr1" draw:text-style-name="P1" draw:layer="layout" svg:width="2cm" svg:height="1cm" svg:x="1.501cm" svg:y="6.884cm">
          <text:p/>
        </draw:rect>
        <draw:rect draw:style-name="gr1" draw:text-style-name="P1" draw:layer="layout" svg:width="2cm" svg:height="1cm" svg:x="5.501cm" svg:y="4.486cm">
          <text:p/>
        </draw:rect>
        <draw:rect draw:style-name="gr1" draw:text-style-name="P1" draw:layer="layout" svg:width="2cm" svg:height="1cm" svg:x="5.501cm" svg:y="5.685cm">
          <text:p/>
        </draw:rect>
        <draw:rect draw:style-name="gr1" draw:text-style-name="P1" draw:layer="layout" svg:width="2cm" svg:height="1cm" svg:x="5.501cm" svg:y="6.884cm">
          <text:p/>
        </draw:rect>
        <draw:line draw:style-name="gr114" draw:text-style-name="P4" draw:layer="layout" svg:x1="4.501cm" svg:y1="3.1cm" svg:x2="4.501cm" svg:y2="7.4cm">
          <text:p/>
        </draw:line>
        <draw:line draw:style-name="gr114" draw:text-style-name="P4" draw:layer="layout" svg:x1="3.501cm" svg:y1="3.787cm" svg:x2="5.501cm" svg:y2="3.787cm">
          <text:p/>
        </draw:line>
        <draw:line draw:style-name="gr114" draw:text-style-name="P4" draw:layer="layout" svg:x1="3.501cm" svg:y1="4.986cm" svg:x2="5.501cm" svg:y2="4.986cm">
          <text:p/>
        </draw:line>
        <draw:line draw:style-name="gr114" draw:text-style-name="P4" draw:layer="layout" svg:x1="3.501cm" svg:y1="6.185cm" svg:x2="5.501cm" svg:y2="6.185cm">
          <text:p/>
        </draw:line>
        <draw:line draw:style-name="gr114" draw:text-style-name="P4" draw:layer="layout" svg:x1="3.501cm" svg:y1="7.384cm" svg:x2="5.501cm" svg:y2="7.384cm">
          <text:p/>
        </draw:line>
        <draw:frame draw:style-name="gr115" draw:text-style-name="P18" draw:layer="layout" svg:width="1.937cm" svg:height="1.099cm" svg:x="1.501cm" svg:y="3.3cm">
          <draw:text-box>
            <text:p text:style-name="P6"><text:span text:style-name="T8">ROM 4001</text:span></text:p>
            <text:p text:style-name="P6"><text:span text:style-name="T8">#0</text:span></text:p>
          </draw:text-box>
        </draw:frame>
        <draw:frame draw:style-name="gr115" draw:text-style-name="P18" draw:layer="layout" svg:width="1.937cm" svg:height="1.099cm" svg:x="1.516cm" svg:y="4.5cm">
          <draw:text-box>
            <text:p text:style-name="P6"><text:span text:style-name="T8">ROM 4001</text:span></text:p>
            <text:p text:style-name="P6"><text:span text:style-name="T8">#1</text:span></text:p>
          </draw:text-box>
        </draw:frame>
        <draw:frame draw:style-name="gr115" draw:text-style-name="P18" draw:layer="layout" svg:width="1.937cm" svg:height="1.099cm" svg:x="1.517cm" svg:y="5.6cm">
          <draw:text-box>
            <text:p text:style-name="P6"><text:span text:style-name="T8">ROM 4001</text:span></text:p>
            <text:p text:style-name="P6"><text:span text:style-name="T8">#2</text:span></text:p>
          </draw:text-box>
        </draw:frame>
        <draw:frame draw:style-name="gr115" draw:text-style-name="P18" draw:layer="layout" svg:width="1.937cm" svg:height="1.099cm" svg:x="1.518cm" svg:y="6.8cm">
          <draw:text-box>
            <text:p text:style-name="P6"><text:span text:style-name="T8">ROM 4001</text:span></text:p>
            <text:p text:style-name="P6"><text:span text:style-name="T8">#3</text:span></text:p>
          </draw:text-box>
        </draw:frame>
        <draw:frame draw:style-name="gr116" draw:text-style-name="P18" draw:layer="layout" svg:width="2.212cm" svg:height="1.099cm" svg:x="5.402cm" svg:y="3.301cm">
          <draw:text-box>
            <text:p text:style-name="P6"><text:span text:style-name="T8">RAM 4002-1</text:span></text:p>
            <text:p text:style-name="P6"><text:span text:style-name="T8">#0 (P0=L)</text:span></text:p>
          </draw:text-box>
        </draw:frame>
        <draw:frame draw:style-name="gr116" draw:text-style-name="P18" draw:layer="layout" svg:width="2.212cm" svg:height="1.099cm" svg:x="5.417cm" svg:y="4.501cm">
          <draw:text-box>
            <text:p text:style-name="P6"><text:span text:style-name="T8">RAM 4002-1</text:span></text:p>
            <text:p text:style-name="P6"><text:span text:style-name="T8">#1 (P0=H)</text:span></text:p>
          </draw:text-box>
        </draw:frame>
        <draw:frame draw:style-name="gr116" draw:text-style-name="P18" draw:layer="layout" svg:width="2.212cm" svg:height="1.099cm" svg:x="5.418cm" svg:y="5.601cm">
          <draw:text-box>
            <text:p text:style-name="P6"><text:span text:style-name="T8">RAM 4002-2</text:span></text:p>
            <text:p text:style-name="P6"><text:span text:style-name="T8">#2 (P0=L)</text:span></text:p>
          </draw:text-box>
        </draw:frame>
        <draw:frame draw:style-name="gr116" draw:text-style-name="P18" draw:layer="layout" svg:width="2.212cm" svg:height="1.099cm" svg:x="5.419cm" svg:y="6.801cm">
          <draw:text-box>
            <text:p text:style-name="P6"><text:span text:style-name="T8">RAM 4002-2</text:span></text:p>
            <text:p text:style-name="P6"><text:span text:style-name="T8">#3 (P0=H)</text:span></text:p>
          </draw:text-box>
        </draw:frame>
        <draw:frame draw:style-name="gr117" draw:text-style-name="P20" draw:layer="layout" svg:width="1.201cm" svg:height="1.099cm" svg:x="1.401cm" svg:y="1.801cm">
          <draw:text-box>
            <text:p text:style-name="P19"><text:span text:style-name="T8">CPU</text:span></text:p>
            <text:p text:style-name="P19"><text:span text:style-name="T8">4004</text:span></text:p>
          </draw:text-box>
        </draw:frame>
        <draw:rect draw:style-name="gr119" draw:text-style-name="P21" draw:layer="layout" svg:width="1cm" svg:height="0.6cm" svg:x="3.101cm" svg:y="2cm">
          <text:p/>
        </draw:rect>
        <draw:frame draw:style-name="gr144" draw:text-style-name="P23" draw:layer="layout" svg:width="7.036cm" svg:height="1.433cm" svg:x="1.264cm" svg:y="7.901cm">
          <draw:text-box>
            <text:p text:style-name="P19"><text:span text:style-name="T9">(a) State X3 of the DCL instruction: Transfers the lower 3 bits of ACC to the DCL register.</text:span></text:p>
          </draw:text-box>
        </draw:frame>
        <draw:rect draw:style-name="gr1" draw:text-style-name="P1" draw:layer="layout" svg:width="6cm" svg:height="1.6cm" svg:x="8.501cm" svg:y="1.5cm">
          <text:p/>
        </draw:rect>
        <draw:rect draw:style-name="gr145" draw:text-style-name="P15" draw:layer="layout" svg:width="2cm" svg:height="1cm" svg:x="8.501cm" svg:y="3.287cm">
          <text:p/>
        </draw:rect>
        <draw:rect draw:style-name="gr28" draw:text-style-name="P10" draw:layer="layout" svg:width="2cm" svg:height="1cm" svg:x="12.501cm" svg:y="3.287cm">
          <text:p/>
        </draw:rect>
        <draw:rect draw:style-name="gr28" draw:text-style-name="P10" draw:layer="layout" svg:width="2cm" svg:height="1cm" svg:x="8.501cm" svg:y="4.486cm">
          <text:p/>
        </draw:rect>
        <draw:rect draw:style-name="gr1" draw:text-style-name="P1" draw:layer="layout" svg:width="2cm" svg:height="1cm" svg:x="8.501cm" svg:y="5.685cm">
          <text:p/>
        </draw:rect>
        <draw:rect draw:style-name="gr1" draw:text-style-name="P1" draw:layer="layout" svg:width="2cm" svg:height="1cm" svg:x="8.501cm" svg:y="6.884cm">
          <text:p/>
        </draw:rect>
        <draw:rect draw:style-name="gr146" draw:text-style-name="P25" draw:layer="layout" svg:width="2cm" svg:height="1cm" svg:x="12.501cm" svg:y="4.486cm">
          <text:p/>
        </draw:rect>
        <draw:rect draw:style-name="gr1" draw:text-style-name="P1" draw:layer="layout" svg:width="2cm" svg:height="1cm" svg:x="12.501cm" svg:y="5.685cm">
          <text:p/>
        </draw:rect>
        <draw:rect draw:style-name="gr1" draw:text-style-name="P1" draw:layer="layout" svg:width="2cm" svg:height="1cm" svg:x="12.501cm" svg:y="6.884cm">
          <text:p/>
        </draw:rect>
        <draw:line draw:style-name="gr120" draw:text-style-name="P4" draw:layer="layout" svg:x1="11.501cm" svg:y1="3.1cm" svg:x2="11.501cm" svg:y2="7.4cm">
          <text:p/>
        </draw:line>
        <draw:frame draw:style-name="gr115" draw:text-style-name="P18" draw:layer="layout" svg:width="1.937cm" svg:height="1.099cm" svg:x="8.401cm" svg:y="3.3cm">
          <draw:text-box>
            <text:p text:style-name="P6"><text:span text:style-name="T8">ROM 4001</text:span></text:p>
            <text:p text:style-name="P6"><text:span text:style-name="T8">#0</text:span></text:p>
          </draw:text-box>
        </draw:frame>
        <draw:frame draw:style-name="gr115" draw:text-style-name="P18" draw:layer="layout" svg:width="1.937cm" svg:height="1.099cm" svg:x="8.416cm" svg:y="4.5cm">
          <draw:text-box>
            <text:p text:style-name="P6"><text:span text:style-name="T8">ROM 4001</text:span></text:p>
            <text:p text:style-name="P6"><text:span text:style-name="T8">#1</text:span></text:p>
          </draw:text-box>
        </draw:frame>
        <draw:frame draw:style-name="gr147" draw:text-style-name="P26" draw:layer="layout" svg:width="1.937cm" svg:height="1.099cm" svg:x="8.463cm" svg:y="5.7cm">
          <draw:text-box>
            <text:p text:style-name="P6"><text:span text:style-name="T8">ROM 4001</text:span></text:p>
            <text:p text:style-name="P6"><text:span text:style-name="T8">#2</text:span></text:p>
          </draw:text-box>
        </draw:frame>
        <draw:frame draw:style-name="gr147" draw:text-style-name="P26" draw:layer="layout" svg:width="1.937cm" svg:height="1.099cm" svg:x="8.464cm" svg:y="6.9cm">
          <draw:text-box>
            <text:p text:style-name="P6"><text:span text:style-name="T8">ROM 4001</text:span></text:p>
            <text:p text:style-name="P6"><text:span text:style-name="T8">#3</text:span></text:p>
          </draw:text-box>
        </draw:frame>
        <draw:frame draw:style-name="gr116" draw:text-style-name="P18" draw:layer="layout" svg:width="2.212cm" svg:height="1.099cm" svg:x="12.402cm" svg:y="3.301cm">
          <draw:text-box>
            <text:p text:style-name="P6"><text:span text:style-name="T8">RAM 4002-1</text:span></text:p>
            <text:p text:style-name="P6"><text:span text:style-name="T8">#0 (P0=L)</text:span></text:p>
          </draw:text-box>
        </draw:frame>
        <draw:frame draw:style-name="gr116" draw:text-style-name="P18" draw:layer="layout" svg:width="2.212cm" svg:height="1.099cm" svg:x="12.417cm" svg:y="4.501cm">
          <draw:text-box>
            <text:p text:style-name="P6"><text:span text:style-name="T8">RAM 4002-1</text:span></text:p>
            <text:p text:style-name="P6"><text:span text:style-name="T8">#1 (P0=H)</text:span></text:p>
          </draw:text-box>
        </draw:frame>
        <draw:frame draw:style-name="gr116" draw:text-style-name="P18" draw:layer="layout" svg:width="2.212cm" svg:height="1.099cm" svg:x="12.418cm" svg:y="5.601cm">
          <draw:text-box>
            <text:p text:style-name="P6"><text:span text:style-name="T8">RAM 4002-2</text:span></text:p>
            <text:p text:style-name="P6"><text:span text:style-name="T8">#2 (P0=L)</text:span></text:p>
          </draw:text-box>
        </draw:frame>
        <draw:frame draw:style-name="gr116" draw:text-style-name="P18" draw:layer="layout" svg:width="2.212cm" svg:height="1.099cm" svg:x="12.419cm" svg:y="6.801cm">
          <draw:text-box>
            <text:p text:style-name="P6"><text:span text:style-name="T8">RAM 4002-2</text:span></text:p>
            <text:p text:style-name="P6"><text:span text:style-name="T8">#3 (P0=H)</text:span></text:p>
          </draw:text-box>
        </draw:frame>
        <draw:frame draw:style-name="gr117" draw:text-style-name="P20" draw:layer="layout" svg:width="1.201cm" svg:height="1.099cm" svg:x="8.401cm" svg:y="1.801cm">
          <draw:text-box>
            <text:p text:style-name="P19"><text:span text:style-name="T8">CPU</text:span></text:p>
            <text:p text:style-name="P19"><text:span text:style-name="T8">4004</text:span></text:p>
          </draw:text-box>
        </draw:frame>
        <draw:rect draw:style-name="gr118" draw:text-style-name="P1" draw:layer="layout" svg:width="1cm" svg:height="0.6cm" svg:x="10.501cm" svg:y="2cm">
          <text:p/>
        </draw:rect>
        <draw:rect draw:style-name="gr118" draw:text-style-name="P1" draw:layer="layout" svg:width="1cm" svg:height="0.6cm" svg:x="11.501cm" svg:y="2cm">
          <text:p/>
        </draw:rect>
        <draw:rect draw:style-name="gr119" draw:text-style-name="P21" draw:layer="layout" svg:width="2cm" svg:height="0.6cm" svg:x="10.501cm" svg:y="2cm">
          <text:p/>
        </draw:rect>
        <draw:line draw:style-name="gr120" draw:text-style-name="P4" draw:layer="layout" svg:x1="11.501cm" svg:y1="2.8cm" svg:x2="11.501cm" svg:y2="7.4cm">
          <text:p/>
        </draw:line>
        <draw:line draw:style-name="gr121" draw:text-style-name="P4" draw:layer="layout" svg:x1="11.501cm" svg:y1="3.787cm" svg:x2="10.501cm" svg:y2="3.787cm">
          <text:p/>
        </draw:line>
        <draw:line draw:style-name="gr121" draw:text-style-name="P4" draw:layer="layout" svg:x1="11.501cm" svg:y1="4.986cm" svg:x2="10.501cm" svg:y2="4.986cm">
          <text:p/>
        </draw:line>
        <draw:line draw:style-name="gr121" draw:text-style-name="P4" draw:layer="layout" svg:x1="11.501cm" svg:y1="6.185cm" svg:x2="10.501cm" svg:y2="6.185cm">
          <text:p/>
        </draw:line>
        <draw:line draw:style-name="gr121" draw:text-style-name="P4" draw:layer="layout" svg:x1="11.501cm" svg:y1="7.4cm" svg:x2="10.501cm" svg:y2="7.4cm">
          <text:p/>
        </draw:line>
        <draw:rect draw:style-name="gr1" draw:text-style-name="P1" draw:layer="layout" svg:width="6cm" svg:height="1.6cm" svg:x="15.501cm" svg:y="1.5cm">
          <text:p/>
        </draw:rect>
        <draw:rect draw:style-name="gr1" draw:text-style-name="P1" draw:layer="layout" svg:width="2cm" svg:height="1cm" svg:x="15.501cm" svg:y="3.287cm">
          <text:p/>
        </draw:rect>
        <draw:rect draw:style-name="gr28" draw:text-style-name="P10" draw:layer="layout" svg:width="2cm" svg:height="1cm" svg:x="19.501cm" svg:y="3.287cm">
          <text:p/>
        </draw:rect>
        <draw:rect draw:style-name="gr28" draw:text-style-name="P10" draw:layer="layout" svg:width="2cm" svg:height="1cm" svg:x="15.501cm" svg:y="4.486cm">
          <text:p/>
        </draw:rect>
        <draw:rect draw:style-name="gr1" draw:text-style-name="P1" draw:layer="layout" svg:width="2cm" svg:height="1cm" svg:x="15.501cm" svg:y="5.685cm">
          <text:p/>
        </draw:rect>
        <draw:rect draw:style-name="gr1" draw:text-style-name="P1" draw:layer="layout" svg:width="2cm" svg:height="1cm" svg:x="15.501cm" svg:y="6.884cm">
          <text:p/>
        </draw:rect>
        <draw:rect draw:style-name="gr146" draw:text-style-name="P25" draw:layer="layout" svg:width="2cm" svg:height="1cm" svg:x="19.501cm" svg:y="4.486cm">
          <text:p/>
        </draw:rect>
        <draw:rect draw:style-name="gr1" draw:text-style-name="P1" draw:layer="layout" svg:width="2cm" svg:height="1cm" svg:x="19.501cm" svg:y="5.685cm">
          <text:p/>
        </draw:rect>
        <draw:rect draw:style-name="gr1" draw:text-style-name="P1" draw:layer="layout" svg:width="2cm" svg:height="1cm" svg:x="19.501cm" svg:y="6.884cm">
          <text:p/>
        </draw:rect>
        <draw:line draw:style-name="gr114" draw:text-style-name="P4" draw:layer="layout" svg:x1="17.501cm" svg:y1="3.8cm" svg:x2="19.501cm" svg:y2="3.787cm">
          <text:p/>
        </draw:line>
        <draw:line draw:style-name="gr114" draw:text-style-name="P4" draw:layer="layout" svg:x1="17.501cm" svg:y1="6.185cm" svg:x2="19.501cm" svg:y2="6.185cm">
          <text:p/>
        </draw:line>
        <draw:line draw:style-name="gr114" draw:text-style-name="P4" draw:layer="layout" svg:x1="17.501cm" svg:y1="7.384cm" svg:x2="19.501cm" svg:y2="7.384cm">
          <text:p/>
        </draw:line>
        <draw:frame draw:style-name="gr115" draw:text-style-name="P18" draw:layer="layout" svg:width="1.937cm" svg:height="1.099cm" svg:x="15.501cm" svg:y="3.3cm">
          <draw:text-box>
            <text:p text:style-name="P6"><text:span text:style-name="T8">ROM 4001</text:span></text:p>
            <text:p text:style-name="P6"><text:span text:style-name="T8">#0</text:span></text:p>
          </draw:text-box>
        </draw:frame>
        <draw:frame draw:style-name="gr115" draw:text-style-name="P18" draw:layer="layout" svg:width="1.937cm" svg:height="1.099cm" svg:x="15.516cm" svg:y="4.5cm">
          <draw:text-box>
            <text:p text:style-name="P6"><text:span text:style-name="T8">ROM 4001</text:span></text:p>
            <text:p text:style-name="P6"><text:span text:style-name="T8">#1</text:span></text:p>
          </draw:text-box>
        </draw:frame>
        <draw:frame draw:style-name="gr115" draw:text-style-name="P18" draw:layer="layout" svg:width="1.937cm" svg:height="1.099cm" svg:x="15.517cm" svg:y="5.6cm">
          <draw:text-box>
            <text:p text:style-name="P6"><text:span text:style-name="T8">ROM 4001</text:span></text:p>
            <text:p text:style-name="P6"><text:span text:style-name="T8">#2</text:span></text:p>
          </draw:text-box>
        </draw:frame>
        <draw:frame draw:style-name="gr115" draw:text-style-name="P18" draw:layer="layout" svg:width="1.937cm" svg:height="1.099cm" svg:x="15.518cm" svg:y="6.8cm">
          <draw:text-box>
            <text:p text:style-name="P6"><text:span text:style-name="T8">ROM 4001</text:span></text:p>
            <text:p text:style-name="P6"><text:span text:style-name="T8">#3</text:span></text:p>
          </draw:text-box>
        </draw:frame>
        <draw:frame draw:style-name="gr148" draw:text-style-name="P18" draw:layer="layout" svg:width="2.212cm" svg:height="2.199cm" svg:x="19.402cm" svg:y="3.301cm">
          <draw:text-box>
            <text:p text:style-name="P6"><text:span text:style-name="T8">RAM 4002-1</text:span></text:p>
            <text:p text:style-name="P6"><text:span text:style-name="T8">#0 (P0=L)</text:span></text:p>
          </draw:text-box>
        </draw:frame>
        <draw:frame draw:style-name="gr116" draw:text-style-name="P18" draw:layer="layout" svg:width="2.212cm" svg:height="1.099cm" svg:x="19.417cm" svg:y="4.501cm">
          <draw:text-box>
            <text:p text:style-name="P6"><text:span text:style-name="T8">RAM 4002-1</text:span></text:p>
            <text:p text:style-name="P6"><text:span text:style-name="T8">#1 (P0=H)</text:span></text:p>
          </draw:text-box>
        </draw:frame>
        <draw:frame draw:style-name="gr116" draw:text-style-name="P18" draw:layer="layout" svg:width="2.212cm" svg:height="1.099cm" svg:x="19.418cm" svg:y="5.601cm">
          <draw:text-box>
            <text:p text:style-name="P6"><text:span text:style-name="T8">RAM 4002-2</text:span></text:p>
            <text:p text:style-name="P6"><text:span text:style-name="T8">#2 (P0=L)</text:span></text:p>
          </draw:text-box>
        </draw:frame>
        <draw:frame draw:style-name="gr116" draw:text-style-name="P18" draw:layer="layout" svg:width="2.212cm" svg:height="1.099cm" svg:x="19.419cm" svg:y="6.801cm">
          <draw:text-box>
            <text:p text:style-name="P6"><text:span text:style-name="T8">RAM 4002-2</text:span></text:p>
            <text:p text:style-name="P6"><text:span text:style-name="T8">#3 (P0=H)</text:span></text:p>
          </draw:text-box>
        </draw:frame>
        <draw:frame draw:style-name="gr117" draw:text-style-name="P20" draw:layer="layout" svg:width="1.201cm" svg:height="1.099cm" svg:x="15.401cm" svg:y="1.801cm">
          <draw:text-box>
            <text:p text:style-name="P19"><text:span text:style-name="T8">CPU</text:span></text:p>
            <text:p text:style-name="P19"><text:span text:style-name="T8">4004</text:span></text:p>
          </draw:text-box>
        </draw:frame>
        <draw:line draw:style-name="gr120" draw:text-style-name="P4" draw:layer="layout" svg:x1="18.501cm" svg:y1="2.8cm" svg:x2="19.001cm" svg:y2="2.8cm">
          <text:p/>
        </draw:line>
        <draw:line draw:style-name="gr120" draw:text-style-name="P4" draw:layer="layout" svg:x1="18.501cm" svg:y1="2.8cm" svg:x2="18.501cm" svg:y2="5cm">
          <text:p/>
        </draw:line>
        <draw:line draw:style-name="gr121" draw:text-style-name="P4" draw:layer="layout" svg:x1="18.501cm" svg:y1="5cm" svg:x2="17.501cm" svg:y2="5cm">
          <text:p/>
        </draw:line>
        <draw:rect draw:style-name="gr1" draw:text-style-name="P1" draw:layer="layout" svg:width="6cm" svg:height="1.6cm" svg:x="1.5cm" svg:y="11.046cm">
          <text:p/>
        </draw:rect>
        <draw:rect draw:style-name="gr1" draw:text-style-name="P1" draw:layer="layout" svg:width="2cm" svg:height="1cm" svg:x="1.5cm" svg:y="12.833cm">
          <text:p/>
        </draw:rect>
        <draw:rect draw:style-name="gr28" draw:text-style-name="P10" draw:layer="layout" svg:width="2cm" svg:height="1cm" svg:x="5.5cm" svg:y="12.833cm">
          <text:p/>
        </draw:rect>
        <draw:rect draw:style-name="gr1" draw:text-style-name="P1" draw:layer="layout" svg:width="2cm" svg:height="1cm" svg:x="1.5cm" svg:y="14.032cm">
          <text:p/>
        </draw:rect>
        <draw:rect draw:style-name="gr1" draw:text-style-name="P1" draw:layer="layout" svg:width="2cm" svg:height="1cm" svg:x="1.5cm" svg:y="15.231cm">
          <text:p/>
        </draw:rect>
        <draw:rect draw:style-name="gr1" draw:text-style-name="P1" draw:layer="layout" svg:width="2cm" svg:height="1cm" svg:x="1.5cm" svg:y="16.43cm">
          <text:p/>
        </draw:rect>
        <draw:rect draw:style-name="gr1" draw:text-style-name="P1" draw:layer="layout" svg:width="2cm" svg:height="1cm" svg:x="5.5cm" svg:y="14.032cm">
          <text:p/>
        </draw:rect>
        <draw:rect draw:style-name="gr1" draw:text-style-name="P1" draw:layer="layout" svg:width="2cm" svg:height="1cm" svg:x="5.5cm" svg:y="15.231cm">
          <text:p/>
        </draw:rect>
        <draw:rect draw:style-name="gr1" draw:text-style-name="P1" draw:layer="layout" svg:width="2cm" svg:height="1cm" svg:x="5.5cm" svg:y="16.43cm">
          <text:p/>
        </draw:rect>
        <draw:line draw:style-name="gr114" draw:text-style-name="P4" draw:layer="layout" svg:x1="4.5cm" svg:y1="12.646cm" svg:x2="4.5cm" svg:y2="16.946cm">
          <text:p/>
        </draw:line>
        <draw:line draw:style-name="gr114" draw:text-style-name="P4" draw:layer="layout" svg:x1="3.5cm" svg:y1="13.333cm" svg:x2="5.5cm" svg:y2="13.333cm">
          <text:p/>
        </draw:line>
        <draw:line draw:style-name="gr114" draw:text-style-name="P4" draw:layer="layout" svg:x1="3.5cm" svg:y1="14.532cm" svg:x2="5.5cm" svg:y2="14.546cm">
          <text:p/>
        </draw:line>
        <draw:line draw:style-name="gr114" draw:text-style-name="P4" draw:layer="layout" svg:x1="3.5cm" svg:y1="15.746cm" svg:x2="5.5cm" svg:y2="15.731cm">
          <text:p/>
        </draw:line>
        <draw:line draw:style-name="gr114" draw:text-style-name="P4" draw:layer="layout" svg:x1="3.5cm" svg:y1="16.946cm" svg:x2="5.5cm" svg:y2="16.93cm">
          <text:p/>
        </draw:line>
        <draw:frame draw:style-name="gr115" draw:text-style-name="P18" draw:layer="layout" svg:width="1.937cm" svg:height="1.099cm" svg:x="1.5cm" svg:y="12.846cm">
          <draw:text-box>
            <text:p text:style-name="P6"><text:span text:style-name="T8">ROM 4001</text:span></text:p>
            <text:p text:style-name="P6"><text:span text:style-name="T8">#0</text:span></text:p>
          </draw:text-box>
        </draw:frame>
        <draw:frame draw:style-name="gr115" draw:text-style-name="P18" draw:layer="layout" svg:width="1.937cm" svg:height="1.099cm" svg:x="1.515cm" svg:y="14.046cm">
          <draw:text-box>
            <text:p text:style-name="P6"><text:span text:style-name="T8">ROM 4001</text:span></text:p>
            <text:p text:style-name="P6"><text:span text:style-name="T8">#1</text:span></text:p>
          </draw:text-box>
        </draw:frame>
        <draw:frame draw:style-name="gr115" draw:text-style-name="P18" draw:layer="layout" svg:width="1.937cm" svg:height="1.099cm" svg:x="1.516cm" svg:y="15.146cm">
          <draw:text-box>
            <text:p text:style-name="P6"><text:span text:style-name="T8">ROM 4001</text:span></text:p>
            <text:p text:style-name="P6"><text:span text:style-name="T8">#2</text:span></text:p>
          </draw:text-box>
        </draw:frame>
        <draw:frame draw:style-name="gr115" draw:text-style-name="P18" draw:layer="layout" svg:width="1.937cm" svg:height="1.099cm" svg:x="1.517cm" svg:y="16.346cm">
          <draw:text-box>
            <text:p text:style-name="P6"><text:span text:style-name="T8">ROM 4001</text:span></text:p>
            <text:p text:style-name="P6"><text:span text:style-name="T8">#3</text:span></text:p>
          </draw:text-box>
        </draw:frame>
        <draw:frame draw:style-name="gr116" draw:text-style-name="P18" draw:layer="layout" svg:width="2.212cm" svg:height="1.099cm" svg:x="5.401cm" svg:y="12.847cm">
          <draw:text-box>
            <text:p text:style-name="P6"><text:span text:style-name="T8">RAM 4002-1</text:span></text:p>
            <text:p text:style-name="P6"><text:span text:style-name="T8">#0 (P0=L)</text:span></text:p>
          </draw:text-box>
        </draw:frame>
        <draw:frame draw:style-name="gr116" draw:text-style-name="P18" draw:layer="layout" svg:width="2.212cm" svg:height="1.099cm" svg:x="5.416cm" svg:y="14.047cm">
          <draw:text-box>
            <text:p text:style-name="P6"><text:span text:style-name="T8">RAM 4002-1</text:span></text:p>
            <text:p text:style-name="P6"><text:span text:style-name="T8">#1 (P0=H)</text:span></text:p>
          </draw:text-box>
        </draw:frame>
        <draw:frame draw:style-name="gr116" draw:text-style-name="P18" draw:layer="layout" svg:width="2.212cm" svg:height="1.099cm" svg:x="5.417cm" svg:y="15.147cm">
          <draw:text-box>
            <text:p text:style-name="P6"><text:span text:style-name="T8">RAM 4002-2</text:span></text:p>
            <text:p text:style-name="P6"><text:span text:style-name="T8">#2 (P0=L)</text:span></text:p>
          </draw:text-box>
        </draw:frame>
        <draw:frame draw:style-name="gr116" draw:text-style-name="P18" draw:layer="layout" svg:width="2.212cm" svg:height="1.099cm" svg:x="5.418cm" svg:y="16.347cm">
          <draw:text-box>
            <text:p text:style-name="P6"><text:span text:style-name="T8">RAM 4002-2</text:span></text:p>
            <text:p text:style-name="P6"><text:span text:style-name="T8">#3 (P0=H)</text:span></text:p>
          </draw:text-box>
        </draw:frame>
        <draw:frame draw:style-name="gr125" draw:text-style-name="P20" draw:layer="layout" svg:width="1.201cm" svg:height="1.099cm" svg:x="1.4cm" svg:y="11.347cm">
          <draw:text-box>
            <text:p text:style-name="P19"><text:span text:style-name="T8">CPU</text:span></text:p>
            <text:p text:style-name="P19"><text:span text:style-name="T8">4004</text:span></text:p>
          </draw:text-box>
        </draw:frame>
        <draw:rect draw:style-name="gr119" draw:text-style-name="P21" draw:layer="layout" svg:width="1cm" svg:height="0.6cm" svg:x="4cm" svg:y="11.546cm">
          <text:p/>
        </draw:rect>
        <draw:line draw:style-name="gr121" draw:text-style-name="P4" draw:layer="layout" svg:x1="5.5cm" svg:y1="13.346cm" svg:x2="4.5cm" svg:y2="13.346cm">
          <text:p/>
        </draw:line>
        <draw:frame draw:style-name="gr149" draw:text-style-name="P23" draw:layer="layout" svg:width="6.285cm" svg:height="1.433cm" svg:x="15.415cm" svg:y="7.902cm">
          <draw:text-box>
            <text:p text:style-name="P19"><text:span text:style-name="T9">(c) State X3 of the SRC instruction: Sends the lower address bits to the selected ROM/RAM.</text:span></text:p>
          </draw:text-box>
        </draw:frame>
        <draw:line draw:style-name="gr135" draw:text-style-name="P4" draw:layer="layout" svg:x1="4.5cm" svg:y1="12.046cm" svg:x2="4.5cm" svg:y2="13.346cm">
          <text:p/>
        </draw:line>
        <draw:frame draw:style-name="gr150" draw:text-style-name="P23" draw:layer="layout" svg:width="9.896cm" svg:height="0.675cm" svg:x="8.716cm" svg:y="19cm">
          <draw:text-box>
            <text:p text:style-name="P27"><text:span text:style-name="T9">(f) Instruction sequence for data read operations by the CPU</text:span></text:p>
          </draw:text-box>
        </draw:frame>
        <draw:frame draw:style-name="gr44" draw:text-style-name="P9" draw:layer="layout" svg:width="0.949cm" svg:height="0.569cm" svg:x="4.07cm" svg:y="11.577cm">
          <draw:text-box>
            <text:p><text:span text:style-name="T4">ACC</text:span></text:p>
          </draw:text-box>
        </draw:frame>
        <draw:rect draw:style-name="gr1" draw:text-style-name="P1" draw:layer="layout" svg:width="6cm" svg:height="1.6cm" svg:x="22.501cm" svg:y="1.5cm">
          <text:p/>
        </draw:rect>
        <draw:rect draw:style-name="gr1" draw:text-style-name="P1" draw:layer="layout" svg:width="2cm" svg:height="1cm" svg:x="22.501cm" svg:y="3.287cm">
          <text:p/>
        </draw:rect>
        <draw:rect draw:style-name="gr28" draw:text-style-name="P10" draw:layer="layout" svg:width="2cm" svg:height="1cm" svg:x="26.501cm" svg:y="3.287cm">
          <text:p/>
        </draw:rect>
        <draw:rect draw:style-name="gr28" draw:text-style-name="P10" draw:layer="layout" svg:width="2cm" svg:height="1cm" svg:x="22.501cm" svg:y="4.486cm">
          <text:p/>
        </draw:rect>
        <draw:rect draw:style-name="gr1" draw:text-style-name="P1" draw:layer="layout" svg:width="2cm" svg:height="1cm" svg:x="22.501cm" svg:y="5.685cm">
          <text:p/>
        </draw:rect>
        <draw:rect draw:style-name="gr1" draw:text-style-name="P1" draw:layer="layout" svg:width="2cm" svg:height="1cm" svg:x="22.501cm" svg:y="6.884cm">
          <text:p/>
        </draw:rect>
        <draw:rect draw:style-name="gr1" draw:text-style-name="P1" draw:layer="layout" svg:width="2cm" svg:height="1cm" svg:x="26.501cm" svg:y="4.486cm">
          <text:p/>
        </draw:rect>
        <draw:rect draw:style-name="gr1" draw:text-style-name="P1" draw:layer="layout" svg:width="2cm" svg:height="1cm" svg:x="26.501cm" svg:y="5.685cm">
          <text:p/>
        </draw:rect>
        <draw:rect draw:style-name="gr1" draw:text-style-name="P1" draw:layer="layout" svg:width="2cm" svg:height="1cm" svg:x="26.501cm" svg:y="6.884cm">
          <text:p/>
        </draw:rect>
        <draw:line draw:style-name="gr120" draw:text-style-name="P4" draw:layer="layout" svg:x1="25.501cm" svg:y1="3.1cm" svg:x2="25.501cm" svg:y2="7.4cm">
          <text:p/>
        </draw:line>
        <draw:line draw:style-name="gr120" draw:text-style-name="P4" draw:layer="layout" svg:x1="25.501cm" svg:y1="3.8cm" svg:x2="26.501cm" svg:y2="3.787cm">
          <text:p/>
        </draw:line>
        <draw:line draw:style-name="gr120" draw:text-style-name="P4" draw:layer="layout" svg:x1="24.501cm" svg:y1="6.2cm" svg:x2="26.501cm" svg:y2="6.185cm">
          <text:p/>
        </draw:line>
        <draw:line draw:style-name="gr120" draw:text-style-name="P4" draw:layer="layout" svg:x1="24.501cm" svg:y1="7.4cm" svg:x2="26.501cm" svg:y2="7.384cm">
          <text:p/>
        </draw:line>
        <draw:frame draw:style-name="gr115" draw:text-style-name="P18" draw:layer="layout" svg:width="1.937cm" svg:height="1.099cm" svg:x="22.501cm" svg:y="3.3cm">
          <draw:text-box>
            <text:p text:style-name="P6"><text:span text:style-name="T8">ROM 4001</text:span></text:p>
            <text:p text:style-name="P6"><text:span text:style-name="T8">#0</text:span></text:p>
          </draw:text-box>
        </draw:frame>
        <draw:frame draw:style-name="gr115" draw:text-style-name="P18" draw:layer="layout" svg:width="1.937cm" svg:height="1.099cm" svg:x="22.516cm" svg:y="4.5cm">
          <draw:text-box>
            <text:p text:style-name="P6"><text:span text:style-name="T8">ROM 4001</text:span></text:p>
            <text:p text:style-name="P6"><text:span text:style-name="T8">#1</text:span></text:p>
          </draw:text-box>
        </draw:frame>
        <draw:frame draw:style-name="gr115" draw:text-style-name="P18" draw:layer="layout" svg:width="1.937cm" svg:height="1.099cm" svg:x="22.517cm" svg:y="5.6cm">
          <draw:text-box>
            <text:p text:style-name="P6"><text:span text:style-name="T8">ROM 4001</text:span></text:p>
            <text:p text:style-name="P6"><text:span text:style-name="T8">#2</text:span></text:p>
          </draw:text-box>
        </draw:frame>
        <draw:frame draw:style-name="gr115" draw:text-style-name="P18" draw:layer="layout" svg:width="1.937cm" svg:height="1.099cm" svg:x="22.518cm" svg:y="6.8cm">
          <draw:text-box>
            <text:p text:style-name="P6"><text:span text:style-name="T8">ROM 4001</text:span></text:p>
            <text:p text:style-name="P6"><text:span text:style-name="T8">#3</text:span></text:p>
          </draw:text-box>
        </draw:frame>
        <draw:frame draw:style-name="gr116" draw:text-style-name="P18" draw:layer="layout" svg:width="2.212cm" svg:height="1.099cm" svg:x="26.402cm" svg:y="3.301cm">
          <draw:text-box>
            <text:p text:style-name="P6"><text:span text:style-name="T8">RAM 4002-1</text:span></text:p>
            <text:p text:style-name="P6"><text:span text:style-name="T8">#0 (P0=L)</text:span></text:p>
          </draw:text-box>
        </draw:frame>
        <draw:frame draw:style-name="gr116" draw:text-style-name="P18" draw:layer="layout" svg:width="2.212cm" svg:height="1.099cm" svg:x="26.417cm" svg:y="4.501cm">
          <draw:text-box>
            <text:p text:style-name="P6"><text:span text:style-name="T8">RAM 4002-1</text:span></text:p>
            <text:p text:style-name="P6"><text:span text:style-name="T8">#1 (P0=H)</text:span></text:p>
          </draw:text-box>
        </draw:frame>
        <draw:frame draw:style-name="gr116" draw:text-style-name="P18" draw:layer="layout" svg:width="2.212cm" svg:height="1.099cm" svg:x="26.418cm" svg:y="5.601cm">
          <draw:text-box>
            <text:p text:style-name="P6"><text:span text:style-name="T8">RAM 4002-2</text:span></text:p>
            <text:p text:style-name="P6"><text:span text:style-name="T8">#2 (P0=L)</text:span></text:p>
          </draw:text-box>
        </draw:frame>
        <draw:frame draw:style-name="gr116" draw:text-style-name="P18" draw:layer="layout" svg:width="2.212cm" svg:height="1.099cm" svg:x="26.419cm" svg:y="6.801cm">
          <draw:text-box>
            <text:p text:style-name="P6"><text:span text:style-name="T8">RAM 4002-2</text:span></text:p>
            <text:p text:style-name="P6"><text:span text:style-name="T8">#3 (P0=H)</text:span></text:p>
          </draw:text-box>
        </draw:frame>
        <draw:frame draw:style-name="gr117" draw:text-style-name="P20" draw:layer="layout" svg:width="1.201cm" svg:height="1.099cm" svg:x="22.401cm" svg:y="1.801cm">
          <draw:text-box>
            <text:p text:style-name="P19"><text:span text:style-name="T8">CPU</text:span></text:p>
            <text:p text:style-name="P19"><text:span text:style-name="T8">4004</text:span></text:p>
          </draw:text-box>
        </draw:frame>
        <draw:rect draw:style-name="gr118" draw:text-style-name="P1" draw:layer="layout" svg:width="1cm" svg:height="0.6cm" svg:x="24.501cm" svg:y="2cm">
          <text:p/>
        </draw:rect>
        <draw:rect draw:style-name="gr118" draw:text-style-name="P1" draw:layer="layout" svg:width="1cm" svg:height="0.6cm" svg:x="25.501cm" svg:y="2cm">
          <text:p/>
        </draw:rect>
        <draw:rect draw:style-name="gr119" draw:text-style-name="P21" draw:layer="layout" svg:width="2cm" svg:height="0.6cm" svg:x="24.501cm" svg:y="2cm">
          <text:p/>
        </draw:rect>
        <draw:line draw:style-name="gr120" draw:text-style-name="P4" draw:layer="layout" svg:x1="25.501cm" svg:y1="2.8cm" svg:x2="25.501cm" svg:y2="5cm">
          <text:p/>
        </draw:line>
        <draw:line draw:style-name="gr121" draw:text-style-name="P4" draw:layer="layout" svg:x1="24.501cm" svg:y1="3.8cm" svg:x2="25.501cm" svg:y2="3.8cm">
          <text:p/>
        </draw:line>
        <draw:frame draw:style-name="gr133" draw:text-style-name="P9" draw:layer="layout" svg:width="0.961cm" svg:height="0.569cm" svg:x="24.501cm" svg:y="2.031cm">
          <draw:text-box>
            <text:p><text:span text:style-name="T4">OPR</text:span></text:p>
          </draw:text-box>
        </draw:frame>
        <draw:frame draw:style-name="gr134" draw:text-style-name="P9" draw:layer="layout" svg:width="0.933cm" svg:height="0.569cm" svg:x="25.501cm" svg:y="2.032cm">
          <draw:text-box>
            <text:p><text:span text:style-name="T4">OPA</text:span></text:p>
          </draw:text-box>
        </draw:frame>
        <draw:line draw:style-name="gr135" draw:text-style-name="P4" draw:layer="layout" svg:x1="26.001cm" svg:y1="2.4cm" svg:x2="26.001cm" svg:y2="2.8cm">
          <text:p/>
        </draw:line>
        <draw:line draw:style-name="gr120" draw:text-style-name="P4" draw:layer="layout" svg:x1="26.001cm" svg:y1="2.8cm" svg:x2="25.501cm" svg:y2="2.8cm">
          <text:p/>
        </draw:line>
        <draw:frame draw:style-name="gr151" draw:text-style-name="P9" draw:layer="layout" svg:width="1.137cm" svg:height="0.887cm" svg:x="23.567cm" svg:y="1.932cm">
          <draw:text-box>
            <text:p><text:span text:style-name="T4">Instr.</text:span></text:p>
            <text:p><text:span text:style-name="T4">Code</text:span></text:p>
          </draw:text-box>
        </draw:frame>
        <draw:rect draw:style-name="gr119" draw:text-style-name="P21" draw:layer="layout" svg:width="0.7cm" svg:height="0.6cm" svg:x="4.901cm" svg:y="2cm">
          <text:p/>
        </draw:rect>
        <draw:line draw:style-name="gr121" draw:text-style-name="P4" draw:layer="layout" svg:x1="4.101cm" svg:y1="2.3cm" svg:x2="4.901cm" svg:y2="2.3cm">
          <text:p/>
        </draw:line>
        <draw:frame draw:style-name="gr142" draw:text-style-name="P9" draw:layer="layout" svg:width="0.925cm" svg:height="0.569cm" svg:x="4.771cm" svg:y="2.032cm">
          <draw:text-box>
            <text:p><text:span text:style-name="T4">DCL</text:span></text:p>
          </draw:text-box>
        </draw:frame>
        <draw:frame draw:style-name="gr152" draw:text-style-name="P9" draw:layer="layout" svg:width="1.086cm" svg:height="0.569cm" svg:x="9.601cm" svg:y="2.031cm">
          <draw:text-box>
            <text:p><text:span text:style-name="T4">RP[p]</text:span></text:p>
          </draw:text-box>
        </draw:frame>
        <draw:line draw:style-name="gr120" draw:text-style-name="P4" draw:layer="layout" svg:x1="11.501cm" svg:y1="2.8cm" svg:x2="11.001cm" svg:y2="2.8cm">
          <text:p/>
        </draw:line>
        <draw:line draw:style-name="gr120" draw:text-style-name="P4" draw:layer="layout" svg:x1="11.001cm" svg:y1="2.5cm" svg:x2="11.001cm" svg:y2="2.8cm">
          <text:p/>
        </draw:line>
        <draw:frame draw:style-name="gr153" draw:text-style-name="P9" draw:layer="layout" svg:width="0.963cm" svg:height="0.569cm" svg:x="10.515cm" svg:y="2.032cm">
          <draw:text-box>
            <text:p><text:span text:style-name="T4">R[n]</text:span></text:p>
          </draw:text-box>
        </draw:frame>
        <draw:frame draw:style-name="gr154" draw:text-style-name="P9" draw:layer="layout" svg:width="1.264cm" svg:height="0.569cm" svg:x="11.316cm" svg:y="2.033cm">
          <draw:text-box>
            <text:p><text:span text:style-name="T4">R[n+1]</text:span></text:p>
          </draw:text-box>
        </draw:frame>
        <draw:g draw:style-name="gr139">
          <draw:line draw:style-name="gr5" draw:text-style-name="P4" draw:layer="layout" svg:x1="12.001cm" svg:y1="3.1cm" svg:x2="12.001cm" svg:y2="7.1cm">
            <text:p/>
          </draw:line>
          <draw:line draw:style-name="gr130" draw:text-style-name="P4" draw:layer="layout" svg:x1="12.001cm" svg:y1="3.5cm" svg:x2="12.501cm" svg:y2="3.5cm">
            <text:p/>
          </draw:line>
          <draw:line draw:style-name="gr130" draw:text-style-name="P4" draw:layer="layout" svg:x1="12.001cm" svg:y1="4.7cm" svg:x2="12.501cm" svg:y2="4.7cm">
            <text:p/>
          </draw:line>
          <draw:line draw:style-name="gr130" draw:text-style-name="P4" draw:layer="layout" svg:x1="12.001cm" svg:y1="5.9cm" svg:x2="12.55cm" svg:y2="5.901cm">
            <text:p/>
          </draw:line>
          <draw:line draw:style-name="gr130" draw:text-style-name="P4" draw:layer="layout" svg:x1="11.999cm" svg:y1="7.102cm" svg:x2="12.499cm" svg:y2="7.102cm">
            <text:p/>
          </draw:line>
          <draw:g draw:style-name="gr25">
            <draw:rect draw:style-name="gr46" draw:text-style-name="P4" draw:layer="layout" svg:width="0.2cm" svg:height="0.2cm" svg:x="11.901cm" svg:y="5.8cm">
              <text:p/>
            </draw:rect>
            <draw:circle draw:style-name="gr140" draw:text-style-name="P24" draw:layer="layout" svg:width="0.1cm" svg:height="0.1cm" svg:x="11.951cm" svg:y="5.85cm">
              <text:p/>
            </draw:circle>
          </draw:g>
          <draw:g draw:style-name="gr25">
            <draw:rect draw:style-name="gr46" draw:text-style-name="P4" draw:layer="layout" svg:width="0.2cm" svg:height="0.2cm" svg:x="11.901cm" svg:y="4.6cm">
              <text:p/>
            </draw:rect>
            <draw:circle draw:style-name="gr140" draw:text-style-name="P24" draw:layer="layout" svg:width="0.1cm" svg:height="0.1cm" svg:x="11.951cm" svg:y="4.65cm">
              <text:p/>
            </draw:circle>
          </draw:g>
          <draw:g draw:style-name="gr25">
            <draw:rect draw:style-name="gr46" draw:text-style-name="P4" draw:layer="layout" svg:width="0.2cm" svg:height="0.2cm" svg:x="11.901cm" svg:y="3.4cm">
              <text:p/>
            </draw:rect>
            <draw:circle draw:style-name="gr140" draw:text-style-name="P24" draw:layer="layout" svg:width="0.1cm" svg:height="0.1cm" svg:x="11.951cm" svg:y="3.45cm">
              <text:p/>
            </draw:circle>
          </draw:g>
        </draw:g>
        <draw:g draw:style-name="gr139">
          <draw:line draw:style-name="gr5" draw:text-style-name="P4" draw:layer="layout" svg:x1="11.001cm" svg:y1="3.098cm" svg:x2="11.001cm" svg:y2="7.098cm">
            <text:p/>
          </draw:line>
          <draw:line draw:style-name="gr130" draw:text-style-name="P4" draw:layer="layout" svg:x1="11.001cm" svg:y1="3.498cm" svg:x2="10.501cm" svg:y2="3.498cm">
            <text:p/>
          </draw:line>
          <draw:line draw:style-name="gr130" draw:text-style-name="P4" draw:layer="layout" svg:x1="11.001cm" svg:y1="4.698cm" svg:x2="10.501cm" svg:y2="4.698cm">
            <text:p/>
          </draw:line>
          <draw:line draw:style-name="gr130" draw:text-style-name="P4" draw:layer="layout" svg:x1="11.001cm" svg:y1="5.898cm" svg:x2="10.452cm" svg:y2="5.899cm">
            <text:p/>
          </draw:line>
          <draw:line draw:style-name="gr130" draw:text-style-name="P4" draw:layer="layout" svg:x1="11.003cm" svg:y1="7.1cm" svg:x2="10.503cm" svg:y2="7.1cm">
            <text:p/>
          </draw:line>
          <draw:g draw:style-name="gr25">
            <draw:rect draw:style-name="gr46" draw:text-style-name="P4" draw:layer="layout" svg:width="0.2cm" svg:height="0.2cm" svg:x="10.901cm" svg:y="5.798cm">
              <text:p/>
            </draw:rect>
            <draw:circle draw:style-name="gr140" draw:text-style-name="P24" draw:layer="layout" svg:width="0.1cm" svg:height="0.1cm" svg:x="10.951cm" svg:y="5.848cm">
              <text:p/>
            </draw:circle>
          </draw:g>
          <draw:g draw:style-name="gr25">
            <draw:rect draw:style-name="gr46" draw:text-style-name="P4" draw:layer="layout" svg:width="0.2cm" svg:height="0.2cm" svg:x="10.901cm" svg:y="4.598cm">
              <text:p/>
            </draw:rect>
            <draw:circle draw:style-name="gr140" draw:text-style-name="P24" draw:layer="layout" svg:width="0.1cm" svg:height="0.1cm" svg:x="10.951cm" svg:y="4.648cm">
              <text:p/>
            </draw:circle>
          </draw:g>
          <draw:g draw:style-name="gr25">
            <draw:rect draw:style-name="gr46" draw:text-style-name="P4" draw:layer="layout" svg:width="0.2cm" svg:height="0.2cm" svg:x="10.901cm" svg:y="3.398cm">
              <text:p/>
            </draw:rect>
            <draw:circle draw:style-name="gr140" draw:text-style-name="P24" draw:layer="layout" svg:width="0.1cm" svg:height="0.1cm" svg:x="10.951cm" svg:y="3.448cm">
              <text:p/>
            </draw:circle>
          </draw:g>
        </draw:g>
        <draw:frame draw:style-name="gr128" draw:text-style-name="P28" draw:layer="layout" svg:width="1.395cm" svg:height="0.569cm" draw:transform="rotate (1.5707963267949) translate (11.032cm 7.401cm)">
          <draw:text-box>
            <text:p><text:span text:style-name="T12">CM-ROM</text:span></text:p>
          </draw:text-box>
        </draw:frame>
        <draw:frame draw:style-name="gr128" draw:text-style-name="P28" draw:layer="layout" svg:width="1.395cm" svg:height="0.569cm" draw:transform="rotate (1.5707963267949) translate (11.633cm 7.402cm)">
          <draw:text-box>
            <text:p><text:span text:style-name="T12">CM-RAMx</text:span></text:p>
          </draw:text-box>
        </draw:frame>
        <draw:line draw:style-name="gr121" draw:text-style-name="P4" draw:layer="layout" svg:x1="11.501cm" svg:y1="3.803cm" svg:x2="12.501cm" svg:y2="3.803cm">
          <text:p/>
        </draw:line>
        <draw:line draw:style-name="gr121" draw:text-style-name="P4" draw:layer="layout" svg:x1="11.501cm" svg:y1="5.002cm" svg:x2="12.501cm" svg:y2="5.002cm">
          <text:p/>
        </draw:line>
        <draw:line draw:style-name="gr121" draw:text-style-name="P4" draw:layer="layout" svg:x1="11.501cm" svg:y1="6.201cm" svg:x2="12.501cm" svg:y2="6.201cm">
          <text:p/>
        </draw:line>
        <draw:line draw:style-name="gr121" draw:text-style-name="P4" draw:layer="layout" svg:x1="11.501cm" svg:y1="7.4cm" svg:x2="12.501cm" svg:y2="7.4cm">
          <text:p/>
        </draw:line>
        <draw:rect draw:style-name="gr119" draw:text-style-name="P21" draw:layer="layout" svg:width="0.7cm" svg:height="0.6cm" svg:x="13.01cm" svg:y="2cm">
          <text:p/>
        </draw:rect>
        <draw:frame draw:style-name="gr142" draw:text-style-name="P9" draw:layer="layout" svg:width="0.925cm" svg:height="0.569cm" svg:x="12.88cm" svg:y="2.032cm">
          <draw:text-box>
            <text:p><text:span text:style-name="T4">DCL</text:span></text:p>
          </draw:text-box>
        </draw:frame>
        <draw:line draw:style-name="gr5" draw:text-style-name="P4" draw:layer="layout" svg:x1="12.001cm" svg:y1="2.9cm" svg:x2="12.001cm" svg:y2="3.1cm">
          <text:p/>
        </draw:line>
        <draw:line draw:style-name="gr5" draw:text-style-name="P4" draw:layer="layout" svg:x1="13.301cm" svg:y1="2.9cm" svg:x2="12.001cm" svg:y2="2.9cm">
          <text:p/>
        </draw:line>
        <draw:line draw:style-name="gr5" draw:text-style-name="P4" draw:layer="layout" svg:x1="13.301cm" svg:y1="2.9cm" svg:x2="13.301cm" svg:y2="2.6cm">
          <text:p/>
        </draw:line>
        <draw:rect draw:style-name="gr118" draw:text-style-name="P1" draw:layer="layout" svg:width="1cm" svg:height="0.6cm" svg:x="17.522cm" svg:y="1.998cm">
          <text:p/>
        </draw:rect>
        <draw:rect draw:style-name="gr118" draw:text-style-name="P1" draw:layer="layout" svg:width="1cm" svg:height="0.6cm" svg:x="18.522cm" svg:y="1.998cm">
          <text:p/>
        </draw:rect>
        <draw:rect draw:style-name="gr119" draw:text-style-name="P21" draw:layer="layout" svg:width="2cm" svg:height="0.6cm" svg:x="17.522cm" svg:y="1.998cm">
          <text:p/>
        </draw:rect>
        <draw:frame draw:style-name="gr152" draw:text-style-name="P9" draw:layer="layout" svg:width="1.086cm" svg:height="0.569cm" svg:x="16.622cm" svg:y="2.029cm">
          <draw:text-box>
            <text:p><text:span text:style-name="T4">RP[p]</text:span></text:p>
          </draw:text-box>
        </draw:frame>
        <draw:frame draw:style-name="gr153" draw:text-style-name="P9" draw:layer="layout" svg:width="0.963cm" svg:height="0.569cm" svg:x="17.536cm" svg:y="2.03cm">
          <draw:text-box>
            <text:p><text:span text:style-name="T4">R[n]</text:span></text:p>
          </draw:text-box>
        </draw:frame>
        <draw:frame draw:style-name="gr154" draw:text-style-name="P9" draw:layer="layout" svg:width="1.264cm" svg:height="0.569cm" svg:x="18.337cm" svg:y="2.031cm">
          <draw:text-box>
            <text:p><text:span text:style-name="T4">R[n+1]</text:span></text:p>
          </draw:text-box>
        </draw:frame>
        <draw:line draw:style-name="gr120" draw:text-style-name="P4" draw:layer="layout" svg:x1="19.001cm" svg:y1="2.5cm" svg:x2="19.001cm" svg:y2="2.8cm">
          <text:p/>
        </draw:line>
        <draw:line draw:style-name="gr121" draw:text-style-name="P4" draw:layer="layout" svg:x1="18.501cm" svg:y1="3.8cm" svg:x2="19.501cm" svg:y2="3.8cm">
          <text:p/>
        </draw:line>
        <draw:line draw:style-name="gr121" draw:text-style-name="P4" draw:layer="layout" svg:x1="25.501cm" svg:y1="5cm" svg:x2="24.501cm" svg:y2="5cm">
          <text:p/>
        </draw:line>
        <draw:line draw:style-name="gr121" draw:text-style-name="P4" draw:layer="layout" svg:x1="25.501cm" svg:y1="3.8cm" svg:x2="26.501cm" svg:y2="3.8cm">
          <text:p/>
        </draw:line>
        <draw:frame draw:style-name="gr155" draw:text-style-name="P23" draw:layer="layout" svg:width="7.299cm" svg:height="2.71cm" svg:x="22.301cm" svg:y="7.89cm">
          <draw:text-box>
            <text:p text:style-name="P19"><text:span text:style-name="T13">(d) State M2 of RD-type instructions: Asserts </text:span><text:span text:style-name="T14">CM-ROM</text:span><text:span text:style-name="T13"> or </text:span><text:span text:style-name="T14">CM_RAMx</text:span><text:span text:style-name="T9"> when fetching the lower 4 bits (OPA) of the instruction code. The selected ROM/RAM monitors OPA to determine whether to perform a read or remain idle.</text:span></text:p>
          </draw:text-box>
        </draw:frame>
        <draw:rect draw:style-name="gr119" draw:text-style-name="P21" draw:layer="layout" svg:width="0.7cm" svg:height="0.6cm" svg:x="27.031cm" svg:y="2cm">
          <text:p/>
        </draw:rect>
        <draw:frame draw:style-name="gr142" draw:text-style-name="P9" draw:layer="layout" svg:width="0.925cm" svg:height="0.569cm" svg:x="26.901cm" svg:y="2.032cm">
          <draw:text-box>
            <text:p><text:span text:style-name="T4">DCL</text:span></text:p>
          </draw:text-box>
        </draw:frame>
        <draw:line draw:style-name="gr5" draw:text-style-name="P4" draw:layer="layout" svg:x1="27.322cm" svg:y1="2.9cm" svg:x2="27.322cm" svg:y2="2.6cm">
          <text:p/>
        </draw:line>
        <draw:g draw:style-name="gr139">
          <draw:line draw:style-name="gr5" draw:text-style-name="P4" draw:layer="layout" svg:x1="26.001cm" svg:y1="3.1cm" svg:x2="26.001cm" svg:y2="7.1cm">
            <text:p/>
          </draw:line>
          <draw:line draw:style-name="gr130" draw:text-style-name="P4" draw:layer="layout" svg:x1="26.001cm" svg:y1="3.5cm" svg:x2="26.501cm" svg:y2="3.5cm">
            <text:p/>
          </draw:line>
          <draw:line draw:style-name="gr130" draw:text-style-name="P4" draw:layer="layout" svg:x1="26.001cm" svg:y1="4.7cm" svg:x2="26.501cm" svg:y2="4.7cm">
            <text:p/>
          </draw:line>
          <draw:line draw:style-name="gr130" draw:text-style-name="P4" draw:layer="layout" svg:x1="26.001cm" svg:y1="5.9cm" svg:x2="26.55cm" svg:y2="5.901cm">
            <text:p/>
          </draw:line>
          <draw:line draw:style-name="gr130" draw:text-style-name="P4" draw:layer="layout" svg:x1="25.999cm" svg:y1="7.102cm" svg:x2="26.499cm" svg:y2="7.102cm">
            <text:p/>
          </draw:line>
          <draw:g draw:style-name="gr25">
            <draw:rect draw:style-name="gr46" draw:text-style-name="P4" draw:layer="layout" svg:width="0.2cm" svg:height="0.2cm" svg:x="25.901cm" svg:y="5.8cm">
              <text:p/>
            </draw:rect>
            <draw:circle draw:style-name="gr140" draw:text-style-name="P24" draw:layer="layout" svg:width="0.1cm" svg:height="0.1cm" svg:x="25.951cm" svg:y="5.85cm">
              <text:p/>
            </draw:circle>
          </draw:g>
          <draw:g draw:style-name="gr25">
            <draw:rect draw:style-name="gr46" draw:text-style-name="P4" draw:layer="layout" svg:width="0.2cm" svg:height="0.2cm" svg:x="25.901cm" svg:y="4.6cm">
              <text:p/>
            </draw:rect>
            <draw:circle draw:style-name="gr140" draw:text-style-name="P24" draw:layer="layout" svg:width="0.1cm" svg:height="0.1cm" svg:x="25.951cm" svg:y="4.65cm">
              <text:p/>
            </draw:circle>
          </draw:g>
          <draw:g draw:style-name="gr25">
            <draw:rect draw:style-name="gr46" draw:text-style-name="P4" draw:layer="layout" svg:width="0.2cm" svg:height="0.2cm" svg:x="25.901cm" svg:y="3.4cm">
              <text:p/>
            </draw:rect>
            <draw:circle draw:style-name="gr140" draw:text-style-name="P24" draw:layer="layout" svg:width="0.1cm" svg:height="0.1cm" svg:x="25.951cm" svg:y="3.45cm">
              <text:p/>
            </draw:circle>
          </draw:g>
        </draw:g>
        <draw:g draw:style-name="gr139">
          <draw:line draw:style-name="gr5" draw:text-style-name="P4" draw:layer="layout" svg:x1="25.001cm" svg:y1="3.1cm" svg:x2="25.001cm" svg:y2="7.1cm">
            <text:p/>
          </draw:line>
          <draw:line draw:style-name="gr130" draw:text-style-name="P4" draw:layer="layout" svg:x1="25.001cm" svg:y1="3.5cm" svg:x2="24.501cm" svg:y2="3.5cm">
            <text:p/>
          </draw:line>
          <draw:line draw:style-name="gr130" draw:text-style-name="P4" draw:layer="layout" svg:x1="25.001cm" svg:y1="4.7cm" svg:x2="24.501cm" svg:y2="4.7cm">
            <text:p/>
          </draw:line>
          <draw:line draw:style-name="gr130" draw:text-style-name="P4" draw:layer="layout" svg:x1="25.001cm" svg:y1="5.9cm" svg:x2="24.452cm" svg:y2="5.901cm">
            <text:p/>
          </draw:line>
          <draw:line draw:style-name="gr130" draw:text-style-name="P4" draw:layer="layout" svg:x1="25.003cm" svg:y1="7.102cm" svg:x2="24.503cm" svg:y2="7.102cm">
            <text:p/>
          </draw:line>
          <draw:g draw:style-name="gr25">
            <draw:rect draw:style-name="gr46" draw:text-style-name="P4" draw:layer="layout" svg:width="0.2cm" svg:height="0.2cm" svg:x="24.901cm" svg:y="5.8cm">
              <text:p/>
            </draw:rect>
            <draw:circle draw:style-name="gr140" draw:text-style-name="P24" draw:layer="layout" svg:width="0.1cm" svg:height="0.1cm" svg:x="24.951cm" svg:y="5.85cm">
              <text:p/>
            </draw:circle>
          </draw:g>
          <draw:g draw:style-name="gr25">
            <draw:rect draw:style-name="gr46" draw:text-style-name="P4" draw:layer="layout" svg:width="0.2cm" svg:height="0.2cm" svg:x="24.901cm" svg:y="4.6cm">
              <text:p/>
            </draw:rect>
            <draw:circle draw:style-name="gr140" draw:text-style-name="P24" draw:layer="layout" svg:width="0.1cm" svg:height="0.1cm" svg:x="24.951cm" svg:y="4.65cm">
              <text:p/>
            </draw:circle>
          </draw:g>
          <draw:g draw:style-name="gr25">
            <draw:rect draw:style-name="gr46" draw:text-style-name="P4" draw:layer="layout" svg:width="0.2cm" svg:height="0.2cm" svg:x="24.901cm" svg:y="3.4cm">
              <text:p/>
            </draw:rect>
            <draw:circle draw:style-name="gr140" draw:text-style-name="P24" draw:layer="layout" svg:width="0.1cm" svg:height="0.1cm" svg:x="24.951cm" svg:y="3.45cm">
              <text:p/>
            </draw:circle>
          </draw:g>
        </draw:g>
        <draw:frame draw:style-name="gr128" draw:text-style-name="P28" draw:layer="layout" svg:width="1.395cm" svg:height="0.569cm" draw:transform="rotate (1.5707963267949) translate (25.031cm 7.399cm)">
          <draw:text-box>
            <text:p><text:span text:style-name="T12">CM-ROM</text:span></text:p>
          </draw:text-box>
        </draw:frame>
        <draw:frame draw:style-name="gr128" draw:text-style-name="P28" draw:layer="layout" svg:width="1.395cm" svg:height="0.569cm" draw:transform="rotate (1.5707963267949) translate (25.632cm 7.4cm)">
          <draw:text-box>
            <text:p><text:span text:style-name="T12">CM-RAMx</text:span></text:p>
          </draw:text-box>
        </draw:frame>
        <draw:line draw:style-name="gr5" draw:text-style-name="P4" draw:layer="layout" svg:x1="26.001cm" svg:y1="2.9cm" svg:x2="26.001cm" svg:y2="3.1cm">
          <text:p/>
        </draw:line>
        <draw:line draw:style-name="gr5" draw:text-style-name="P4" draw:layer="layout" svg:x1="27.301cm" svg:y1="2.9cm" svg:x2="26.001cm" svg:y2="2.9cm">
          <text:p/>
        </draw:line>
        <draw:frame draw:style-name="gr156" draw:text-style-name="P23" draw:layer="layout" svg:width="6.799cm" svg:height="2.221cm" svg:x="1.3cm" svg:y="17.479cm">
          <draw:text-box>
            <text:p text:style-name="P19"><text:span text:style-name="T9">(e) State X2 of RD-type instructions: The ROM or RAM determined to perform a read operation sends the read data corresponding to the SRC instruction’s address to the CPU.</text:span></text:p>
          </draw:text-box>
        </draw:frame>
        <draw:g draw:style-name="gr25">
          <draw:line draw:style-name="gr71" draw:text-style-name="P4" draw:layer="layout" svg:x1="11.301cm" svg:y1="12.7cm" svg:x2="11.301cm" svg:y2="18.7cm">
            <text:p/>
          </draw:line>
          <draw:line draw:style-name="gr71" draw:text-style-name="P4" draw:layer="layout" svg:x1="12.001cm" svg:y1="12.7cm" svg:x2="12.001cm" svg:y2="18.7cm">
            <text:p/>
          </draw:line>
          <draw:line draw:style-name="gr71" draw:text-style-name="P4" draw:layer="layout" svg:x1="12.701cm" svg:y1="12.7cm" svg:x2="12.701cm" svg:y2="18.7cm">
            <text:p/>
          </draw:line>
          <draw:line draw:style-name="gr71" draw:text-style-name="P4" draw:layer="layout" svg:x1="13.401cm" svg:y1="12.7cm" svg:x2="13.401cm" svg:y2="18.7cm">
            <text:p/>
          </draw:line>
          <draw:line draw:style-name="gr71" draw:text-style-name="P4" draw:layer="layout" svg:x1="14.101cm" svg:y1="12.7cm" svg:x2="14.101cm" svg:y2="18.7cm">
            <text:p/>
          </draw:line>
          <draw:line draw:style-name="gr71" draw:text-style-name="P4" draw:layer="layout" svg:x1="14.801cm" svg:y1="12.7cm" svg:x2="14.801cm" svg:y2="18.7cm">
            <text:p/>
          </draw:line>
          <draw:line draw:style-name="gr71" draw:text-style-name="P4" draw:layer="layout" svg:x1="15.501cm" svg:y1="12.7cm" svg:x2="15.501cm" svg:y2="18.7cm">
            <text:p/>
          </draw:line>
          <draw:line draw:style-name="gr71" draw:text-style-name="P4" draw:layer="layout" svg:x1="16.201cm" svg:y1="12.7cm" svg:x2="16.201cm" svg:y2="18.7cm">
            <text:p/>
          </draw:line>
          <draw:line draw:style-name="gr71" draw:text-style-name="P4" draw:layer="layout" svg:x1="16.901cm" svg:y1="12.7cm" svg:x2="16.901cm" svg:y2="18.7cm">
            <text:p/>
          </draw:line>
          <draw:line draw:style-name="gr71" draw:text-style-name="P4" draw:layer="layout" svg:x1="17.601cm" svg:y1="12.7cm" svg:x2="17.601cm" svg:y2="18.7cm">
            <text:p/>
          </draw:line>
          <draw:line draw:style-name="gr71" draw:text-style-name="P4" draw:layer="layout" svg:x1="18.301cm" svg:y1="12.7cm" svg:x2="18.301cm" svg:y2="18.7cm">
            <text:p/>
          </draw:line>
          <draw:line draw:style-name="gr71" draw:text-style-name="P4" draw:layer="layout" svg:x1="19.001cm" svg:y1="12.7cm" svg:x2="19.001cm" svg:y2="18.7cm">
            <text:p/>
          </draw:line>
          <draw:line draw:style-name="gr71" draw:text-style-name="P4" draw:layer="layout" svg:x1="19.701cm" svg:y1="12.7cm" svg:x2="19.701cm" svg:y2="18.7cm">
            <text:p/>
          </draw:line>
          <draw:line draw:style-name="gr71" draw:text-style-name="P4" draw:layer="layout" svg:x1="20.401cm" svg:y1="12.7cm" svg:x2="20.401cm" svg:y2="18.7cm">
            <text:p/>
          </draw:line>
          <draw:line draw:style-name="gr71" draw:text-style-name="P4" draw:layer="layout" svg:x1="21.101cm" svg:y1="12.7cm" svg:x2="21.101cm" svg:y2="18.7cm">
            <text:p/>
          </draw:line>
          <draw:line draw:style-name="gr71" draw:text-style-name="P4" draw:layer="layout" svg:x1="21.801cm" svg:y1="12.7cm" svg:x2="21.801cm" svg:y2="18.7cm">
            <text:p/>
          </draw:line>
          <draw:line draw:style-name="gr71" draw:text-style-name="P4" draw:layer="layout" svg:x1="22.501cm" svg:y1="12.7cm" svg:x2="22.501cm" svg:y2="18.7cm">
            <text:p/>
          </draw:line>
          <draw:line draw:style-name="gr71" draw:text-style-name="P4" draw:layer="layout" svg:x1="23.201cm" svg:y1="12.7cm" svg:x2="23.201cm" svg:y2="18.7cm">
            <text:p/>
          </draw:line>
          <draw:line draw:style-name="gr71" draw:text-style-name="P4" draw:layer="layout" svg:x1="23.901cm" svg:y1="12.7cm" svg:x2="23.901cm" svg:y2="18.7cm">
            <text:p/>
          </draw:line>
          <draw:line draw:style-name="gr71" draw:text-style-name="P4" draw:layer="layout" svg:x1="24.601cm" svg:y1="12.7cm" svg:x2="24.601cm" svg:y2="18.7cm">
            <text:p/>
          </draw:line>
          <draw:line draw:style-name="gr71" draw:text-style-name="P4" draw:layer="layout" svg:x1="25.301cm" svg:y1="12.7cm" svg:x2="25.301cm" svg:y2="18.7cm">
            <text:p/>
          </draw:line>
          <draw:line draw:style-name="gr71" draw:text-style-name="P4" draw:layer="layout" svg:x1="26.001cm" svg:y1="12.7cm" svg:x2="26.001cm" svg:y2="18.7cm">
            <text:p/>
          </draw:line>
          <draw:line draw:style-name="gr71" draw:text-style-name="P4" draw:layer="layout" svg:x1="26.701cm" svg:y1="12.7cm" svg:x2="26.701cm" svg:y2="18.7cm">
            <text:p/>
          </draw:line>
          <draw:line draw:style-name="gr71" draw:text-style-name="P4" draw:layer="layout" svg:x1="27.401cm" svg:y1="12.7cm" svg:x2="27.401cm" svg:y2="18.7cm">
            <text:p/>
          </draw:line>
          <draw:line draw:style-name="gr71" draw:text-style-name="P4" draw:layer="layout" svg:x1="28.101cm" svg:y1="12.7cm" svg:x2="28.101cm" svg:y2="18.7cm">
            <text:p/>
          </draw:line>
          <draw:line draw:style-name="gr71" draw:text-style-name="P4" draw:layer="layout" svg:x1="28.801cm" svg:y1="12.7cm" svg:x2="28.801cm" svg:y2="18.7cm">
            <text:p/>
          </draw:line>
          <draw:line draw:style-name="gr71" draw:text-style-name="P4" draw:layer="layout" svg:x1="10.601cm" svg:y1="12.7cm" svg:x2="10.601cm" svg:y2="18.7cm">
            <text:p/>
          </draw:line>
        </draw:g>
        <draw:frame draw:style-name="gr157" draw:text-style-name="P20" draw:layer="layout" svg:width="0.862cm" svg:height="0.675cm" svg:x="10.501cm" svg:y="12.625cm">
          <draw:text-box>
            <text:p text:style-name="P19"><text:span text:style-name="T8">X3</text:span></text:p>
          </draw:text-box>
        </draw:frame>
        <draw:frame draw:style-name="gr158" draw:text-style-name="P20" draw:layer="layout" svg:width="0.866cm" svg:height="0.675cm" svg:x="11.201cm" svg:y="12.626cm">
          <draw:text-box>
            <text:p text:style-name="P19"><text:span text:style-name="T8">A1</text:span></text:p>
          </draw:text-box>
        </draw:frame>
        <draw:frame draw:style-name="gr158" draw:text-style-name="P20" draw:layer="layout" svg:width="0.866cm" svg:height="0.675cm" svg:x="11.901cm" svg:y="12.627cm">
          <draw:text-box>
            <text:p text:style-name="P19"><text:span text:style-name="T8">A2</text:span></text:p>
          </draw:text-box>
        </draw:frame>
        <draw:frame draw:style-name="gr158" draw:text-style-name="P20" draw:layer="layout" svg:width="0.866cm" svg:height="0.675cm" svg:x="12.601cm" svg:y="12.628cm">
          <draw:text-box>
            <text:p text:style-name="P19"><text:span text:style-name="T8">A3</text:span></text:p>
          </draw:text-box>
        </draw:frame>
        <draw:frame draw:style-name="gr159" draw:text-style-name="P20" draw:layer="layout" svg:width="0.908cm" svg:height="0.675cm" svg:x="13.301cm" svg:y="12.629cm">
          <draw:text-box>
            <text:p text:style-name="P19"><text:span text:style-name="T8">M1</text:span></text:p>
          </draw:text-box>
        </draw:frame>
        <draw:frame draw:style-name="gr159" draw:text-style-name="P20" draw:layer="layout" svg:width="0.908cm" svg:height="0.675cm" svg:x="14.001cm" svg:y="12.63cm">
          <draw:text-box>
            <text:p text:style-name="P19"><text:span text:style-name="T8">M2</text:span></text:p>
          </draw:text-box>
        </draw:frame>
        <draw:frame draw:style-name="gr157" draw:text-style-name="P20" draw:layer="layout" svg:width="0.862cm" svg:height="0.675cm" svg:x="14.701cm" svg:y="12.631cm">
          <draw:text-box>
            <text:p text:style-name="P19"><text:span text:style-name="T8">X1</text:span></text:p>
          </draw:text-box>
        </draw:frame>
        <draw:frame draw:style-name="gr157" draw:text-style-name="P20" draw:layer="layout" svg:width="0.862cm" svg:height="0.675cm" svg:x="15.401cm" svg:y="12.632cm">
          <draw:text-box>
            <text:p text:style-name="P19"><text:span text:style-name="T8">X2</text:span></text:p>
          </draw:text-box>
        </draw:frame>
        <draw:frame draw:style-name="gr157" draw:text-style-name="P20" draw:layer="layout" svg:width="0.862cm" svg:height="0.675cm" svg:x="16.139cm" svg:y="12.625cm">
          <draw:text-box>
            <text:p text:style-name="P19"><text:span text:style-name="T8">X3</text:span></text:p>
          </draw:text-box>
        </draw:frame>
        <draw:frame draw:style-name="gr158" draw:text-style-name="P20" draw:layer="layout" svg:width="0.866cm" svg:height="0.675cm" svg:x="16.839cm" svg:y="12.626cm">
          <draw:text-box>
            <text:p text:style-name="P19"><text:span text:style-name="T8">A1</text:span></text:p>
          </draw:text-box>
        </draw:frame>
        <draw:frame draw:style-name="gr158" draw:text-style-name="P20" draw:layer="layout" svg:width="0.866cm" svg:height="0.675cm" svg:x="17.539cm" svg:y="12.627cm">
          <draw:text-box>
            <text:p text:style-name="P19"><text:span text:style-name="T8">A2</text:span></text:p>
          </draw:text-box>
        </draw:frame>
        <draw:frame draw:style-name="gr158" draw:text-style-name="P20" draw:layer="layout" svg:width="0.866cm" svg:height="0.675cm" svg:x="18.239cm" svg:y="12.628cm">
          <draw:text-box>
            <text:p text:style-name="P19"><text:span text:style-name="T8">A3</text:span></text:p>
          </draw:text-box>
        </draw:frame>
        <draw:frame draw:style-name="gr159" draw:text-style-name="P20" draw:layer="layout" svg:width="0.908cm" svg:height="0.675cm" svg:x="18.939cm" svg:y="12.629cm">
          <draw:text-box>
            <text:p text:style-name="P19"><text:span text:style-name="T8">M1</text:span></text:p>
          </draw:text-box>
        </draw:frame>
        <draw:frame draw:style-name="gr159" draw:text-style-name="P20" draw:layer="layout" svg:width="0.908cm" svg:height="0.675cm" svg:x="19.639cm" svg:y="12.63cm">
          <draw:text-box>
            <text:p text:style-name="P19"><text:span text:style-name="T8">M2</text:span></text:p>
          </draw:text-box>
        </draw:frame>
        <draw:frame draw:style-name="gr157" draw:text-style-name="P20" draw:layer="layout" svg:width="0.862cm" svg:height="0.675cm" svg:x="20.339cm" svg:y="12.631cm">
          <draw:text-box>
            <text:p text:style-name="P19"><text:span text:style-name="T8">X1</text:span></text:p>
          </draw:text-box>
        </draw:frame>
        <draw:frame draw:style-name="gr157" draw:text-style-name="P20" draw:layer="layout" svg:width="0.862cm" svg:height="0.675cm" svg:x="21.039cm" svg:y="12.632cm">
          <draw:text-box>
            <text:p text:style-name="P19"><text:span text:style-name="T8">X2</text:span></text:p>
          </draw:text-box>
        </draw:frame>
        <draw:frame draw:style-name="gr157" draw:text-style-name="P20" draw:layer="layout" svg:width="0.862cm" svg:height="0.675cm" svg:x="21.739cm" svg:y="12.625cm">
          <draw:text-box>
            <text:p text:style-name="P19"><text:span text:style-name="T8">X3</text:span></text:p>
          </draw:text-box>
        </draw:frame>
        <draw:frame draw:style-name="gr158" draw:text-style-name="P20" draw:layer="layout" svg:width="0.866cm" svg:height="0.675cm" svg:x="22.439cm" svg:y="12.626cm">
          <draw:text-box>
            <text:p text:style-name="P19"><text:span text:style-name="T8">A1</text:span></text:p>
          </draw:text-box>
        </draw:frame>
        <draw:frame draw:style-name="gr158" draw:text-style-name="P20" draw:layer="layout" svg:width="0.866cm" svg:height="0.675cm" svg:x="23.139cm" svg:y="12.627cm">
          <draw:text-box>
            <text:p text:style-name="P19"><text:span text:style-name="T8">A2</text:span></text:p>
          </draw:text-box>
        </draw:frame>
        <draw:frame draw:style-name="gr158" draw:text-style-name="P20" draw:layer="layout" svg:width="0.866cm" svg:height="0.675cm" svg:x="23.839cm" svg:y="12.628cm">
          <draw:text-box>
            <text:p text:style-name="P19"><text:span text:style-name="T8">A3</text:span></text:p>
          </draw:text-box>
        </draw:frame>
        <draw:frame draw:style-name="gr159" draw:text-style-name="P20" draw:layer="layout" svg:width="0.908cm" svg:height="0.675cm" svg:x="24.539cm" svg:y="12.629cm">
          <draw:text-box>
            <text:p text:style-name="P19"><text:span text:style-name="T8">M1</text:span></text:p>
          </draw:text-box>
        </draw:frame>
        <draw:frame draw:style-name="gr159" draw:text-style-name="P20" draw:layer="layout" svg:width="0.908cm" svg:height="0.675cm" svg:x="25.239cm" svg:y="12.63cm">
          <draw:text-box>
            <text:p text:style-name="P19"><text:span text:style-name="T8">M2</text:span></text:p>
          </draw:text-box>
        </draw:frame>
        <draw:frame draw:style-name="gr157" draw:text-style-name="P20" draw:layer="layout" svg:width="0.862cm" svg:height="0.675cm" svg:x="25.939cm" svg:y="12.631cm">
          <draw:text-box>
            <text:p text:style-name="P19"><text:span text:style-name="T8">X1</text:span></text:p>
          </draw:text-box>
        </draw:frame>
        <draw:frame draw:style-name="gr157" draw:text-style-name="P20" draw:layer="layout" svg:width="0.862cm" svg:height="0.675cm" svg:x="26.639cm" svg:y="12.632cm">
          <draw:text-box>
            <text:p text:style-name="P19"><text:span text:style-name="T8">X2</text:span></text:p>
          </draw:text-box>
        </draw:frame>
        <draw:frame draw:style-name="gr157" draw:text-style-name="P20" draw:layer="layout" svg:width="0.862cm" svg:height="0.675cm" svg:x="27.301cm" svg:y="12.625cm">
          <draw:text-box>
            <text:p text:style-name="P19"><text:span text:style-name="T8">X3</text:span></text:p>
          </draw:text-box>
        </draw:frame>
        <draw:frame draw:style-name="gr158" draw:text-style-name="P20" draw:layer="layout" svg:width="0.866cm" svg:height="0.675cm" svg:x="28.001cm" svg:y="12.626cm">
          <draw:text-box>
            <text:p text:style-name="P19"><text:span text:style-name="T8">A1</text:span></text:p>
          </draw:text-box>
        </draw:frame>
        <draw:frame draw:style-name="gr160" draw:text-style-name="P29" draw:layer="layout" svg:width="1.29cm" svg:height="0.675cm" svg:x="8.701cm" svg:y="13.125cm">
          <draw:text-box>
            <text:p text:style-name="P19"><text:span text:style-name="T15">SYNC</text:span></text:p>
          </draw:text-box>
        </draw:frame>
        <draw:line draw:style-name="gr5" draw:text-style-name="P4" draw:layer="layout" svg:x1="10.401cm" svg:y1="13.3cm" svg:x2="10.601cm" svg:y2="13.3cm">
          <text:p/>
        </draw:line>
        <draw:g draw:style-name="gr25">
          <draw:line draw:style-name="gr5" draw:text-style-name="P4" draw:layer="layout" svg:x1="10.601cm" svg:y1="13.3cm" svg:x2="10.701cm" svg:y2="13.7cm">
            <text:p/>
          </draw:line>
          <draw:line draw:style-name="gr5" draw:text-style-name="P4" draw:layer="layout" svg:x1="11.401cm" svg:y1="13.3cm" svg:x2="11.301cm" svg:y2="13.7cm">
            <text:p/>
          </draw:line>
          <draw:line draw:style-name="gr5" draw:text-style-name="P4" draw:layer="layout" svg:x1="10.701cm" svg:y1="13.7cm" svg:x2="11.301cm" svg:y2="13.7cm">
            <text:p/>
          </draw:line>
        </draw:g>
        <draw:g draw:style-name="gr25">
          <draw:line draw:style-name="gr5" draw:text-style-name="P4" draw:layer="layout" svg:x1="16.201cm" svg:y1="13.3cm" svg:x2="16.301cm" svg:y2="13.7cm">
            <text:p/>
          </draw:line>
          <draw:line draw:style-name="gr5" draw:text-style-name="P4" draw:layer="layout" svg:x1="17.001cm" svg:y1="13.3cm" svg:x2="16.901cm" svg:y2="13.7cm">
            <text:p/>
          </draw:line>
          <draw:line draw:style-name="gr5" draw:text-style-name="P4" draw:layer="layout" svg:x1="16.301cm" svg:y1="13.7cm" svg:x2="16.901cm" svg:y2="13.7cm">
            <text:p/>
          </draw:line>
        </draw:g>
        <draw:g draw:style-name="gr25">
          <draw:line draw:style-name="gr5" draw:text-style-name="P4" draw:layer="layout" svg:x1="21.801cm" svg:y1="13.3cm" svg:x2="21.901cm" svg:y2="13.7cm">
            <text:p/>
          </draw:line>
          <draw:line draw:style-name="gr5" draw:text-style-name="P4" draw:layer="layout" svg:x1="22.601cm" svg:y1="13.3cm" svg:x2="22.501cm" svg:y2="13.7cm">
            <text:p/>
          </draw:line>
          <draw:line draw:style-name="gr5" draw:text-style-name="P4" draw:layer="layout" svg:x1="21.901cm" svg:y1="13.7cm" svg:x2="22.501cm" svg:y2="13.7cm">
            <text:p/>
          </draw:line>
        </draw:g>
        <draw:g draw:style-name="gr25">
          <draw:line draw:style-name="gr5" draw:text-style-name="P4" draw:layer="layout" svg:x1="27.401cm" svg:y1="13.3cm" svg:x2="27.501cm" svg:y2="13.7cm">
            <text:p/>
          </draw:line>
          <draw:line draw:style-name="gr5" draw:text-style-name="P4" draw:layer="layout" svg:x1="28.201cm" svg:y1="13.3cm" svg:x2="28.101cm" svg:y2="13.7cm">
            <text:p/>
          </draw:line>
          <draw:line draw:style-name="gr5" draw:text-style-name="P4" draw:layer="layout" svg:x1="27.501cm" svg:y1="13.7cm" svg:x2="28.101cm" svg:y2="13.7cm">
            <text:p/>
          </draw:line>
        </draw:g>
        <draw:line draw:style-name="gr5" draw:text-style-name="P4" draw:layer="layout" svg:x1="11.401cm" svg:y1="13.3cm" svg:x2="16.201cm" svg:y2="13.3cm">
          <text:p/>
        </draw:line>
        <draw:line draw:style-name="gr5" draw:text-style-name="P4" draw:layer="layout" svg:x1="17.001cm" svg:y1="13.3cm" svg:x2="21.801cm" svg:y2="13.3cm">
          <text:p/>
        </draw:line>
        <draw:line draw:style-name="gr5" draw:text-style-name="P4" draw:layer="layout" svg:x1="22.601cm" svg:y1="13.3cm" svg:x2="27.401cm" svg:y2="13.3cm">
          <text:p/>
        </draw:line>
        <draw:line draw:style-name="gr5" draw:text-style-name="P4" draw:layer="layout" svg:x1="28.201cm" svg:y1="13.3cm" svg:x2="28.801cm" svg:y2="13.3cm">
          <text:p/>
        </draw:line>
        <draw:rect draw:style-name="gr161" draw:text-style-name="P30" draw:layer="layout" svg:width="5.6cm" svg:height="0.5cm" svg:x="11.301cm" svg:y="14cm">
          <text:p/>
        </draw:rect>
        <draw:frame draw:style-name="gr162" draw:text-style-name="P20" draw:layer="layout" svg:width="2.446cm" svg:height="0.675cm" svg:x="12.781cm" svg:y="13.925cm">
          <draw:text-box>
            <text:p text:style-name="P19"><text:span text:style-name="T8">DCL Instruction</text:span></text:p>
          </draw:text-box>
        </draw:frame>
        <draw:rect draw:style-name="gr161" draw:text-style-name="P30" draw:layer="layout" svg:width="5.6cm" svg:height="0.5cm" svg:x="16.901cm" svg:y="14cm">
          <text:p/>
        </draw:rect>
        <draw:rect draw:style-name="gr161" draw:text-style-name="P30" draw:layer="layout" svg:width="5.6cm" svg:height="0.5cm" svg:x="22.501cm" svg:y="14cm">
          <text:p/>
        </draw:rect>
        <draw:frame draw:style-name="gr163" draw:text-style-name="P20" draw:layer="layout" svg:width="2.488cm" svg:height="0.675cm" svg:x="18.481cm" svg:y="13.926cm">
          <draw:text-box>
            <text:p text:style-name="P19"><text:span text:style-name="T8">SRC Instruction</text:span></text:p>
          </draw:text-box>
        </draw:frame>
        <draw:frame draw:style-name="gr164" draw:text-style-name="P20" draw:layer="layout" svg:width="2.93cm" svg:height="0.675cm" svg:x="23.701cm" svg:y="13.927cm">
          <draw:text-box>
            <text:p text:style-name="P19"><text:span text:style-name="T8">RD-type Instruction</text:span></text:p>
          </draw:text-box>
        </draw:frame>
        <draw:frame draw:style-name="gr165" draw:text-style-name="P29" draw:layer="layout" svg:width="1.699cm" svg:height="0.675cm" svg:x="8.701cm" svg:y="14.726cm">
          <draw:text-box>
            <text:p text:style-name="P19"><text:span text:style-name="T15">CM-ROM</text:span></text:p>
          </draw:text-box>
        </draw:frame>
        <draw:g draw:style-name="gr25">
          <draw:line draw:style-name="gr5" draw:text-style-name="P4" draw:layer="layout" svg:x1="12.701cm" svg:y1="14.8cm" svg:x2="12.801cm" svg:y2="15.2cm">
            <text:p/>
          </draw:line>
          <draw:line draw:style-name="gr5" draw:text-style-name="P4" draw:layer="layout" svg:x1="13.501cm" svg:y1="14.8cm" svg:x2="13.401cm" svg:y2="15.2cm">
            <text:p/>
          </draw:line>
          <draw:line draw:style-name="gr5" draw:text-style-name="P4" draw:layer="layout" svg:x1="12.801cm" svg:y1="15.2cm" svg:x2="13.401cm" svg:y2="15.2cm">
            <text:p/>
          </draw:line>
        </draw:g>
        <draw:g draw:style-name="gr25">
          <draw:line draw:style-name="gr5" draw:text-style-name="P4" draw:layer="layout" svg:x1="18.301cm" svg:y1="14.8cm" svg:x2="18.401cm" svg:y2="15.2cm">
            <text:p/>
          </draw:line>
          <draw:line draw:style-name="gr5" draw:text-style-name="P4" draw:layer="layout" svg:x1="19.101cm" svg:y1="14.8cm" svg:x2="19.001cm" svg:y2="15.2cm">
            <text:p/>
          </draw:line>
          <draw:line draw:style-name="gr5" draw:text-style-name="P4" draw:layer="layout" svg:x1="18.401cm" svg:y1="15.2cm" svg:x2="19.001cm" svg:y2="15.2cm">
            <text:p/>
          </draw:line>
        </draw:g>
        <draw:line draw:style-name="gr5" draw:text-style-name="P4" draw:layer="layout" svg:x1="10.401cm" svg:y1="14.8cm" svg:x2="12.701cm" svg:y2="14.8cm">
          <text:p/>
        </draw:line>
        <draw:g draw:style-name="gr25">
          <draw:line draw:style-name="gr5" draw:text-style-name="P4" draw:layer="layout" svg:x1="21.101cm" svg:y1="14.8cm" svg:x2="21.201cm" svg:y2="15.2cm">
            <text:p/>
          </draw:line>
          <draw:line draw:style-name="gr5" draw:text-style-name="P4" draw:layer="layout" svg:x1="21.901cm" svg:y1="14.8cm" svg:x2="21.801cm" svg:y2="15.2cm">
            <text:p/>
          </draw:line>
          <draw:line draw:style-name="gr5" draw:text-style-name="P4" draw:layer="layout" svg:x1="21.201cm" svg:y1="15.2cm" svg:x2="21.801cm" svg:y2="15.2cm">
            <text:p/>
          </draw:line>
        </draw:g>
        <draw:g draw:style-name="gr25">
          <draw:line draw:style-name="gr5" draw:text-style-name="P4" draw:layer="layout" svg:x1="23.901cm" svg:y1="14.8cm" svg:x2="24.001cm" svg:y2="15.2cm">
            <text:p/>
          </draw:line>
          <draw:line draw:style-name="gr5" draw:text-style-name="P4" draw:layer="layout" svg:x1="24.701cm" svg:y1="14.8cm" svg:x2="24.601cm" svg:y2="15.2cm">
            <text:p/>
          </draw:line>
          <draw:line draw:style-name="gr5" draw:text-style-name="P4" draw:layer="layout" svg:x1="24.001cm" svg:y1="15.2cm" svg:x2="24.601cm" svg:y2="15.2cm">
            <text:p/>
          </draw:line>
        </draw:g>
        <draw:g draw:style-name="gr25">
          <draw:line draw:style-name="gr5" draw:text-style-name="P4" draw:layer="layout" svg:x1="25.301cm" svg:y1="14.8cm" svg:x2="25.401cm" svg:y2="15.2cm">
            <text:p/>
          </draw:line>
          <draw:line draw:style-name="gr5" draw:text-style-name="P4" draw:layer="layout" svg:x1="26.101cm" svg:y1="14.8cm" svg:x2="26.001cm" svg:y2="15.2cm">
            <text:p/>
          </draw:line>
          <draw:line draw:style-name="gr5" draw:text-style-name="P4" draw:layer="layout" svg:x1="25.401cm" svg:y1="15.2cm" svg:x2="26.001cm" svg:y2="15.2cm">
            <text:p/>
          </draw:line>
        </draw:g>
        <draw:line draw:style-name="gr5" draw:text-style-name="P4" draw:layer="layout" svg:x1="13.501cm" svg:y1="14.8cm" svg:x2="18.301cm" svg:y2="14.8cm">
          <text:p/>
        </draw:line>
        <draw:line draw:style-name="gr5" draw:text-style-name="P4" draw:layer="layout" svg:x1="19.101cm" svg:y1="14.8cm" svg:x2="21.101cm" svg:y2="14.8cm">
          <text:p/>
        </draw:line>
        <draw:line draw:style-name="gr5" draw:text-style-name="P4" draw:layer="layout" svg:x1="21.901cm" svg:y1="14.8cm" svg:x2="23.901cm" svg:y2="14.8cm">
          <text:p/>
        </draw:line>
        <draw:line draw:style-name="gr5" draw:text-style-name="P4" draw:layer="layout" svg:x1="24.701cm" svg:y1="14.8cm" svg:x2="25.301cm" svg:y2="14.8cm">
          <text:p/>
        </draw:line>
        <draw:line draw:style-name="gr5" draw:text-style-name="P4" draw:layer="layout" svg:x1="26.101cm" svg:y1="14.8cm" svg:x2="28.801cm" svg:y2="14.8cm">
          <text:p/>
        </draw:line>
        <draw:frame draw:style-name="gr166" draw:text-style-name="P29" draw:layer="layout" svg:width="1.823cm" svg:height="0.675cm" svg:x="8.702cm" svg:y="15.327cm">
          <draw:text-box>
            <text:p text:style-name="P19"><text:span text:style-name="T15">CM-RAMx</text:span></text:p>
          </draw:text-box>
        </draw:frame>
        <draw:g draw:style-name="gr25">
          <draw:line draw:style-name="gr5" draw:text-style-name="P4" draw:layer="layout" svg:x1="12.701cm" svg:y1="15.5cm" svg:x2="12.801cm" svg:y2="15.9cm">
            <text:p/>
          </draw:line>
          <draw:line draw:style-name="gr5" draw:text-style-name="P4" draw:layer="layout" svg:x1="13.501cm" svg:y1="15.5cm" svg:x2="13.401cm" svg:y2="15.9cm">
            <text:p/>
          </draw:line>
          <draw:line draw:style-name="gr5" draw:text-style-name="P4" draw:layer="layout" svg:x1="12.801cm" svg:y1="15.9cm" svg:x2="13.401cm" svg:y2="15.9cm">
            <text:p/>
          </draw:line>
        </draw:g>
        <draw:g draw:style-name="gr25">
          <draw:line draw:style-name="gr5" draw:text-style-name="P4" draw:layer="layout" svg:x1="18.301cm" svg:y1="15.5cm" svg:x2="18.401cm" svg:y2="15.9cm">
            <text:p/>
          </draw:line>
          <draw:line draw:style-name="gr5" draw:text-style-name="P4" draw:layer="layout" svg:x1="19.101cm" svg:y1="15.5cm" svg:x2="19.001cm" svg:y2="15.9cm">
            <text:p/>
          </draw:line>
          <draw:line draw:style-name="gr5" draw:text-style-name="P4" draw:layer="layout" svg:x1="18.401cm" svg:y1="15.9cm" svg:x2="19.001cm" svg:y2="15.9cm">
            <text:p/>
          </draw:line>
        </draw:g>
        <draw:g draw:style-name="gr25">
          <draw:line draw:style-name="gr5" draw:text-style-name="P4" draw:layer="layout" svg:x1="23.901cm" svg:y1="15.5cm" svg:x2="24.001cm" svg:y2="15.9cm">
            <text:p/>
          </draw:line>
          <draw:line draw:style-name="gr5" draw:text-style-name="P4" draw:layer="layout" svg:x1="24.701cm" svg:y1="15.5cm" svg:x2="24.601cm" svg:y2="15.9cm">
            <text:p/>
          </draw:line>
          <draw:line draw:style-name="gr5" draw:text-style-name="P4" draw:layer="layout" svg:x1="24.001cm" svg:y1="15.9cm" svg:x2="24.601cm" svg:y2="15.9cm">
            <text:p/>
          </draw:line>
        </draw:g>
        <draw:g draw:style-name="gr25">
          <draw:line draw:style-name="gr5" draw:text-style-name="P4" draw:layer="layout" svg:x1="21.101cm" svg:y1="15.5cm" svg:x2="21.201cm" svg:y2="15.9cm">
            <text:p/>
          </draw:line>
          <draw:line draw:style-name="gr5" draw:text-style-name="P4" draw:layer="layout" svg:x1="21.901cm" svg:y1="15.5cm" svg:x2="21.801cm" svg:y2="15.9cm">
            <text:p/>
          </draw:line>
          <draw:line draw:style-name="gr5" draw:text-style-name="P4" draw:layer="layout" svg:x1="21.201cm" svg:y1="15.9cm" svg:x2="21.801cm" svg:y2="15.9cm">
            <text:p/>
          </draw:line>
        </draw:g>
        <draw:g draw:style-name="gr25">
          <draw:line draw:style-name="gr5" draw:text-style-name="P4" draw:layer="layout" svg:x1="25.301cm" svg:y1="15.5cm" svg:x2="25.401cm" svg:y2="15.9cm">
            <text:p/>
          </draw:line>
          <draw:line draw:style-name="gr5" draw:text-style-name="P4" draw:layer="layout" svg:x1="26.101cm" svg:y1="15.5cm" svg:x2="26.001cm" svg:y2="15.9cm">
            <text:p/>
          </draw:line>
          <draw:line draw:style-name="gr5" draw:text-style-name="P4" draw:layer="layout" svg:x1="25.401cm" svg:y1="15.9cm" svg:x2="26.001cm" svg:y2="15.9cm">
            <text:p/>
          </draw:line>
        </draw:g>
        <draw:line draw:style-name="gr5" draw:text-style-name="P4" draw:layer="layout" svg:x1="10.401cm" svg:y1="15.5cm" svg:x2="28.801cm" svg:y2="15.5cm">
          <text:p/>
        </draw:line>
        <draw:frame draw:style-name="gr167" draw:text-style-name="P31" draw:layer="layout" svg:width="0.925cm" svg:height="0.675cm" svg:x="12.68cm" svg:y="15.325cm">
          <draw:text-box>
            <text:p text:style-name="P19"><text:span text:style-name="T4">DCL</text:span></text:p>
          </draw:text-box>
        </draw:frame>
        <draw:frame draw:style-name="gr167" draw:text-style-name="P31" draw:layer="layout" svg:width="0.925cm" svg:height="0.675cm" svg:x="18.201cm" svg:y="15.426cm">
          <draw:text-box>
            <text:p text:style-name="P19"><text:span text:style-name="T4">DCL</text:span></text:p>
          </draw:text-box>
        </draw:frame>
        <draw:frame draw:style-name="gr167" draw:text-style-name="P31" draw:layer="layout" svg:width="0.925cm" svg:height="0.675cm" svg:x="21.001cm" svg:y="15.427cm">
          <draw:text-box>
            <text:p text:style-name="P19"><text:span text:style-name="T4">DCL</text:span></text:p>
          </draw:text-box>
        </draw:frame>
        <draw:frame draw:style-name="gr167" draw:text-style-name="P31" draw:layer="layout" svg:width="0.925cm" svg:height="0.675cm" svg:x="23.801cm" svg:y="15.428cm">
          <draw:text-box>
            <text:p text:style-name="P19"><text:span text:style-name="T4">DCL</text:span></text:p>
          </draw:text-box>
        </draw:frame>
        <draw:frame draw:style-name="gr167" draw:text-style-name="P31" draw:layer="layout" svg:width="0.925cm" svg:height="0.675cm" svg:x="25.201cm" svg:y="15.429cm">
          <draw:text-box>
            <text:p text:style-name="P19"><text:span text:style-name="T4">DCL</text:span></text:p>
          </draw:text-box>
        </draw:frame>
        <draw:frame draw:style-name="gr168" draw:text-style-name="P20" draw:layer="layout" svg:width="1.429cm" svg:height="0.675cm" svg:x="8.701cm" svg:y="16.1cm">
          <draw:text-box>
            <text:p text:style-name="P19"><text:span text:style-name="T8">D[3:0]</text:span></text:p>
          </draw:text-box>
        </draw:frame>
        <draw:g draw:style-name="gr139">
          <draw:g draw:style-name="gr25">
            <draw:line draw:style-name="gr5" draw:text-style-name="P4" draw:layer="layout" svg:x1="11.301cm" svg:y1="16.2cm" svg:x2="11.401cm" svg:y2="16.6cm">
              <text:p/>
            </draw:line>
            <draw:line draw:style-name="gr5" draw:text-style-name="P4" draw:layer="layout" svg:x1="12.101cm" svg:y1="16.2cm" svg:x2="12.001cm" svg:y2="16.6cm">
              <text:p/>
            </draw:line>
            <draw:line draw:style-name="gr5" draw:text-style-name="P4" draw:layer="layout" svg:x1="11.401cm" svg:y1="16.6cm" svg:x2="12.001cm" svg:y2="16.6cm">
              <text:p/>
            </draw:line>
          </draw:g>
          <draw:g draw:style-name="gr25">
            <draw:line draw:style-name="gr5" draw:text-style-name="P4" draw:layer="layout" svg:x1="11.301cm" svg:y1="16.6cm" svg:x2="11.401cm" svg:y2="16.2cm">
              <text:p/>
            </draw:line>
            <draw:line draw:style-name="gr5" draw:text-style-name="P4" draw:layer="layout" svg:x1="12.101cm" svg:y1="16.6cm" svg:x2="12.001cm" svg:y2="16.2cm">
              <text:p/>
            </draw:line>
            <draw:line draw:style-name="gr5" draw:text-style-name="P4" draw:layer="layout" svg:x1="11.401cm" svg:y1="16.2cm" svg:x2="12.001cm" svg:y2="16.2cm">
              <text:p/>
            </draw:line>
          </draw:g>
        </draw:g>
        <draw:g draw:style-name="gr139">
          <draw:g draw:style-name="gr25">
            <draw:line draw:style-name="gr5" draw:text-style-name="P4" draw:layer="layout" svg:x1="12.001cm" svg:y1="16.2cm" svg:x2="12.101cm" svg:y2="16.6cm">
              <text:p/>
            </draw:line>
            <draw:line draw:style-name="gr5" draw:text-style-name="P4" draw:layer="layout" svg:x1="12.801cm" svg:y1="16.2cm" svg:x2="12.701cm" svg:y2="16.6cm">
              <text:p/>
            </draw:line>
            <draw:line draw:style-name="gr5" draw:text-style-name="P4" draw:layer="layout" svg:x1="12.101cm" svg:y1="16.6cm" svg:x2="12.701cm" svg:y2="16.6cm">
              <text:p/>
            </draw:line>
          </draw:g>
          <draw:g draw:style-name="gr25">
            <draw:line draw:style-name="gr5" draw:text-style-name="P4" draw:layer="layout" svg:x1="12.001cm" svg:y1="16.6cm" svg:x2="12.101cm" svg:y2="16.2cm">
              <text:p/>
            </draw:line>
            <draw:line draw:style-name="gr5" draw:text-style-name="P4" draw:layer="layout" svg:x1="12.801cm" svg:y1="16.6cm" svg:x2="12.701cm" svg:y2="16.2cm">
              <text:p/>
            </draw:line>
            <draw:line draw:style-name="gr5" draw:text-style-name="P4" draw:layer="layout" svg:x1="12.101cm" svg:y1="16.2cm" svg:x2="12.701cm" svg:y2="16.2cm">
              <text:p/>
            </draw:line>
          </draw:g>
        </draw:g>
        <draw:g draw:style-name="gr139">
          <draw:g draw:style-name="gr25">
            <draw:line draw:style-name="gr5" draw:text-style-name="P4" draw:layer="layout" svg:x1="12.701cm" svg:y1="16.2cm" svg:x2="12.801cm" svg:y2="16.6cm">
              <text:p/>
            </draw:line>
            <draw:line draw:style-name="gr5" draw:text-style-name="P4" draw:layer="layout" svg:x1="13.501cm" svg:y1="16.2cm" svg:x2="13.401cm" svg:y2="16.6cm">
              <text:p/>
            </draw:line>
            <draw:line draw:style-name="gr5" draw:text-style-name="P4" draw:layer="layout" svg:x1="12.801cm" svg:y1="16.6cm" svg:x2="13.401cm" svg:y2="16.6cm">
              <text:p/>
            </draw:line>
          </draw:g>
          <draw:g draw:style-name="gr25">
            <draw:line draw:style-name="gr5" draw:text-style-name="P4" draw:layer="layout" svg:x1="12.701cm" svg:y1="16.6cm" svg:x2="12.801cm" svg:y2="16.2cm">
              <text:p/>
            </draw:line>
            <draw:line draw:style-name="gr5" draw:text-style-name="P4" draw:layer="layout" svg:x1="13.501cm" svg:y1="16.6cm" svg:x2="13.401cm" svg:y2="16.2cm">
              <text:p/>
            </draw:line>
            <draw:line draw:style-name="gr5" draw:text-style-name="P4" draw:layer="layout" svg:x1="12.801cm" svg:y1="16.2cm" svg:x2="13.401cm" svg:y2="16.2cm">
              <text:p/>
            </draw:line>
          </draw:g>
        </draw:g>
        <draw:frame draw:style-name="gr169" draw:text-style-name="P31" draw:layer="layout" svg:width="0.914cm" svg:height="0.675cm" svg:x="11.201cm" svg:y="16.125cm">
          <draw:text-box>
            <text:p text:style-name="P19"><text:span text:style-name="T4">PCL</text:span></text:p>
          </draw:text-box>
        </draw:frame>
        <draw:frame draw:style-name="gr170" draw:text-style-name="P31" draw:layer="layout" svg:width="0.972cm" svg:height="0.675cm" svg:x="11.901cm" svg:y="16.126cm">
          <draw:text-box>
            <text:p text:style-name="P19"><text:span text:style-name="T4">PCM</text:span></text:p>
          </draw:text-box>
        </draw:frame>
        <draw:frame draw:style-name="gr171" draw:text-style-name="P31" draw:layer="layout" svg:width="0.949cm" svg:height="0.675cm" svg:x="12.602cm" svg:y="16.127cm">
          <draw:text-box>
            <text:p text:style-name="P19"><text:span text:style-name="T4">PCH</text:span></text:p>
          </draw:text-box>
        </draw:frame>
        <draw:frame draw:style-name="gr172" draw:text-style-name="P32" draw:layer="layout" svg:width="0.798cm" svg:height="0.463cm" svg:x="11.303cm" svg:y="16.537cm">
          <draw:text-box>
            <text:p text:style-name="P19"><text:span text:style-name="T5">OUT</text:span></text:p>
          </draw:text-box>
        </draw:frame>
        <draw:frame draw:style-name="gr172" draw:text-style-name="P32" draw:layer="layout" svg:width="0.798cm" svg:height="0.463cm" svg:x="12.003cm" svg:y="16.538cm">
          <draw:text-box>
            <text:p text:style-name="P19"><text:span text:style-name="T5">OUT</text:span></text:p>
          </draw:text-box>
        </draw:frame>
        <draw:frame draw:style-name="gr172" draw:text-style-name="P32" draw:layer="layout" svg:width="0.798cm" svg:height="0.463cm" svg:x="12.703cm" svg:y="16.539cm">
          <draw:text-box>
            <text:p text:style-name="P19"><text:span text:style-name="T5">OUT</text:span></text:p>
          </draw:text-box>
        </draw:frame>
        <draw:g draw:style-name="gr139">
          <draw:g draw:style-name="gr25">
            <draw:line draw:style-name="gr5" draw:text-style-name="P4" draw:layer="layout" svg:x1="16.901cm" svg:y1="16.198cm" svg:x2="17.001cm" svg:y2="16.598cm">
              <text:p/>
            </draw:line>
            <draw:line draw:style-name="gr5" draw:text-style-name="P4" draw:layer="layout" svg:x1="17.701cm" svg:y1="16.198cm" svg:x2="17.601cm" svg:y2="16.598cm">
              <text:p/>
            </draw:line>
            <draw:line draw:style-name="gr5" draw:text-style-name="P4" draw:layer="layout" svg:x1="17.001cm" svg:y1="16.598cm" svg:x2="17.601cm" svg:y2="16.598cm">
              <text:p/>
            </draw:line>
          </draw:g>
          <draw:g draw:style-name="gr25">
            <draw:line draw:style-name="gr5" draw:text-style-name="P4" draw:layer="layout" svg:x1="16.901cm" svg:y1="16.598cm" svg:x2="17.001cm" svg:y2="16.198cm">
              <text:p/>
            </draw:line>
            <draw:line draw:style-name="gr5" draw:text-style-name="P4" draw:layer="layout" svg:x1="17.701cm" svg:y1="16.598cm" svg:x2="17.601cm" svg:y2="16.198cm">
              <text:p/>
            </draw:line>
            <draw:line draw:style-name="gr5" draw:text-style-name="P4" draw:layer="layout" svg:x1="17.001cm" svg:y1="16.198cm" svg:x2="17.601cm" svg:y2="16.198cm">
              <text:p/>
            </draw:line>
          </draw:g>
        </draw:g>
        <draw:g draw:style-name="gr139">
          <draw:g draw:style-name="gr25">
            <draw:line draw:style-name="gr5" draw:text-style-name="P4" draw:layer="layout" svg:x1="17.601cm" svg:y1="16.198cm" svg:x2="17.701cm" svg:y2="16.598cm">
              <text:p/>
            </draw:line>
            <draw:line draw:style-name="gr5" draw:text-style-name="P4" draw:layer="layout" svg:x1="18.401cm" svg:y1="16.198cm" svg:x2="18.301cm" svg:y2="16.598cm">
              <text:p/>
            </draw:line>
            <draw:line draw:style-name="gr5" draw:text-style-name="P4" draw:layer="layout" svg:x1="17.701cm" svg:y1="16.598cm" svg:x2="18.301cm" svg:y2="16.598cm">
              <text:p/>
            </draw:line>
          </draw:g>
          <draw:g draw:style-name="gr25">
            <draw:line draw:style-name="gr5" draw:text-style-name="P4" draw:layer="layout" svg:x1="17.601cm" svg:y1="16.598cm" svg:x2="17.701cm" svg:y2="16.198cm">
              <text:p/>
            </draw:line>
            <draw:line draw:style-name="gr5" draw:text-style-name="P4" draw:layer="layout" svg:x1="18.401cm" svg:y1="16.598cm" svg:x2="18.301cm" svg:y2="16.198cm">
              <text:p/>
            </draw:line>
            <draw:line draw:style-name="gr5" draw:text-style-name="P4" draw:layer="layout" svg:x1="17.701cm" svg:y1="16.198cm" svg:x2="18.301cm" svg:y2="16.198cm">
              <text:p/>
            </draw:line>
          </draw:g>
        </draw:g>
        <draw:g draw:style-name="gr139">
          <draw:g draw:style-name="gr25">
            <draw:line draw:style-name="gr5" draw:text-style-name="P4" draw:layer="layout" svg:x1="18.301cm" svg:y1="16.198cm" svg:x2="18.401cm" svg:y2="16.598cm">
              <text:p/>
            </draw:line>
            <draw:line draw:style-name="gr5" draw:text-style-name="P4" draw:layer="layout" svg:x1="19.101cm" svg:y1="16.198cm" svg:x2="19.001cm" svg:y2="16.598cm">
              <text:p/>
            </draw:line>
            <draw:line draw:style-name="gr5" draw:text-style-name="P4" draw:layer="layout" svg:x1="18.401cm" svg:y1="16.598cm" svg:x2="19.001cm" svg:y2="16.598cm">
              <text:p/>
            </draw:line>
          </draw:g>
          <draw:g draw:style-name="gr25">
            <draw:line draw:style-name="gr5" draw:text-style-name="P4" draw:layer="layout" svg:x1="18.301cm" svg:y1="16.598cm" svg:x2="18.401cm" svg:y2="16.198cm">
              <text:p/>
            </draw:line>
            <draw:line draw:style-name="gr5" draw:text-style-name="P4" draw:layer="layout" svg:x1="19.101cm" svg:y1="16.598cm" svg:x2="19.001cm" svg:y2="16.198cm">
              <text:p/>
            </draw:line>
            <draw:line draw:style-name="gr5" draw:text-style-name="P4" draw:layer="layout" svg:x1="18.401cm" svg:y1="16.198cm" svg:x2="19.001cm" svg:y2="16.198cm">
              <text:p/>
            </draw:line>
          </draw:g>
        </draw:g>
        <draw:frame draw:style-name="gr169" draw:text-style-name="P31" draw:layer="layout" svg:width="0.914cm" svg:height="0.675cm" svg:x="16.801cm" svg:y="16.123cm">
          <draw:text-box>
            <text:p text:style-name="P19"><text:span text:style-name="T4">PCL</text:span></text:p>
          </draw:text-box>
        </draw:frame>
        <draw:frame draw:style-name="gr170" draw:text-style-name="P31" draw:layer="layout" svg:width="0.972cm" svg:height="0.675cm" svg:x="17.501cm" svg:y="16.124cm">
          <draw:text-box>
            <text:p text:style-name="P19"><text:span text:style-name="T4">PCM</text:span></text:p>
          </draw:text-box>
        </draw:frame>
        <draw:frame draw:style-name="gr171" draw:text-style-name="P31" draw:layer="layout" svg:width="0.949cm" svg:height="0.675cm" svg:x="18.202cm" svg:y="16.125cm">
          <draw:text-box>
            <text:p text:style-name="P19"><text:span text:style-name="T4">PCH</text:span></text:p>
          </draw:text-box>
        </draw:frame>
        <draw:frame draw:style-name="gr172" draw:text-style-name="P32" draw:layer="layout" svg:width="0.798cm" svg:height="0.463cm" svg:x="16.903cm" svg:y="16.535cm">
          <draw:text-box>
            <text:p text:style-name="P19"><text:span text:style-name="T5">OUT</text:span></text:p>
          </draw:text-box>
        </draw:frame>
        <draw:frame draw:style-name="gr172" draw:text-style-name="P32" draw:layer="layout" svg:width="0.798cm" svg:height="0.463cm" svg:x="17.603cm" svg:y="16.536cm">
          <draw:text-box>
            <text:p text:style-name="P19"><text:span text:style-name="T5">OUT</text:span></text:p>
          </draw:text-box>
        </draw:frame>
        <draw:frame draw:style-name="gr172" draw:text-style-name="P32" draw:layer="layout" svg:width="0.798cm" svg:height="0.463cm" svg:x="18.303cm" svg:y="16.537cm">
          <draw:text-box>
            <text:p text:style-name="P19"><text:span text:style-name="T5">OUT</text:span></text:p>
          </draw:text-box>
        </draw:frame>
        <draw:g draw:style-name="gr139">
          <draw:g draw:style-name="gr25">
            <draw:line draw:style-name="gr5" draw:text-style-name="P4" draw:layer="layout" svg:x1="22.501cm" svg:y1="16.198cm" svg:x2="22.601cm" svg:y2="16.598cm">
              <text:p/>
            </draw:line>
            <draw:line draw:style-name="gr5" draw:text-style-name="P4" draw:layer="layout" svg:x1="23.301cm" svg:y1="16.198cm" svg:x2="23.201cm" svg:y2="16.598cm">
              <text:p/>
            </draw:line>
            <draw:line draw:style-name="gr5" draw:text-style-name="P4" draw:layer="layout" svg:x1="22.601cm" svg:y1="16.598cm" svg:x2="23.201cm" svg:y2="16.598cm">
              <text:p/>
            </draw:line>
          </draw:g>
          <draw:g draw:style-name="gr25">
            <draw:line draw:style-name="gr5" draw:text-style-name="P4" draw:layer="layout" svg:x1="22.501cm" svg:y1="16.598cm" svg:x2="22.601cm" svg:y2="16.198cm">
              <text:p/>
            </draw:line>
            <draw:line draw:style-name="gr5" draw:text-style-name="P4" draw:layer="layout" svg:x1="23.301cm" svg:y1="16.598cm" svg:x2="23.201cm" svg:y2="16.198cm">
              <text:p/>
            </draw:line>
            <draw:line draw:style-name="gr5" draw:text-style-name="P4" draw:layer="layout" svg:x1="22.601cm" svg:y1="16.198cm" svg:x2="23.201cm" svg:y2="16.198cm">
              <text:p/>
            </draw:line>
          </draw:g>
        </draw:g>
        <draw:g draw:style-name="gr139">
          <draw:g draw:style-name="gr25">
            <draw:line draw:style-name="gr5" draw:text-style-name="P4" draw:layer="layout" svg:x1="23.201cm" svg:y1="16.198cm" svg:x2="23.301cm" svg:y2="16.598cm">
              <text:p/>
            </draw:line>
            <draw:line draw:style-name="gr5" draw:text-style-name="P4" draw:layer="layout" svg:x1="24.001cm" svg:y1="16.198cm" svg:x2="23.901cm" svg:y2="16.598cm">
              <text:p/>
            </draw:line>
            <draw:line draw:style-name="gr5" draw:text-style-name="P4" draw:layer="layout" svg:x1="23.301cm" svg:y1="16.598cm" svg:x2="23.901cm" svg:y2="16.598cm">
              <text:p/>
            </draw:line>
          </draw:g>
          <draw:g draw:style-name="gr25">
            <draw:line draw:style-name="gr5" draw:text-style-name="P4" draw:layer="layout" svg:x1="23.201cm" svg:y1="16.598cm" svg:x2="23.301cm" svg:y2="16.198cm">
              <text:p/>
            </draw:line>
            <draw:line draw:style-name="gr5" draw:text-style-name="P4" draw:layer="layout" svg:x1="24.001cm" svg:y1="16.598cm" svg:x2="23.901cm" svg:y2="16.198cm">
              <text:p/>
            </draw:line>
            <draw:line draw:style-name="gr5" draw:text-style-name="P4" draw:layer="layout" svg:x1="23.301cm" svg:y1="16.198cm" svg:x2="23.901cm" svg:y2="16.198cm">
              <text:p/>
            </draw:line>
          </draw:g>
        </draw:g>
        <draw:g draw:style-name="gr139">
          <draw:g draw:style-name="gr25">
            <draw:line draw:style-name="gr5" draw:text-style-name="P4" draw:layer="layout" svg:x1="23.901cm" svg:y1="16.198cm" svg:x2="24.001cm" svg:y2="16.598cm">
              <text:p/>
            </draw:line>
            <draw:line draw:style-name="gr5" draw:text-style-name="P4" draw:layer="layout" svg:x1="24.701cm" svg:y1="16.198cm" svg:x2="24.601cm" svg:y2="16.598cm">
              <text:p/>
            </draw:line>
            <draw:line draw:style-name="gr5" draw:text-style-name="P4" draw:layer="layout" svg:x1="24.001cm" svg:y1="16.598cm" svg:x2="24.601cm" svg:y2="16.598cm">
              <text:p/>
            </draw:line>
          </draw:g>
          <draw:g draw:style-name="gr25">
            <draw:line draw:style-name="gr5" draw:text-style-name="P4" draw:layer="layout" svg:x1="23.901cm" svg:y1="16.598cm" svg:x2="24.001cm" svg:y2="16.198cm">
              <text:p/>
            </draw:line>
            <draw:line draw:style-name="gr5" draw:text-style-name="P4" draw:layer="layout" svg:x1="24.701cm" svg:y1="16.598cm" svg:x2="24.601cm" svg:y2="16.198cm">
              <text:p/>
            </draw:line>
            <draw:line draw:style-name="gr5" draw:text-style-name="P4" draw:layer="layout" svg:x1="24.001cm" svg:y1="16.198cm" svg:x2="24.601cm" svg:y2="16.198cm">
              <text:p/>
            </draw:line>
          </draw:g>
        </draw:g>
        <draw:frame draw:style-name="gr169" draw:text-style-name="P31" draw:layer="layout" svg:width="0.914cm" svg:height="0.675cm" svg:x="22.401cm" svg:y="16.123cm">
          <draw:text-box>
            <text:p text:style-name="P19"><text:span text:style-name="T4">PCL</text:span></text:p>
          </draw:text-box>
        </draw:frame>
        <draw:frame draw:style-name="gr170" draw:text-style-name="P31" draw:layer="layout" svg:width="0.972cm" svg:height="0.675cm" svg:x="23.101cm" svg:y="16.124cm">
          <draw:text-box>
            <text:p text:style-name="P19"><text:span text:style-name="T4">PCM</text:span></text:p>
          </draw:text-box>
        </draw:frame>
        <draw:frame draw:style-name="gr171" draw:text-style-name="P31" draw:layer="layout" svg:width="0.949cm" svg:height="0.675cm" svg:x="23.802cm" svg:y="16.125cm">
          <draw:text-box>
            <text:p text:style-name="P19"><text:span text:style-name="T4">PCH</text:span></text:p>
          </draw:text-box>
        </draw:frame>
        <draw:frame draw:style-name="gr172" draw:text-style-name="P32" draw:layer="layout" svg:width="0.798cm" svg:height="0.463cm" svg:x="22.503cm" svg:y="16.535cm">
          <draw:text-box>
            <text:p text:style-name="P19"><text:span text:style-name="T5">OUT</text:span></text:p>
          </draw:text-box>
        </draw:frame>
        <draw:frame draw:style-name="gr172" draw:text-style-name="P32" draw:layer="layout" svg:width="0.798cm" svg:height="0.463cm" svg:x="23.203cm" svg:y="16.536cm">
          <draw:text-box>
            <text:p text:style-name="P19"><text:span text:style-name="T5">OUT</text:span></text:p>
          </draw:text-box>
        </draw:frame>
        <draw:frame draw:style-name="gr172" draw:text-style-name="P32" draw:layer="layout" svg:width="0.798cm" svg:height="0.463cm" svg:x="23.903cm" svg:y="16.537cm">
          <draw:text-box>
            <text:p text:style-name="P19"><text:span text:style-name="T5">OUT</text:span></text:p>
          </draw:text-box>
        </draw:frame>
        <draw:g draw:style-name="gr139">
          <draw:g draw:style-name="gr25">
            <draw:line draw:style-name="gr5" draw:text-style-name="P4" draw:layer="layout" svg:x1="13.401cm" svg:y1="16.198cm" svg:x2="13.501cm" svg:y2="16.598cm">
              <text:p/>
            </draw:line>
            <draw:line draw:style-name="gr5" draw:text-style-name="P4" draw:layer="layout" svg:x1="14.201cm" svg:y1="16.198cm" svg:x2="14.101cm" svg:y2="16.598cm">
              <text:p/>
            </draw:line>
            <draw:line draw:style-name="gr5" draw:text-style-name="P4" draw:layer="layout" svg:x1="13.501cm" svg:y1="16.598cm" svg:x2="14.101cm" svg:y2="16.598cm">
              <text:p/>
            </draw:line>
          </draw:g>
          <draw:g draw:style-name="gr25">
            <draw:line draw:style-name="gr5" draw:text-style-name="P4" draw:layer="layout" svg:x1="13.401cm" svg:y1="16.598cm" svg:x2="13.501cm" svg:y2="16.198cm">
              <text:p/>
            </draw:line>
            <draw:line draw:style-name="gr5" draw:text-style-name="P4" draw:layer="layout" svg:x1="14.201cm" svg:y1="16.598cm" svg:x2="14.101cm" svg:y2="16.198cm">
              <text:p/>
            </draw:line>
            <draw:line draw:style-name="gr5" draw:text-style-name="P4" draw:layer="layout" svg:x1="13.501cm" svg:y1="16.198cm" svg:x2="14.101cm" svg:y2="16.198cm">
              <text:p/>
            </draw:line>
          </draw:g>
        </draw:g>
        <draw:g draw:style-name="gr139">
          <draw:g draw:style-name="gr25">
            <draw:line draw:style-name="gr5" draw:text-style-name="P4" draw:layer="layout" svg:x1="14.101cm" svg:y1="16.198cm" svg:x2="14.201cm" svg:y2="16.598cm">
              <text:p/>
            </draw:line>
            <draw:line draw:style-name="gr5" draw:text-style-name="P4" draw:layer="layout" svg:x1="14.901cm" svg:y1="16.198cm" svg:x2="14.801cm" svg:y2="16.598cm">
              <text:p/>
            </draw:line>
            <draw:line draw:style-name="gr5" draw:text-style-name="P4" draw:layer="layout" svg:x1="14.201cm" svg:y1="16.598cm" svg:x2="14.801cm" svg:y2="16.598cm">
              <text:p/>
            </draw:line>
          </draw:g>
          <draw:g draw:style-name="gr25">
            <draw:line draw:style-name="gr5" draw:text-style-name="P4" draw:layer="layout" svg:x1="14.101cm" svg:y1="16.598cm" svg:x2="14.201cm" svg:y2="16.198cm">
              <text:p/>
            </draw:line>
            <draw:line draw:style-name="gr5" draw:text-style-name="P4" draw:layer="layout" svg:x1="14.901cm" svg:y1="16.598cm" svg:x2="14.801cm" svg:y2="16.198cm">
              <text:p/>
            </draw:line>
            <draw:line draw:style-name="gr5" draw:text-style-name="P4" draw:layer="layout" svg:x1="14.201cm" svg:y1="16.198cm" svg:x2="14.801cm" svg:y2="16.198cm">
              <text:p/>
            </draw:line>
          </draw:g>
        </draw:g>
        <draw:frame draw:style-name="gr173" draw:text-style-name="P31" draw:layer="layout" svg:width="0.961cm" svg:height="0.675cm" svg:x="13.301cm" svg:y="16.124cm">
          <draw:text-box>
            <text:p text:style-name="P19"><text:span text:style-name="T4">OPR</text:span></text:p>
          </draw:text-box>
        </draw:frame>
        <draw:frame draw:style-name="gr174" draw:text-style-name="P31" draw:layer="layout" svg:width="0.933cm" svg:height="0.675cm" svg:x="14.002cm" svg:y="16.125cm">
          <draw:text-box>
            <text:p text:style-name="P19"><text:span text:style-name="T4">OPA</text:span></text:p>
          </draw:text-box>
        </draw:frame>
        <draw:frame draw:style-name="gr175" draw:text-style-name="P32" draw:layer="layout" svg:width="0.663cm" svg:height="0.463cm" svg:x="13.403cm" svg:y="16.536cm">
          <draw:text-box>
            <text:p text:style-name="P19"><text:span text:style-name="T5">IN</text:span></text:p>
          </draw:text-box>
        </draw:frame>
        <draw:frame draw:style-name="gr175" draw:text-style-name="P32" draw:layer="layout" svg:width="0.663cm" svg:height="0.463cm" svg:x="14.103cm" svg:y="16.537cm">
          <draw:text-box>
            <text:p text:style-name="P19"><text:span text:style-name="T5">IN</text:span></text:p>
          </draw:text-box>
        </draw:frame>
        <draw:g draw:style-name="gr139">
          <draw:g draw:style-name="gr25">
            <draw:line draw:style-name="gr5" draw:text-style-name="P4" draw:layer="layout" svg:x1="19.001cm" svg:y1="16.198cm" svg:x2="19.101cm" svg:y2="16.598cm">
              <text:p/>
            </draw:line>
            <draw:line draw:style-name="gr5" draw:text-style-name="P4" draw:layer="layout" svg:x1="19.801cm" svg:y1="16.198cm" svg:x2="19.701cm" svg:y2="16.598cm">
              <text:p/>
            </draw:line>
            <draw:line draw:style-name="gr5" draw:text-style-name="P4" draw:layer="layout" svg:x1="19.101cm" svg:y1="16.598cm" svg:x2="19.701cm" svg:y2="16.598cm">
              <text:p/>
            </draw:line>
          </draw:g>
          <draw:g draw:style-name="gr25">
            <draw:line draw:style-name="gr5" draw:text-style-name="P4" draw:layer="layout" svg:x1="19.001cm" svg:y1="16.598cm" svg:x2="19.101cm" svg:y2="16.198cm">
              <text:p/>
            </draw:line>
            <draw:line draw:style-name="gr5" draw:text-style-name="P4" draw:layer="layout" svg:x1="19.801cm" svg:y1="16.598cm" svg:x2="19.701cm" svg:y2="16.198cm">
              <text:p/>
            </draw:line>
            <draw:line draw:style-name="gr5" draw:text-style-name="P4" draw:layer="layout" svg:x1="19.101cm" svg:y1="16.198cm" svg:x2="19.701cm" svg:y2="16.198cm">
              <text:p/>
            </draw:line>
          </draw:g>
        </draw:g>
        <draw:g draw:style-name="gr139">
          <draw:g draw:style-name="gr25">
            <draw:line draw:style-name="gr5" draw:text-style-name="P4" draw:layer="layout" svg:x1="19.701cm" svg:y1="16.198cm" svg:x2="19.801cm" svg:y2="16.598cm">
              <text:p/>
            </draw:line>
            <draw:line draw:style-name="gr5" draw:text-style-name="P4" draw:layer="layout" svg:x1="20.501cm" svg:y1="16.198cm" svg:x2="20.401cm" svg:y2="16.598cm">
              <text:p/>
            </draw:line>
            <draw:line draw:style-name="gr5" draw:text-style-name="P4" draw:layer="layout" svg:x1="19.801cm" svg:y1="16.598cm" svg:x2="20.401cm" svg:y2="16.598cm">
              <text:p/>
            </draw:line>
          </draw:g>
          <draw:g draw:style-name="gr25">
            <draw:line draw:style-name="gr5" draw:text-style-name="P4" draw:layer="layout" svg:x1="19.701cm" svg:y1="16.598cm" svg:x2="19.801cm" svg:y2="16.198cm">
              <text:p/>
            </draw:line>
            <draw:line draw:style-name="gr5" draw:text-style-name="P4" draw:layer="layout" svg:x1="20.501cm" svg:y1="16.598cm" svg:x2="20.401cm" svg:y2="16.198cm">
              <text:p/>
            </draw:line>
            <draw:line draw:style-name="gr5" draw:text-style-name="P4" draw:layer="layout" svg:x1="19.801cm" svg:y1="16.198cm" svg:x2="20.401cm" svg:y2="16.198cm">
              <text:p/>
            </draw:line>
          </draw:g>
        </draw:g>
        <draw:frame draw:style-name="gr173" draw:text-style-name="P31" draw:layer="layout" svg:width="0.961cm" svg:height="0.675cm" svg:x="18.901cm" svg:y="16.124cm">
          <draw:text-box>
            <text:p text:style-name="P19"><text:span text:style-name="T4">OPR</text:span></text:p>
          </draw:text-box>
        </draw:frame>
        <draw:frame draw:style-name="gr174" draw:text-style-name="P31" draw:layer="layout" svg:width="0.933cm" svg:height="0.675cm" svg:x="19.602cm" svg:y="16.125cm">
          <draw:text-box>
            <text:p text:style-name="P19"><text:span text:style-name="T4">OPA</text:span></text:p>
          </draw:text-box>
        </draw:frame>
        <draw:frame draw:style-name="gr175" draw:text-style-name="P32" draw:layer="layout" svg:width="0.663cm" svg:height="0.463cm" svg:x="19.003cm" svg:y="16.536cm">
          <draw:text-box>
            <text:p text:style-name="P19"><text:span text:style-name="T5">IN</text:span></text:p>
          </draw:text-box>
        </draw:frame>
        <draw:frame draw:style-name="gr175" draw:text-style-name="P32" draw:layer="layout" svg:width="0.663cm" svg:height="0.463cm" svg:x="19.703cm" svg:y="16.537cm">
          <draw:text-box>
            <text:p text:style-name="P19"><text:span text:style-name="T5">IN</text:span></text:p>
          </draw:text-box>
        </draw:frame>
        <draw:g draw:style-name="gr139">
          <draw:g draw:style-name="gr25">
            <draw:line draw:style-name="gr5" draw:text-style-name="P4" draw:layer="layout" svg:x1="24.601cm" svg:y1="16.198cm" svg:x2="24.701cm" svg:y2="16.598cm">
              <text:p/>
            </draw:line>
            <draw:line draw:style-name="gr5" draw:text-style-name="P4" draw:layer="layout" svg:x1="25.401cm" svg:y1="16.198cm" svg:x2="25.301cm" svg:y2="16.598cm">
              <text:p/>
            </draw:line>
            <draw:line draw:style-name="gr5" draw:text-style-name="P4" draw:layer="layout" svg:x1="24.701cm" svg:y1="16.598cm" svg:x2="25.301cm" svg:y2="16.598cm">
              <text:p/>
            </draw:line>
          </draw:g>
          <draw:g draw:style-name="gr25">
            <draw:line draw:style-name="gr5" draw:text-style-name="P4" draw:layer="layout" svg:x1="24.601cm" svg:y1="16.598cm" svg:x2="24.701cm" svg:y2="16.198cm">
              <text:p/>
            </draw:line>
            <draw:line draw:style-name="gr5" draw:text-style-name="P4" draw:layer="layout" svg:x1="25.401cm" svg:y1="16.598cm" svg:x2="25.301cm" svg:y2="16.198cm">
              <text:p/>
            </draw:line>
            <draw:line draw:style-name="gr5" draw:text-style-name="P4" draw:layer="layout" svg:x1="24.701cm" svg:y1="16.198cm" svg:x2="25.301cm" svg:y2="16.198cm">
              <text:p/>
            </draw:line>
          </draw:g>
        </draw:g>
        <draw:g draw:style-name="gr139">
          <draw:g draw:style-name="gr25">
            <draw:line draw:style-name="gr5" draw:text-style-name="P4" draw:layer="layout" svg:x1="25.301cm" svg:y1="16.198cm" svg:x2="25.401cm" svg:y2="16.598cm">
              <text:p/>
            </draw:line>
            <draw:line draw:style-name="gr5" draw:text-style-name="P4" draw:layer="layout" svg:x1="26.101cm" svg:y1="16.198cm" svg:x2="26.001cm" svg:y2="16.598cm">
              <text:p/>
            </draw:line>
            <draw:line draw:style-name="gr5" draw:text-style-name="P4" draw:layer="layout" svg:x1="25.401cm" svg:y1="16.598cm" svg:x2="26.001cm" svg:y2="16.598cm">
              <text:p/>
            </draw:line>
          </draw:g>
          <draw:g draw:style-name="gr25">
            <draw:line draw:style-name="gr5" draw:text-style-name="P4" draw:layer="layout" svg:x1="25.301cm" svg:y1="16.598cm" svg:x2="25.401cm" svg:y2="16.198cm">
              <text:p/>
            </draw:line>
            <draw:line draw:style-name="gr5" draw:text-style-name="P4" draw:layer="layout" svg:x1="26.101cm" svg:y1="16.598cm" svg:x2="26.001cm" svg:y2="16.198cm">
              <text:p/>
            </draw:line>
            <draw:line draw:style-name="gr5" draw:text-style-name="P4" draw:layer="layout" svg:x1="25.401cm" svg:y1="16.198cm" svg:x2="26.001cm" svg:y2="16.198cm">
              <text:p/>
            </draw:line>
          </draw:g>
        </draw:g>
        <draw:frame draw:style-name="gr173" draw:text-style-name="P31" draw:layer="layout" svg:width="0.961cm" svg:height="0.675cm" svg:x="24.501cm" svg:y="16.124cm">
          <draw:text-box>
            <text:p text:style-name="P19"><text:span text:style-name="T4">OPR</text:span></text:p>
          </draw:text-box>
        </draw:frame>
        <draw:frame draw:style-name="gr174" draw:text-style-name="P31" draw:layer="layout" svg:width="0.933cm" svg:height="0.675cm" svg:x="25.202cm" svg:y="16.125cm">
          <draw:text-box>
            <text:p text:style-name="P19"><text:span text:style-name="T4">OPA</text:span></text:p>
          </draw:text-box>
        </draw:frame>
        <draw:frame draw:style-name="gr175" draw:text-style-name="P32" draw:layer="layout" svg:width="0.663cm" svg:height="0.463cm" svg:x="24.603cm" svg:y="16.536cm">
          <draw:text-box>
            <text:p text:style-name="P19"><text:span text:style-name="T5">IN</text:span></text:p>
          </draw:text-box>
        </draw:frame>
        <draw:frame draw:style-name="gr175" draw:text-style-name="P32" draw:layer="layout" svg:width="0.663cm" svg:height="0.463cm" svg:x="25.303cm" svg:y="16.537cm">
          <draw:text-box>
            <text:p text:style-name="P19"><text:span text:style-name="T5">IN</text:span></text:p>
          </draw:text-box>
        </draw:frame>
        <draw:g draw:style-name="gr139">
          <draw:g draw:style-name="gr25">
            <draw:line draw:style-name="gr5" draw:text-style-name="P4" draw:layer="layout" svg:x1="21.101cm" svg:y1="16.199cm" svg:x2="21.201cm" svg:y2="16.599cm">
              <text:p/>
            </draw:line>
            <draw:line draw:style-name="gr5" draw:text-style-name="P4" draw:layer="layout" svg:x1="21.901cm" svg:y1="16.199cm" svg:x2="21.801cm" svg:y2="16.599cm">
              <text:p/>
            </draw:line>
            <draw:line draw:style-name="gr5" draw:text-style-name="P4" draw:layer="layout" svg:x1="21.201cm" svg:y1="16.599cm" svg:x2="21.801cm" svg:y2="16.599cm">
              <text:p/>
            </draw:line>
          </draw:g>
          <draw:g draw:style-name="gr25">
            <draw:line draw:style-name="gr5" draw:text-style-name="P4" draw:layer="layout" svg:x1="21.101cm" svg:y1="16.599cm" svg:x2="21.201cm" svg:y2="16.199cm">
              <text:p/>
            </draw:line>
            <draw:line draw:style-name="gr5" draw:text-style-name="P4" draw:layer="layout" svg:x1="21.901cm" svg:y1="16.599cm" svg:x2="21.801cm" svg:y2="16.199cm">
              <text:p/>
            </draw:line>
            <draw:line draw:style-name="gr5" draw:text-style-name="P4" draw:layer="layout" svg:x1="21.201cm" svg:y1="16.199cm" svg:x2="21.801cm" svg:y2="16.199cm">
              <text:p/>
            </draw:line>
          </draw:g>
        </draw:g>
        <draw:g draw:style-name="gr139">
          <draw:g draw:style-name="gr25">
            <draw:line draw:style-name="gr5" draw:text-style-name="P4" draw:layer="layout" svg:x1="21.801cm" svg:y1="16.199cm" svg:x2="21.901cm" svg:y2="16.599cm">
              <text:p/>
            </draw:line>
            <draw:line draw:style-name="gr5" draw:text-style-name="P4" draw:layer="layout" svg:x1="22.601cm" svg:y1="16.199cm" svg:x2="22.501cm" svg:y2="16.599cm">
              <text:p/>
            </draw:line>
            <draw:line draw:style-name="gr5" draw:text-style-name="P4" draw:layer="layout" svg:x1="21.901cm" svg:y1="16.599cm" svg:x2="22.501cm" svg:y2="16.599cm">
              <text:p/>
            </draw:line>
          </draw:g>
          <draw:g draw:style-name="gr25">
            <draw:line draw:style-name="gr5" draw:text-style-name="P4" draw:layer="layout" svg:x1="21.801cm" svg:y1="16.599cm" svg:x2="21.901cm" svg:y2="16.199cm">
              <text:p/>
            </draw:line>
            <draw:line draw:style-name="gr5" draw:text-style-name="P4" draw:layer="layout" svg:x1="22.601cm" svg:y1="16.599cm" svg:x2="22.501cm" svg:y2="16.199cm">
              <text:p/>
            </draw:line>
            <draw:line draw:style-name="gr5" draw:text-style-name="P4" draw:layer="layout" svg:x1="21.901cm" svg:y1="16.199cm" svg:x2="22.501cm" svg:y2="16.199cm">
              <text:p/>
            </draw:line>
          </draw:g>
        </draw:g>
        <draw:frame draw:style-name="gr176" draw:text-style-name="P32" draw:layer="layout" svg:width="0.866cm" svg:height="0.463cm" svg:x="21.101cm" svg:y="16.224cm">
          <draw:text-box>
            <text:p text:style-name="P19"><text:span text:style-name="T5">R[n]</text:span></text:p>
          </draw:text-box>
        </draw:frame>
        <draw:frame draw:style-name="gr177" draw:text-style-name="P32" draw:layer="layout" svg:width="1.01cm" svg:height="0.463cm" svg:x="21.701cm" svg:y="16.225cm">
          <draw:text-box>
            <text:p text:style-name="P19"><text:span text:style-name="T5">R[n+1]</text:span></text:p>
          </draw:text-box>
        </draw:frame>
        <draw:frame draw:style-name="gr172" draw:text-style-name="P32" draw:layer="layout" svg:width="0.798cm" svg:height="0.463cm" svg:x="21.103cm" svg:y="16.536cm">
          <draw:text-box>
            <text:p text:style-name="P19"><text:span text:style-name="T5">OUT</text:span></text:p>
          </draw:text-box>
        </draw:frame>
        <draw:frame draw:style-name="gr172" draw:text-style-name="P32" draw:layer="layout" svg:width="0.798cm" svg:height="0.463cm" svg:x="21.803cm" svg:y="16.537cm">
          <draw:text-box>
            <text:p text:style-name="P19"><text:span text:style-name="T5">OUT</text:span></text:p>
          </draw:text-box>
        </draw:frame>
        <draw:g draw:style-name="gr139">
          <draw:g draw:style-name="gr25">
            <draw:line draw:style-name="gr5" draw:text-style-name="P4" draw:layer="layout" svg:x1="26.7cm" svg:y1="16.198cm" svg:x2="26.8cm" svg:y2="16.598cm">
              <text:p/>
            </draw:line>
            <draw:line draw:style-name="gr5" draw:text-style-name="P4" draw:layer="layout" svg:x1="27.5cm" svg:y1="16.198cm" svg:x2="27.4cm" svg:y2="16.598cm">
              <text:p/>
            </draw:line>
            <draw:line draw:style-name="gr5" draw:text-style-name="P4" draw:layer="layout" svg:x1="26.8cm" svg:y1="16.598cm" svg:x2="27.4cm" svg:y2="16.598cm">
              <text:p/>
            </draw:line>
          </draw:g>
          <draw:g draw:style-name="gr25">
            <draw:line draw:style-name="gr5" draw:text-style-name="P4" draw:layer="layout" svg:x1="26.7cm" svg:y1="16.598cm" svg:x2="26.8cm" svg:y2="16.198cm">
              <text:p/>
            </draw:line>
            <draw:line draw:style-name="gr5" draw:text-style-name="P4" draw:layer="layout" svg:x1="27.5cm" svg:y1="16.598cm" svg:x2="27.4cm" svg:y2="16.198cm">
              <text:p/>
            </draw:line>
            <draw:line draw:style-name="gr5" draw:text-style-name="P4" draw:layer="layout" svg:x1="26.8cm" svg:y1="16.198cm" svg:x2="27.4cm" svg:y2="16.198cm">
              <text:p/>
            </draw:line>
          </draw:g>
        </draw:g>
        <draw:frame draw:style-name="gr158" draw:text-style-name="P32" draw:layer="layout" svg:width="0.866cm" svg:height="0.675cm" svg:x="26.701cm" svg:y="16.1cm">
          <draw:text-box>
            <text:p text:style-name="P19"><text:span text:style-name="T5">Read</text:span></text:p>
            <text:p text:style-name="P19"><text:span text:style-name="T5">Data</text:span></text:p>
          </draw:text-box>
        </draw:frame>
        <draw:frame draw:style-name="gr175" draw:text-style-name="P32" draw:layer="layout" svg:width="0.663cm" svg:height="0.463cm" svg:x="26.702cm" svg:y="16.537cm">
          <draw:text-box>
            <text:p text:style-name="P19"><text:span text:style-name="T5">IN</text:span></text:p>
          </draw:text-box>
        </draw:frame>
        <draw:line draw:style-name="gr5" draw:text-style-name="P4" draw:layer="layout" svg:x1="11.301cm" svg:y1="12.7cm" svg:x2="11.301cm" svg:y2="18.7cm">
          <text:p/>
        </draw:line>
        <draw:line draw:style-name="gr5" draw:text-style-name="P4" draw:layer="layout" svg:x1="16.901cm" svg:y1="12.7cm" svg:x2="16.901cm" svg:y2="18.7cm">
          <text:p/>
        </draw:line>
        <draw:line draw:style-name="gr5" draw:text-style-name="P4" draw:layer="layout" svg:x1="22.501cm" svg:y1="12.7cm" svg:x2="22.501cm" svg:y2="18.7cm">
          <text:p/>
        </draw:line>
        <draw:line draw:style-name="gr5" draw:text-style-name="P4" draw:layer="layout" svg:x1="28.101cm" svg:y1="12.7cm" svg:x2="28.101cm" svg:y2="18.7cm">
          <text:p/>
        </draw:line>
        <draw:custom-shape draw:style-name="gr178" draw:text-style-name="P16" draw:layer="layout" svg:width="1.2cm" svg:height="0.7cm" svg:x="14.401cm" svg:y="15.1cm">
          <text:p/>
          <draw:enhanced-geometry svg:viewBox="0 0 21600 21600" draw:glue-points="10800 0 0 10800 10800 21600 21600 10800 ?f40 ?f41" draw:text-areas="0 0 21600 21600" draw:type="rectangular-callout" draw:modifiers="-17229.6419650291 17933.23823109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frame draw:style-name="gr179" draw:text-style-name="P31" draw:layer="layout" svg:width="1.399cm" svg:height="0.727cm" svg:x="14.301cm" svg:y="15.113cm">
          <draw:text-box>
            <text:p text:style-name="P19"><text:span text:style-name="T4">Old DCL is used.</text:span></text:p>
          </draw:text-box>
        </draw:frame>
        <draw:custom-shape draw:style-name="gr178" draw:text-style-name="P16" draw:layer="layout" svg:width="1.2cm" svg:height="0.7cm" svg:x="16.301cm" svg:y="15.1cm">
          <text:p/>
          <draw:enhanced-geometry svg:viewBox="0 0 21600 21600" draw:glue-points="10800 0 0 10800 10800 21600 21600 10800 ?f40 ?f41" draw:text-areas="0 0 21600 21600" draw:type="rectangular-callout" draw:modifiers="37876.4363030808 16485.02139800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frame draw:style-name="gr180" draw:text-style-name="P31" draw:layer="layout" svg:width="1.499cm" svg:height="0.887cm" svg:x="16.201cm" svg:y="15.114cm">
          <draw:text-box>
            <text:p text:style-name="P19"><text:span text:style-name="T4">New DCL is used.</text:span></text:p>
          </draw:text-box>
        </draw:frame>
        <draw:custom-shape draw:style-name="gr178" draw:text-style-name="P16" draw:layer="layout" svg:width="1.2cm" svg:height="0.7cm" svg:x="15.001cm" svg:y="17.4cm">
          <text:p/>
          <draw:enhanced-geometry svg:viewBox="0 0 21600 21600" draw:glue-points="10800 0 0 10800 10800 21600 21600 10800 ?f40 ?f41" draw:text-areas="0 0 21600 21600" draw:type="rectangular-callout" draw:modifiers="34261.4487926728 -3512.696148359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frame draw:style-name="gr181" draw:text-style-name="P31" draw:layer="layout" svg:width="0.866cm" svg:height="0.569cm" svg:x="15.201cm" svg:y="17.5cm">
          <draw:text-box>
            <text:p text:style-name="P19"><text:span text:style-name="T4">(a)</text:span></text:p>
          </draw:text-box>
        </draw:frame>
        <draw:custom-shape draw:style-name="gr178" draw:text-style-name="P16" draw:layer="layout" svg:width="1.2cm" svg:height="0.7cm" svg:x="19.101cm" svg:y="17.4cm">
          <text:p/>
          <draw:enhanced-geometry svg:viewBox="0 0 21600 21600" draw:glue-points="10800 0 0 10800 10800 21600 21600 10800 ?f40 ?f41" draw:text-areas="0 0 21600 21600" draw:type="rectangular-callout" draw:modifiers="39027.4771024147 -28070.75606276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frame draw:style-name="gr181" draw:text-style-name="P31" draw:layer="layout" svg:width="0.866cm" svg:height="0.569cm" svg:x="19.301cm" svg:y="17.5cm">
          <draw:text-box>
            <text:p text:style-name="P19"><text:span text:style-name="T4">(b)</text:span></text:p>
          </draw:text-box>
        </draw:frame>
        <draw:custom-shape draw:style-name="gr178" draw:text-style-name="P16" draw:layer="layout" svg:width="1.2cm" svg:height="0.7cm" svg:x="20.501cm" svg:y="17.4cm">
          <text:p/>
          <draw:enhanced-geometry svg:viewBox="0 0 21600 21600" draw:glue-points="10800 0 0 10800 10800 21600 21600 10800 ?f40 ?f41" draw:text-areas="0 0 21600 21600" draw:type="rectangular-callout" draw:modifiers="26006.32805995 -29087.58915834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frame draw:style-name="gr181" draw:text-style-name="P31" draw:layer="layout" svg:width="0.866cm" svg:height="0.569cm" svg:x="20.701cm" svg:y="17.501cm">
          <draw:text-box>
            <text:p text:style-name="P19"><text:span text:style-name="T4">(c)</text:span></text:p>
          </draw:text-box>
        </draw:frame>
        <draw:custom-shape draw:style-name="gr178" draw:text-style-name="P16" draw:layer="layout" svg:width="1.2cm" svg:height="0.7cm" svg:x="24.001cm" svg:y="17.4cm">
          <text:p/>
          <draw:enhanced-geometry svg:viewBox="0 0 21600 21600" draw:glue-points="10800 0 0 10800 10800 21600 21600 10800 ?f40 ?f41" draw:text-areas="0 0 21600 21600" draw:type="rectangular-callout" draw:modifiers="26006.32805995 -29087.58915834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frame draw:style-name="gr181" draw:text-style-name="P31" draw:layer="layout" svg:width="0.866cm" svg:height="0.569cm" svg:x="24.235cm" svg:y="17.5cm">
          <draw:text-box>
            <text:p text:style-name="P19"><text:span text:style-name="T4">(d)</text:span></text:p>
          </draw:text-box>
        </draw:frame>
        <draw:custom-shape draw:style-name="gr178" draw:text-style-name="P16" draw:layer="layout" svg:width="1.2cm" svg:height="0.7cm" svg:x="25.401cm" svg:y="17.4cm">
          <text:p/>
          <draw:enhanced-geometry svg:viewBox="0 0 21600 21600" draw:glue-points="10800 0 0 10800 10800 21600 21600 10800 ?f40 ?f41" draw:text-areas="0 0 21600 21600" draw:type="rectangular-callout" draw:modifiers="26006.32805995 -29087.58915834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frame draw:style-name="gr181" draw:text-style-name="P31" draw:layer="layout" svg:width="0.866cm" svg:height="0.569cm" svg:x="25.601cm" svg:y="17.501cm">
          <draw:text-box>
            <text:p text:style-name="P19"><text:span text:style-name="T4">(e)</text:span></text:p>
          </draw:text-box>
        </draw:frame>
        <draw:frame draw:style-name="gr182" draw:text-style-name="P32" draw:layer="layout" svg:width="0.79cm" svg:height="0.463cm" svg:x="12.711cm" svg:y="15.6cm">
          <draw:text-box>
            <text:p text:style-name="P19"><text:span text:style-name="T5">OLD</text:span></text:p>
          </draw:text-box>
        </draw:frame>
        <draw:frame draw:style-name="gr183" draw:text-style-name="P23" draw:layer="layout" svg:width="7.1cm" svg:height="2.615cm" svg:x="8.2cm" svg:y="8.003cm">
          <draw:text-box>
            <text:p text:style-name="P19"><text:span text:style-name="T16">(b) State X2 of the SRC instruction: Sends the upper address bits to the ROM/RAM where</text:span><text:span text:style-name="T13"> </text:span><text:span text:style-name="T11">CM-ROM</text:span><text:span text:style-name="T10"> or </text:span><text:span text:style-name="T11">CM_RAMx</text:span><text:span text:style-name="T9"> is asserted. These bits determine which ROM and RAM chip will be selected.</text:span></text:p>
          </draw:text-box>
        </draw:frame>
      </draw:page>
      <draw:page draw:name="page5" draw:style-name="dp1" draw:master-page-name="標準">
        <draw:line draw:style-name="gr120" draw:text-style-name="P4" draw:layer="layout" svg:x1="24.501cm" svg:y1="5cm" svg:x2="26.501cm" svg:y2="4.985cm">
          <text:p/>
        </draw:line>
        <draw:line draw:style-name="gr120" draw:text-style-name="P4" draw:layer="layout" svg:x1="17.501cm" svg:y1="5cm" svg:x2="19.501cm" svg:y2="5cm">
          <text:p/>
        </draw:line>
        <draw:line draw:style-name="gr120" draw:text-style-name="P4" draw:layer="layout" svg:x1="18.501cm" svg:y1="3.1cm" svg:x2="18.501cm" svg:y2="7.4cm">
          <text:p/>
        </draw:line>
        <draw:rect draw:style-name="gr1" draw:text-style-name="P1" draw:layer="layout" svg:width="6cm" svg:height="1.6cm" svg:x="1.501cm" svg:y="1.5cm">
          <text:p/>
        </draw:rect>
        <draw:frame draw:style-name="gr44" draw:text-style-name="P9" draw:layer="layout" svg:width="0.949cm" svg:height="0.569cm" svg:x="3.071cm" svg:y="2.031cm">
          <draw:text-box>
            <text:p><text:span text:style-name="T4">ACC</text:span></text:p>
          </draw:text-box>
        </draw:frame>
        <draw:rect draw:style-name="gr1" draw:text-style-name="P1" draw:layer="layout" svg:width="2cm" svg:height="1cm" svg:x="1.501cm" svg:y="3.287cm">
          <text:p/>
        </draw:rect>
        <draw:rect draw:style-name="gr1" draw:text-style-name="P1" draw:layer="layout" svg:width="2cm" svg:height="1cm" svg:x="5.501cm" svg:y="3.287cm">
          <text:p/>
        </draw:rect>
        <draw:rect draw:style-name="gr1" draw:text-style-name="P1" draw:layer="layout" svg:width="2cm" svg:height="1cm" svg:x="1.501cm" svg:y="4.486cm">
          <text:p/>
        </draw:rect>
        <draw:rect draw:style-name="gr1" draw:text-style-name="P1" draw:layer="layout" svg:width="2cm" svg:height="1cm" svg:x="1.501cm" svg:y="5.685cm">
          <text:p/>
        </draw:rect>
        <draw:rect draw:style-name="gr1" draw:text-style-name="P1" draw:layer="layout" svg:width="2cm" svg:height="1cm" svg:x="1.501cm" svg:y="6.884cm">
          <text:p/>
        </draw:rect>
        <draw:rect draw:style-name="gr1" draw:text-style-name="P1" draw:layer="layout" svg:width="2cm" svg:height="1cm" svg:x="5.501cm" svg:y="4.486cm">
          <text:p/>
        </draw:rect>
        <draw:rect draw:style-name="gr1" draw:text-style-name="P1" draw:layer="layout" svg:width="2cm" svg:height="1cm" svg:x="5.501cm" svg:y="5.685cm">
          <text:p/>
        </draw:rect>
        <draw:rect draw:style-name="gr1" draw:text-style-name="P1" draw:layer="layout" svg:width="2cm" svg:height="1cm" svg:x="5.501cm" svg:y="6.884cm">
          <text:p/>
        </draw:rect>
        <draw:line draw:style-name="gr120" draw:text-style-name="P4" draw:layer="layout" svg:x1="4.501cm" svg:y1="3.1cm" svg:x2="4.501cm" svg:y2="7.4cm">
          <text:p/>
        </draw:line>
        <draw:line draw:style-name="gr120" draw:text-style-name="P4" draw:layer="layout" svg:x1="3.501cm" svg:y1="3.787cm" svg:x2="5.501cm" svg:y2="3.787cm">
          <text:p/>
        </draw:line>
        <draw:line draw:style-name="gr120" draw:text-style-name="P4" draw:layer="layout" svg:x1="3.501cm" svg:y1="4.986cm" svg:x2="5.501cm" svg:y2="4.986cm">
          <text:p/>
        </draw:line>
        <draw:line draw:style-name="gr120" draw:text-style-name="P4" draw:layer="layout" svg:x1="3.501cm" svg:y1="6.185cm" svg:x2="5.501cm" svg:y2="6.185cm">
          <text:p/>
        </draw:line>
        <draw:line draw:style-name="gr120" draw:text-style-name="P4" draw:layer="layout" svg:x1="3.501cm" svg:y1="7.384cm" svg:x2="5.501cm" svg:y2="7.384cm">
          <text:p/>
        </draw:line>
        <draw:frame draw:style-name="gr115" draw:text-style-name="P18" draw:layer="layout" svg:width="1.937cm" svg:height="1.099cm" svg:x="1.501cm" svg:y="3.3cm">
          <draw:text-box>
            <text:p text:style-name="P6"><text:span text:style-name="T8">ROM 4001</text:span></text:p>
            <text:p text:style-name="P6"><text:span text:style-name="T8">#0</text:span></text:p>
          </draw:text-box>
        </draw:frame>
        <draw:frame draw:style-name="gr115" draw:text-style-name="P18" draw:layer="layout" svg:width="1.937cm" svg:height="1.099cm" svg:x="1.516cm" svg:y="4.5cm">
          <draw:text-box>
            <text:p text:style-name="P6"><text:span text:style-name="T8">ROM 4001</text:span></text:p>
            <text:p text:style-name="P6"><text:span text:style-name="T8">#1</text:span></text:p>
          </draw:text-box>
        </draw:frame>
        <draw:frame draw:style-name="gr115" draw:text-style-name="P18" draw:layer="layout" svg:width="1.937cm" svg:height="1.099cm" svg:x="1.517cm" svg:y="5.6cm">
          <draw:text-box>
            <text:p text:style-name="P6"><text:span text:style-name="T8">ROM 4001</text:span></text:p>
            <text:p text:style-name="P6"><text:span text:style-name="T8">#2</text:span></text:p>
          </draw:text-box>
        </draw:frame>
        <draw:frame draw:style-name="gr115" draw:text-style-name="P18" draw:layer="layout" svg:width="1.937cm" svg:height="1.099cm" svg:x="1.518cm" svg:y="6.8cm">
          <draw:text-box>
            <text:p text:style-name="P6"><text:span text:style-name="T8">ROM 4001</text:span></text:p>
            <text:p text:style-name="P6"><text:span text:style-name="T8">#3</text:span></text:p>
          </draw:text-box>
        </draw:frame>
        <draw:frame draw:style-name="gr116" draw:text-style-name="P18" draw:layer="layout" svg:width="2.212cm" svg:height="1.099cm" svg:x="5.402cm" svg:y="3.301cm">
          <draw:text-box>
            <text:p text:style-name="P6"><text:span text:style-name="T8">RAM 4002-1</text:span></text:p>
            <text:p text:style-name="P6"><text:span text:style-name="T8">#0 (P0=L)</text:span></text:p>
          </draw:text-box>
        </draw:frame>
        <draw:frame draw:style-name="gr116" draw:text-style-name="P18" draw:layer="layout" svg:width="2.212cm" svg:height="1.099cm" svg:x="5.417cm" svg:y="4.501cm">
          <draw:text-box>
            <text:p text:style-name="P6"><text:span text:style-name="T8">RAM 4002-1</text:span></text:p>
            <text:p text:style-name="P6"><text:span text:style-name="T8">#1 (P0=H)</text:span></text:p>
          </draw:text-box>
        </draw:frame>
        <draw:frame draw:style-name="gr116" draw:text-style-name="P18" draw:layer="layout" svg:width="2.212cm" svg:height="1.099cm" svg:x="5.418cm" svg:y="5.601cm">
          <draw:text-box>
            <text:p text:style-name="P6"><text:span text:style-name="T8">RAM 4002-2</text:span></text:p>
            <text:p text:style-name="P6"><text:span text:style-name="T8">#2 (P0=L)</text:span></text:p>
          </draw:text-box>
        </draw:frame>
        <draw:frame draw:style-name="gr116" draw:text-style-name="P18" draw:layer="layout" svg:width="2.212cm" svg:height="1.099cm" svg:x="5.419cm" svg:y="6.801cm">
          <draw:text-box>
            <text:p text:style-name="P6"><text:span text:style-name="T8">RAM 4002-2</text:span></text:p>
            <text:p text:style-name="P6"><text:span text:style-name="T8">#3 (P0=H)</text:span></text:p>
          </draw:text-box>
        </draw:frame>
        <draw:frame draw:style-name="gr117" draw:text-style-name="P20" draw:layer="layout" svg:width="1.201cm" svg:height="1.099cm" svg:x="1.401cm" svg:y="1.801cm">
          <draw:text-box>
            <text:p text:style-name="P19"><text:span text:style-name="T8">CPU</text:span></text:p>
            <text:p text:style-name="P19"><text:span text:style-name="T8">4004</text:span></text:p>
          </draw:text-box>
        </draw:frame>
        <draw:rect draw:style-name="gr119" draw:text-style-name="P21" draw:layer="layout" svg:width="1cm" svg:height="0.6cm" svg:x="3.101cm" svg:y="2cm">
          <text:p/>
        </draw:rect>
        <draw:frame draw:style-name="gr144" draw:text-style-name="P23" draw:layer="layout" svg:width="6.351cm" svg:height="1.433cm" svg:x="1.264cm" svg:y="7.901cm">
          <draw:text-box>
            <text:p text:style-name="P19"><text:span text:style-name="T9">(a) State X3 of the DCL instruction: Transfers the lower 3 bits of ACC to the DCL register.</text:span></text:p>
          </draw:text-box>
        </draw:frame>
        <draw:rect draw:style-name="gr1" draw:text-style-name="P1" draw:layer="layout" svg:width="6cm" svg:height="1.6cm" svg:x="8.501cm" svg:y="1.5cm">
          <text:p/>
        </draw:rect>
        <draw:rect draw:style-name="gr1" draw:text-style-name="P1" draw:layer="layout" svg:width="2cm" svg:height="1cm" svg:x="8.501cm" svg:y="3.287cm">
          <text:p/>
        </draw:rect>
        <draw:rect draw:style-name="gr28" draw:text-style-name="P10" draw:layer="layout" svg:width="2cm" svg:height="1cm" svg:x="12.501cm" svg:y="3.287cm">
          <text:p/>
        </draw:rect>
        <draw:rect draw:style-name="gr28" draw:text-style-name="P10" draw:layer="layout" svg:width="2cm" svg:height="1cm" svg:x="8.501cm" svg:y="4.486cm">
          <text:p/>
        </draw:rect>
        <draw:rect draw:style-name="gr1" draw:text-style-name="P1" draw:layer="layout" svg:width="2cm" svg:height="1cm" svg:x="8.501cm" svg:y="5.685cm">
          <text:p/>
        </draw:rect>
        <draw:rect draw:style-name="gr1" draw:text-style-name="P1" draw:layer="layout" svg:width="2cm" svg:height="1cm" svg:x="8.501cm" svg:y="6.884cm">
          <text:p/>
        </draw:rect>
        <draw:rect draw:style-name="gr1" draw:text-style-name="P1" draw:layer="layout" svg:width="2cm" svg:height="1cm" svg:x="12.501cm" svg:y="4.486cm">
          <text:p/>
        </draw:rect>
        <draw:rect draw:style-name="gr1" draw:text-style-name="P1" draw:layer="layout" svg:width="2cm" svg:height="1cm" svg:x="12.501cm" svg:y="5.685cm">
          <text:p/>
        </draw:rect>
        <draw:rect draw:style-name="gr1" draw:text-style-name="P1" draw:layer="layout" svg:width="2cm" svg:height="1cm" svg:x="12.501cm" svg:y="6.884cm">
          <text:p/>
        </draw:rect>
        <draw:line draw:style-name="gr120" draw:text-style-name="P4" draw:layer="layout" svg:x1="11.501cm" svg:y1="3.1cm" svg:x2="11.501cm" svg:y2="7.4cm">
          <text:p/>
        </draw:line>
        <draw:frame draw:style-name="gr115" draw:text-style-name="P18" draw:layer="layout" svg:width="1.937cm" svg:height="1.099cm" svg:x="8.501cm" svg:y="3.3cm">
          <draw:text-box>
            <text:p text:style-name="P6"><text:span text:style-name="T8">ROM 4001</text:span></text:p>
            <text:p text:style-name="P6"><text:span text:style-name="T8">#0</text:span></text:p>
          </draw:text-box>
        </draw:frame>
        <draw:frame draw:style-name="gr115" draw:text-style-name="P18" draw:layer="layout" svg:width="1.937cm" svg:height="1.099cm" svg:x="8.516cm" svg:y="4.5cm">
          <draw:text-box>
            <text:p text:style-name="P6"><text:span text:style-name="T8">ROM 4001</text:span></text:p>
            <text:p text:style-name="P6"><text:span text:style-name="T8">#1</text:span></text:p>
          </draw:text-box>
        </draw:frame>
        <draw:frame draw:style-name="gr115" draw:text-style-name="P18" draw:layer="layout" svg:width="1.937cm" svg:height="1.099cm" svg:x="8.517cm" svg:y="5.6cm">
          <draw:text-box>
            <text:p text:style-name="P6"><text:span text:style-name="T8">ROM 4001</text:span></text:p>
            <text:p text:style-name="P6"><text:span text:style-name="T8">#2</text:span></text:p>
          </draw:text-box>
        </draw:frame>
        <draw:frame draw:style-name="gr115" draw:text-style-name="P18" draw:layer="layout" svg:width="1.937cm" svg:height="1.099cm" svg:x="8.518cm" svg:y="6.8cm">
          <draw:text-box>
            <text:p text:style-name="P6"><text:span text:style-name="T8">ROM 4001</text:span></text:p>
            <text:p text:style-name="P6"><text:span text:style-name="T8">#3</text:span></text:p>
          </draw:text-box>
        </draw:frame>
        <draw:frame draw:style-name="gr116" draw:text-style-name="P18" draw:layer="layout" svg:width="2.212cm" svg:height="1.099cm" svg:x="12.402cm" svg:y="3.301cm">
          <draw:text-box>
            <text:p text:style-name="P6"><text:span text:style-name="T8">RAM 4002-1</text:span></text:p>
            <text:p text:style-name="P6"><text:span text:style-name="T8">#0 (P0=L)</text:span></text:p>
          </draw:text-box>
        </draw:frame>
        <draw:frame draw:style-name="gr116" draw:text-style-name="P18" draw:layer="layout" svg:width="2.212cm" svg:height="1.099cm" svg:x="12.417cm" svg:y="4.501cm">
          <draw:text-box>
            <text:p text:style-name="P6"><text:span text:style-name="T8">RAM 4002-1</text:span></text:p>
            <text:p text:style-name="P6"><text:span text:style-name="T8">#1 (P0=H)</text:span></text:p>
          </draw:text-box>
        </draw:frame>
        <draw:frame draw:style-name="gr116" draw:text-style-name="P18" draw:layer="layout" svg:width="2.212cm" svg:height="1.099cm" svg:x="12.418cm" svg:y="5.601cm">
          <draw:text-box>
            <text:p text:style-name="P6"><text:span text:style-name="T8">RAM 4002-2</text:span></text:p>
            <text:p text:style-name="P6"><text:span text:style-name="T8">#2 (P0=L)</text:span></text:p>
          </draw:text-box>
        </draw:frame>
        <draw:frame draw:style-name="gr116" draw:text-style-name="P18" draw:layer="layout" svg:width="2.212cm" svg:height="1.099cm" svg:x="12.419cm" svg:y="6.801cm">
          <draw:text-box>
            <text:p text:style-name="P6"><text:span text:style-name="T8">RAM 4002-2</text:span></text:p>
            <text:p text:style-name="P6"><text:span text:style-name="T8">#3(P0=H)</text:span></text:p>
          </draw:text-box>
        </draw:frame>
        <draw:frame draw:style-name="gr117" draw:text-style-name="P20" draw:layer="layout" svg:width="1.201cm" svg:height="1.099cm" svg:x="8.401cm" svg:y="1.801cm">
          <draw:text-box>
            <text:p text:style-name="P19"><text:span text:style-name="T8">CPU</text:span></text:p>
            <text:p text:style-name="P19"><text:span text:style-name="T8">4004</text:span></text:p>
          </draw:text-box>
        </draw:frame>
        <draw:rect draw:style-name="gr118" draw:text-style-name="P1" draw:layer="layout" svg:width="1cm" svg:height="0.6cm" svg:x="10.501cm" svg:y="2cm">
          <text:p/>
        </draw:rect>
        <draw:rect draw:style-name="gr118" draw:text-style-name="P1" draw:layer="layout" svg:width="1cm" svg:height="0.6cm" svg:x="11.501cm" svg:y="2cm">
          <text:p/>
        </draw:rect>
        <draw:rect draw:style-name="gr119" draw:text-style-name="P21" draw:layer="layout" svg:width="2cm" svg:height="0.6cm" svg:x="10.501cm" svg:y="2cm">
          <text:p/>
        </draw:rect>
        <draw:line draw:style-name="gr120" draw:text-style-name="P4" draw:layer="layout" svg:x1="11.501cm" svg:y1="2.8cm" svg:x2="11.501cm" svg:y2="7.4cm">
          <text:p/>
        </draw:line>
        <draw:line draw:style-name="gr121" draw:text-style-name="P4" draw:layer="layout" svg:x1="11.501cm" svg:y1="3.787cm" svg:x2="10.501cm" svg:y2="3.787cm">
          <text:p/>
        </draw:line>
        <draw:line draw:style-name="gr121" draw:text-style-name="P4" draw:layer="layout" svg:x1="11.501cm" svg:y1="4.986cm" svg:x2="10.501cm" svg:y2="4.986cm">
          <text:p/>
        </draw:line>
        <draw:line draw:style-name="gr121" draw:text-style-name="P4" draw:layer="layout" svg:x1="11.501cm" svg:y1="6.185cm" svg:x2="10.501cm" svg:y2="6.185cm">
          <text:p/>
        </draw:line>
        <draw:line draw:style-name="gr121" draw:text-style-name="P4" draw:layer="layout" svg:x1="11.501cm" svg:y1="7.4cm" svg:x2="10.501cm" svg:y2="7.4cm">
          <text:p/>
        </draw:line>
        <draw:frame draw:style-name="gr184" draw:text-style-name="P23" draw:layer="layout" svg:width="7.156cm" svg:height="3.009cm" svg:x="8.244cm" svg:y="7.901cm">
          <draw:text-box>
            <text:p text:style-name="P19"><text:span text:style-name="T9">(b) State X2 of the SRC instruction: Sends the upper address bits to the ROM/RAM where </text:span><text:span text:style-name="T11">CM-ROM</text:span><text:span text:style-name="T10"> or </text:span><text:span text:style-name="T11">CM_RAMx</text:span><text:span text:style-name="T9"> is asserted. Based on the information contained in the upper address, the appropriate ROM and RAM chips are selected.</text:span></text:p>
          </draw:text-box>
        </draw:frame>
        <draw:rect draw:style-name="gr1" draw:text-style-name="P1" draw:layer="layout" svg:width="6cm" svg:height="1.6cm" svg:x="15.501cm" svg:y="1.5cm">
          <text:p/>
        </draw:rect>
        <draw:rect draw:style-name="gr1" draw:text-style-name="P1" draw:layer="layout" svg:width="2cm" svg:height="1cm" svg:x="15.501cm" svg:y="3.287cm">
          <text:p/>
        </draw:rect>
        <draw:rect draw:style-name="gr28" draw:text-style-name="P10" draw:layer="layout" svg:width="2cm" svg:height="1cm" svg:x="19.501cm" svg:y="3.287cm">
          <text:p/>
        </draw:rect>
        <draw:rect draw:style-name="gr28" draw:text-style-name="P10" draw:layer="layout" svg:width="2cm" svg:height="1cm" svg:x="15.501cm" svg:y="4.486cm">
          <text:p/>
        </draw:rect>
        <draw:rect draw:style-name="gr1" draw:text-style-name="P1" draw:layer="layout" svg:width="2cm" svg:height="1cm" svg:x="15.501cm" svg:y="5.685cm">
          <text:p/>
        </draw:rect>
        <draw:rect draw:style-name="gr1" draw:text-style-name="P1" draw:layer="layout" svg:width="2cm" svg:height="1cm" svg:x="15.501cm" svg:y="6.884cm">
          <text:p/>
        </draw:rect>
        <draw:rect draw:style-name="gr1" draw:text-style-name="P1" draw:layer="layout" svg:width="2cm" svg:height="1cm" svg:x="19.501cm" svg:y="4.486cm">
          <text:p/>
        </draw:rect>
        <draw:rect draw:style-name="gr1" draw:text-style-name="P1" draw:layer="layout" svg:width="2cm" svg:height="1cm" svg:x="19.501cm" svg:y="5.685cm">
          <text:p/>
        </draw:rect>
        <draw:rect draw:style-name="gr1" draw:text-style-name="P1" draw:layer="layout" svg:width="2cm" svg:height="1cm" svg:x="19.501cm" svg:y="6.884cm">
          <text:p/>
        </draw:rect>
        <draw:line draw:style-name="gr120" draw:text-style-name="P4" draw:layer="layout" svg:x1="17.501cm" svg:y1="3.8cm" svg:x2="19.501cm" svg:y2="3.787cm">
          <text:p/>
        </draw:line>
        <draw:line draw:style-name="gr120" draw:text-style-name="P4" draw:layer="layout" svg:x1="17.501cm" svg:y1="6.185cm" svg:x2="19.501cm" svg:y2="6.185cm">
          <text:p/>
        </draw:line>
        <draw:line draw:style-name="gr120" draw:text-style-name="P4" draw:layer="layout" svg:x1="17.501cm" svg:y1="7.384cm" svg:x2="19.501cm" svg:y2="7.384cm">
          <text:p/>
        </draw:line>
        <draw:frame draw:style-name="gr115" draw:text-style-name="P18" draw:layer="layout" svg:width="1.937cm" svg:height="1.099cm" svg:x="15.501cm" svg:y="3.3cm">
          <draw:text-box>
            <text:p text:style-name="P6"><text:span text:style-name="T8">ROM 4001</text:span></text:p>
            <text:p text:style-name="P6"><text:span text:style-name="T8">#0</text:span></text:p>
          </draw:text-box>
        </draw:frame>
        <draw:frame draw:style-name="gr115" draw:text-style-name="P18" draw:layer="layout" svg:width="1.937cm" svg:height="1.099cm" svg:x="15.516cm" svg:y="4.5cm">
          <draw:text-box>
            <text:p text:style-name="P6"><text:span text:style-name="T8">ROM 4001</text:span></text:p>
            <text:p text:style-name="P6"><text:span text:style-name="T8">#1</text:span></text:p>
          </draw:text-box>
        </draw:frame>
        <draw:frame draw:style-name="gr115" draw:text-style-name="P18" draw:layer="layout" svg:width="1.937cm" svg:height="1.099cm" svg:x="15.517cm" svg:y="5.6cm">
          <draw:text-box>
            <text:p text:style-name="P6"><text:span text:style-name="T8">ROM 4001</text:span></text:p>
            <text:p text:style-name="P6"><text:span text:style-name="T8">#2</text:span></text:p>
          </draw:text-box>
        </draw:frame>
        <draw:frame draw:style-name="gr115" draw:text-style-name="P18" draw:layer="layout" svg:width="1.937cm" svg:height="1.099cm" svg:x="15.518cm" svg:y="6.8cm">
          <draw:text-box>
            <text:p text:style-name="P6"><text:span text:style-name="T8">ROM 4001</text:span></text:p>
            <text:p text:style-name="P6"><text:span text:style-name="T8">#3</text:span></text:p>
          </draw:text-box>
        </draw:frame>
        <draw:frame draw:style-name="gr148" draw:text-style-name="P18" draw:layer="layout" svg:width="2.212cm" svg:height="2.199cm" svg:x="19.402cm" svg:y="3.301cm">
          <draw:text-box>
            <text:p text:style-name="P6"><text:span text:style-name="T8">RAM 4002-1</text:span></text:p>
            <text:p text:style-name="P6"><text:span text:style-name="T8">#0 (P0=L)</text:span></text:p>
          </draw:text-box>
        </draw:frame>
        <draw:frame draw:style-name="gr116" draw:text-style-name="P18" draw:layer="layout" svg:width="2.212cm" svg:height="1.099cm" svg:x="19.417cm" svg:y="4.501cm">
          <draw:text-box>
            <text:p text:style-name="P6"><text:span text:style-name="T8">RAM 4002-1</text:span></text:p>
            <text:p text:style-name="P6"><text:span text:style-name="T8">#1 (P0=H)</text:span></text:p>
          </draw:text-box>
        </draw:frame>
        <draw:frame draw:style-name="gr116" draw:text-style-name="P18" draw:layer="layout" svg:width="2.212cm" svg:height="1.099cm" svg:x="19.418cm" svg:y="5.601cm">
          <draw:text-box>
            <text:p text:style-name="P6"><text:span text:style-name="T8">RAM 4002-2</text:span></text:p>
            <text:p text:style-name="P6"><text:span text:style-name="T8">#2 (P0=L)</text:span></text:p>
          </draw:text-box>
        </draw:frame>
        <draw:frame draw:style-name="gr116" draw:text-style-name="P18" draw:layer="layout" svg:width="2.212cm" svg:height="1.099cm" svg:x="19.419cm" svg:y="6.801cm">
          <draw:text-box>
            <text:p text:style-name="P6"><text:span text:style-name="T8">RAM 4002-2</text:span></text:p>
            <text:p text:style-name="P6"><text:span text:style-name="T8">#3 (P0=H)</text:span></text:p>
          </draw:text-box>
        </draw:frame>
        <draw:frame draw:style-name="gr117" draw:text-style-name="P20" draw:layer="layout" svg:width="1.201cm" svg:height="1.099cm" svg:x="15.401cm" svg:y="1.801cm">
          <draw:text-box>
            <text:p text:style-name="P19"><text:span text:style-name="T8">CPU</text:span></text:p>
            <text:p text:style-name="P19"><text:span text:style-name="T8">4004</text:span></text:p>
          </draw:text-box>
        </draw:frame>
        <draw:line draw:style-name="gr120" draw:text-style-name="P4" draw:layer="layout" svg:x1="18.501cm" svg:y1="2.8cm" svg:x2="19.001cm" svg:y2="2.8cm">
          <text:p/>
        </draw:line>
        <draw:line draw:style-name="gr120" draw:text-style-name="P4" draw:layer="layout" svg:x1="18.501cm" svg:y1="2.8cm" svg:x2="18.501cm" svg:y2="5cm">
          <text:p/>
        </draw:line>
        <draw:line draw:style-name="gr121" draw:text-style-name="P4" draw:layer="layout" svg:x1="18.501cm" svg:y1="5cm" svg:x2="17.501cm" svg:y2="5cm">
          <text:p/>
        </draw:line>
        <draw:rect draw:style-name="gr1" draw:text-style-name="P1" draw:layer="layout" svg:width="6cm" svg:height="1.6cm" svg:x="1.5cm" svg:y="10.979cm">
          <text:p/>
        </draw:rect>
        <draw:rect draw:style-name="gr1" draw:text-style-name="P1" draw:layer="layout" svg:width="2cm" svg:height="1cm" svg:x="1.5cm" svg:y="12.766cm">
          <text:p/>
        </draw:rect>
        <draw:rect draw:style-name="gr28" draw:text-style-name="P10" draw:layer="layout" svg:width="2cm" svg:height="1cm" svg:x="5.5cm" svg:y="12.766cm">
          <text:p/>
        </draw:rect>
        <draw:rect draw:style-name="gr1" draw:text-style-name="P1" draw:layer="layout" svg:width="2cm" svg:height="1cm" svg:x="1.5cm" svg:y="13.965cm">
          <text:p/>
        </draw:rect>
        <draw:rect draw:style-name="gr1" draw:text-style-name="P1" draw:layer="layout" svg:width="2cm" svg:height="1cm" svg:x="1.5cm" svg:y="15.164cm">
          <text:p/>
        </draw:rect>
        <draw:rect draw:style-name="gr1" draw:text-style-name="P1" draw:layer="layout" svg:width="2cm" svg:height="1cm" svg:x="1.5cm" svg:y="16.363cm">
          <text:p/>
        </draw:rect>
        <draw:rect draw:style-name="gr1" draw:text-style-name="P1" draw:layer="layout" svg:width="2cm" svg:height="1cm" svg:x="5.5cm" svg:y="13.965cm">
          <text:p/>
        </draw:rect>
        <draw:rect draw:style-name="gr1" draw:text-style-name="P1" draw:layer="layout" svg:width="2cm" svg:height="1cm" svg:x="5.5cm" svg:y="15.164cm">
          <text:p/>
        </draw:rect>
        <draw:rect draw:style-name="gr1" draw:text-style-name="P1" draw:layer="layout" svg:width="2cm" svg:height="1cm" svg:x="5.5cm" svg:y="16.363cm">
          <text:p/>
        </draw:rect>
        <draw:line draw:style-name="gr120" draw:text-style-name="P4" draw:layer="layout" svg:x1="4.5cm" svg:y1="12.579cm" svg:x2="4.5cm" svg:y2="16.879cm">
          <text:p/>
        </draw:line>
        <draw:line draw:style-name="gr120" draw:text-style-name="P4" draw:layer="layout" svg:x1="3.5cm" svg:y1="14.479cm" svg:x2="5.5cm" svg:y2="14.479cm">
          <text:p/>
        </draw:line>
        <draw:line draw:style-name="gr120" draw:text-style-name="P4" draw:layer="layout" svg:x1="3.5cm" svg:y1="13.279cm" svg:x2="4.5cm" svg:y2="13.293cm">
          <text:p/>
        </draw:line>
        <draw:line draw:style-name="gr120" draw:text-style-name="P4" draw:layer="layout" svg:x1="3.5cm" svg:y1="15.679cm" svg:x2="5.5cm" svg:y2="15.664cm">
          <text:p/>
        </draw:line>
        <draw:line draw:style-name="gr120" draw:text-style-name="P4" draw:layer="layout" svg:x1="3.5cm" svg:y1="16.879cm" svg:x2="5.5cm" svg:y2="16.863cm">
          <text:p/>
        </draw:line>
        <draw:frame draw:style-name="gr115" draw:text-style-name="P18" draw:layer="layout" svg:width="1.937cm" svg:height="1.099cm" svg:x="1.5cm" svg:y="12.779cm">
          <draw:text-box>
            <text:p text:style-name="P6"><text:span text:style-name="T8">ROM 4001</text:span></text:p>
            <text:p text:style-name="P6"><text:span text:style-name="T8">#0</text:span></text:p>
          </draw:text-box>
        </draw:frame>
        <draw:frame draw:style-name="gr115" draw:text-style-name="P18" draw:layer="layout" svg:width="1.937cm" svg:height="1.099cm" svg:x="1.515cm" svg:y="13.979cm">
          <draw:text-box>
            <text:p text:style-name="P6"><text:span text:style-name="T8">ROM 4001</text:span></text:p>
            <text:p text:style-name="P6"><text:span text:style-name="T8">#1</text:span></text:p>
          </draw:text-box>
        </draw:frame>
        <draw:frame draw:style-name="gr115" draw:text-style-name="P18" draw:layer="layout" svg:width="1.937cm" svg:height="1.099cm" svg:x="1.516cm" svg:y="15.079cm">
          <draw:text-box>
            <text:p text:style-name="P6"><text:span text:style-name="T8">ROM 4001</text:span></text:p>
            <text:p text:style-name="P6"><text:span text:style-name="T8">#2</text:span></text:p>
          </draw:text-box>
        </draw:frame>
        <draw:frame draw:style-name="gr115" draw:text-style-name="P18" draw:layer="layout" svg:width="1.937cm" svg:height="1.099cm" svg:x="1.517cm" svg:y="16.279cm">
          <draw:text-box>
            <text:p text:style-name="P6"><text:span text:style-name="T8">ROM 4001</text:span></text:p>
            <text:p text:style-name="P6"><text:span text:style-name="T8">#3</text:span></text:p>
          </draw:text-box>
        </draw:frame>
        <draw:frame draw:style-name="gr116" draw:text-style-name="P18" draw:layer="layout" svg:width="2.212cm" svg:height="1.099cm" svg:x="5.401cm" svg:y="12.78cm">
          <draw:text-box>
            <text:p text:style-name="P6"><text:span text:style-name="T8">RAM 4002-1</text:span></text:p>
            <text:p text:style-name="P6"><text:span text:style-name="T8">#0 (P0=L)</text:span></text:p>
          </draw:text-box>
        </draw:frame>
        <draw:frame draw:style-name="gr116" draw:text-style-name="P18" draw:layer="layout" svg:width="2.212cm" svg:height="1.099cm" svg:x="5.416cm" svg:y="13.98cm">
          <draw:text-box>
            <text:p text:style-name="P6"><text:span text:style-name="T8">RAM 4002-1</text:span></text:p>
            <text:p text:style-name="P6"><text:span text:style-name="T8">#1 (P0=H)</text:span></text:p>
          </draw:text-box>
        </draw:frame>
        <draw:frame draw:style-name="gr116" draw:text-style-name="P18" draw:layer="layout" svg:width="2.212cm" svg:height="1.099cm" svg:x="5.417cm" svg:y="15.08cm">
          <draw:text-box>
            <text:p text:style-name="P6"><text:span text:style-name="T8">RAM 4002-2</text:span></text:p>
            <text:p text:style-name="P6"><text:span text:style-name="T8">#2 (P0=L)</text:span></text:p>
          </draw:text-box>
        </draw:frame>
        <draw:frame draw:style-name="gr116" draw:text-style-name="P18" draw:layer="layout" svg:width="2.212cm" svg:height="1.099cm" svg:x="5.418cm" svg:y="16.28cm">
          <draw:text-box>
            <text:p text:style-name="P6"><text:span text:style-name="T8">RAM 4002-2</text:span></text:p>
            <text:p text:style-name="P6"><text:span text:style-name="T8">#3 (P0=H)</text:span></text:p>
          </draw:text-box>
        </draw:frame>
        <draw:frame draw:style-name="gr117" draw:text-style-name="P20" draw:layer="layout" svg:width="1.201cm" svg:height="1.099cm" svg:x="1.4cm" svg:y="11.28cm">
          <draw:text-box>
            <text:p text:style-name="P19"><text:span text:style-name="T8">CPU</text:span></text:p>
            <text:p text:style-name="P19"><text:span text:style-name="T8">4004</text:span></text:p>
          </draw:text-box>
        </draw:frame>
        <draw:rect draw:style-name="gr119" draw:text-style-name="P21" draw:layer="layout" svg:width="1cm" svg:height="0.6cm" svg:x="4cm" svg:y="11.479cm">
          <text:p/>
        </draw:rect>
        <draw:line draw:style-name="gr121" draw:text-style-name="P4" draw:layer="layout" svg:x1="4.5cm" svg:y1="13.279cm" svg:x2="5.5cm" svg:y2="13.279cm">
          <text:p/>
        </draw:line>
        <draw:frame draw:style-name="gr149" draw:text-style-name="P23" draw:layer="layout" svg:width="6.331cm" svg:height="1.433cm" svg:x="15.415cm" svg:y="7.902cm">
          <draw:text-box>
            <text:p text:style-name="P19"><text:span text:style-name="T9">(c) State X3 of the SRC instruction: Sends the lower address bits to the selected ROM/RAM.</text:span></text:p>
          </draw:text-box>
        </draw:frame>
        <draw:line draw:style-name="gr135" draw:text-style-name="P4" draw:layer="layout" svg:x1="4.5cm" svg:y1="13.379cm" svg:x2="4.5cm" svg:y2="12.079cm">
          <text:p/>
        </draw:line>
        <draw:frame draw:style-name="gr185" draw:text-style-name="P23" draw:layer="layout" svg:width="11.084cm" svg:height="0.645cm" svg:x="8.616cm" svg:y="18.9cm">
          <draw:text-box>
            <text:p text:style-name="P19"><text:span text:style-name="T9">(f) Instruction sequence for data write operations by the CPU</text:span></text:p>
          </draw:text-box>
        </draw:frame>
        <draw:frame draw:style-name="gr44" draw:text-style-name="P9" draw:layer="layout" svg:width="0.949cm" svg:height="0.569cm" svg:x="4.07cm" svg:y="11.51cm">
          <draw:text-box>
            <text:p><text:span text:style-name="T4">ACC</text:span></text:p>
          </draw:text-box>
        </draw:frame>
        <draw:rect draw:style-name="gr1" draw:text-style-name="P1" draw:layer="layout" svg:width="6cm" svg:height="1.6cm" svg:x="22.501cm" svg:y="1.5cm">
          <text:p/>
        </draw:rect>
        <draw:rect draw:style-name="gr1" draw:text-style-name="P1" draw:layer="layout" svg:width="2cm" svg:height="1cm" svg:x="22.501cm" svg:y="3.287cm">
          <text:p/>
        </draw:rect>
        <draw:rect draw:style-name="gr28" draw:text-style-name="P10" draw:layer="layout" svg:width="2cm" svg:height="1cm" svg:x="26.501cm" svg:y="3.287cm">
          <text:p/>
        </draw:rect>
        <draw:rect draw:style-name="gr28" draw:text-style-name="P10" draw:layer="layout" svg:width="2cm" svg:height="1cm" svg:x="22.501cm" svg:y="4.486cm">
          <text:p/>
        </draw:rect>
        <draw:rect draw:style-name="gr1" draw:text-style-name="P1" draw:layer="layout" svg:width="2cm" svg:height="1cm" svg:x="22.501cm" svg:y="5.685cm">
          <text:p/>
        </draw:rect>
        <draw:rect draw:style-name="gr1" draw:text-style-name="P1" draw:layer="layout" svg:width="2cm" svg:height="1cm" svg:x="22.501cm" svg:y="6.884cm">
          <text:p/>
        </draw:rect>
        <draw:rect draw:style-name="gr1" draw:text-style-name="P1" draw:layer="layout" svg:width="2cm" svg:height="1cm" svg:x="26.501cm" svg:y="4.486cm">
          <text:p/>
        </draw:rect>
        <draw:rect draw:style-name="gr1" draw:text-style-name="P1" draw:layer="layout" svg:width="2cm" svg:height="1cm" svg:x="26.501cm" svg:y="5.685cm">
          <text:p/>
        </draw:rect>
        <draw:rect draw:style-name="gr1" draw:text-style-name="P1" draw:layer="layout" svg:width="2cm" svg:height="1cm" svg:x="26.501cm" svg:y="6.884cm">
          <text:p/>
        </draw:rect>
        <draw:line draw:style-name="gr120" draw:text-style-name="P4" draw:layer="layout" svg:x1="25.501cm" svg:y1="3.1cm" svg:x2="25.501cm" svg:y2="7.4cm">
          <text:p/>
        </draw:line>
        <draw:line draw:style-name="gr120" draw:text-style-name="P4" draw:layer="layout" svg:x1="25.501cm" svg:y1="3.8cm" svg:x2="26.501cm" svg:y2="3.787cm">
          <text:p/>
        </draw:line>
        <draw:line draw:style-name="gr120" draw:text-style-name="P4" draw:layer="layout" svg:x1="24.501cm" svg:y1="6.2cm" svg:x2="26.501cm" svg:y2="6.185cm">
          <text:p/>
        </draw:line>
        <draw:line draw:style-name="gr120" draw:text-style-name="P4" draw:layer="layout" svg:x1="24.501cm" svg:y1="7.4cm" svg:x2="26.501cm" svg:y2="7.384cm">
          <text:p/>
        </draw:line>
        <draw:frame draw:style-name="gr115" draw:text-style-name="P18" draw:layer="layout" svg:width="1.937cm" svg:height="1.099cm" svg:x="22.501cm" svg:y="3.3cm">
          <draw:text-box>
            <text:p text:style-name="P6"><text:span text:style-name="T8">ROM 4001</text:span></text:p>
            <text:p text:style-name="P6"><text:span text:style-name="T8">#0</text:span></text:p>
          </draw:text-box>
        </draw:frame>
        <draw:frame draw:style-name="gr115" draw:text-style-name="P18" draw:layer="layout" svg:width="1.937cm" svg:height="1.099cm" svg:x="22.516cm" svg:y="4.5cm">
          <draw:text-box>
            <text:p text:style-name="P6"><text:span text:style-name="T8">ROM 4001</text:span></text:p>
            <text:p text:style-name="P6"><text:span text:style-name="T8">#1</text:span></text:p>
          </draw:text-box>
        </draw:frame>
        <draw:frame draw:style-name="gr115" draw:text-style-name="P18" draw:layer="layout" svg:width="1.937cm" svg:height="1.099cm" svg:x="22.517cm" svg:y="5.6cm">
          <draw:text-box>
            <text:p text:style-name="P6"><text:span text:style-name="T8">ROM 4001</text:span></text:p>
            <text:p text:style-name="P6"><text:span text:style-name="T8">#2</text:span></text:p>
          </draw:text-box>
        </draw:frame>
        <draw:frame draw:style-name="gr115" draw:text-style-name="P18" draw:layer="layout" svg:width="1.937cm" svg:height="1.099cm" svg:x="22.518cm" svg:y="6.8cm">
          <draw:text-box>
            <text:p text:style-name="P6"><text:span text:style-name="T8">ROM 4001</text:span></text:p>
            <text:p text:style-name="P6"><text:span text:style-name="T8">#3</text:span></text:p>
          </draw:text-box>
        </draw:frame>
        <draw:frame draw:style-name="gr116" draw:text-style-name="P18" draw:layer="layout" svg:width="2.212cm" svg:height="1.099cm" svg:x="26.402cm" svg:y="3.301cm">
          <draw:text-box>
            <text:p text:style-name="P6"><text:span text:style-name="T8">RAM 4002-1</text:span></text:p>
            <text:p text:style-name="P6"><text:span text:style-name="T8">#0 (P0=L)</text:span></text:p>
          </draw:text-box>
        </draw:frame>
        <draw:frame draw:style-name="gr116" draw:text-style-name="P18" draw:layer="layout" svg:width="2.212cm" svg:height="1.099cm" svg:x="26.417cm" svg:y="4.501cm">
          <draw:text-box>
            <text:p text:style-name="P6"><text:span text:style-name="T8">RAM 4002-1</text:span></text:p>
            <text:p text:style-name="P6"><text:span text:style-name="T8">#1 (P0=H)</text:span></text:p>
          </draw:text-box>
        </draw:frame>
        <draw:frame draw:style-name="gr116" draw:text-style-name="P18" draw:layer="layout" svg:width="2.212cm" svg:height="1.099cm" svg:x="26.418cm" svg:y="5.601cm">
          <draw:text-box>
            <text:p text:style-name="P6"><text:span text:style-name="T8">RAM 4002-2</text:span></text:p>
            <text:p text:style-name="P6"><text:span text:style-name="T8">#2 (P0=L)</text:span></text:p>
          </draw:text-box>
        </draw:frame>
        <draw:frame draw:style-name="gr116" draw:text-style-name="P18" draw:layer="layout" svg:width="2.212cm" svg:height="1.099cm" svg:x="26.419cm" svg:y="6.801cm">
          <draw:text-box>
            <text:p text:style-name="P6"><text:span text:style-name="T8">RAM 4002-2</text:span></text:p>
            <text:p text:style-name="P6"><text:span text:style-name="T8">#3 (P0=H)</text:span></text:p>
          </draw:text-box>
        </draw:frame>
        <draw:frame draw:style-name="gr117" draw:text-style-name="P20" draw:layer="layout" svg:width="1.201cm" svg:height="1.099cm" svg:x="22.401cm" svg:y="1.801cm">
          <draw:text-box>
            <text:p text:style-name="P19"><text:span text:style-name="T8">CPU</text:span></text:p>
            <text:p text:style-name="P19"><text:span text:style-name="T8">4004</text:span></text:p>
          </draw:text-box>
        </draw:frame>
        <draw:rect draw:style-name="gr118" draw:text-style-name="P1" draw:layer="layout" svg:width="1cm" svg:height="0.6cm" svg:x="24.501cm" svg:y="2cm">
          <text:p/>
        </draw:rect>
        <draw:rect draw:style-name="gr118" draw:text-style-name="P1" draw:layer="layout" svg:width="1cm" svg:height="0.6cm" svg:x="25.501cm" svg:y="2cm">
          <text:p/>
        </draw:rect>
        <draw:rect draw:style-name="gr119" draw:text-style-name="P21" draw:layer="layout" svg:width="2cm" svg:height="0.6cm" svg:x="24.501cm" svg:y="2cm">
          <text:p/>
        </draw:rect>
        <draw:line draw:style-name="gr120" draw:text-style-name="P4" draw:layer="layout" svg:x1="25.501cm" svg:y1="2.8cm" svg:x2="25.501cm" svg:y2="5cm">
          <text:p/>
        </draw:line>
        <draw:line draw:style-name="gr121" draw:text-style-name="P4" draw:layer="layout" svg:x1="24.501cm" svg:y1="3.8cm" svg:x2="25.501cm" svg:y2="3.8cm">
          <text:p/>
        </draw:line>
        <draw:frame draw:style-name="gr133" draw:text-style-name="P9" draw:layer="layout" svg:width="0.961cm" svg:height="0.569cm" svg:x="24.501cm" svg:y="2.031cm">
          <draw:text-box>
            <text:p><text:span text:style-name="T4">OPR</text:span></text:p>
          </draw:text-box>
        </draw:frame>
        <draw:frame draw:style-name="gr134" draw:text-style-name="P9" draw:layer="layout" svg:width="0.933cm" svg:height="0.569cm" svg:x="25.501cm" svg:y="2.032cm">
          <draw:text-box>
            <text:p><text:span text:style-name="T4">OPA</text:span></text:p>
          </draw:text-box>
        </draw:frame>
        <draw:line draw:style-name="gr135" draw:text-style-name="P4" draw:layer="layout" svg:x1="26.001cm" svg:y1="2.4cm" svg:x2="26.001cm" svg:y2="2.8cm">
          <text:p/>
        </draw:line>
        <draw:line draw:style-name="gr120" draw:text-style-name="P4" draw:layer="layout" svg:x1="26.001cm" svg:y1="2.8cm" svg:x2="25.501cm" svg:y2="2.8cm">
          <text:p/>
        </draw:line>
        <draw:frame draw:style-name="gr151" draw:text-style-name="P9" draw:layer="layout" svg:width="1.137cm" svg:height="0.887cm" svg:x="23.567cm" svg:y="1.932cm">
          <draw:text-box>
            <text:p><text:span text:style-name="T4">Instr.</text:span></text:p>
            <text:p><text:span text:style-name="T4">Code</text:span></text:p>
          </draw:text-box>
        </draw:frame>
        <draw:rect draw:style-name="gr119" draw:text-style-name="P21" draw:layer="layout" svg:width="0.7cm" svg:height="0.6cm" svg:x="4.901cm" svg:y="2cm">
          <text:p/>
        </draw:rect>
        <draw:line draw:style-name="gr121" draw:text-style-name="P4" draw:layer="layout" svg:x1="4.101cm" svg:y1="2.3cm" svg:x2="4.901cm" svg:y2="2.3cm">
          <text:p/>
        </draw:line>
        <draw:frame draw:style-name="gr142" draw:text-style-name="P9" draw:layer="layout" svg:width="0.925cm" svg:height="0.569cm" svg:x="4.771cm" svg:y="2.032cm">
          <draw:text-box>
            <text:p><text:span text:style-name="T4">DCL</text:span></text:p>
          </draw:text-box>
        </draw:frame>
        <draw:frame draw:style-name="gr152" draw:text-style-name="P9" draw:layer="layout" svg:width="1.086cm" svg:height="0.569cm" svg:x="9.601cm" svg:y="2.031cm">
          <draw:text-box>
            <text:p><text:span text:style-name="T4">RP[p]</text:span></text:p>
          </draw:text-box>
        </draw:frame>
        <draw:line draw:style-name="gr120" draw:text-style-name="P4" draw:layer="layout" svg:x1="11.501cm" svg:y1="2.8cm" svg:x2="11.001cm" svg:y2="2.8cm">
          <text:p/>
        </draw:line>
        <draw:line draw:style-name="gr120" draw:text-style-name="P4" draw:layer="layout" svg:x1="11.001cm" svg:y1="2.5cm" svg:x2="11.001cm" svg:y2="2.8cm">
          <text:p/>
        </draw:line>
        <draw:frame draw:style-name="gr153" draw:text-style-name="P9" draw:layer="layout" svg:width="0.963cm" svg:height="0.569cm" svg:x="10.515cm" svg:y="2.032cm">
          <draw:text-box>
            <text:p><text:span text:style-name="T4">R[n]</text:span></text:p>
          </draw:text-box>
        </draw:frame>
        <draw:frame draw:style-name="gr154" draw:text-style-name="P9" draw:layer="layout" svg:width="1.264cm" svg:height="0.569cm" svg:x="11.316cm" svg:y="2.033cm">
          <draw:text-box>
            <text:p><text:span text:style-name="T4">R[n+1]</text:span></text:p>
          </draw:text-box>
        </draw:frame>
        <draw:g draw:style-name="gr139">
          <draw:line draw:style-name="gr5" draw:text-style-name="P4" draw:layer="layout" svg:x1="12.001cm" svg:y1="3.1cm" svg:x2="12.001cm" svg:y2="7.1cm">
            <text:p/>
          </draw:line>
          <draw:line draw:style-name="gr130" draw:text-style-name="P4" draw:layer="layout" svg:x1="12.001cm" svg:y1="3.5cm" svg:x2="12.501cm" svg:y2="3.5cm">
            <text:p/>
          </draw:line>
          <draw:line draw:style-name="gr130" draw:text-style-name="P4" draw:layer="layout" svg:x1="12.001cm" svg:y1="4.7cm" svg:x2="12.501cm" svg:y2="4.7cm">
            <text:p/>
          </draw:line>
          <draw:line draw:style-name="gr130" draw:text-style-name="P4" draw:layer="layout" svg:x1="12.001cm" svg:y1="5.9cm" svg:x2="12.55cm" svg:y2="5.901cm">
            <text:p/>
          </draw:line>
          <draw:line draw:style-name="gr130" draw:text-style-name="P4" draw:layer="layout" svg:x1="11.999cm" svg:y1="7.102cm" svg:x2="12.499cm" svg:y2="7.102cm">
            <text:p/>
          </draw:line>
          <draw:g draw:style-name="gr25">
            <draw:rect draw:style-name="gr46" draw:text-style-name="P4" draw:layer="layout" svg:width="0.2cm" svg:height="0.2cm" svg:x="11.901cm" svg:y="5.8cm">
              <text:p/>
            </draw:rect>
            <draw:circle draw:style-name="gr140" draw:text-style-name="P24" draw:layer="layout" svg:width="0.1cm" svg:height="0.1cm" svg:x="11.951cm" svg:y="5.85cm">
              <text:p/>
            </draw:circle>
          </draw:g>
          <draw:g draw:style-name="gr25">
            <draw:rect draw:style-name="gr46" draw:text-style-name="P4" draw:layer="layout" svg:width="0.2cm" svg:height="0.2cm" svg:x="11.901cm" svg:y="4.6cm">
              <text:p/>
            </draw:rect>
            <draw:circle draw:style-name="gr140" draw:text-style-name="P24" draw:layer="layout" svg:width="0.1cm" svg:height="0.1cm" svg:x="11.951cm" svg:y="4.65cm">
              <text:p/>
            </draw:circle>
          </draw:g>
          <draw:g draw:style-name="gr25">
            <draw:rect draw:style-name="gr46" draw:text-style-name="P4" draw:layer="layout" svg:width="0.2cm" svg:height="0.2cm" svg:x="11.901cm" svg:y="3.4cm">
              <text:p/>
            </draw:rect>
            <draw:circle draw:style-name="gr140" draw:text-style-name="P24" draw:layer="layout" svg:width="0.1cm" svg:height="0.1cm" svg:x="11.951cm" svg:y="3.45cm">
              <text:p/>
            </draw:circle>
          </draw:g>
        </draw:g>
        <draw:g draw:style-name="gr139">
          <draw:line draw:style-name="gr5" draw:text-style-name="P4" draw:layer="layout" svg:x1="11.001cm" svg:y1="3.098cm" svg:x2="11.001cm" svg:y2="7.098cm">
            <text:p/>
          </draw:line>
          <draw:line draw:style-name="gr130" draw:text-style-name="P4" draw:layer="layout" svg:x1="11.001cm" svg:y1="3.498cm" svg:x2="10.501cm" svg:y2="3.498cm">
            <text:p/>
          </draw:line>
          <draw:line draw:style-name="gr130" draw:text-style-name="P4" draw:layer="layout" svg:x1="11.001cm" svg:y1="4.698cm" svg:x2="10.501cm" svg:y2="4.698cm">
            <text:p/>
          </draw:line>
          <draw:line draw:style-name="gr130" draw:text-style-name="P4" draw:layer="layout" svg:x1="11.001cm" svg:y1="5.898cm" svg:x2="10.452cm" svg:y2="5.899cm">
            <text:p/>
          </draw:line>
          <draw:line draw:style-name="gr130" draw:text-style-name="P4" draw:layer="layout" svg:x1="11.003cm" svg:y1="7.1cm" svg:x2="10.503cm" svg:y2="7.1cm">
            <text:p/>
          </draw:line>
          <draw:g draw:style-name="gr25">
            <draw:rect draw:style-name="gr46" draw:text-style-name="P4" draw:layer="layout" svg:width="0.2cm" svg:height="0.2cm" svg:x="10.901cm" svg:y="5.798cm">
              <text:p/>
            </draw:rect>
            <draw:circle draw:style-name="gr140" draw:text-style-name="P24" draw:layer="layout" svg:width="0.1cm" svg:height="0.1cm" svg:x="10.951cm" svg:y="5.848cm">
              <text:p/>
            </draw:circle>
          </draw:g>
          <draw:g draw:style-name="gr25">
            <draw:rect draw:style-name="gr46" draw:text-style-name="P4" draw:layer="layout" svg:width="0.2cm" svg:height="0.2cm" svg:x="10.901cm" svg:y="4.598cm">
              <text:p/>
            </draw:rect>
            <draw:circle draw:style-name="gr140" draw:text-style-name="P24" draw:layer="layout" svg:width="0.1cm" svg:height="0.1cm" svg:x="10.951cm" svg:y="4.648cm">
              <text:p/>
            </draw:circle>
          </draw:g>
          <draw:g draw:style-name="gr25">
            <draw:rect draw:style-name="gr46" draw:text-style-name="P4" draw:layer="layout" svg:width="0.2cm" svg:height="0.2cm" svg:x="10.901cm" svg:y="3.398cm">
              <text:p/>
            </draw:rect>
            <draw:circle draw:style-name="gr140" draw:text-style-name="P24" draw:layer="layout" svg:width="0.1cm" svg:height="0.1cm" svg:x="10.951cm" svg:y="3.448cm">
              <text:p/>
            </draw:circle>
          </draw:g>
        </draw:g>
        <draw:frame draw:style-name="gr128" draw:text-style-name="P28" draw:layer="layout" svg:width="1.395cm" svg:height="0.569cm" draw:transform="rotate (1.5707963267949) translate (11.032cm 7.401cm)">
          <draw:text-box>
            <text:p><text:span text:style-name="T12">CM-ROM</text:span></text:p>
          </draw:text-box>
        </draw:frame>
        <draw:frame draw:style-name="gr128" draw:text-style-name="P28" draw:layer="layout" svg:width="1.395cm" svg:height="0.569cm" draw:transform="rotate (1.5707963267949) translate (11.633cm 7.402cm)">
          <draw:text-box>
            <text:p><text:span text:style-name="T12">CM-RAMx</text:span></text:p>
          </draw:text-box>
        </draw:frame>
        <draw:line draw:style-name="gr121" draw:text-style-name="P4" draw:layer="layout" svg:x1="11.501cm" svg:y1="3.803cm" svg:x2="12.501cm" svg:y2="3.803cm">
          <text:p/>
        </draw:line>
        <draw:line draw:style-name="gr121" draw:text-style-name="P4" draw:layer="layout" svg:x1="11.501cm" svg:y1="5.002cm" svg:x2="12.501cm" svg:y2="5.002cm">
          <text:p/>
        </draw:line>
        <draw:line draw:style-name="gr121" draw:text-style-name="P4" draw:layer="layout" svg:x1="11.501cm" svg:y1="6.201cm" svg:x2="12.501cm" svg:y2="6.201cm">
          <text:p/>
        </draw:line>
        <draw:line draw:style-name="gr121" draw:text-style-name="P4" draw:layer="layout" svg:x1="11.501cm" svg:y1="7.4cm" svg:x2="12.501cm" svg:y2="7.4cm">
          <text:p/>
        </draw:line>
        <draw:rect draw:style-name="gr119" draw:text-style-name="P21" draw:layer="layout" svg:width="0.7cm" svg:height="0.6cm" svg:x="13.01cm" svg:y="2cm">
          <text:p/>
        </draw:rect>
        <draw:frame draw:style-name="gr142" draw:text-style-name="P9" draw:layer="layout" svg:width="0.925cm" svg:height="0.569cm" svg:x="12.88cm" svg:y="2.032cm">
          <draw:text-box>
            <text:p><text:span text:style-name="T4">DCL</text:span></text:p>
          </draw:text-box>
        </draw:frame>
        <draw:line draw:style-name="gr5" draw:text-style-name="P4" draw:layer="layout" svg:x1="12.001cm" svg:y1="2.9cm" svg:x2="12.001cm" svg:y2="3.1cm">
          <text:p/>
        </draw:line>
        <draw:line draw:style-name="gr5" draw:text-style-name="P4" draw:layer="layout" svg:x1="13.301cm" svg:y1="2.9cm" svg:x2="12.001cm" svg:y2="2.9cm">
          <text:p/>
        </draw:line>
        <draw:line draw:style-name="gr5" draw:text-style-name="P4" draw:layer="layout" svg:x1="13.301cm" svg:y1="2.9cm" svg:x2="13.301cm" svg:y2="2.6cm">
          <text:p/>
        </draw:line>
        <draw:rect draw:style-name="gr118" draw:text-style-name="P1" draw:layer="layout" svg:width="1cm" svg:height="0.6cm" svg:x="17.522cm" svg:y="1.998cm">
          <text:p/>
        </draw:rect>
        <draw:rect draw:style-name="gr118" draw:text-style-name="P1" draw:layer="layout" svg:width="1cm" svg:height="0.6cm" svg:x="18.522cm" svg:y="1.998cm">
          <text:p/>
        </draw:rect>
        <draw:rect draw:style-name="gr119" draw:text-style-name="P21" draw:layer="layout" svg:width="2cm" svg:height="0.6cm" svg:x="17.522cm" svg:y="1.998cm">
          <text:p/>
        </draw:rect>
        <draw:frame draw:style-name="gr152" draw:text-style-name="P9" draw:layer="layout" svg:width="1.086cm" svg:height="0.569cm" svg:x="16.622cm" svg:y="2.029cm">
          <draw:text-box>
            <text:p><text:span text:style-name="T4">RP[p]</text:span></text:p>
          </draw:text-box>
        </draw:frame>
        <draw:frame draw:style-name="gr153" draw:text-style-name="P9" draw:layer="layout" svg:width="0.963cm" svg:height="0.569cm" svg:x="17.536cm" svg:y="2.03cm">
          <draw:text-box>
            <text:p><text:span text:style-name="T4">R[n]</text:span></text:p>
          </draw:text-box>
        </draw:frame>
        <draw:frame draw:style-name="gr154" draw:text-style-name="P9" draw:layer="layout" svg:width="1.264cm" svg:height="0.569cm" svg:x="18.337cm" svg:y="2.031cm">
          <draw:text-box>
            <text:p><text:span text:style-name="T4">R[n+1]</text:span></text:p>
          </draw:text-box>
        </draw:frame>
        <draw:line draw:style-name="gr120" draw:text-style-name="P4" draw:layer="layout" svg:x1="19.001cm" svg:y1="2.5cm" svg:x2="19.001cm" svg:y2="2.8cm">
          <text:p/>
        </draw:line>
        <draw:line draw:style-name="gr121" draw:text-style-name="P4" draw:layer="layout" svg:x1="18.501cm" svg:y1="3.8cm" svg:x2="19.501cm" svg:y2="3.8cm">
          <text:p/>
        </draw:line>
        <draw:line draw:style-name="gr121" draw:text-style-name="P4" draw:layer="layout" svg:x1="25.501cm" svg:y1="5cm" svg:x2="24.501cm" svg:y2="5cm">
          <text:p/>
        </draw:line>
        <draw:line draw:style-name="gr121" draw:text-style-name="P4" draw:layer="layout" svg:x1="25.501cm" svg:y1="3.8cm" svg:x2="26.501cm" svg:y2="3.8cm">
          <text:p/>
        </draw:line>
        <draw:frame draw:style-name="gr186" draw:text-style-name="P23" draw:layer="layout" svg:width="6.331cm" svg:height="3.009cm" svg:x="22.301cm" svg:y="7.89cm">
          <draw:text-box>
            <text:p text:style-name="P19"><text:span text:style-name="T13">(d) State M2 of WR-type instructions: </text:span><text:span text:style-name="T11">CM-ROM</text:span><text:span text:style-name="T10"> or </text:span><text:span text:style-name="T11">CM_RAMx</text:span><text:span text:style-name="T9"> is asserted while fetching the lower 4 bits (OPA) of the instruction code. The selected ROM/RAM monitors OPA to determine whether to perform a write operation or remain inactive.</text:span></text:p>
          </draw:text-box>
        </draw:frame>
        <draw:rect draw:style-name="gr119" draw:text-style-name="P21" draw:layer="layout" svg:width="0.7cm" svg:height="0.6cm" svg:x="27.031cm" svg:y="2cm">
          <text:p/>
        </draw:rect>
        <draw:frame draw:style-name="gr142" draw:text-style-name="P9" draw:layer="layout" svg:width="0.925cm" svg:height="0.569cm" svg:x="26.901cm" svg:y="2.032cm">
          <draw:text-box>
            <text:p><text:span text:style-name="T4">DCL</text:span></text:p>
          </draw:text-box>
        </draw:frame>
        <draw:line draw:style-name="gr5" draw:text-style-name="P4" draw:layer="layout" svg:x1="27.322cm" svg:y1="2.9cm" svg:x2="27.322cm" svg:y2="2.6cm">
          <text:p/>
        </draw:line>
        <draw:g draw:style-name="gr139">
          <draw:line draw:style-name="gr5" draw:text-style-name="P4" draw:layer="layout" svg:x1="26.001cm" svg:y1="3.1cm" svg:x2="26.001cm" svg:y2="7.1cm">
            <text:p/>
          </draw:line>
          <draw:line draw:style-name="gr130" draw:text-style-name="P4" draw:layer="layout" svg:x1="26.001cm" svg:y1="3.5cm" svg:x2="26.501cm" svg:y2="3.5cm">
            <text:p/>
          </draw:line>
          <draw:line draw:style-name="gr130" draw:text-style-name="P4" draw:layer="layout" svg:x1="26.001cm" svg:y1="4.7cm" svg:x2="26.501cm" svg:y2="4.7cm">
            <text:p/>
          </draw:line>
          <draw:line draw:style-name="gr130" draw:text-style-name="P4" draw:layer="layout" svg:x1="26.001cm" svg:y1="5.9cm" svg:x2="26.55cm" svg:y2="5.901cm">
            <text:p/>
          </draw:line>
          <draw:line draw:style-name="gr130" draw:text-style-name="P4" draw:layer="layout" svg:x1="25.999cm" svg:y1="7.102cm" svg:x2="26.499cm" svg:y2="7.102cm">
            <text:p/>
          </draw:line>
          <draw:g draw:style-name="gr25">
            <draw:rect draw:style-name="gr46" draw:text-style-name="P4" draw:layer="layout" svg:width="0.2cm" svg:height="0.2cm" svg:x="25.901cm" svg:y="5.8cm">
              <text:p/>
            </draw:rect>
            <draw:circle draw:style-name="gr140" draw:text-style-name="P24" draw:layer="layout" svg:width="0.1cm" svg:height="0.1cm" svg:x="25.951cm" svg:y="5.85cm">
              <text:p/>
            </draw:circle>
          </draw:g>
          <draw:g draw:style-name="gr25">
            <draw:rect draw:style-name="gr46" draw:text-style-name="P4" draw:layer="layout" svg:width="0.2cm" svg:height="0.2cm" svg:x="25.901cm" svg:y="4.6cm">
              <text:p/>
            </draw:rect>
            <draw:circle draw:style-name="gr140" draw:text-style-name="P24" draw:layer="layout" svg:width="0.1cm" svg:height="0.1cm" svg:x="25.951cm" svg:y="4.65cm">
              <text:p/>
            </draw:circle>
          </draw:g>
          <draw:g draw:style-name="gr25">
            <draw:rect draw:style-name="gr46" draw:text-style-name="P4" draw:layer="layout" svg:width="0.2cm" svg:height="0.2cm" svg:x="25.901cm" svg:y="3.4cm">
              <text:p/>
            </draw:rect>
            <draw:circle draw:style-name="gr140" draw:text-style-name="P24" draw:layer="layout" svg:width="0.1cm" svg:height="0.1cm" svg:x="25.951cm" svg:y="3.45cm">
              <text:p/>
            </draw:circle>
          </draw:g>
        </draw:g>
        <draw:g draw:style-name="gr139">
          <draw:line draw:style-name="gr5" draw:text-style-name="P4" draw:layer="layout" svg:x1="25.001cm" svg:y1="3.1cm" svg:x2="25.001cm" svg:y2="7.1cm">
            <text:p/>
          </draw:line>
          <draw:line draw:style-name="gr130" draw:text-style-name="P4" draw:layer="layout" svg:x1="25.001cm" svg:y1="3.5cm" svg:x2="24.501cm" svg:y2="3.5cm">
            <text:p/>
          </draw:line>
          <draw:line draw:style-name="gr130" draw:text-style-name="P4" draw:layer="layout" svg:x1="25.001cm" svg:y1="4.7cm" svg:x2="24.501cm" svg:y2="4.7cm">
            <text:p/>
          </draw:line>
          <draw:line draw:style-name="gr130" draw:text-style-name="P4" draw:layer="layout" svg:x1="25.001cm" svg:y1="5.9cm" svg:x2="24.452cm" svg:y2="5.901cm">
            <text:p/>
          </draw:line>
          <draw:line draw:style-name="gr130" draw:text-style-name="P4" draw:layer="layout" svg:x1="25.003cm" svg:y1="7.102cm" svg:x2="24.503cm" svg:y2="7.102cm">
            <text:p/>
          </draw:line>
          <draw:g draw:style-name="gr25">
            <draw:rect draw:style-name="gr46" draw:text-style-name="P4" draw:layer="layout" svg:width="0.2cm" svg:height="0.2cm" svg:x="24.901cm" svg:y="5.8cm">
              <text:p/>
            </draw:rect>
            <draw:circle draw:style-name="gr140" draw:text-style-name="P24" draw:layer="layout" svg:width="0.1cm" svg:height="0.1cm" svg:x="24.951cm" svg:y="5.85cm">
              <text:p/>
            </draw:circle>
          </draw:g>
          <draw:g draw:style-name="gr25">
            <draw:rect draw:style-name="gr46" draw:text-style-name="P4" draw:layer="layout" svg:width="0.2cm" svg:height="0.2cm" svg:x="24.901cm" svg:y="4.6cm">
              <text:p/>
            </draw:rect>
            <draw:circle draw:style-name="gr140" draw:text-style-name="P24" draw:layer="layout" svg:width="0.1cm" svg:height="0.1cm" svg:x="24.951cm" svg:y="4.65cm">
              <text:p/>
            </draw:circle>
          </draw:g>
          <draw:g draw:style-name="gr25">
            <draw:rect draw:style-name="gr46" draw:text-style-name="P4" draw:layer="layout" svg:width="0.2cm" svg:height="0.2cm" svg:x="24.901cm" svg:y="3.4cm">
              <text:p/>
            </draw:rect>
            <draw:circle draw:style-name="gr140" draw:text-style-name="P24" draw:layer="layout" svg:width="0.1cm" svg:height="0.1cm" svg:x="24.951cm" svg:y="3.45cm">
              <text:p/>
            </draw:circle>
          </draw:g>
        </draw:g>
        <draw:frame draw:style-name="gr128" draw:text-style-name="P28" draw:layer="layout" svg:width="1.395cm" svg:height="0.569cm" draw:transform="rotate (1.5707963267949) translate (25.031cm 7.399cm)">
          <draw:text-box>
            <text:p><text:span text:style-name="T12">CM-ROM</text:span></text:p>
          </draw:text-box>
        </draw:frame>
        <draw:frame draw:style-name="gr128" draw:text-style-name="P28" draw:layer="layout" svg:width="1.395cm" svg:height="0.569cm" draw:transform="rotate (1.5707963267949) translate (25.632cm 7.4cm)">
          <draw:text-box>
            <text:p><text:span text:style-name="T12">CM-RAMx</text:span></text:p>
          </draw:text-box>
        </draw:frame>
        <draw:line draw:style-name="gr5" draw:text-style-name="P4" draw:layer="layout" svg:x1="26.001cm" svg:y1="2.9cm" svg:x2="26.001cm" svg:y2="3.1cm">
          <text:p/>
        </draw:line>
        <draw:line draw:style-name="gr5" draw:text-style-name="P4" draw:layer="layout" svg:x1="27.301cm" svg:y1="2.9cm" svg:x2="26.001cm" svg:y2="2.9cm">
          <text:p/>
        </draw:line>
        <draw:frame draw:style-name="gr156" draw:text-style-name="P23" draw:layer="layout" svg:width="6.331cm" svg:height="2.221cm" svg:x="1.4cm" svg:y="17.379cm">
          <draw:text-box>
            <text:p text:style-name="P19"><text:span text:style-name="T9">(e) State X2 of WR-type instructions: The ROM or RAM that decides to perform a write operation writes data from the CPU to the address received via the SRC instruction.</text:span></text:p>
          </draw:text-box>
        </draw:frame>
        <draw:g draw:style-name="gr25">
          <draw:line draw:style-name="gr71" draw:text-style-name="P4" draw:layer="layout" svg:x1="11.201cm" svg:y1="12.6cm" svg:x2="11.201cm" svg:y2="18.6cm">
            <text:p/>
          </draw:line>
          <draw:line draw:style-name="gr71" draw:text-style-name="P4" draw:layer="layout" svg:x1="11.901cm" svg:y1="12.6cm" svg:x2="11.901cm" svg:y2="18.6cm">
            <text:p/>
          </draw:line>
          <draw:line draw:style-name="gr71" draw:text-style-name="P4" draw:layer="layout" svg:x1="12.601cm" svg:y1="12.6cm" svg:x2="12.601cm" svg:y2="18.6cm">
            <text:p/>
          </draw:line>
          <draw:line draw:style-name="gr71" draw:text-style-name="P4" draw:layer="layout" svg:x1="13.301cm" svg:y1="12.6cm" svg:x2="13.301cm" svg:y2="18.6cm">
            <text:p/>
          </draw:line>
          <draw:line draw:style-name="gr71" draw:text-style-name="P4" draw:layer="layout" svg:x1="14.001cm" svg:y1="12.6cm" svg:x2="14.001cm" svg:y2="18.6cm">
            <text:p/>
          </draw:line>
          <draw:line draw:style-name="gr71" draw:text-style-name="P4" draw:layer="layout" svg:x1="14.701cm" svg:y1="12.6cm" svg:x2="14.701cm" svg:y2="18.6cm">
            <text:p/>
          </draw:line>
          <draw:line draw:style-name="gr71" draw:text-style-name="P4" draw:layer="layout" svg:x1="15.401cm" svg:y1="12.6cm" svg:x2="15.401cm" svg:y2="18.6cm">
            <text:p/>
          </draw:line>
          <draw:line draw:style-name="gr71" draw:text-style-name="P4" draw:layer="layout" svg:x1="16.101cm" svg:y1="12.6cm" svg:x2="16.101cm" svg:y2="18.6cm">
            <text:p/>
          </draw:line>
          <draw:line draw:style-name="gr71" draw:text-style-name="P4" draw:layer="layout" svg:x1="16.801cm" svg:y1="12.6cm" svg:x2="16.801cm" svg:y2="18.6cm">
            <text:p/>
          </draw:line>
          <draw:line draw:style-name="gr71" draw:text-style-name="P4" draw:layer="layout" svg:x1="17.501cm" svg:y1="12.6cm" svg:x2="17.501cm" svg:y2="18.6cm">
            <text:p/>
          </draw:line>
          <draw:line draw:style-name="gr71" draw:text-style-name="P4" draw:layer="layout" svg:x1="18.201cm" svg:y1="12.6cm" svg:x2="18.201cm" svg:y2="18.6cm">
            <text:p/>
          </draw:line>
          <draw:line draw:style-name="gr71" draw:text-style-name="P4" draw:layer="layout" svg:x1="18.901cm" svg:y1="12.6cm" svg:x2="18.901cm" svg:y2="18.6cm">
            <text:p/>
          </draw:line>
          <draw:line draw:style-name="gr71" draw:text-style-name="P4" draw:layer="layout" svg:x1="19.601cm" svg:y1="12.6cm" svg:x2="19.601cm" svg:y2="18.6cm">
            <text:p/>
          </draw:line>
          <draw:line draw:style-name="gr71" draw:text-style-name="P4" draw:layer="layout" svg:x1="20.301cm" svg:y1="12.6cm" svg:x2="20.301cm" svg:y2="18.6cm">
            <text:p/>
          </draw:line>
          <draw:line draw:style-name="gr71" draw:text-style-name="P4" draw:layer="layout" svg:x1="21.001cm" svg:y1="12.6cm" svg:x2="21.001cm" svg:y2="18.6cm">
            <text:p/>
          </draw:line>
          <draw:line draw:style-name="gr71" draw:text-style-name="P4" draw:layer="layout" svg:x1="21.701cm" svg:y1="12.6cm" svg:x2="21.701cm" svg:y2="18.6cm">
            <text:p/>
          </draw:line>
          <draw:line draw:style-name="gr71" draw:text-style-name="P4" draw:layer="layout" svg:x1="22.401cm" svg:y1="12.6cm" svg:x2="22.401cm" svg:y2="18.6cm">
            <text:p/>
          </draw:line>
          <draw:line draw:style-name="gr71" draw:text-style-name="P4" draw:layer="layout" svg:x1="23.101cm" svg:y1="12.6cm" svg:x2="23.101cm" svg:y2="18.6cm">
            <text:p/>
          </draw:line>
          <draw:line draw:style-name="gr71" draw:text-style-name="P4" draw:layer="layout" svg:x1="23.801cm" svg:y1="12.6cm" svg:x2="23.801cm" svg:y2="18.6cm">
            <text:p/>
          </draw:line>
          <draw:line draw:style-name="gr71" draw:text-style-name="P4" draw:layer="layout" svg:x1="24.501cm" svg:y1="12.6cm" svg:x2="24.501cm" svg:y2="18.6cm">
            <text:p/>
          </draw:line>
          <draw:line draw:style-name="gr71" draw:text-style-name="P4" draw:layer="layout" svg:x1="25.201cm" svg:y1="12.6cm" svg:x2="25.201cm" svg:y2="18.6cm">
            <text:p/>
          </draw:line>
          <draw:line draw:style-name="gr71" draw:text-style-name="P4" draw:layer="layout" svg:x1="25.901cm" svg:y1="12.6cm" svg:x2="25.901cm" svg:y2="18.6cm">
            <text:p/>
          </draw:line>
          <draw:line draw:style-name="gr71" draw:text-style-name="P4" draw:layer="layout" svg:x1="26.601cm" svg:y1="12.6cm" svg:x2="26.601cm" svg:y2="18.6cm">
            <text:p/>
          </draw:line>
          <draw:line draw:style-name="gr71" draw:text-style-name="P4" draw:layer="layout" svg:x1="27.301cm" svg:y1="12.6cm" svg:x2="27.301cm" svg:y2="18.6cm">
            <text:p/>
          </draw:line>
          <draw:line draw:style-name="gr71" draw:text-style-name="P4" draw:layer="layout" svg:x1="28.001cm" svg:y1="12.6cm" svg:x2="28.001cm" svg:y2="18.6cm">
            <text:p/>
          </draw:line>
          <draw:line draw:style-name="gr71" draw:text-style-name="P4" draw:layer="layout" svg:x1="28.701cm" svg:y1="12.6cm" svg:x2="28.701cm" svg:y2="18.6cm">
            <text:p/>
          </draw:line>
          <draw:line draw:style-name="gr71" draw:text-style-name="P4" draw:layer="layout" svg:x1="10.501cm" svg:y1="12.6cm" svg:x2="10.501cm" svg:y2="18.6cm">
            <text:p/>
          </draw:line>
        </draw:g>
        <draw:frame draw:style-name="gr157" draw:text-style-name="P20" draw:layer="layout" svg:width="0.862cm" svg:height="0.675cm" svg:x="10.401cm" svg:y="12.525cm">
          <draw:text-box>
            <text:p text:style-name="P19"><text:span text:style-name="T8">X3</text:span></text:p>
          </draw:text-box>
        </draw:frame>
        <draw:frame draw:style-name="gr158" draw:text-style-name="P20" draw:layer="layout" svg:width="0.866cm" svg:height="0.675cm" svg:x="11.101cm" svg:y="12.526cm">
          <draw:text-box>
            <text:p text:style-name="P19"><text:span text:style-name="T8">A1</text:span></text:p>
          </draw:text-box>
        </draw:frame>
        <draw:frame draw:style-name="gr158" draw:text-style-name="P20" draw:layer="layout" svg:width="0.866cm" svg:height="0.675cm" svg:x="11.801cm" svg:y="12.527cm">
          <draw:text-box>
            <text:p text:style-name="P19"><text:span text:style-name="T8">A2</text:span></text:p>
          </draw:text-box>
        </draw:frame>
        <draw:frame draw:style-name="gr158" draw:text-style-name="P20" draw:layer="layout" svg:width="0.866cm" svg:height="0.675cm" svg:x="12.501cm" svg:y="12.528cm">
          <draw:text-box>
            <text:p text:style-name="P19"><text:span text:style-name="T8">A3</text:span></text:p>
          </draw:text-box>
        </draw:frame>
        <draw:frame draw:style-name="gr159" draw:text-style-name="P20" draw:layer="layout" svg:width="0.908cm" svg:height="0.675cm" svg:x="13.201cm" svg:y="12.529cm">
          <draw:text-box>
            <text:p text:style-name="P19"><text:span text:style-name="T8">M1</text:span></text:p>
          </draw:text-box>
        </draw:frame>
        <draw:frame draw:style-name="gr159" draw:text-style-name="P20" draw:layer="layout" svg:width="0.908cm" svg:height="0.675cm" svg:x="13.901cm" svg:y="12.53cm">
          <draw:text-box>
            <text:p text:style-name="P19"><text:span text:style-name="T8">M2</text:span></text:p>
          </draw:text-box>
        </draw:frame>
        <draw:frame draw:style-name="gr157" draw:text-style-name="P20" draw:layer="layout" svg:width="0.862cm" svg:height="0.675cm" svg:x="14.601cm" svg:y="12.531cm">
          <draw:text-box>
            <text:p text:style-name="P19"><text:span text:style-name="T8">X1</text:span></text:p>
          </draw:text-box>
        </draw:frame>
        <draw:frame draw:style-name="gr157" draw:text-style-name="P20" draw:layer="layout" svg:width="0.862cm" svg:height="0.675cm" svg:x="15.301cm" svg:y="12.532cm">
          <draw:text-box>
            <text:p text:style-name="P19"><text:span text:style-name="T8">X2</text:span></text:p>
          </draw:text-box>
        </draw:frame>
        <draw:frame draw:style-name="gr157" draw:text-style-name="P20" draw:layer="layout" svg:width="0.862cm" svg:height="0.675cm" svg:x="16.039cm" svg:y="12.525cm">
          <draw:text-box>
            <text:p text:style-name="P19"><text:span text:style-name="T8">X3</text:span></text:p>
          </draw:text-box>
        </draw:frame>
        <draw:frame draw:style-name="gr158" draw:text-style-name="P20" draw:layer="layout" svg:width="0.866cm" svg:height="0.675cm" svg:x="16.739cm" svg:y="12.526cm">
          <draw:text-box>
            <text:p text:style-name="P19"><text:span text:style-name="T8">A1</text:span></text:p>
          </draw:text-box>
        </draw:frame>
        <draw:frame draw:style-name="gr158" draw:text-style-name="P20" draw:layer="layout" svg:width="0.866cm" svg:height="0.675cm" svg:x="17.439cm" svg:y="12.527cm">
          <draw:text-box>
            <text:p text:style-name="P19"><text:span text:style-name="T8">A2</text:span></text:p>
          </draw:text-box>
        </draw:frame>
        <draw:frame draw:style-name="gr158" draw:text-style-name="P20" draw:layer="layout" svg:width="0.866cm" svg:height="0.675cm" svg:x="18.139cm" svg:y="12.528cm">
          <draw:text-box>
            <text:p text:style-name="P19"><text:span text:style-name="T8">A3</text:span></text:p>
          </draw:text-box>
        </draw:frame>
        <draw:frame draw:style-name="gr159" draw:text-style-name="P20" draw:layer="layout" svg:width="0.908cm" svg:height="0.675cm" svg:x="18.839cm" svg:y="12.529cm">
          <draw:text-box>
            <text:p text:style-name="P19"><text:span text:style-name="T8">M1</text:span></text:p>
          </draw:text-box>
        </draw:frame>
        <draw:frame draw:style-name="gr159" draw:text-style-name="P20" draw:layer="layout" svg:width="0.908cm" svg:height="0.675cm" svg:x="19.539cm" svg:y="12.53cm">
          <draw:text-box>
            <text:p text:style-name="P19"><text:span text:style-name="T8">M2</text:span></text:p>
          </draw:text-box>
        </draw:frame>
        <draw:frame draw:style-name="gr157" draw:text-style-name="P20" draw:layer="layout" svg:width="0.862cm" svg:height="0.675cm" svg:x="20.239cm" svg:y="12.531cm">
          <draw:text-box>
            <text:p text:style-name="P19"><text:span text:style-name="T8">X1</text:span></text:p>
          </draw:text-box>
        </draw:frame>
        <draw:frame draw:style-name="gr157" draw:text-style-name="P20" draw:layer="layout" svg:width="0.862cm" svg:height="0.675cm" svg:x="20.939cm" svg:y="12.532cm">
          <draw:text-box>
            <text:p text:style-name="P19"><text:span text:style-name="T8">X2</text:span></text:p>
          </draw:text-box>
        </draw:frame>
        <draw:frame draw:style-name="gr157" draw:text-style-name="P20" draw:layer="layout" svg:width="0.862cm" svg:height="0.675cm" svg:x="21.639cm" svg:y="12.525cm">
          <draw:text-box>
            <text:p text:style-name="P19"><text:span text:style-name="T8">X3</text:span></text:p>
          </draw:text-box>
        </draw:frame>
        <draw:frame draw:style-name="gr158" draw:text-style-name="P20" draw:layer="layout" svg:width="0.866cm" svg:height="0.675cm" svg:x="22.339cm" svg:y="12.526cm">
          <draw:text-box>
            <text:p text:style-name="P19"><text:span text:style-name="T8">A1</text:span></text:p>
          </draw:text-box>
        </draw:frame>
        <draw:frame draw:style-name="gr158" draw:text-style-name="P20" draw:layer="layout" svg:width="0.866cm" svg:height="0.675cm" svg:x="23.039cm" svg:y="12.527cm">
          <draw:text-box>
            <text:p text:style-name="P19"><text:span text:style-name="T8">A2</text:span></text:p>
          </draw:text-box>
        </draw:frame>
        <draw:frame draw:style-name="gr158" draw:text-style-name="P20" draw:layer="layout" svg:width="0.866cm" svg:height="0.675cm" svg:x="23.739cm" svg:y="12.528cm">
          <draw:text-box>
            <text:p text:style-name="P19"><text:span text:style-name="T8">A3</text:span></text:p>
          </draw:text-box>
        </draw:frame>
        <draw:frame draw:style-name="gr159" draw:text-style-name="P20" draw:layer="layout" svg:width="0.908cm" svg:height="0.675cm" svg:x="24.439cm" svg:y="12.529cm">
          <draw:text-box>
            <text:p text:style-name="P19"><text:span text:style-name="T8">M1</text:span></text:p>
          </draw:text-box>
        </draw:frame>
        <draw:frame draw:style-name="gr159" draw:text-style-name="P20" draw:layer="layout" svg:width="0.908cm" svg:height="0.675cm" svg:x="25.139cm" svg:y="12.53cm">
          <draw:text-box>
            <text:p text:style-name="P19"><text:span text:style-name="T8">M2</text:span></text:p>
          </draw:text-box>
        </draw:frame>
        <draw:frame draw:style-name="gr157" draw:text-style-name="P20" draw:layer="layout" svg:width="0.862cm" svg:height="0.675cm" svg:x="25.839cm" svg:y="12.531cm">
          <draw:text-box>
            <text:p text:style-name="P19"><text:span text:style-name="T8">X1</text:span></text:p>
          </draw:text-box>
        </draw:frame>
        <draw:frame draw:style-name="gr157" draw:text-style-name="P20" draw:layer="layout" svg:width="0.862cm" svg:height="0.675cm" svg:x="26.539cm" svg:y="12.532cm">
          <draw:text-box>
            <text:p text:style-name="P19"><text:span text:style-name="T8">X2</text:span></text:p>
          </draw:text-box>
        </draw:frame>
        <draw:frame draw:style-name="gr157" draw:text-style-name="P20" draw:layer="layout" svg:width="0.862cm" svg:height="0.675cm" svg:x="27.201cm" svg:y="12.525cm">
          <draw:text-box>
            <text:p text:style-name="P19"><text:span text:style-name="T8">X3</text:span></text:p>
          </draw:text-box>
        </draw:frame>
        <draw:frame draw:style-name="gr158" draw:text-style-name="P20" draw:layer="layout" svg:width="0.866cm" svg:height="0.675cm" svg:x="27.901cm" svg:y="12.526cm">
          <draw:text-box>
            <text:p text:style-name="P19"><text:span text:style-name="T8">A1</text:span></text:p>
          </draw:text-box>
        </draw:frame>
        <draw:frame draw:style-name="gr160" draw:text-style-name="P29" draw:layer="layout" svg:width="1.29cm" svg:height="0.675cm" svg:x="8.601cm" svg:y="13.025cm">
          <draw:text-box>
            <text:p text:style-name="P19"><text:span text:style-name="T15">SYNC</text:span></text:p>
          </draw:text-box>
        </draw:frame>
        <draw:line draw:style-name="gr5" draw:text-style-name="P4" draw:layer="layout" svg:x1="10.301cm" svg:y1="13.2cm" svg:x2="10.501cm" svg:y2="13.2cm">
          <text:p/>
        </draw:line>
        <draw:g draw:style-name="gr25">
          <draw:line draw:style-name="gr5" draw:text-style-name="P4" draw:layer="layout" svg:x1="10.501cm" svg:y1="13.2cm" svg:x2="10.601cm" svg:y2="13.6cm">
            <text:p/>
          </draw:line>
          <draw:line draw:style-name="gr5" draw:text-style-name="P4" draw:layer="layout" svg:x1="11.301cm" svg:y1="13.2cm" svg:x2="11.201cm" svg:y2="13.6cm">
            <text:p/>
          </draw:line>
          <draw:line draw:style-name="gr5" draw:text-style-name="P4" draw:layer="layout" svg:x1="10.601cm" svg:y1="13.6cm" svg:x2="11.201cm" svg:y2="13.6cm">
            <text:p/>
          </draw:line>
        </draw:g>
        <draw:g draw:style-name="gr25">
          <draw:line draw:style-name="gr5" draw:text-style-name="P4" draw:layer="layout" svg:x1="16.101cm" svg:y1="13.2cm" svg:x2="16.201cm" svg:y2="13.6cm">
            <text:p/>
          </draw:line>
          <draw:line draw:style-name="gr5" draw:text-style-name="P4" draw:layer="layout" svg:x1="16.901cm" svg:y1="13.2cm" svg:x2="16.801cm" svg:y2="13.6cm">
            <text:p/>
          </draw:line>
          <draw:line draw:style-name="gr5" draw:text-style-name="P4" draw:layer="layout" svg:x1="16.201cm" svg:y1="13.6cm" svg:x2="16.801cm" svg:y2="13.6cm">
            <text:p/>
          </draw:line>
        </draw:g>
        <draw:g draw:style-name="gr25">
          <draw:line draw:style-name="gr5" draw:text-style-name="P4" draw:layer="layout" svg:x1="21.701cm" svg:y1="13.2cm" svg:x2="21.801cm" svg:y2="13.6cm">
            <text:p/>
          </draw:line>
          <draw:line draw:style-name="gr5" draw:text-style-name="P4" draw:layer="layout" svg:x1="22.501cm" svg:y1="13.2cm" svg:x2="22.401cm" svg:y2="13.6cm">
            <text:p/>
          </draw:line>
          <draw:line draw:style-name="gr5" draw:text-style-name="P4" draw:layer="layout" svg:x1="21.801cm" svg:y1="13.6cm" svg:x2="22.401cm" svg:y2="13.6cm">
            <text:p/>
          </draw:line>
        </draw:g>
        <draw:g draw:style-name="gr25">
          <draw:line draw:style-name="gr5" draw:text-style-name="P4" draw:layer="layout" svg:x1="27.301cm" svg:y1="13.2cm" svg:x2="27.401cm" svg:y2="13.6cm">
            <text:p/>
          </draw:line>
          <draw:line draw:style-name="gr5" draw:text-style-name="P4" draw:layer="layout" svg:x1="28.101cm" svg:y1="13.2cm" svg:x2="28.001cm" svg:y2="13.6cm">
            <text:p/>
          </draw:line>
          <draw:line draw:style-name="gr5" draw:text-style-name="P4" draw:layer="layout" svg:x1="27.401cm" svg:y1="13.6cm" svg:x2="28.001cm" svg:y2="13.6cm">
            <text:p/>
          </draw:line>
        </draw:g>
        <draw:line draw:style-name="gr5" draw:text-style-name="P4" draw:layer="layout" svg:x1="11.301cm" svg:y1="13.2cm" svg:x2="16.101cm" svg:y2="13.2cm">
          <text:p/>
        </draw:line>
        <draw:line draw:style-name="gr5" draw:text-style-name="P4" draw:layer="layout" svg:x1="16.901cm" svg:y1="13.2cm" svg:x2="21.701cm" svg:y2="13.2cm">
          <text:p/>
        </draw:line>
        <draw:line draw:style-name="gr5" draw:text-style-name="P4" draw:layer="layout" svg:x1="22.501cm" svg:y1="13.2cm" svg:x2="27.301cm" svg:y2="13.2cm">
          <text:p/>
        </draw:line>
        <draw:line draw:style-name="gr5" draw:text-style-name="P4" draw:layer="layout" svg:x1="28.101cm" svg:y1="13.2cm" svg:x2="28.701cm" svg:y2="13.2cm">
          <text:p/>
        </draw:line>
        <draw:rect draw:style-name="gr161" draw:text-style-name="P30" draw:layer="layout" svg:width="5.6cm" svg:height="0.5cm" svg:x="11.201cm" svg:y="13.9cm">
          <text:p/>
        </draw:rect>
        <draw:frame draw:style-name="gr162" draw:text-style-name="P20" draw:layer="layout" svg:width="2.446cm" svg:height="0.675cm" svg:x="12.581cm" svg:y="13.825cm">
          <draw:text-box>
            <text:p text:style-name="P19"><text:span text:style-name="T8">DCL Instruction</text:span></text:p>
          </draw:text-box>
        </draw:frame>
        <draw:rect draw:style-name="gr161" draw:text-style-name="P30" draw:layer="layout" svg:width="5.6cm" svg:height="0.5cm" svg:x="16.801cm" svg:y="13.9cm">
          <text:p/>
        </draw:rect>
        <draw:rect draw:style-name="gr161" draw:text-style-name="P30" draw:layer="layout" svg:width="5.6cm" svg:height="0.5cm" svg:x="22.401cm" svg:y="13.9cm">
          <text:p/>
        </draw:rect>
        <draw:frame draw:style-name="gr163" draw:text-style-name="P33" draw:layer="layout" svg:width="2.488cm" svg:height="0.675cm" svg:x="18.281cm" svg:y="13.826cm">
          <draw:text-box>
            <text:p text:style-name="P27"><text:span text:style-name="T17">SRC </text:span><text:span text:style-name="T8">Instruction</text:span></text:p>
          </draw:text-box>
        </draw:frame>
        <draw:frame draw:style-name="gr187" draw:text-style-name="P33" draw:layer="layout" svg:width="2.992cm" svg:height="0.675cm" svg:x="23.901cm" svg:y="13.827cm">
          <draw:text-box>
            <text:p text:style-name="P27"><text:span text:style-name="T17">WR-type </text:span><text:span text:style-name="T8">Instruction</text:span></text:p>
          </draw:text-box>
        </draw:frame>
        <draw:frame draw:style-name="gr165" draw:text-style-name="P29" draw:layer="layout" svg:width="1.699cm" svg:height="0.675cm" svg:x="8.601cm" svg:y="14.626cm">
          <draw:text-box>
            <text:p text:style-name="P19"><text:span text:style-name="T15">CM-ROM</text:span></text:p>
          </draw:text-box>
        </draw:frame>
        <draw:g draw:style-name="gr25">
          <draw:line draw:style-name="gr5" draw:text-style-name="P4" draw:layer="layout" svg:x1="12.601cm" svg:y1="14.7cm" svg:x2="12.701cm" svg:y2="15.1cm">
            <text:p/>
          </draw:line>
          <draw:line draw:style-name="gr5" draw:text-style-name="P4" draw:layer="layout" svg:x1="13.401cm" svg:y1="14.7cm" svg:x2="13.301cm" svg:y2="15.1cm">
            <text:p/>
          </draw:line>
          <draw:line draw:style-name="gr5" draw:text-style-name="P4" draw:layer="layout" svg:x1="12.701cm" svg:y1="15.1cm" svg:x2="13.301cm" svg:y2="15.1cm">
            <text:p/>
          </draw:line>
        </draw:g>
        <draw:g draw:style-name="gr25">
          <draw:line draw:style-name="gr5" draw:text-style-name="P4" draw:layer="layout" svg:x1="18.201cm" svg:y1="14.7cm" svg:x2="18.301cm" svg:y2="15.1cm">
            <text:p/>
          </draw:line>
          <draw:line draw:style-name="gr5" draw:text-style-name="P4" draw:layer="layout" svg:x1="19.001cm" svg:y1="14.7cm" svg:x2="18.901cm" svg:y2="15.1cm">
            <text:p/>
          </draw:line>
          <draw:line draw:style-name="gr5" draw:text-style-name="P4" draw:layer="layout" svg:x1="18.301cm" svg:y1="15.1cm" svg:x2="18.901cm" svg:y2="15.1cm">
            <text:p/>
          </draw:line>
        </draw:g>
        <draw:line draw:style-name="gr5" draw:text-style-name="P4" draw:layer="layout" svg:x1="10.301cm" svg:y1="14.7cm" svg:x2="12.601cm" svg:y2="14.7cm">
          <text:p/>
        </draw:line>
        <draw:g draw:style-name="gr25">
          <draw:line draw:style-name="gr5" draw:text-style-name="P4" draw:layer="layout" svg:x1="21.001cm" svg:y1="14.7cm" svg:x2="21.101cm" svg:y2="15.1cm">
            <text:p/>
          </draw:line>
          <draw:line draw:style-name="gr5" draw:text-style-name="P4" draw:layer="layout" svg:x1="21.801cm" svg:y1="14.7cm" svg:x2="21.701cm" svg:y2="15.1cm">
            <text:p/>
          </draw:line>
          <draw:line draw:style-name="gr5" draw:text-style-name="P4" draw:layer="layout" svg:x1="21.101cm" svg:y1="15.1cm" svg:x2="21.701cm" svg:y2="15.1cm">
            <text:p/>
          </draw:line>
        </draw:g>
        <draw:g draw:style-name="gr25">
          <draw:line draw:style-name="gr5" draw:text-style-name="P4" draw:layer="layout" svg:x1="23.801cm" svg:y1="14.7cm" svg:x2="23.901cm" svg:y2="15.1cm">
            <text:p/>
          </draw:line>
          <draw:line draw:style-name="gr5" draw:text-style-name="P4" draw:layer="layout" svg:x1="24.601cm" svg:y1="14.7cm" svg:x2="24.501cm" svg:y2="15.1cm">
            <text:p/>
          </draw:line>
          <draw:line draw:style-name="gr5" draw:text-style-name="P4" draw:layer="layout" svg:x1="23.901cm" svg:y1="15.1cm" svg:x2="24.501cm" svg:y2="15.1cm">
            <text:p/>
          </draw:line>
        </draw:g>
        <draw:g draw:style-name="gr25">
          <draw:line draw:style-name="gr5" draw:text-style-name="P4" draw:layer="layout" svg:x1="25.201cm" svg:y1="14.7cm" svg:x2="25.301cm" svg:y2="15.1cm">
            <text:p/>
          </draw:line>
          <draw:line draw:style-name="gr5" draw:text-style-name="P4" draw:layer="layout" svg:x1="26.001cm" svg:y1="14.7cm" svg:x2="25.901cm" svg:y2="15.1cm">
            <text:p/>
          </draw:line>
          <draw:line draw:style-name="gr5" draw:text-style-name="P4" draw:layer="layout" svg:x1="25.301cm" svg:y1="15.1cm" svg:x2="25.901cm" svg:y2="15.1cm">
            <text:p/>
          </draw:line>
        </draw:g>
        <draw:line draw:style-name="gr5" draw:text-style-name="P4" draw:layer="layout" svg:x1="13.401cm" svg:y1="14.7cm" svg:x2="18.201cm" svg:y2="14.7cm">
          <text:p/>
        </draw:line>
        <draw:line draw:style-name="gr5" draw:text-style-name="P4" draw:layer="layout" svg:x1="19.001cm" svg:y1="14.7cm" svg:x2="21.001cm" svg:y2="14.7cm">
          <text:p/>
        </draw:line>
        <draw:line draw:style-name="gr5" draw:text-style-name="P4" draw:layer="layout" svg:x1="21.801cm" svg:y1="14.7cm" svg:x2="23.801cm" svg:y2="14.7cm">
          <text:p/>
        </draw:line>
        <draw:line draw:style-name="gr5" draw:text-style-name="P4" draw:layer="layout" svg:x1="24.601cm" svg:y1="14.7cm" svg:x2="25.201cm" svg:y2="14.7cm">
          <text:p/>
        </draw:line>
        <draw:line draw:style-name="gr5" draw:text-style-name="P4" draw:layer="layout" svg:x1="26.001cm" svg:y1="14.7cm" svg:x2="28.701cm" svg:y2="14.7cm">
          <text:p/>
        </draw:line>
        <draw:frame draw:style-name="gr166" draw:text-style-name="P29" draw:layer="layout" svg:width="1.823cm" svg:height="0.675cm" svg:x="8.602cm" svg:y="15.227cm">
          <draw:text-box>
            <text:p text:style-name="P19"><text:span text:style-name="T15">CM-RAMx</text:span></text:p>
          </draw:text-box>
        </draw:frame>
        <draw:g draw:style-name="gr25">
          <draw:line draw:style-name="gr5" draw:text-style-name="P4" draw:layer="layout" svg:x1="12.601cm" svg:y1="15.4cm" svg:x2="12.701cm" svg:y2="15.8cm">
            <text:p/>
          </draw:line>
          <draw:line draw:style-name="gr5" draw:text-style-name="P4" draw:layer="layout" svg:x1="13.401cm" svg:y1="15.4cm" svg:x2="13.301cm" svg:y2="15.8cm">
            <text:p/>
          </draw:line>
          <draw:line draw:style-name="gr5" draw:text-style-name="P4" draw:layer="layout" svg:x1="12.701cm" svg:y1="15.8cm" svg:x2="13.301cm" svg:y2="15.8cm">
            <text:p/>
          </draw:line>
        </draw:g>
        <draw:g draw:style-name="gr25">
          <draw:line draw:style-name="gr5" draw:text-style-name="P4" draw:layer="layout" svg:x1="18.201cm" svg:y1="15.4cm" svg:x2="18.301cm" svg:y2="15.8cm">
            <text:p/>
          </draw:line>
          <draw:line draw:style-name="gr5" draw:text-style-name="P4" draw:layer="layout" svg:x1="19.001cm" svg:y1="15.4cm" svg:x2="18.901cm" svg:y2="15.8cm">
            <text:p/>
          </draw:line>
          <draw:line draw:style-name="gr5" draw:text-style-name="P4" draw:layer="layout" svg:x1="18.301cm" svg:y1="15.8cm" svg:x2="18.901cm" svg:y2="15.8cm">
            <text:p/>
          </draw:line>
        </draw:g>
        <draw:g draw:style-name="gr25">
          <draw:line draw:style-name="gr5" draw:text-style-name="P4" draw:layer="layout" svg:x1="23.801cm" svg:y1="15.4cm" svg:x2="23.901cm" svg:y2="15.8cm">
            <text:p/>
          </draw:line>
          <draw:line draw:style-name="gr5" draw:text-style-name="P4" draw:layer="layout" svg:x1="24.601cm" svg:y1="15.4cm" svg:x2="24.501cm" svg:y2="15.8cm">
            <text:p/>
          </draw:line>
          <draw:line draw:style-name="gr5" draw:text-style-name="P4" draw:layer="layout" svg:x1="23.901cm" svg:y1="15.8cm" svg:x2="24.501cm" svg:y2="15.8cm">
            <text:p/>
          </draw:line>
        </draw:g>
        <draw:g draw:style-name="gr25">
          <draw:line draw:style-name="gr5" draw:text-style-name="P4" draw:layer="layout" svg:x1="21.001cm" svg:y1="15.4cm" svg:x2="21.101cm" svg:y2="15.8cm">
            <text:p/>
          </draw:line>
          <draw:line draw:style-name="gr5" draw:text-style-name="P4" draw:layer="layout" svg:x1="21.801cm" svg:y1="15.4cm" svg:x2="21.701cm" svg:y2="15.8cm">
            <text:p/>
          </draw:line>
          <draw:line draw:style-name="gr5" draw:text-style-name="P4" draw:layer="layout" svg:x1="21.101cm" svg:y1="15.8cm" svg:x2="21.701cm" svg:y2="15.8cm">
            <text:p/>
          </draw:line>
        </draw:g>
        <draw:g draw:style-name="gr25">
          <draw:line draw:style-name="gr5" draw:text-style-name="P4" draw:layer="layout" svg:x1="25.201cm" svg:y1="15.4cm" svg:x2="25.301cm" svg:y2="15.8cm">
            <text:p/>
          </draw:line>
          <draw:line draw:style-name="gr5" draw:text-style-name="P4" draw:layer="layout" svg:x1="26.001cm" svg:y1="15.4cm" svg:x2="25.901cm" svg:y2="15.8cm">
            <text:p/>
          </draw:line>
          <draw:line draw:style-name="gr5" draw:text-style-name="P4" draw:layer="layout" svg:x1="25.301cm" svg:y1="15.8cm" svg:x2="25.901cm" svg:y2="15.8cm">
            <text:p/>
          </draw:line>
        </draw:g>
        <draw:line draw:style-name="gr5" draw:text-style-name="P4" draw:layer="layout" svg:x1="10.301cm" svg:y1="15.4cm" svg:x2="28.701cm" svg:y2="15.4cm">
          <text:p/>
        </draw:line>
        <draw:frame draw:style-name="gr167" draw:text-style-name="P31" draw:layer="layout" svg:width="0.925cm" svg:height="0.675cm" svg:x="12.58cm" svg:y="15.225cm">
          <draw:text-box>
            <text:p text:style-name="P19"><text:span text:style-name="T4">DCL</text:span></text:p>
          </draw:text-box>
        </draw:frame>
        <draw:frame draw:style-name="gr167" draw:text-style-name="P31" draw:layer="layout" svg:width="0.925cm" svg:height="0.675cm" svg:x="18.101cm" svg:y="15.326cm">
          <draw:text-box>
            <text:p text:style-name="P19"><text:span text:style-name="T4">DCL</text:span></text:p>
          </draw:text-box>
        </draw:frame>
        <draw:frame draw:style-name="gr167" draw:text-style-name="P31" draw:layer="layout" svg:width="0.925cm" svg:height="0.675cm" svg:x="20.901cm" svg:y="15.327cm">
          <draw:text-box>
            <text:p text:style-name="P19"><text:span text:style-name="T4">DCL</text:span></text:p>
          </draw:text-box>
        </draw:frame>
        <draw:frame draw:style-name="gr167" draw:text-style-name="P31" draw:layer="layout" svg:width="0.925cm" svg:height="0.675cm" svg:x="23.701cm" svg:y="15.328cm">
          <draw:text-box>
            <text:p text:style-name="P19"><text:span text:style-name="T4">DCL</text:span></text:p>
          </draw:text-box>
        </draw:frame>
        <draw:frame draw:style-name="gr167" draw:text-style-name="P31" draw:layer="layout" svg:width="0.925cm" svg:height="0.675cm" svg:x="25.101cm" svg:y="15.329cm">
          <draw:text-box>
            <text:p text:style-name="P19"><text:span text:style-name="T4">DCL</text:span></text:p>
          </draw:text-box>
        </draw:frame>
        <draw:frame draw:style-name="gr168" draw:text-style-name="P20" draw:layer="layout" svg:width="1.429cm" svg:height="0.675cm" svg:x="8.601cm" svg:y="16cm">
          <draw:text-box>
            <text:p text:style-name="P19"><text:span text:style-name="T8">D[3:0]</text:span></text:p>
          </draw:text-box>
        </draw:frame>
        <draw:g draw:style-name="gr139">
          <draw:g draw:style-name="gr25">
            <draw:line draw:style-name="gr5" draw:text-style-name="P4" draw:layer="layout" svg:x1="11.201cm" svg:y1="16.1cm" svg:x2="11.301cm" svg:y2="16.5cm">
              <text:p/>
            </draw:line>
            <draw:line draw:style-name="gr5" draw:text-style-name="P4" draw:layer="layout" svg:x1="12.001cm" svg:y1="16.1cm" svg:x2="11.901cm" svg:y2="16.5cm">
              <text:p/>
            </draw:line>
            <draw:line draw:style-name="gr5" draw:text-style-name="P4" draw:layer="layout" svg:x1="11.301cm" svg:y1="16.5cm" svg:x2="11.901cm" svg:y2="16.5cm">
              <text:p/>
            </draw:line>
          </draw:g>
          <draw:g draw:style-name="gr25">
            <draw:line draw:style-name="gr5" draw:text-style-name="P4" draw:layer="layout" svg:x1="11.201cm" svg:y1="16.5cm" svg:x2="11.301cm" svg:y2="16.1cm">
              <text:p/>
            </draw:line>
            <draw:line draw:style-name="gr5" draw:text-style-name="P4" draw:layer="layout" svg:x1="12.001cm" svg:y1="16.5cm" svg:x2="11.901cm" svg:y2="16.1cm">
              <text:p/>
            </draw:line>
            <draw:line draw:style-name="gr5" draw:text-style-name="P4" draw:layer="layout" svg:x1="11.301cm" svg:y1="16.1cm" svg:x2="11.901cm" svg:y2="16.1cm">
              <text:p/>
            </draw:line>
          </draw:g>
        </draw:g>
        <draw:g draw:style-name="gr139">
          <draw:g draw:style-name="gr25">
            <draw:line draw:style-name="gr5" draw:text-style-name="P4" draw:layer="layout" svg:x1="11.901cm" svg:y1="16.1cm" svg:x2="12.001cm" svg:y2="16.5cm">
              <text:p/>
            </draw:line>
            <draw:line draw:style-name="gr5" draw:text-style-name="P4" draw:layer="layout" svg:x1="12.701cm" svg:y1="16.1cm" svg:x2="12.601cm" svg:y2="16.5cm">
              <text:p/>
            </draw:line>
            <draw:line draw:style-name="gr5" draw:text-style-name="P4" draw:layer="layout" svg:x1="12.001cm" svg:y1="16.5cm" svg:x2="12.601cm" svg:y2="16.5cm">
              <text:p/>
            </draw:line>
          </draw:g>
          <draw:g draw:style-name="gr25">
            <draw:line draw:style-name="gr5" draw:text-style-name="P4" draw:layer="layout" svg:x1="11.901cm" svg:y1="16.5cm" svg:x2="12.001cm" svg:y2="16.1cm">
              <text:p/>
            </draw:line>
            <draw:line draw:style-name="gr5" draw:text-style-name="P4" draw:layer="layout" svg:x1="12.701cm" svg:y1="16.5cm" svg:x2="12.601cm" svg:y2="16.1cm">
              <text:p/>
            </draw:line>
            <draw:line draw:style-name="gr5" draw:text-style-name="P4" draw:layer="layout" svg:x1="12.001cm" svg:y1="16.1cm" svg:x2="12.601cm" svg:y2="16.1cm">
              <text:p/>
            </draw:line>
          </draw:g>
        </draw:g>
        <draw:g draw:style-name="gr139">
          <draw:g draw:style-name="gr25">
            <draw:line draw:style-name="gr5" draw:text-style-name="P4" draw:layer="layout" svg:x1="12.601cm" svg:y1="16.1cm" svg:x2="12.701cm" svg:y2="16.5cm">
              <text:p/>
            </draw:line>
            <draw:line draw:style-name="gr5" draw:text-style-name="P4" draw:layer="layout" svg:x1="13.401cm" svg:y1="16.1cm" svg:x2="13.301cm" svg:y2="16.5cm">
              <text:p/>
            </draw:line>
            <draw:line draw:style-name="gr5" draw:text-style-name="P4" draw:layer="layout" svg:x1="12.701cm" svg:y1="16.5cm" svg:x2="13.301cm" svg:y2="16.5cm">
              <text:p/>
            </draw:line>
          </draw:g>
          <draw:g draw:style-name="gr25">
            <draw:line draw:style-name="gr5" draw:text-style-name="P4" draw:layer="layout" svg:x1="12.601cm" svg:y1="16.5cm" svg:x2="12.701cm" svg:y2="16.1cm">
              <text:p/>
            </draw:line>
            <draw:line draw:style-name="gr5" draw:text-style-name="P4" draw:layer="layout" svg:x1="13.401cm" svg:y1="16.5cm" svg:x2="13.301cm" svg:y2="16.1cm">
              <text:p/>
            </draw:line>
            <draw:line draw:style-name="gr5" draw:text-style-name="P4" draw:layer="layout" svg:x1="12.701cm" svg:y1="16.1cm" svg:x2="13.301cm" svg:y2="16.1cm">
              <text:p/>
            </draw:line>
          </draw:g>
        </draw:g>
        <draw:frame draw:style-name="gr169" draw:text-style-name="P31" draw:layer="layout" svg:width="0.914cm" svg:height="0.675cm" svg:x="11.101cm" svg:y="16.025cm">
          <draw:text-box>
            <text:p text:style-name="P19"><text:span text:style-name="T4">PCL</text:span></text:p>
          </draw:text-box>
        </draw:frame>
        <draw:frame draw:style-name="gr170" draw:text-style-name="P31" draw:layer="layout" svg:width="0.972cm" svg:height="0.675cm" svg:x="11.801cm" svg:y="16.026cm">
          <draw:text-box>
            <text:p text:style-name="P19"><text:span text:style-name="T4">PCM</text:span></text:p>
          </draw:text-box>
        </draw:frame>
        <draw:frame draw:style-name="gr171" draw:text-style-name="P31" draw:layer="layout" svg:width="0.949cm" svg:height="0.675cm" svg:x="12.502cm" svg:y="16.027cm">
          <draw:text-box>
            <text:p text:style-name="P19"><text:span text:style-name="T4">PCH</text:span></text:p>
          </draw:text-box>
        </draw:frame>
        <draw:frame draw:style-name="gr172" draw:text-style-name="P32" draw:layer="layout" svg:width="0.798cm" svg:height="0.463cm" svg:x="11.203cm" svg:y="16.437cm">
          <draw:text-box>
            <text:p text:style-name="P19"><text:span text:style-name="T5">OUT</text:span></text:p>
          </draw:text-box>
        </draw:frame>
        <draw:frame draw:style-name="gr172" draw:text-style-name="P32" draw:layer="layout" svg:width="0.798cm" svg:height="0.463cm" svg:x="11.903cm" svg:y="16.438cm">
          <draw:text-box>
            <text:p text:style-name="P19"><text:span text:style-name="T5">OUT</text:span></text:p>
          </draw:text-box>
        </draw:frame>
        <draw:frame draw:style-name="gr172" draw:text-style-name="P32" draw:layer="layout" svg:width="0.798cm" svg:height="0.463cm" svg:x="12.603cm" svg:y="16.439cm">
          <draw:text-box>
            <text:p text:style-name="P19"><text:span text:style-name="T5">OUT</text:span></text:p>
          </draw:text-box>
        </draw:frame>
        <draw:g draw:style-name="gr139">
          <draw:g draw:style-name="gr25">
            <draw:line draw:style-name="gr5" draw:text-style-name="P4" draw:layer="layout" svg:x1="16.801cm" svg:y1="16.098cm" svg:x2="16.901cm" svg:y2="16.498cm">
              <text:p/>
            </draw:line>
            <draw:line draw:style-name="gr5" draw:text-style-name="P4" draw:layer="layout" svg:x1="17.601cm" svg:y1="16.098cm" svg:x2="17.501cm" svg:y2="16.498cm">
              <text:p/>
            </draw:line>
            <draw:line draw:style-name="gr5" draw:text-style-name="P4" draw:layer="layout" svg:x1="16.901cm" svg:y1="16.498cm" svg:x2="17.501cm" svg:y2="16.498cm">
              <text:p/>
            </draw:line>
          </draw:g>
          <draw:g draw:style-name="gr25">
            <draw:line draw:style-name="gr5" draw:text-style-name="P4" draw:layer="layout" svg:x1="16.801cm" svg:y1="16.498cm" svg:x2="16.901cm" svg:y2="16.098cm">
              <text:p/>
            </draw:line>
            <draw:line draw:style-name="gr5" draw:text-style-name="P4" draw:layer="layout" svg:x1="17.601cm" svg:y1="16.498cm" svg:x2="17.501cm" svg:y2="16.098cm">
              <text:p/>
            </draw:line>
            <draw:line draw:style-name="gr5" draw:text-style-name="P4" draw:layer="layout" svg:x1="16.901cm" svg:y1="16.098cm" svg:x2="17.501cm" svg:y2="16.098cm">
              <text:p/>
            </draw:line>
          </draw:g>
        </draw:g>
        <draw:g draw:style-name="gr139">
          <draw:g draw:style-name="gr25">
            <draw:line draw:style-name="gr5" draw:text-style-name="P4" draw:layer="layout" svg:x1="17.501cm" svg:y1="16.098cm" svg:x2="17.601cm" svg:y2="16.498cm">
              <text:p/>
            </draw:line>
            <draw:line draw:style-name="gr5" draw:text-style-name="P4" draw:layer="layout" svg:x1="18.301cm" svg:y1="16.098cm" svg:x2="18.201cm" svg:y2="16.498cm">
              <text:p/>
            </draw:line>
            <draw:line draw:style-name="gr5" draw:text-style-name="P4" draw:layer="layout" svg:x1="17.601cm" svg:y1="16.498cm" svg:x2="18.201cm" svg:y2="16.498cm">
              <text:p/>
            </draw:line>
          </draw:g>
          <draw:g draw:style-name="gr25">
            <draw:line draw:style-name="gr5" draw:text-style-name="P4" draw:layer="layout" svg:x1="17.501cm" svg:y1="16.498cm" svg:x2="17.601cm" svg:y2="16.098cm">
              <text:p/>
            </draw:line>
            <draw:line draw:style-name="gr5" draw:text-style-name="P4" draw:layer="layout" svg:x1="18.301cm" svg:y1="16.498cm" svg:x2="18.201cm" svg:y2="16.098cm">
              <text:p/>
            </draw:line>
            <draw:line draw:style-name="gr5" draw:text-style-name="P4" draw:layer="layout" svg:x1="17.601cm" svg:y1="16.098cm" svg:x2="18.201cm" svg:y2="16.098cm">
              <text:p/>
            </draw:line>
          </draw:g>
        </draw:g>
        <draw:g draw:style-name="gr139">
          <draw:g draw:style-name="gr25">
            <draw:line draw:style-name="gr5" draw:text-style-name="P4" draw:layer="layout" svg:x1="18.201cm" svg:y1="16.098cm" svg:x2="18.301cm" svg:y2="16.498cm">
              <text:p/>
            </draw:line>
            <draw:line draw:style-name="gr5" draw:text-style-name="P4" draw:layer="layout" svg:x1="19.001cm" svg:y1="16.098cm" svg:x2="18.901cm" svg:y2="16.498cm">
              <text:p/>
            </draw:line>
            <draw:line draw:style-name="gr5" draw:text-style-name="P4" draw:layer="layout" svg:x1="18.301cm" svg:y1="16.498cm" svg:x2="18.901cm" svg:y2="16.498cm">
              <text:p/>
            </draw:line>
          </draw:g>
          <draw:g draw:style-name="gr25">
            <draw:line draw:style-name="gr5" draw:text-style-name="P4" draw:layer="layout" svg:x1="18.201cm" svg:y1="16.498cm" svg:x2="18.301cm" svg:y2="16.098cm">
              <text:p/>
            </draw:line>
            <draw:line draw:style-name="gr5" draw:text-style-name="P4" draw:layer="layout" svg:x1="19.001cm" svg:y1="16.498cm" svg:x2="18.901cm" svg:y2="16.098cm">
              <text:p/>
            </draw:line>
            <draw:line draw:style-name="gr5" draw:text-style-name="P4" draw:layer="layout" svg:x1="18.301cm" svg:y1="16.098cm" svg:x2="18.901cm" svg:y2="16.098cm">
              <text:p/>
            </draw:line>
          </draw:g>
        </draw:g>
        <draw:frame draw:style-name="gr169" draw:text-style-name="P31" draw:layer="layout" svg:width="0.914cm" svg:height="0.675cm" svg:x="16.701cm" svg:y="16.023cm">
          <draw:text-box>
            <text:p text:style-name="P19"><text:span text:style-name="T4">PCL</text:span></text:p>
          </draw:text-box>
        </draw:frame>
        <draw:frame draw:style-name="gr170" draw:text-style-name="P31" draw:layer="layout" svg:width="0.972cm" svg:height="0.675cm" svg:x="17.401cm" svg:y="16.024cm">
          <draw:text-box>
            <text:p text:style-name="P19"><text:span text:style-name="T4">PCM</text:span></text:p>
          </draw:text-box>
        </draw:frame>
        <draw:frame draw:style-name="gr171" draw:text-style-name="P31" draw:layer="layout" svg:width="0.949cm" svg:height="0.675cm" svg:x="18.102cm" svg:y="16.025cm">
          <draw:text-box>
            <text:p text:style-name="P19"><text:span text:style-name="T4">PCH</text:span></text:p>
          </draw:text-box>
        </draw:frame>
        <draw:frame draw:style-name="gr172" draw:text-style-name="P32" draw:layer="layout" svg:width="0.798cm" svg:height="0.463cm" svg:x="16.803cm" svg:y="16.435cm">
          <draw:text-box>
            <text:p text:style-name="P19"><text:span text:style-name="T5">OUT</text:span></text:p>
          </draw:text-box>
        </draw:frame>
        <draw:frame draw:style-name="gr172" draw:text-style-name="P32" draw:layer="layout" svg:width="0.798cm" svg:height="0.463cm" svg:x="17.503cm" svg:y="16.436cm">
          <draw:text-box>
            <text:p text:style-name="P19"><text:span text:style-name="T5">OUT</text:span></text:p>
          </draw:text-box>
        </draw:frame>
        <draw:frame draw:style-name="gr172" draw:text-style-name="P32" draw:layer="layout" svg:width="0.798cm" svg:height="0.463cm" svg:x="18.203cm" svg:y="16.437cm">
          <draw:text-box>
            <text:p text:style-name="P19"><text:span text:style-name="T5">OUT</text:span></text:p>
          </draw:text-box>
        </draw:frame>
        <draw:g draw:style-name="gr139">
          <draw:g draw:style-name="gr25">
            <draw:line draw:style-name="gr5" draw:text-style-name="P4" draw:layer="layout" svg:x1="22.401cm" svg:y1="16.098cm" svg:x2="22.501cm" svg:y2="16.498cm">
              <text:p/>
            </draw:line>
            <draw:line draw:style-name="gr5" draw:text-style-name="P4" draw:layer="layout" svg:x1="23.201cm" svg:y1="16.098cm" svg:x2="23.101cm" svg:y2="16.498cm">
              <text:p/>
            </draw:line>
            <draw:line draw:style-name="gr5" draw:text-style-name="P4" draw:layer="layout" svg:x1="22.501cm" svg:y1="16.498cm" svg:x2="23.101cm" svg:y2="16.498cm">
              <text:p/>
            </draw:line>
          </draw:g>
          <draw:g draw:style-name="gr25">
            <draw:line draw:style-name="gr5" draw:text-style-name="P4" draw:layer="layout" svg:x1="22.401cm" svg:y1="16.498cm" svg:x2="22.501cm" svg:y2="16.098cm">
              <text:p/>
            </draw:line>
            <draw:line draw:style-name="gr5" draw:text-style-name="P4" draw:layer="layout" svg:x1="23.201cm" svg:y1="16.498cm" svg:x2="23.101cm" svg:y2="16.098cm">
              <text:p/>
            </draw:line>
            <draw:line draw:style-name="gr5" draw:text-style-name="P4" draw:layer="layout" svg:x1="22.501cm" svg:y1="16.098cm" svg:x2="23.101cm" svg:y2="16.098cm">
              <text:p/>
            </draw:line>
          </draw:g>
        </draw:g>
        <draw:g draw:style-name="gr139">
          <draw:g draw:style-name="gr25">
            <draw:line draw:style-name="gr5" draw:text-style-name="P4" draw:layer="layout" svg:x1="23.101cm" svg:y1="16.098cm" svg:x2="23.201cm" svg:y2="16.498cm">
              <text:p/>
            </draw:line>
            <draw:line draw:style-name="gr5" draw:text-style-name="P4" draw:layer="layout" svg:x1="23.901cm" svg:y1="16.098cm" svg:x2="23.801cm" svg:y2="16.498cm">
              <text:p/>
            </draw:line>
            <draw:line draw:style-name="gr5" draw:text-style-name="P4" draw:layer="layout" svg:x1="23.201cm" svg:y1="16.498cm" svg:x2="23.801cm" svg:y2="16.498cm">
              <text:p/>
            </draw:line>
          </draw:g>
          <draw:g draw:style-name="gr25">
            <draw:line draw:style-name="gr5" draw:text-style-name="P4" draw:layer="layout" svg:x1="23.101cm" svg:y1="16.498cm" svg:x2="23.201cm" svg:y2="16.098cm">
              <text:p/>
            </draw:line>
            <draw:line draw:style-name="gr5" draw:text-style-name="P4" draw:layer="layout" svg:x1="23.901cm" svg:y1="16.498cm" svg:x2="23.801cm" svg:y2="16.098cm">
              <text:p/>
            </draw:line>
            <draw:line draw:style-name="gr5" draw:text-style-name="P4" draw:layer="layout" svg:x1="23.201cm" svg:y1="16.098cm" svg:x2="23.801cm" svg:y2="16.098cm">
              <text:p/>
            </draw:line>
          </draw:g>
        </draw:g>
        <draw:g draw:style-name="gr139">
          <draw:g draw:style-name="gr25">
            <draw:line draw:style-name="gr5" draw:text-style-name="P4" draw:layer="layout" svg:x1="23.801cm" svg:y1="16.098cm" svg:x2="23.901cm" svg:y2="16.498cm">
              <text:p/>
            </draw:line>
            <draw:line draw:style-name="gr5" draw:text-style-name="P4" draw:layer="layout" svg:x1="24.601cm" svg:y1="16.098cm" svg:x2="24.501cm" svg:y2="16.498cm">
              <text:p/>
            </draw:line>
            <draw:line draw:style-name="gr5" draw:text-style-name="P4" draw:layer="layout" svg:x1="23.901cm" svg:y1="16.498cm" svg:x2="24.501cm" svg:y2="16.498cm">
              <text:p/>
            </draw:line>
          </draw:g>
          <draw:g draw:style-name="gr25">
            <draw:line draw:style-name="gr5" draw:text-style-name="P4" draw:layer="layout" svg:x1="23.801cm" svg:y1="16.498cm" svg:x2="23.901cm" svg:y2="16.098cm">
              <text:p/>
            </draw:line>
            <draw:line draw:style-name="gr5" draw:text-style-name="P4" draw:layer="layout" svg:x1="24.601cm" svg:y1="16.498cm" svg:x2="24.501cm" svg:y2="16.098cm">
              <text:p/>
            </draw:line>
            <draw:line draw:style-name="gr5" draw:text-style-name="P4" draw:layer="layout" svg:x1="23.901cm" svg:y1="16.098cm" svg:x2="24.501cm" svg:y2="16.098cm">
              <text:p/>
            </draw:line>
          </draw:g>
        </draw:g>
        <draw:frame draw:style-name="gr169" draw:text-style-name="P31" draw:layer="layout" svg:width="0.914cm" svg:height="0.675cm" svg:x="22.301cm" svg:y="16.023cm">
          <draw:text-box>
            <text:p text:style-name="P19"><text:span text:style-name="T4">PCL</text:span></text:p>
          </draw:text-box>
        </draw:frame>
        <draw:frame draw:style-name="gr170" draw:text-style-name="P31" draw:layer="layout" svg:width="0.972cm" svg:height="0.675cm" svg:x="23.001cm" svg:y="16.024cm">
          <draw:text-box>
            <text:p text:style-name="P19"><text:span text:style-name="T4">PCM</text:span></text:p>
          </draw:text-box>
        </draw:frame>
        <draw:frame draw:style-name="gr171" draw:text-style-name="P31" draw:layer="layout" svg:width="0.949cm" svg:height="0.675cm" svg:x="23.702cm" svg:y="16.025cm">
          <draw:text-box>
            <text:p text:style-name="P19"><text:span text:style-name="T4">PCH</text:span></text:p>
          </draw:text-box>
        </draw:frame>
        <draw:frame draw:style-name="gr172" draw:text-style-name="P32" draw:layer="layout" svg:width="0.798cm" svg:height="0.463cm" svg:x="22.403cm" svg:y="16.435cm">
          <draw:text-box>
            <text:p text:style-name="P19"><text:span text:style-name="T5">OUT</text:span></text:p>
          </draw:text-box>
        </draw:frame>
        <draw:frame draw:style-name="gr172" draw:text-style-name="P32" draw:layer="layout" svg:width="0.798cm" svg:height="0.463cm" svg:x="23.103cm" svg:y="16.436cm">
          <draw:text-box>
            <text:p text:style-name="P19"><text:span text:style-name="T5">OUT</text:span></text:p>
          </draw:text-box>
        </draw:frame>
        <draw:frame draw:style-name="gr172" draw:text-style-name="P32" draw:layer="layout" svg:width="0.798cm" svg:height="0.463cm" svg:x="23.803cm" svg:y="16.437cm">
          <draw:text-box>
            <text:p text:style-name="P19"><text:span text:style-name="T5">OUT</text:span></text:p>
          </draw:text-box>
        </draw:frame>
        <draw:g draw:style-name="gr139">
          <draw:g draw:style-name="gr25">
            <draw:line draw:style-name="gr5" draw:text-style-name="P4" draw:layer="layout" svg:x1="13.301cm" svg:y1="16.098cm" svg:x2="13.401cm" svg:y2="16.498cm">
              <text:p/>
            </draw:line>
            <draw:line draw:style-name="gr5" draw:text-style-name="P4" draw:layer="layout" svg:x1="14.101cm" svg:y1="16.098cm" svg:x2="14.001cm" svg:y2="16.498cm">
              <text:p/>
            </draw:line>
            <draw:line draw:style-name="gr5" draw:text-style-name="P4" draw:layer="layout" svg:x1="13.401cm" svg:y1="16.498cm" svg:x2="14.001cm" svg:y2="16.498cm">
              <text:p/>
            </draw:line>
          </draw:g>
          <draw:g draw:style-name="gr25">
            <draw:line draw:style-name="gr5" draw:text-style-name="P4" draw:layer="layout" svg:x1="13.301cm" svg:y1="16.498cm" svg:x2="13.401cm" svg:y2="16.098cm">
              <text:p/>
            </draw:line>
            <draw:line draw:style-name="gr5" draw:text-style-name="P4" draw:layer="layout" svg:x1="14.101cm" svg:y1="16.498cm" svg:x2="14.001cm" svg:y2="16.098cm">
              <text:p/>
            </draw:line>
            <draw:line draw:style-name="gr5" draw:text-style-name="P4" draw:layer="layout" svg:x1="13.401cm" svg:y1="16.098cm" svg:x2="14.001cm" svg:y2="16.098cm">
              <text:p/>
            </draw:line>
          </draw:g>
        </draw:g>
        <draw:g draw:style-name="gr139">
          <draw:g draw:style-name="gr25">
            <draw:line draw:style-name="gr5" draw:text-style-name="P4" draw:layer="layout" svg:x1="14.001cm" svg:y1="16.098cm" svg:x2="14.101cm" svg:y2="16.498cm">
              <text:p/>
            </draw:line>
            <draw:line draw:style-name="gr5" draw:text-style-name="P4" draw:layer="layout" svg:x1="14.801cm" svg:y1="16.098cm" svg:x2="14.701cm" svg:y2="16.498cm">
              <text:p/>
            </draw:line>
            <draw:line draw:style-name="gr5" draw:text-style-name="P4" draw:layer="layout" svg:x1="14.101cm" svg:y1="16.498cm" svg:x2="14.701cm" svg:y2="16.498cm">
              <text:p/>
            </draw:line>
          </draw:g>
          <draw:g draw:style-name="gr25">
            <draw:line draw:style-name="gr5" draw:text-style-name="P4" draw:layer="layout" svg:x1="14.001cm" svg:y1="16.498cm" svg:x2="14.101cm" svg:y2="16.098cm">
              <text:p/>
            </draw:line>
            <draw:line draw:style-name="gr5" draw:text-style-name="P4" draw:layer="layout" svg:x1="14.801cm" svg:y1="16.498cm" svg:x2="14.701cm" svg:y2="16.098cm">
              <text:p/>
            </draw:line>
            <draw:line draw:style-name="gr5" draw:text-style-name="P4" draw:layer="layout" svg:x1="14.101cm" svg:y1="16.098cm" svg:x2="14.701cm" svg:y2="16.098cm">
              <text:p/>
            </draw:line>
          </draw:g>
        </draw:g>
        <draw:frame draw:style-name="gr173" draw:text-style-name="P31" draw:layer="layout" svg:width="0.961cm" svg:height="0.675cm" svg:x="13.201cm" svg:y="16.024cm">
          <draw:text-box>
            <text:p text:style-name="P19"><text:span text:style-name="T4">OPR</text:span></text:p>
          </draw:text-box>
        </draw:frame>
        <draw:frame draw:style-name="gr174" draw:text-style-name="P31" draw:layer="layout" svg:width="0.933cm" svg:height="0.675cm" svg:x="13.902cm" svg:y="16.025cm">
          <draw:text-box>
            <text:p text:style-name="P19"><text:span text:style-name="T4">OPA</text:span></text:p>
          </draw:text-box>
        </draw:frame>
        <draw:frame draw:style-name="gr175" draw:text-style-name="P32" draw:layer="layout" svg:width="0.663cm" svg:height="0.463cm" svg:x="13.303cm" svg:y="16.436cm">
          <draw:text-box>
            <text:p text:style-name="P19"><text:span text:style-name="T5">IN</text:span></text:p>
          </draw:text-box>
        </draw:frame>
        <draw:frame draw:style-name="gr175" draw:text-style-name="P32" draw:layer="layout" svg:width="0.663cm" svg:height="0.463cm" svg:x="14.003cm" svg:y="16.437cm">
          <draw:text-box>
            <text:p text:style-name="P19"><text:span text:style-name="T5">IN</text:span></text:p>
          </draw:text-box>
        </draw:frame>
        <draw:g draw:style-name="gr139">
          <draw:g draw:style-name="gr25">
            <draw:line draw:style-name="gr5" draw:text-style-name="P4" draw:layer="layout" svg:x1="18.901cm" svg:y1="16.098cm" svg:x2="19.001cm" svg:y2="16.498cm">
              <text:p/>
            </draw:line>
            <draw:line draw:style-name="gr5" draw:text-style-name="P4" draw:layer="layout" svg:x1="19.701cm" svg:y1="16.098cm" svg:x2="19.601cm" svg:y2="16.498cm">
              <text:p/>
            </draw:line>
            <draw:line draw:style-name="gr5" draw:text-style-name="P4" draw:layer="layout" svg:x1="19.001cm" svg:y1="16.498cm" svg:x2="19.601cm" svg:y2="16.498cm">
              <text:p/>
            </draw:line>
          </draw:g>
          <draw:g draw:style-name="gr25">
            <draw:line draw:style-name="gr5" draw:text-style-name="P4" draw:layer="layout" svg:x1="18.901cm" svg:y1="16.498cm" svg:x2="19.001cm" svg:y2="16.098cm">
              <text:p/>
            </draw:line>
            <draw:line draw:style-name="gr5" draw:text-style-name="P4" draw:layer="layout" svg:x1="19.701cm" svg:y1="16.498cm" svg:x2="19.601cm" svg:y2="16.098cm">
              <text:p/>
            </draw:line>
            <draw:line draw:style-name="gr5" draw:text-style-name="P4" draw:layer="layout" svg:x1="19.001cm" svg:y1="16.098cm" svg:x2="19.601cm" svg:y2="16.098cm">
              <text:p/>
            </draw:line>
          </draw:g>
        </draw:g>
        <draw:g draw:style-name="gr139">
          <draw:g draw:style-name="gr25">
            <draw:line draw:style-name="gr5" draw:text-style-name="P4" draw:layer="layout" svg:x1="19.601cm" svg:y1="16.098cm" svg:x2="19.701cm" svg:y2="16.498cm">
              <text:p/>
            </draw:line>
            <draw:line draw:style-name="gr5" draw:text-style-name="P4" draw:layer="layout" svg:x1="20.401cm" svg:y1="16.098cm" svg:x2="20.301cm" svg:y2="16.498cm">
              <text:p/>
            </draw:line>
            <draw:line draw:style-name="gr5" draw:text-style-name="P4" draw:layer="layout" svg:x1="19.701cm" svg:y1="16.498cm" svg:x2="20.301cm" svg:y2="16.498cm">
              <text:p/>
            </draw:line>
          </draw:g>
          <draw:g draw:style-name="gr25">
            <draw:line draw:style-name="gr5" draw:text-style-name="P4" draw:layer="layout" svg:x1="19.601cm" svg:y1="16.498cm" svg:x2="19.701cm" svg:y2="16.098cm">
              <text:p/>
            </draw:line>
            <draw:line draw:style-name="gr5" draw:text-style-name="P4" draw:layer="layout" svg:x1="20.401cm" svg:y1="16.498cm" svg:x2="20.301cm" svg:y2="16.098cm">
              <text:p/>
            </draw:line>
            <draw:line draw:style-name="gr5" draw:text-style-name="P4" draw:layer="layout" svg:x1="19.701cm" svg:y1="16.098cm" svg:x2="20.301cm" svg:y2="16.098cm">
              <text:p/>
            </draw:line>
          </draw:g>
        </draw:g>
        <draw:frame draw:style-name="gr173" draw:text-style-name="P31" draw:layer="layout" svg:width="0.961cm" svg:height="0.675cm" svg:x="18.801cm" svg:y="16.024cm">
          <draw:text-box>
            <text:p text:style-name="P19"><text:span text:style-name="T4">OPR</text:span></text:p>
          </draw:text-box>
        </draw:frame>
        <draw:frame draw:style-name="gr174" draw:text-style-name="P31" draw:layer="layout" svg:width="0.933cm" svg:height="0.675cm" svg:x="19.502cm" svg:y="16.025cm">
          <draw:text-box>
            <text:p text:style-name="P19"><text:span text:style-name="T4">OPA</text:span></text:p>
          </draw:text-box>
        </draw:frame>
        <draw:frame draw:style-name="gr175" draw:text-style-name="P32" draw:layer="layout" svg:width="0.663cm" svg:height="0.463cm" svg:x="18.903cm" svg:y="16.436cm">
          <draw:text-box>
            <text:p text:style-name="P19"><text:span text:style-name="T5">IN</text:span></text:p>
          </draw:text-box>
        </draw:frame>
        <draw:frame draw:style-name="gr175" draw:text-style-name="P32" draw:layer="layout" svg:width="0.663cm" svg:height="0.463cm" svg:x="19.603cm" svg:y="16.437cm">
          <draw:text-box>
            <text:p text:style-name="P19"><text:span text:style-name="T5">IN</text:span></text:p>
          </draw:text-box>
        </draw:frame>
        <draw:g draw:style-name="gr139">
          <draw:g draw:style-name="gr25">
            <draw:line draw:style-name="gr5" draw:text-style-name="P4" draw:layer="layout" svg:x1="24.501cm" svg:y1="16.098cm" svg:x2="24.601cm" svg:y2="16.498cm">
              <text:p/>
            </draw:line>
            <draw:line draw:style-name="gr5" draw:text-style-name="P4" draw:layer="layout" svg:x1="25.301cm" svg:y1="16.098cm" svg:x2="25.201cm" svg:y2="16.498cm">
              <text:p/>
            </draw:line>
            <draw:line draw:style-name="gr5" draw:text-style-name="P4" draw:layer="layout" svg:x1="24.601cm" svg:y1="16.498cm" svg:x2="25.201cm" svg:y2="16.498cm">
              <text:p/>
            </draw:line>
          </draw:g>
          <draw:g draw:style-name="gr25">
            <draw:line draw:style-name="gr5" draw:text-style-name="P4" draw:layer="layout" svg:x1="24.501cm" svg:y1="16.498cm" svg:x2="24.601cm" svg:y2="16.098cm">
              <text:p/>
            </draw:line>
            <draw:line draw:style-name="gr5" draw:text-style-name="P4" draw:layer="layout" svg:x1="25.301cm" svg:y1="16.498cm" svg:x2="25.201cm" svg:y2="16.098cm">
              <text:p/>
            </draw:line>
            <draw:line draw:style-name="gr5" draw:text-style-name="P4" draw:layer="layout" svg:x1="24.601cm" svg:y1="16.098cm" svg:x2="25.201cm" svg:y2="16.098cm">
              <text:p/>
            </draw:line>
          </draw:g>
        </draw:g>
        <draw:g draw:style-name="gr139">
          <draw:g draw:style-name="gr25">
            <draw:line draw:style-name="gr5" draw:text-style-name="P4" draw:layer="layout" svg:x1="25.201cm" svg:y1="16.098cm" svg:x2="25.301cm" svg:y2="16.498cm">
              <text:p/>
            </draw:line>
            <draw:line draw:style-name="gr5" draw:text-style-name="P4" draw:layer="layout" svg:x1="26.001cm" svg:y1="16.098cm" svg:x2="25.901cm" svg:y2="16.498cm">
              <text:p/>
            </draw:line>
            <draw:line draw:style-name="gr5" draw:text-style-name="P4" draw:layer="layout" svg:x1="25.301cm" svg:y1="16.498cm" svg:x2="25.901cm" svg:y2="16.498cm">
              <text:p/>
            </draw:line>
          </draw:g>
          <draw:g draw:style-name="gr25">
            <draw:line draw:style-name="gr5" draw:text-style-name="P4" draw:layer="layout" svg:x1="25.201cm" svg:y1="16.498cm" svg:x2="25.301cm" svg:y2="16.098cm">
              <text:p/>
            </draw:line>
            <draw:line draw:style-name="gr5" draw:text-style-name="P4" draw:layer="layout" svg:x1="26.001cm" svg:y1="16.498cm" svg:x2="25.901cm" svg:y2="16.098cm">
              <text:p/>
            </draw:line>
            <draw:line draw:style-name="gr5" draw:text-style-name="P4" draw:layer="layout" svg:x1="25.301cm" svg:y1="16.098cm" svg:x2="25.901cm" svg:y2="16.098cm">
              <text:p/>
            </draw:line>
          </draw:g>
        </draw:g>
        <draw:frame draw:style-name="gr173" draw:text-style-name="P31" draw:layer="layout" svg:width="0.961cm" svg:height="0.675cm" svg:x="24.401cm" svg:y="16.024cm">
          <draw:text-box>
            <text:p text:style-name="P19"><text:span text:style-name="T4">OPR</text:span></text:p>
          </draw:text-box>
        </draw:frame>
        <draw:frame draw:style-name="gr174" draw:text-style-name="P31" draw:layer="layout" svg:width="0.933cm" svg:height="0.675cm" svg:x="25.102cm" svg:y="16.025cm">
          <draw:text-box>
            <text:p text:style-name="P19"><text:span text:style-name="T4">OPA</text:span></text:p>
          </draw:text-box>
        </draw:frame>
        <draw:frame draw:style-name="gr175" draw:text-style-name="P32" draw:layer="layout" svg:width="0.663cm" svg:height="0.463cm" svg:x="24.503cm" svg:y="16.436cm">
          <draw:text-box>
            <text:p text:style-name="P19"><text:span text:style-name="T5">IN</text:span></text:p>
          </draw:text-box>
        </draw:frame>
        <draw:frame draw:style-name="gr175" draw:text-style-name="P32" draw:layer="layout" svg:width="0.663cm" svg:height="0.463cm" svg:x="25.203cm" svg:y="16.437cm">
          <draw:text-box>
            <text:p text:style-name="P19"><text:span text:style-name="T5">IN</text:span></text:p>
          </draw:text-box>
        </draw:frame>
        <draw:g draw:style-name="gr139">
          <draw:g draw:style-name="gr25">
            <draw:line draw:style-name="gr5" draw:text-style-name="P4" draw:layer="layout" svg:x1="21.001cm" svg:y1="16.099cm" svg:x2="21.101cm" svg:y2="16.499cm">
              <text:p/>
            </draw:line>
            <draw:line draw:style-name="gr5" draw:text-style-name="P4" draw:layer="layout" svg:x1="21.801cm" svg:y1="16.099cm" svg:x2="21.701cm" svg:y2="16.499cm">
              <text:p/>
            </draw:line>
            <draw:line draw:style-name="gr5" draw:text-style-name="P4" draw:layer="layout" svg:x1="21.101cm" svg:y1="16.499cm" svg:x2="21.701cm" svg:y2="16.499cm">
              <text:p/>
            </draw:line>
          </draw:g>
          <draw:g draw:style-name="gr25">
            <draw:line draw:style-name="gr5" draw:text-style-name="P4" draw:layer="layout" svg:x1="21.001cm" svg:y1="16.499cm" svg:x2="21.101cm" svg:y2="16.099cm">
              <text:p/>
            </draw:line>
            <draw:line draw:style-name="gr5" draw:text-style-name="P4" draw:layer="layout" svg:x1="21.801cm" svg:y1="16.499cm" svg:x2="21.701cm" svg:y2="16.099cm">
              <text:p/>
            </draw:line>
            <draw:line draw:style-name="gr5" draw:text-style-name="P4" draw:layer="layout" svg:x1="21.101cm" svg:y1="16.099cm" svg:x2="21.701cm" svg:y2="16.099cm">
              <text:p/>
            </draw:line>
          </draw:g>
        </draw:g>
        <draw:g draw:style-name="gr139">
          <draw:g draw:style-name="gr25">
            <draw:line draw:style-name="gr5" draw:text-style-name="P4" draw:layer="layout" svg:x1="21.701cm" svg:y1="16.099cm" svg:x2="21.801cm" svg:y2="16.499cm">
              <text:p/>
            </draw:line>
            <draw:line draw:style-name="gr5" draw:text-style-name="P4" draw:layer="layout" svg:x1="22.501cm" svg:y1="16.099cm" svg:x2="22.401cm" svg:y2="16.499cm">
              <text:p/>
            </draw:line>
            <draw:line draw:style-name="gr5" draw:text-style-name="P4" draw:layer="layout" svg:x1="21.801cm" svg:y1="16.499cm" svg:x2="22.401cm" svg:y2="16.499cm">
              <text:p/>
            </draw:line>
          </draw:g>
          <draw:g draw:style-name="gr25">
            <draw:line draw:style-name="gr5" draw:text-style-name="P4" draw:layer="layout" svg:x1="21.701cm" svg:y1="16.499cm" svg:x2="21.801cm" svg:y2="16.099cm">
              <text:p/>
            </draw:line>
            <draw:line draw:style-name="gr5" draw:text-style-name="P4" draw:layer="layout" svg:x1="22.501cm" svg:y1="16.499cm" svg:x2="22.401cm" svg:y2="16.099cm">
              <text:p/>
            </draw:line>
            <draw:line draw:style-name="gr5" draw:text-style-name="P4" draw:layer="layout" svg:x1="21.801cm" svg:y1="16.099cm" svg:x2="22.401cm" svg:y2="16.099cm">
              <text:p/>
            </draw:line>
          </draw:g>
        </draw:g>
        <draw:frame draw:style-name="gr176" draw:text-style-name="P32" draw:layer="layout" svg:width="0.866cm" svg:height="0.463cm" svg:x="21.001cm" svg:y="16.124cm">
          <draw:text-box>
            <text:p text:style-name="P19"><text:span text:style-name="T5">R[n]</text:span></text:p>
          </draw:text-box>
        </draw:frame>
        <draw:frame draw:style-name="gr177" draw:text-style-name="P32" draw:layer="layout" svg:width="1.01cm" svg:height="0.463cm" svg:x="21.601cm" svg:y="16.125cm">
          <draw:text-box>
            <text:p text:style-name="P19"><text:span text:style-name="T5">R[n+1]</text:span></text:p>
          </draw:text-box>
        </draw:frame>
        <draw:frame draw:style-name="gr172" draw:text-style-name="P32" draw:layer="layout" svg:width="0.798cm" svg:height="0.463cm" svg:x="21.003cm" svg:y="16.436cm">
          <draw:text-box>
            <text:p text:style-name="P19"><text:span text:style-name="T5">OUT</text:span></text:p>
          </draw:text-box>
        </draw:frame>
        <draw:frame draw:style-name="gr172" draw:text-style-name="P32" draw:layer="layout" svg:width="0.798cm" svg:height="0.463cm" svg:x="21.703cm" svg:y="16.437cm">
          <draw:text-box>
            <text:p text:style-name="P19"><text:span text:style-name="T5">OUT</text:span></text:p>
          </draw:text-box>
        </draw:frame>
        <draw:g draw:style-name="gr139">
          <draw:g draw:style-name="gr25">
            <draw:line draw:style-name="gr5" draw:text-style-name="P4" draw:layer="layout" svg:x1="26.6cm" svg:y1="16.098cm" svg:x2="26.7cm" svg:y2="16.498cm">
              <text:p/>
            </draw:line>
            <draw:line draw:style-name="gr5" draw:text-style-name="P4" draw:layer="layout" svg:x1="27.4cm" svg:y1="16.098cm" svg:x2="27.3cm" svg:y2="16.498cm">
              <text:p/>
            </draw:line>
            <draw:line draw:style-name="gr5" draw:text-style-name="P4" draw:layer="layout" svg:x1="26.7cm" svg:y1="16.498cm" svg:x2="27.3cm" svg:y2="16.498cm">
              <text:p/>
            </draw:line>
          </draw:g>
          <draw:g draw:style-name="gr25">
            <draw:line draw:style-name="gr5" draw:text-style-name="P4" draw:layer="layout" svg:x1="26.6cm" svg:y1="16.498cm" svg:x2="26.7cm" svg:y2="16.098cm">
              <text:p/>
            </draw:line>
            <draw:line draw:style-name="gr5" draw:text-style-name="P4" draw:layer="layout" svg:x1="27.4cm" svg:y1="16.498cm" svg:x2="27.3cm" svg:y2="16.098cm">
              <text:p/>
            </draw:line>
            <draw:line draw:style-name="gr5" draw:text-style-name="P4" draw:layer="layout" svg:x1="26.7cm" svg:y1="16.098cm" svg:x2="27.3cm" svg:y2="16.098cm">
              <text:p/>
            </draw:line>
          </draw:g>
        </draw:g>
        <draw:frame draw:style-name="gr170" draw:text-style-name="P32" draw:layer="layout" svg:width="0.972cm" svg:height="0.675cm" svg:x="26.601cm" svg:y="16cm">
          <draw:text-box>
            <text:p text:style-name="P19"><text:span text:style-name="T5">WRITE</text:span></text:p>
            <text:p text:style-name="P19"><text:span text:style-name="T5">Data</text:span></text:p>
          </draw:text-box>
        </draw:frame>
        <draw:frame draw:style-name="gr172" draw:text-style-name="P32" draw:layer="layout" svg:width="0.798cm" svg:height="0.463cm" svg:x="26.602cm" svg:y="16.437cm">
          <draw:text-box>
            <text:p text:style-name="P19"><text:span text:style-name="T5">OUT</text:span></text:p>
          </draw:text-box>
        </draw:frame>
        <draw:line draw:style-name="gr5" draw:text-style-name="P4" draw:layer="layout" svg:x1="11.201cm" svg:y1="12.6cm" svg:x2="11.201cm" svg:y2="18.6cm">
          <text:p/>
        </draw:line>
        <draw:line draw:style-name="gr5" draw:text-style-name="P4" draw:layer="layout" svg:x1="16.801cm" svg:y1="12.6cm" svg:x2="16.801cm" svg:y2="18.6cm">
          <text:p/>
        </draw:line>
        <draw:line draw:style-name="gr5" draw:text-style-name="P4" draw:layer="layout" svg:x1="22.401cm" svg:y1="12.6cm" svg:x2="22.401cm" svg:y2="18.6cm">
          <text:p/>
        </draw:line>
        <draw:line draw:style-name="gr5" draw:text-style-name="P4" draw:layer="layout" svg:x1="28.001cm" svg:y1="12.6cm" svg:x2="28.001cm" svg:y2="18.6cm">
          <text:p/>
        </draw:line>
        <draw:custom-shape draw:style-name="gr178" draw:text-style-name="P16" draw:layer="layout" svg:width="1.2cm" svg:height="0.7cm" svg:x="14.301cm" svg:y="15cm">
          <text:p/>
          <draw:enhanced-geometry svg:viewBox="0 0 21600 21600" draw:glue-points="10800 0 0 10800 10800 21600 21600 10800 ?f40 ?f41" draw:text-areas="0 0 21600 21600" draw:type="rectangular-callout" draw:modifiers="-17229.6419650291 17933.23823109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frame draw:style-name="gr188" draw:text-style-name="P31" draw:layer="layout" svg:width="1.499cm" svg:height="0.965cm" svg:x="14.201cm" svg:y="15.013cm">
          <draw:text-box>
            <text:p text:style-name="P19"><text:span text:style-name="T4">Old DCL is used.</text:span></text:p>
          </draw:text-box>
        </draw:frame>
        <draw:custom-shape draw:style-name="gr178" draw:text-style-name="P16" draw:layer="layout" svg:width="1.2cm" svg:height="0.7cm" svg:x="16.201cm" svg:y="15cm">
          <text:p/>
          <draw:enhanced-geometry svg:viewBox="0 0 21600 21600" draw:glue-points="10800 0 0 10800 10800 21600 21600 10800 ?f40 ?f41" draw:text-areas="0 0 21600 21600" draw:type="rectangular-callout" draw:modifiers="37876.4363030808 16485.02139800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frame draw:style-name="gr180" draw:text-style-name="P31" draw:layer="layout" svg:width="1.56cm" svg:height="0.887cm" svg:x="16.101cm" svg:y="15.014cm">
          <draw:text-box>
            <text:p text:style-name="P19"><text:span text:style-name="T4">New DCL is used.</text:span></text:p>
          </draw:text-box>
        </draw:frame>
        <draw:custom-shape draw:style-name="gr178" draw:text-style-name="P16" draw:layer="layout" svg:width="1.2cm" svg:height="0.7cm" svg:x="14.901cm" svg:y="17.3cm">
          <text:p/>
          <draw:enhanced-geometry svg:viewBox="0 0 21600 21600" draw:glue-points="10800 0 0 10800 10800 21600 21600 10800 ?f40 ?f41" draw:text-areas="0 0 21600 21600" draw:type="rectangular-callout" draw:modifiers="34261.4487926728 -3512.696148359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frame draw:style-name="gr181" draw:text-style-name="P31" draw:layer="layout" svg:width="0.866cm" svg:height="0.569cm" svg:x="15.101cm" svg:y="17.4cm">
          <draw:text-box>
            <text:p text:style-name="P19"><text:span text:style-name="T4">(a)</text:span></text:p>
          </draw:text-box>
        </draw:frame>
        <draw:custom-shape draw:style-name="gr178" draw:text-style-name="P16" draw:layer="layout" svg:width="1.2cm" svg:height="0.7cm" svg:x="19.001cm" svg:y="17.3cm">
          <text:p/>
          <draw:enhanced-geometry svg:viewBox="0 0 21600 21600" draw:glue-points="10800 0 0 10800 10800 21600 21600 10800 ?f40 ?f41" draw:text-areas="0 0 21600 21600" draw:type="rectangular-callout" draw:modifiers="39027.4771024147 -28070.75606276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frame draw:style-name="gr181" draw:text-style-name="P31" draw:layer="layout" svg:width="0.866cm" svg:height="0.569cm" svg:x="19.201cm" svg:y="17.4cm">
          <draw:text-box>
            <text:p text:style-name="P19"><text:span text:style-name="T4">(b)</text:span></text:p>
          </draw:text-box>
        </draw:frame>
        <draw:custom-shape draw:style-name="gr178" draw:text-style-name="P16" draw:layer="layout" svg:width="1.2cm" svg:height="0.7cm" svg:x="20.401cm" svg:y="17.3cm">
          <text:p/>
          <draw:enhanced-geometry svg:viewBox="0 0 21600 21600" draw:glue-points="10800 0 0 10800 10800 21600 21600 10800 ?f40 ?f41" draw:text-areas="0 0 21600 21600" draw:type="rectangular-callout" draw:modifiers="26006.32805995 -29087.58915834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frame draw:style-name="gr181" draw:text-style-name="P31" draw:layer="layout" svg:width="0.866cm" svg:height="0.569cm" svg:x="20.601cm" svg:y="17.401cm">
          <draw:text-box>
            <text:p text:style-name="P19"><text:span text:style-name="T4">(c)</text:span></text:p>
          </draw:text-box>
        </draw:frame>
        <draw:custom-shape draw:style-name="gr178" draw:text-style-name="P16" draw:layer="layout" svg:width="1.2cm" svg:height="0.7cm" svg:x="23.901cm" svg:y="17.3cm">
          <text:p/>
          <draw:enhanced-geometry svg:viewBox="0 0 21600 21600" draw:glue-points="10800 0 0 10800 10800 21600 21600 10800 ?f40 ?f41" draw:text-areas="0 0 21600 21600" draw:type="rectangular-callout" draw:modifiers="26006.32805995 -29087.58915834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frame draw:style-name="gr181" draw:text-style-name="P31" draw:layer="layout" svg:width="0.866cm" svg:height="0.569cm" svg:x="24.135cm" svg:y="17.4cm">
          <draw:text-box>
            <text:p text:style-name="P19"><text:span text:style-name="T4">(d)</text:span></text:p>
          </draw:text-box>
        </draw:frame>
        <draw:custom-shape draw:style-name="gr178" draw:text-style-name="P16" draw:layer="layout" svg:width="1.2cm" svg:height="0.7cm" svg:x="25.301cm" svg:y="17.3cm">
          <text:p/>
          <draw:enhanced-geometry svg:viewBox="0 0 21600 21600" draw:glue-points="10800 0 0 10800 10800 21600 21600 10800 ?f40 ?f41" draw:text-areas="0 0 21600 21600" draw:type="rectangular-callout" draw:modifiers="26006.32805995 -29087.58915834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frame draw:style-name="gr181" draw:text-style-name="P31" draw:layer="layout" svg:width="0.866cm" svg:height="0.569cm" svg:x="25.501cm" svg:y="17.401cm">
          <draw:text-box>
            <text:p text:style-name="P19"><text:span text:style-name="T4">(e)</text:span></text:p>
          </draw:text-box>
        </draw:frame>
        <draw:frame draw:style-name="gr182" draw:text-style-name="P32" draw:layer="layout" svg:width="0.79cm" svg:height="0.463cm" svg:x="12.611cm" svg:y="15.5cm">
          <draw:text-box>
            <text:p text:style-name="P19"><text:span text:style-name="T5">OLD</text:span></text:p>
          </draw:text-box>
        </draw:frame>
      </draw:page>
      <draw:page draw:name="page6" draw:style-name="dp1" draw:master-page-name="標準">
        <draw:rect draw:style-name="gr189" draw:text-style-name="P34" draw:layer="layout" svg:width="3cm" svg:height="5cm" svg:x="3.001cm" svg:y="4cm">
          <text:p/>
        </draw:rect>
        <draw:frame draw:style-name="gr190" draw:text-style-name="P35" draw:layer="layout" svg:width="2.538cm" svg:height="0.886cm" svg:x="3.163cm" svg:y="3.1cm">
          <draw:text-box>
            <text:p><text:span text:style-name="T18">CPU 4004</text:span></text:p>
          </draw:text-box>
        </draw:frame>
        <draw:frame draw:style-name="gr191" draw:text-style-name="P36" draw:layer="layout" svg:width="2.013cm" svg:height="0.73cm" svg:x="4.063cm" svg:y="4.614cm">
          <draw:text-box>
            <text:p><text:span text:style-name="T19">CM-RAM0</text:span></text:p>
          </draw:text-box>
        </draw:frame>
        <draw:frame draw:style-name="gr191" draw:text-style-name="P36" draw:layer="layout" svg:width="2.013cm" svg:height="0.73cm" svg:x="4.064cm" svg:y="5.614cm">
          <draw:text-box>
            <text:p><text:span text:style-name="T19">CM-RAM1</text:span></text:p>
          </draw:text-box>
        </draw:frame>
        <draw:frame draw:style-name="gr191" draw:text-style-name="P36" draw:layer="layout" svg:width="2.013cm" svg:height="0.73cm" svg:x="4.065cm" svg:y="6.614cm">
          <draw:text-box>
            <text:p><text:span text:style-name="T19">CM-RAM2</text:span></text:p>
          </draw:text-box>
        </draw:frame>
        <draw:frame draw:style-name="gr191" draw:text-style-name="P36" draw:layer="layout" svg:width="2.013cm" svg:height="0.73cm" svg:x="4.066cm" svg:y="7.614cm">
          <draw:text-box>
            <text:p><text:span text:style-name="T19">CM-RAM3</text:span></text:p>
          </draw:text-box>
        </draw:frame>
        <draw:rect draw:style-name="gr189" draw:text-style-name="P34" draw:layer="layout" svg:width="3cm" svg:height="7cm" svg:x="9.001cm" svg:y="5.5cm">
          <text:p/>
        </draw:rect>
        <draw:line draw:style-name="gr5" draw:text-style-name="P34" draw:layer="layout" svg:x1="6.001cm" svg:y1="6cm" svg:x2="9.001cm" svg:y2="6cm">
          <text:p/>
        </draw:line>
        <draw:line draw:style-name="gr5" draw:text-style-name="P34" draw:layer="layout" svg:x1="6.001cm" svg:y1="7cm" svg:x2="9.001cm" svg:y2="7cm">
          <text:p/>
        </draw:line>
        <draw:line draw:style-name="gr5" draw:text-style-name="P34" draw:layer="layout" svg:x1="6.001cm" svg:y1="8cm" svg:x2="9.001cm" svg:y2="8cm">
          <text:p/>
        </draw:line>
        <draw:frame draw:style-name="gr192" draw:text-style-name="P36" draw:layer="layout" svg:width="1.338cm" svg:height="0.73cm" svg:x="8.901cm" svg:y="5.6cm">
          <draw:text-box>
            <text:p><text:span text:style-name="T19">A(0)</text:span></text:p>
          </draw:text-box>
        </draw:frame>
        <draw:frame draw:style-name="gr192" draw:text-style-name="P36" draw:layer="layout" svg:width="1.338cm" svg:height="0.73cm" svg:x="8.901cm" svg:y="6.6cm">
          <draw:text-box>
            <text:p><text:span text:style-name="T19">B(1)</text:span></text:p>
          </draw:text-box>
        </draw:frame>
        <draw:frame draw:style-name="gr192" draw:text-style-name="P36" draw:layer="layout" svg:width="1.338cm" svg:height="0.73cm" svg:x="8.901cm" svg:y="7.6cm">
          <draw:text-box>
            <text:p><text:span text:style-name="T19">C(2)</text:span></text:p>
          </draw:text-box>
        </draw:frame>
        <draw:frame draw:style-name="gr193" draw:text-style-name="P36" draw:layer="layout" svg:width="0.9cm" svg:height="0.73cm" svg:x="9.001cm" svg:y="11.57cm">
          <draw:text-box>
            <text:p><text:span text:style-name="T19">Y7</text:span></text:p>
          </draw:text-box>
        </draw:frame>
        <draw:circle draw:style-name="gr1" draw:text-style-name="P37" draw:layer="layout" svg:width="0.4cm" svg:height="0.4cm" svg:x="6.001cm" svg:y="5.8cm">
          <text:p/>
        </draw:circle>
        <draw:circle draw:style-name="gr1" draw:text-style-name="P37" draw:layer="layout" svg:width="0.4cm" svg:height="0.4cm" svg:x="6.001cm" svg:y="4.8cm">
          <text:p/>
        </draw:circle>
        <draw:circle draw:style-name="gr1" draw:text-style-name="P37" draw:layer="layout" svg:width="0.4cm" svg:height="0.4cm" svg:x="6.001cm" svg:y="6.8cm">
          <text:p/>
        </draw:circle>
        <draw:circle draw:style-name="gr1" draw:text-style-name="P37" draw:layer="layout" svg:width="0.4cm" svg:height="0.4cm" svg:x="6.001cm" svg:y="7.8cm">
          <text:p/>
        </draw:circle>
        <draw:circle draw:style-name="gr1" draw:text-style-name="P37" draw:layer="layout" svg:width="0.4cm" svg:height="0.4cm" svg:x="12.001cm" svg:y="6.8cm">
          <text:p/>
        </draw:circle>
        <draw:circle draw:style-name="gr1" draw:text-style-name="P37" draw:layer="layout" svg:width="0.4cm" svg:height="0.4cm" svg:x="12.001cm" svg:y="5.8cm">
          <text:p/>
        </draw:circle>
        <draw:circle draw:style-name="gr1" draw:text-style-name="P37" draw:layer="layout" svg:width="0.4cm" svg:height="0.4cm" svg:x="12.001cm" svg:y="7.8cm">
          <text:p/>
        </draw:circle>
        <draw:circle draw:style-name="gr1" draw:text-style-name="P37" draw:layer="layout" svg:width="0.4cm" svg:height="0.4cm" svg:x="12.001cm" svg:y="8.8cm">
          <text:p/>
        </draw:circle>
        <draw:circle draw:style-name="gr1" draw:text-style-name="P37" draw:layer="layout" svg:width="0.4cm" svg:height="0.4cm" svg:x="12.001cm" svg:y="10.8cm">
          <text:p/>
        </draw:circle>
        <draw:circle draw:style-name="gr1" draw:text-style-name="P37" draw:layer="layout" svg:width="0.4cm" svg:height="0.4cm" svg:x="12.001cm" svg:y="9.8cm">
          <text:p/>
        </draw:circle>
        <draw:circle draw:style-name="gr1" draw:text-style-name="P37" draw:layer="layout" svg:width="0.4cm" svg:height="0.4cm" svg:x="12.001cm" svg:y="11.8cm">
          <text:p/>
        </draw:circle>
        <draw:circle draw:style-name="gr1" draw:text-style-name="P37" draw:layer="layout" svg:width="0.4cm" svg:height="0.4cm" svg:x="8.601cm" svg:y="11.8cm">
          <text:p/>
        </draw:circle>
        <draw:frame draw:style-name="gr193" draw:text-style-name="P36" draw:layer="layout" svg:width="0.9cm" svg:height="0.73cm" svg:x="11.163cm" svg:y="5.7cm">
          <draw:text-box>
            <text:p><text:span text:style-name="T19">Y6</text:span></text:p>
          </draw:text-box>
        </draw:frame>
        <draw:frame draw:style-name="gr193" draw:text-style-name="P36" draw:layer="layout" svg:width="0.9cm" svg:height="0.73cm" svg:x="11.163cm" svg:y="6.6cm">
          <draw:text-box>
            <text:p><text:span text:style-name="T19">Y5</text:span></text:p>
          </draw:text-box>
        </draw:frame>
        <draw:frame draw:style-name="gr193" draw:text-style-name="P36" draw:layer="layout" svg:width="0.9cm" svg:height="0.73cm" svg:x="11.163cm" svg:y="7.6cm">
          <draw:text-box>
            <text:p><text:span text:style-name="T19">Y4</text:span></text:p>
          </draw:text-box>
        </draw:frame>
        <draw:frame draw:style-name="gr193" draw:text-style-name="P36" draw:layer="layout" svg:width="0.9cm" svg:height="0.73cm" svg:x="11.163cm" svg:y="8.6cm">
          <draw:text-box>
            <text:p><text:span text:style-name="T19">Y3</text:span></text:p>
          </draw:text-box>
        </draw:frame>
        <draw:frame draw:style-name="gr193" draw:text-style-name="P36" draw:layer="layout" svg:width="0.9cm" svg:height="0.73cm" svg:x="11.163cm" svg:y="9.67cm">
          <draw:text-box>
            <text:p><text:span text:style-name="T19">Y2</text:span></text:p>
          </draw:text-box>
        </draw:frame>
        <draw:frame draw:style-name="gr193" draw:text-style-name="P36" draw:layer="layout" svg:width="0.9cm" svg:height="0.73cm" svg:x="11.163cm" svg:y="10.67cm">
          <draw:text-box>
            <text:p><text:span text:style-name="T19">Y1</text:span></text:p>
          </draw:text-box>
        </draw:frame>
        <draw:frame draw:style-name="gr193" draw:text-style-name="P36" draw:layer="layout" svg:width="0.9cm" svg:height="0.73cm" svg:x="11.163cm" svg:y="11.7cm">
          <draw:text-box>
            <text:p><text:span text:style-name="T19">Y0</text:span></text:p>
          </draw:text-box>
        </draw:frame>
        <draw:line draw:style-name="gr20" draw:text-style-name="P34" draw:layer="layout" svg:x1="6.401cm" svg:y1="5cm" svg:x2="14.001cm" svg:y2="5cm">
          <text:p/>
        </draw:line>
        <draw:line draw:style-name="gr20" draw:text-style-name="P34" draw:layer="layout" svg:x1="12.401cm" svg:y1="6cm" svg:x2="14.001cm" svg:y2="6cm">
          <text:p/>
        </draw:line>
        <draw:line draw:style-name="gr20" draw:text-style-name="P34" draw:layer="layout" svg:x1="12.401cm" svg:y1="7cm" svg:x2="14.001cm" svg:y2="7cm">
          <text:p/>
        </draw:line>
        <draw:line draw:style-name="gr20" draw:text-style-name="P34" draw:layer="layout" svg:x1="12.401cm" svg:y1="8cm" svg:x2="14.001cm" svg:y2="8cm">
          <text:p/>
        </draw:line>
        <draw:line draw:style-name="gr20" draw:text-style-name="P34" draw:layer="layout" svg:x1="12.401cm" svg:y1="9cm" svg:x2="14.001cm" svg:y2="9cm">
          <text:p/>
        </draw:line>
        <draw:line draw:style-name="gr20" draw:text-style-name="P34" draw:layer="layout" svg:x1="12.401cm" svg:y1="10cm" svg:x2="14.001cm" svg:y2="10cm">
          <text:p/>
        </draw:line>
        <draw:line draw:style-name="gr20" draw:text-style-name="P34" draw:layer="layout" svg:x1="12.401cm" svg:y1="11cm" svg:x2="14.001cm" svg:y2="11cm">
          <text:p/>
        </draw:line>
        <draw:line draw:style-name="gr20" draw:text-style-name="P34" draw:layer="layout" svg:x1="12.401cm" svg:y1="12cm" svg:x2="14.001cm" svg:y2="12cm">
          <text:p/>
        </draw:line>
        <draw:frame draw:style-name="gr191" draw:text-style-name="P36" draw:layer="layout" svg:width="2.013cm" svg:height="0.73cm" svg:x="13.901cm" svg:y="4.67cm">
          <draw:text-box>
            <text:p><text:span text:style-name="T19">CM-RAM0</text:span></text:p>
          </draw:text-box>
        </draw:frame>
        <draw:frame draw:style-name="gr191" draw:text-style-name="P36" draw:layer="layout" svg:width="2.013cm" svg:height="0.73cm" svg:x="13.902cm" svg:y="5.67cm">
          <draw:text-box>
            <text:p><text:span text:style-name="T19">CM-RAM1</text:span></text:p>
          </draw:text-box>
        </draw:frame>
        <draw:frame draw:style-name="gr191" draw:text-style-name="P36" draw:layer="layout" svg:width="2.013cm" svg:height="0.73cm" svg:x="13.903cm" svg:y="6.67cm">
          <draw:text-box>
            <text:p><text:span text:style-name="T19">CM-RAM2</text:span></text:p>
          </draw:text-box>
        </draw:frame>
        <draw:frame draw:style-name="gr191" draw:text-style-name="P36" draw:layer="layout" svg:width="2.013cm" svg:height="0.73cm" svg:x="13.904cm" svg:y="7.67cm">
          <draw:text-box>
            <text:p><text:span text:style-name="T19">CM-RAM3</text:span></text:p>
          </draw:text-box>
        </draw:frame>
        <draw:frame draw:style-name="gr191" draw:text-style-name="P36" draw:layer="layout" svg:width="2.013cm" svg:height="0.73cm" svg:x="13.901cm" svg:y="8.67cm">
          <draw:text-box>
            <text:p><text:span text:style-name="T19">CM-RAM4</text:span></text:p>
          </draw:text-box>
        </draw:frame>
        <draw:frame draw:style-name="gr191" draw:text-style-name="P36" draw:layer="layout" svg:width="2.013cm" svg:height="0.73cm" svg:x="13.902cm" svg:y="9.67cm">
          <draw:text-box>
            <text:p><text:span text:style-name="T19">CM-RAM5</text:span></text:p>
          </draw:text-box>
        </draw:frame>
        <draw:frame draw:style-name="gr191" draw:text-style-name="P36" draw:layer="layout" svg:width="2.013cm" svg:height="0.73cm" svg:x="13.903cm" svg:y="10.67cm">
          <draw:text-box>
            <text:p><text:span text:style-name="T19">CM-RAM6</text:span></text:p>
          </draw:text-box>
        </draw:frame>
        <draw:frame draw:style-name="gr191" draw:text-style-name="P36" draw:layer="layout" svg:width="2.013cm" svg:height="0.73cm" svg:x="13.904cm" svg:y="11.67cm">
          <draw:text-box>
            <text:p><text:span text:style-name="T19">CM-RAM7</text:span></text:p>
          </draw:text-box>
        </draw:frame>
        <draw:frame draw:style-name="gr194" draw:text-style-name="P36" draw:layer="layout" svg:width="1.929cm" svg:height="0.73cm" svg:x="15.663cm" svg:y="4.7cm">
          <draw:text-box>
            <text:p><text:span text:style-name="T19">(Bank 0)</text:span></text:p>
          </draw:text-box>
        </draw:frame>
        <draw:frame draw:style-name="gr194" draw:text-style-name="P36" draw:layer="layout" svg:width="1.929cm" svg:height="0.73cm" svg:x="15.664cm" svg:y="5.6cm">
          <draw:text-box>
            <text:p><text:span text:style-name="T20">(</text:span><text:span text:style-name="T19">Bank 1)</text:span></text:p>
          </draw:text-box>
        </draw:frame>
        <draw:frame draw:style-name="gr194" draw:text-style-name="P36" draw:layer="layout" svg:width="1.929cm" svg:height="0.73cm" svg:x="15.663cm" svg:y="6.67cm">
          <draw:text-box>
            <text:p><text:span text:style-name="T20">(</text:span><text:span text:style-name="T19">Bank 2)</text:span></text:p>
          </draw:text-box>
        </draw:frame>
        <draw:frame draw:style-name="gr194" draw:text-style-name="P36" draw:layer="layout" svg:width="1.929cm" svg:height="0.73cm" svg:x="15.664cm" svg:y="7.57cm">
          <draw:text-box>
            <text:p><text:span text:style-name="T20">(</text:span><text:span text:style-name="T19">Bank 3)</text:span></text:p>
          </draw:text-box>
        </draw:frame>
        <draw:frame draw:style-name="gr194" draw:text-style-name="P36" draw:layer="layout" svg:width="1.929cm" svg:height="0.73cm" svg:x="15.663cm" svg:y="8.6cm">
          <draw:text-box>
            <text:p><text:span text:style-name="T20">(</text:span><text:span text:style-name="T19">Bank 4)</text:span></text:p>
          </draw:text-box>
        </draw:frame>
        <draw:frame draw:style-name="gr194" draw:text-style-name="P36" draw:layer="layout" svg:width="1.929cm" svg:height="0.73cm" svg:x="15.664cm" svg:y="9.5cm">
          <draw:text-box>
            <text:p><text:span text:style-name="T20">(</text:span><text:span text:style-name="T19">Bank 5)</text:span></text:p>
          </draw:text-box>
        </draw:frame>
        <draw:frame draw:style-name="gr194" draw:text-style-name="P36" draw:layer="layout" svg:width="1.929cm" svg:height="0.73cm" svg:x="15.663cm" svg:y="10.57cm">
          <draw:text-box>
            <text:p><text:span text:style-name="T20">(</text:span><text:span text:style-name="T19">Bank 6)</text:span></text:p>
          </draw:text-box>
        </draw:frame>
        <draw:frame draw:style-name="gr194" draw:text-style-name="P36" draw:layer="layout" svg:width="1.929cm" svg:height="0.73cm" svg:x="15.664cm" svg:y="11.57cm">
          <draw:text-box>
            <text:p><text:span text:style-name="T20">(</text:span><text:span text:style-name="T19">Bank 7)</text:span></text:p>
          </draw:text-box>
        </draw:frame>
        <draw:line draw:style-name="gr5" draw:text-style-name="P34" draw:layer="layout" svg:x1="8.001cm" svg:y1="12cm" svg:x2="8.601cm" svg:y2="12cm">
          <text:p/>
        </draw:line>
        <draw:line draw:style-name="gr5" draw:text-style-name="P34" draw:layer="layout" svg:x1="7.801cm" svg:y1="11.8cm" svg:x2="8.201cm" svg:y2="12.2cm">
          <text:p/>
        </draw:line>
        <draw:line draw:style-name="gr5" draw:text-style-name="P34" draw:layer="layout" svg:x1="8.201cm" svg:y1="11.8cm" svg:x2="7.801cm" svg:y2="12.2cm">
          <text:p/>
        </draw:line>
        <draw:frame draw:style-name="gr195" draw:text-style-name="P39" draw:layer="layout" svg:width="9.151cm" svg:height="0.73cm" svg:x="8.549cm" svg:y="13.07cm">
          <draw:text-box>
            <text:p text:style-name="P38"><text:span text:style-name="T19">Up to four RAM (4002) chips can be connected per bank. </text:span></text:p>
          </draw:text-box>
        </draw:frame>
        <draw:frame draw:style-name="gr196" draw:text-style-name="P35" draw:layer="layout" svg:width="2.538cm" svg:height="1.521cm" svg:x="9.001cm" svg:y="8.679cm">
          <draw:text-box>
            <text:p><text:span text:style-name="T18">3-8</text:span></text:p>
            <text:p><text:span text:style-name="T18">Decoder</text:span></text:p>
          </draw:text-box>
        </draw:frame>
      </draw:page>
      <draw:page draw:name="page7" draw:style-name="dp1" draw:master-page-name="標準">
        <draw:rect draw:style-name="gr28" draw:text-style-name="P10" draw:layer="layout" svg:width="4cm" svg:height="1cm" svg:x="5.001cm" svg:y="3cm">
          <text:p/>
        </draw:rect>
        <draw:frame draw:style-name="gr197" draw:text-style-name="P3" draw:layer="layout" svg:width="0.896cm" svg:height="0.73cm" svg:x="4.805cm" svg:y="2.4cm">
          <draw:text-box>
            <text:p><text:span text:style-name="T2">11</text:span></text:p>
          </draw:text-box>
        </draw:frame>
        <draw:frame draw:style-name="gr197" draw:text-style-name="P3" draw:layer="layout" svg:width="0.896cm" svg:height="0.73cm" svg:x="8.405cm" svg:y="2.4cm">
          <draw:text-box>
            <text:p><text:span text:style-name="T2">0</text:span></text:p>
          </draw:text-box>
        </draw:frame>
        <draw:rect draw:style-name="gr1" draw:text-style-name="P1" draw:layer="layout" svg:width="4cm" svg:height="1cm" svg:x="5.001cm" svg:y="4cm">
          <text:p/>
        </draw:rect>
        <draw:rect draw:style-name="gr1" draw:text-style-name="P1" draw:layer="layout" svg:width="4cm" svg:height="1cm" svg:x="5.001cm" svg:y="5cm">
          <text:p/>
        </draw:rect>
        <draw:rect draw:style-name="gr1" draw:text-style-name="P1" draw:layer="layout" svg:width="4cm" svg:height="1cm" svg:x="5.001cm" svg:y="6cm">
          <text:p/>
        </draw:rect>
        <draw:frame draw:style-name="gr198" draw:text-style-name="P2" draw:layer="layout" svg:width="1.1cm" svg:height="0.886cm" svg:x="6.501cm" svg:y="3.1cm">
          <draw:text-box>
            <text:p><text:span text:style-name="T1">PC</text:span></text:p>
          </draw:text-box>
        </draw:frame>
        <draw:line draw:style-name="gr20" draw:text-style-name="P4" draw:layer="layout" svg:x1="4.001cm" svg:y1="3.5cm" svg:x2="5.001cm" svg:y2="3.5cm">
          <text:p/>
        </draw:line>
        <draw:frame draw:style-name="gr199" draw:text-style-name="P3" draw:layer="layout" svg:width="1.197cm" svg:height="0.963cm" svg:x="3.2cm" svg:y="3.2cm">
          <draw:text-box>
            <text:p><text:span text:style-name="T2">SP</text:span></text:p>
          </draw:text-box>
        </draw:frame>
        <draw:frame draw:style-name="gr200" draw:text-style-name="P2" draw:layer="layout" svg:width="4.899cm" svg:height="0.725cm" svg:x="3.401cm" svg:y="7.4cm">
          <draw:text-box>
            <text:p><text:span text:style-name="T1">(a) Initial State</text:span></text:p>
          </draw:text-box>
        </draw:frame>
        <draw:rect draw:style-name="gr1" draw:text-style-name="P1" draw:layer="layout" svg:width="4cm" svg:height="1cm" svg:x="12.001cm" svg:y="3.014cm">
          <text:p/>
        </draw:rect>
        <draw:frame draw:style-name="gr197" draw:text-style-name="P3" draw:layer="layout" svg:width="0.896cm" svg:height="0.73cm" svg:x="11.805cm" svg:y="2.414cm">
          <draw:text-box>
            <text:p><text:span text:style-name="T2">11</text:span></text:p>
          </draw:text-box>
        </draw:frame>
        <draw:frame draw:style-name="gr197" draw:text-style-name="P3" draw:layer="layout" svg:width="0.896cm" svg:height="0.73cm" svg:x="15.405cm" svg:y="2.414cm">
          <draw:text-box>
            <text:p><text:span text:style-name="T2">0</text:span></text:p>
          </draw:text-box>
        </draw:frame>
        <draw:rect draw:style-name="gr28" draw:text-style-name="P10" draw:layer="layout" svg:width="4cm" svg:height="1cm" svg:x="12.001cm" svg:y="4.014cm">
          <text:p/>
        </draw:rect>
        <draw:rect draw:style-name="gr1" draw:text-style-name="P1" draw:layer="layout" svg:width="4cm" svg:height="1cm" svg:x="12.001cm" svg:y="5.014cm">
          <text:p/>
        </draw:rect>
        <draw:rect draw:style-name="gr1" draw:text-style-name="P1" draw:layer="layout" svg:width="4cm" svg:height="1cm" svg:x="12.001cm" svg:y="6.014cm">
          <text:p/>
        </draw:rect>
        <draw:frame draw:style-name="gr198" draw:text-style-name="P2" draw:layer="layout" svg:width="1.1cm" svg:height="0.886cm" svg:x="13.501cm" svg:y="4.114cm">
          <draw:text-box>
            <text:p><text:span text:style-name="T1">PC</text:span></text:p>
          </draw:text-box>
        </draw:frame>
        <draw:line draw:style-name="gr20" draw:text-style-name="P4" draw:layer="layout" svg:x1="11.001cm" svg:y1="4.514cm" svg:x2="12.001cm" svg:y2="4.514cm">
          <text:p/>
        </draw:line>
        <draw:frame draw:style-name="gr199" draw:text-style-name="P3" draw:layer="layout" svg:width="1.397cm" svg:height="0.963cm" svg:x="10.2cm" svg:y="4.214cm">
          <draw:text-box>
            <text:p><text:span text:style-name="T2">SP</text:span></text:p>
          </draw:text-box>
        </draw:frame>
        <draw:frame draw:style-name="gr200" draw:text-style-name="P2" draw:layer="layout" svg:width="6.699cm" svg:height="0.725cm" svg:x="10.401cm" svg:y="7.414cm">
          <draw:text-box>
            <text:p><text:span text:style-name="T1">(b) After JMS #1 is executed.</text:span></text:p>
          </draw:text-box>
        </draw:frame>
        <draw:frame draw:style-name="gr200" draw:text-style-name="P2" draw:layer="layout" svg:width="4.299cm" svg:height="0.725cm" svg:x="12.101cm" svg:y="3.2cm">
          <draw:text-box>
            <text:p><text:span text:style-name="T1">Return Address #1</text:span></text:p>
          </draw:text-box>
        </draw:frame>
        <draw:rect draw:style-name="gr1" draw:text-style-name="P1" draw:layer="layout" svg:width="4cm" svg:height="1cm" svg:x="19.001cm" svg:y="3.014cm">
          <text:p/>
        </draw:rect>
        <draw:frame draw:style-name="gr197" draw:text-style-name="P3" draw:layer="layout" svg:width="0.896cm" svg:height="0.73cm" svg:x="18.805cm" svg:y="2.414cm">
          <draw:text-box>
            <text:p><text:span text:style-name="T2">11</text:span></text:p>
          </draw:text-box>
        </draw:frame>
        <draw:frame draw:style-name="gr197" draw:text-style-name="P3" draw:layer="layout" svg:width="0.896cm" svg:height="0.73cm" svg:x="22.405cm" svg:y="2.414cm">
          <draw:text-box>
            <text:p><text:span text:style-name="T2">0</text:span></text:p>
          </draw:text-box>
        </draw:frame>
        <draw:rect draw:style-name="gr1" draw:text-style-name="P1" draw:layer="layout" svg:width="4cm" svg:height="1cm" svg:x="19.001cm" svg:y="4.014cm">
          <text:p/>
        </draw:rect>
        <draw:rect draw:style-name="gr28" draw:text-style-name="P10" draw:layer="layout" svg:width="4cm" svg:height="1cm" svg:x="19.001cm" svg:y="5.014cm">
          <text:p/>
        </draw:rect>
        <draw:rect draw:style-name="gr1" draw:text-style-name="P1" draw:layer="layout" svg:width="4cm" svg:height="1cm" svg:x="19.001cm" svg:y="6.014cm">
          <text:p/>
        </draw:rect>
        <draw:frame draw:style-name="gr198" draw:text-style-name="P2" draw:layer="layout" svg:width="1.1cm" svg:height="0.886cm" svg:x="20.501cm" svg:y="5.014cm">
          <draw:text-box>
            <text:p><text:span text:style-name="T1">PC</text:span></text:p>
          </draw:text-box>
        </draw:frame>
        <draw:line draw:style-name="gr20" draw:text-style-name="P4" draw:layer="layout" svg:x1="18.001cm" svg:y1="5.514cm" svg:x2="19.001cm" svg:y2="5.514cm">
          <text:p/>
        </draw:line>
        <draw:frame draw:style-name="gr199" draw:text-style-name="P3" draw:layer="layout" svg:width="1.097cm" svg:height="0.963cm" svg:x="17.2cm" svg:y="5.214cm">
          <draw:text-box>
            <text:p><text:span text:style-name="T2">SP</text:span></text:p>
          </draw:text-box>
        </draw:frame>
        <draw:frame draw:style-name="gr201" draw:text-style-name="P40" draw:layer="layout" svg:width="6.399cm" svg:height="0.725cm" svg:x="17.701cm" svg:y="7.414cm">
          <draw:text-box>
            <text:p text:style-name="P12"><text:span text:style-name="T21">(c) After </text:span><text:span text:style-name="T1">JMS #2 is executed.</text:span></text:p>
          </draw:text-box>
        </draw:frame>
        <draw:rect draw:style-name="gr1" draw:text-style-name="P1" draw:layer="layout" svg:width="4cm" svg:height="1cm" svg:x="5.001cm" svg:y="10cm">
          <text:p/>
        </draw:rect>
        <draw:frame draw:style-name="gr197" draw:text-style-name="P3" draw:layer="layout" svg:width="0.896cm" svg:height="0.73cm" svg:x="4.805cm" svg:y="9.4cm">
          <draw:text-box>
            <text:p><text:span text:style-name="T2">11</text:span></text:p>
          </draw:text-box>
        </draw:frame>
        <draw:frame draw:style-name="gr197" draw:text-style-name="P3" draw:layer="layout" svg:width="0.896cm" svg:height="0.73cm" svg:x="8.405cm" svg:y="9.4cm">
          <draw:text-box>
            <text:p><text:span text:style-name="T2">0</text:span></text:p>
          </draw:text-box>
        </draw:frame>
        <draw:rect draw:style-name="gr1" draw:text-style-name="P1" draw:layer="layout" svg:width="4cm" svg:height="1cm" svg:x="5.001cm" svg:y="11cm">
          <text:p/>
        </draw:rect>
        <draw:rect draw:style-name="gr1" draw:text-style-name="P1" draw:layer="layout" svg:width="4cm" svg:height="1cm" svg:x="5.001cm" svg:y="12cm">
          <text:p/>
        </draw:rect>
        <draw:rect draw:style-name="gr28" draw:text-style-name="P10" draw:layer="layout" svg:width="4cm" svg:height="1cm" svg:x="5.001cm" svg:y="13cm">
          <text:p/>
        </draw:rect>
        <draw:frame draw:style-name="gr198" draw:text-style-name="P2" draw:layer="layout" svg:width="1.1cm" svg:height="0.886cm" svg:x="6.501cm" svg:y="13.1cm">
          <draw:text-box>
            <text:p><text:span text:style-name="T1">PC</text:span></text:p>
          </draw:text-box>
        </draw:frame>
        <draw:line draw:style-name="gr20" draw:text-style-name="P4" draw:layer="layout" svg:x1="4.001cm" svg:y1="13.6cm" svg:x2="5.001cm" svg:y2="13.6cm">
          <text:p/>
        </draw:line>
        <draw:frame draw:style-name="gr199" draw:text-style-name="P3" draw:layer="layout" svg:width="1.197cm" svg:height="0.963cm" svg:x="3.2cm" svg:y="13.3cm">
          <draw:text-box>
            <text:p><text:span text:style-name="T2">SP</text:span></text:p>
          </draw:text-box>
        </draw:frame>
        <draw:frame draw:style-name="gr202" draw:text-style-name="P40" draw:layer="layout" svg:width="6.199cm" svg:height="0.725cm" svg:x="3.401cm" svg:y="14.4cm">
          <draw:text-box>
            <text:p text:style-name="P12"><text:span text:style-name="T21">(d) After </text:span><text:span text:style-name="T1">JMS #3 is executed.</text:span></text:p>
          </draw:text-box>
        </draw:frame>
        <draw:rect draw:style-name="gr28" draw:text-style-name="P10" draw:layer="layout" svg:width="4cm" svg:height="1cm" svg:x="12.001cm" svg:y="10cm">
          <text:p/>
        </draw:rect>
        <draw:frame draw:style-name="gr197" draw:text-style-name="P3" draw:layer="layout" svg:width="0.896cm" svg:height="0.73cm" svg:x="11.805cm" svg:y="9.4cm">
          <draw:text-box>
            <text:p><text:span text:style-name="T2">11</text:span></text:p>
          </draw:text-box>
        </draw:frame>
        <draw:frame draw:style-name="gr197" draw:text-style-name="P3" draw:layer="layout" svg:width="0.896cm" svg:height="0.73cm" svg:x="15.405cm" svg:y="9.4cm">
          <draw:text-box>
            <text:p><text:span text:style-name="T2">0</text:span></text:p>
          </draw:text-box>
        </draw:frame>
        <draw:rect draw:style-name="gr1" draw:text-style-name="P1" draw:layer="layout" svg:width="4cm" svg:height="1cm" svg:x="12.001cm" svg:y="11cm">
          <text:p/>
        </draw:rect>
        <draw:rect draw:style-name="gr1" draw:text-style-name="P1" draw:layer="layout" svg:width="4cm" svg:height="1cm" svg:x="12.001cm" svg:y="12cm">
          <text:p/>
        </draw:rect>
        <draw:rect draw:style-name="gr1" draw:text-style-name="P1" draw:layer="layout" svg:width="4cm" svg:height="1cm" svg:x="12.001cm" svg:y="13cm">
          <text:p/>
        </draw:rect>
        <draw:line draw:style-name="gr20" draw:text-style-name="P4" draw:layer="layout" svg:x1="11.001cm" svg:y1="10.5cm" svg:x2="12.001cm" svg:y2="10.5cm">
          <text:p/>
        </draw:line>
        <draw:frame draw:style-name="gr199" draw:text-style-name="P3" draw:layer="layout" svg:width="1.097cm" svg:height="0.963cm" svg:x="10.3cm" svg:y="10.2cm">
          <draw:text-box>
            <text:p><text:span text:style-name="T2">SP</text:span></text:p>
          </draw:text-box>
        </draw:frame>
        <draw:frame draw:style-name="gr203" draw:text-style-name="P40" draw:layer="layout" svg:width="5.999cm" svg:height="0.725cm" svg:x="10.401cm" svg:y="14.4cm">
          <draw:text-box>
            <text:p text:style-name="P12"><text:span text:style-name="T21">(e) After </text:span><text:span text:style-name="T1">JMS #4 is executed.</text:span></text:p>
          </draw:text-box>
        </draw:frame>
        <draw:frame draw:style-name="gr198" draw:text-style-name="P2" draw:layer="layout" svg:width="1.3cm" svg:height="0.886cm" svg:x="13.501cm" svg:y="10.086cm">
          <draw:text-box>
            <text:p><text:span text:style-name="T1">PC</text:span></text:p>
          </draw:text-box>
        </draw:frame>
        <draw:custom-shape draw:style-name="gr204" draw:text-style-name="P16" draw:layer="layout" svg:width="2.6cm" svg:height="1.2cm" svg:x="12.7cm" svg:y="8.6cm">
          <text:p/>
          <draw:enhanced-geometry svg:viewBox="0 0 21600 21600" draw:glue-points="10800 0 0 10800 10800 21600 21600 10800 ?f40 ?f41" draw:text-areas="0 0 21600 21600" draw:type="rectangular-callout" draw:modifiers="8636.67820069204 29783.18068276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frame draw:style-name="gr199" draw:text-style-name="P3" draw:layer="layout" svg:width="3.199cm" svg:height="0.963cm" svg:x="12.601cm" svg:y="8.7cm">
          <draw:text-box>
            <text:p><text:span text:style-name="T2">Return address</text:span></text:p>
            <text:p><text:span text:style-name="T2">#1 is lost.</text:span></text:p>
          </draw:text-box>
        </draw:frame>
        <draw:rect draw:style-name="gr1" draw:text-style-name="P1" draw:layer="layout" svg:width="4cm" svg:height="1cm" svg:x="19.001cm" svg:y="10cm">
          <text:p/>
        </draw:rect>
        <draw:frame draw:style-name="gr197" draw:text-style-name="P3" draw:layer="layout" svg:width="0.896cm" svg:height="0.73cm" svg:x="18.805cm" svg:y="9.4cm">
          <draw:text-box>
            <text:p><text:span text:style-name="T2">11</text:span></text:p>
          </draw:text-box>
        </draw:frame>
        <draw:frame draw:style-name="gr197" draw:text-style-name="P3" draw:layer="layout" svg:width="0.896cm" svg:height="0.73cm" svg:x="22.405cm" svg:y="9.4cm">
          <draw:text-box>
            <text:p><text:span text:style-name="T2">0</text:span></text:p>
          </draw:text-box>
        </draw:frame>
        <draw:rect draw:style-name="gr1" draw:text-style-name="P1" draw:layer="layout" svg:width="4cm" svg:height="1cm" svg:x="19.001cm" svg:y="11cm">
          <text:p/>
        </draw:rect>
        <draw:rect draw:style-name="gr1" draw:text-style-name="P1" draw:layer="layout" svg:width="4cm" svg:height="1cm" svg:x="19.001cm" svg:y="12cm">
          <text:p/>
        </draw:rect>
        <draw:rect draw:style-name="gr28" draw:text-style-name="P10" draw:layer="layout" svg:width="4cm" svg:height="1cm" svg:x="19.001cm" svg:y="13cm">
          <text:p/>
        </draw:rect>
        <draw:frame draw:style-name="gr198" draw:text-style-name="P2" draw:layer="layout" svg:width="1.1cm" svg:height="0.886cm" svg:x="20.501cm" svg:y="13.1cm">
          <draw:text-box>
            <text:p><text:span text:style-name="T1">PC</text:span></text:p>
          </draw:text-box>
        </draw:frame>
        <draw:line draw:style-name="gr20" draw:text-style-name="P4" draw:layer="layout" svg:x1="18.001cm" svg:y1="13.6cm" svg:x2="19.001cm" svg:y2="13.6cm">
          <text:p/>
        </draw:line>
        <draw:frame draw:style-name="gr199" draw:text-style-name="P3" draw:layer="layout" svg:width="1.197cm" svg:height="0.963cm" svg:x="17.2cm" svg:y="13.3cm">
          <draw:text-box>
            <text:p><text:span text:style-name="T2">SP</text:span></text:p>
          </draw:text-box>
        </draw:frame>
        <draw:frame draw:style-name="gr200" draw:text-style-name="P2" draw:layer="layout" svg:width="5.899cm" svg:height="0.725cm" svg:x="17.801cm" svg:y="14.4cm">
          <draw:text-box>
            <text:p><text:span text:style-name="T1">(f) After BBL is executer.</text:span></text:p>
          </draw:text-box>
        </draw:frame>
        <draw:custom-shape draw:style-name="gr205" draw:text-style-name="P16" draw:layer="layout" svg:width="3.099cm" svg:height="1.2cm" svg:x="23.501cm" svg:y="12.609cm">
          <text:p/>
          <draw:enhanced-geometry svg:viewBox="0 0 21600 21600" draw:glue-points="10800 0 0 10800 10800 21600 21600 10800 ?f40 ?f41" draw:text-areas="0 0 21600 21600" draw:type="rectangular-callout" draw:modifiers="-7002.58064516129 17211.65695253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frame draw:style-name="gr199" draw:text-style-name="P3" draw:layer="layout" svg:width="3.399cm" svg:height="0.963cm" svg:x="23.401cm" svg:y="12.7cm">
          <draw:text-box>
            <text:p><text:span text:style-name="T2">Return to </text:span></text:p>
            <text:p><text:span text:style-name="T2">Return Address #4</text:span></text:p>
          </draw:text-box>
        </draw:frame>
        <draw:frame draw:style-name="gr200" draw:text-style-name="P2" draw:layer="layout" svg:width="1.799cm" svg:height="0.725cm" svg:x="6.201cm" svg:y="4.1cm">
          <draw:text-box>
            <text:p><text:span text:style-name="T1">Invalid</text:span></text:p>
          </draw:text-box>
        </draw:frame>
        <draw:frame draw:style-name="gr200" draw:text-style-name="P2" draw:layer="layout" svg:width="2.199cm" svg:height="0.725cm" svg:x="20.201cm" svg:y="10.1cm">
          <draw:text-box>
            <text:p><text:span text:style-name="T1">Invalid</text:span></text:p>
          </draw:text-box>
        </draw:frame>
        <draw:frame draw:style-name="gr200" draw:text-style-name="P2" draw:layer="layout" svg:width="1.799cm" svg:height="0.725cm" svg:x="6.202cm" svg:y="5.101cm">
          <draw:text-box>
            <text:p><text:span text:style-name="T1">Invalid</text:span></text:p>
          </draw:text-box>
        </draw:frame>
        <draw:frame draw:style-name="gr200" draw:text-style-name="P2" draw:layer="layout" svg:width="1.799cm" svg:height="0.725cm" svg:x="6.203cm" svg:y="6.102cm">
          <draw:text-box>
            <text:p><text:span text:style-name="T1">Invalid</text:span></text:p>
          </draw:text-box>
        </draw:frame>
        <draw:frame draw:style-name="gr200" draw:text-style-name="P2" draw:layer="layout" svg:width="1.799cm" svg:height="0.725cm" svg:x="13.102cm" svg:y="5.101cm">
          <draw:text-box>
            <text:p><text:span text:style-name="T1">Invalid</text:span></text:p>
          </draw:text-box>
        </draw:frame>
        <draw:frame draw:style-name="gr200" draw:text-style-name="P2" draw:layer="layout" svg:width="1.799cm" svg:height="0.725cm" svg:x="13.103cm" svg:y="6.102cm">
          <draw:text-box>
            <text:p><text:span text:style-name="T1">Invalid</text:span></text:p>
          </draw:text-box>
        </draw:frame>
        <draw:frame draw:style-name="gr200" draw:text-style-name="P2" draw:layer="layout" svg:width="4.299cm" svg:height="0.725cm" svg:x="18.902cm" svg:y="3.201cm">
          <draw:text-box>
            <text:p><text:span text:style-name="T1">Return Address #1</text:span></text:p>
          </draw:text-box>
        </draw:frame>
        <draw:frame draw:style-name="gr200" draw:text-style-name="P2" draw:layer="layout" svg:width="4.299cm" svg:height="0.725cm" svg:x="18.903cm" svg:y="4.102cm">
          <draw:text-box>
            <text:p><text:span text:style-name="T1">Return Address #2</text:span></text:p>
          </draw:text-box>
        </draw:frame>
        <draw:frame draw:style-name="gr200" draw:text-style-name="P2" draw:layer="layout" svg:width="1.799cm" svg:height="0.725cm" svg:x="20.204cm" svg:y="6.103cm">
          <draw:text-box>
            <text:p><text:span text:style-name="T1">Invalid</text:span></text:p>
          </draw:text-box>
        </draw:frame>
        <draw:frame draw:style-name="gr200" draw:text-style-name="P2" draw:layer="layout" svg:width="4.299cm" svg:height="0.725cm" svg:x="5.002cm" svg:y="10.201cm">
          <draw:text-box>
            <text:p><text:span text:style-name="T1">Return Address #1</text:span></text:p>
          </draw:text-box>
        </draw:frame>
        <draw:frame draw:style-name="gr200" draw:text-style-name="P2" draw:layer="layout" svg:width="4.299cm" svg:height="0.725cm" svg:x="5.003cm" svg:y="11.102cm">
          <draw:text-box>
            <text:p><text:span text:style-name="T1">Return Address #2</text:span></text:p>
          </draw:text-box>
        </draw:frame>
        <draw:frame draw:style-name="gr200" draw:text-style-name="P2" draw:layer="layout" svg:width="4.299cm" svg:height="0.725cm" svg:x="5.004cm" svg:y="12.103cm">
          <draw:text-box>
            <text:p><text:span text:style-name="T1">Return Address #3</text:span></text:p>
          </draw:text-box>
        </draw:frame>
        <draw:frame draw:style-name="gr200" draw:text-style-name="P2" draw:layer="layout" svg:width="4.299cm" svg:height="0.725cm" svg:x="19.003cm" svg:y="11.102cm">
          <draw:text-box>
            <text:p><text:span text:style-name="T1">Return Address #2</text:span></text:p>
          </draw:text-box>
        </draw:frame>
        <draw:frame draw:style-name="gr200" draw:text-style-name="P2" draw:layer="layout" svg:width="4.299cm" svg:height="0.725cm" svg:x="19.004cm" svg:y="12.103cm">
          <draw:text-box>
            <text:p><text:span text:style-name="T1">Return Address #3</text:span></text:p>
          </draw:text-box>
        </draw:frame>
        <draw:frame draw:style-name="gr200" draw:text-style-name="P2" draw:layer="layout" svg:width="4.299cm" svg:height="0.725cm" svg:x="11.903cm" svg:y="11.102cm">
          <draw:text-box>
            <text:p><text:span text:style-name="T1">Return Address #2</text:span></text:p>
          </draw:text-box>
        </draw:frame>
        <draw:frame draw:style-name="gr200" draw:text-style-name="P2" draw:layer="layout" svg:width="4.299cm" svg:height="0.725cm" svg:x="11.904cm" svg:y="12.103cm">
          <draw:text-box>
            <text:p><text:span text:style-name="T1">Return Address #3</text:span></text:p>
          </draw:text-box>
        </draw:frame>
        <draw:frame draw:style-name="gr200" draw:text-style-name="P2" draw:layer="layout" svg:width="4.299cm" svg:height="0.725cm" svg:x="11.905cm" svg:y="13.104cm">
          <draw:text-box>
            <text:p><text:span text:style-name="T1">Return Address #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adornments="標準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 JP" fo:font-size="24pt" fo:language="en" fo:country="US" style:font-name-asian="Noto Serif JP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7-12T00:14:59.574036000</meta:creation-date>
    <dc:date>2025-08-01T15:57:41.251586600</dc:date>
    <meta:editing-duration>PT11H10M10S</meta:editing-duration>
    <meta:editing-cycles>68</meta:editing-cycles>
    <meta:generator>LibreOffice/25.2.4.3$Windows_X86_64 LibreOffice_project/33e196637044ead23f5c3226cde09b47731f7e27</meta:generator>
    <meta:document-statistic meta:object-count="3157"/>
  </office:meta>
</office:document-meta>
</file>